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1cm"/>
    </style:style>
    <style:style style:name="co2" style:family="table-column">
      <style:table-column-properties fo:break-before="auto" style:column-width="7.262cm"/>
    </style:style>
    <style:style style:name="co3" style:family="table-column">
      <style:table-column-properties fo:break-before="auto" style:column-width="1.764cm"/>
    </style:style>
    <style:style style:name="co4" style:family="table-column">
      <style:table-column-properties fo:break-before="auto" style:column-width="1.785cm"/>
    </style:style>
    <style:style style:name="co5" style:family="table-column">
      <style:table-column-properties fo:break-before="auto" style:column-width="1.976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2.148cm"/>
    </style:style>
    <style:style style:name="co8" style:family="table-column">
      <style:table-column-properties fo:break-before="auto" style:column-width="2.147cm"/>
    </style:style>
    <style:style style:name="co9" style:family="table-column">
      <style:table-column-properties fo:break-before="auto" style:column-width="6.47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3" style:family="table-cell" style:parent-style-name="Default">
      <style:table-cell-properties fo:background-color="#b4c7dc" style:text-align-source="fix" style:repeat-content="false" fo:border="0.74pt solid #808080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5" style:family="table-cell" style:parent-style-name="Default">
      <style:table-cell-properties style:text-align-source="fix" style:repeat-content="false" fo:border="0.74pt solid #80808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74pt solid #808080"/>
    </style:style>
    <style:style style:name="ce29" style:family="table-cell" style:parent-style-name="Default">
      <style:table-cell-properties fo:background-color="#bbdefb" style:text-align-source="fix" style:repeat-content="false" fo:border="0.74pt solid #80808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bbdefb" fo:border="0.74pt solid #80808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0f4c3" style:text-align-source="fix" style:repeat-content="false" fo:border="0.74pt solid #80808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0f4c3" fo:border="0.74pt solid #80808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8bbd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ffcc"/>
    </style:style>
    <style:style style:name="ce21" style:family="table-cell" style:parent-style-name="Default">
      <style:text-properties fo:color="#808080" fo:font-style="italic" style:font-style-asian="italic" style:font-style-complex="italic"/>
    </style:style>
    <style:style style:name="ce22" style:family="table-cell" style:parent-style-name="Default">
      <style:text-properties fo:color="#cc0000"/>
    </style:style>
    <style:style style:name="ce48" style:family="table-cell" style:parent-style-name="Default">
      <style:table-cell-properties fo:border="0.74pt solid #80808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bdefb" fo:border="0.74pt solid #808080" style:vertical-align="middle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0f4c3" fo:border="none" style:vertical-align="middle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0f4c3" fo:border="0.74pt solid #808080" style:vertical-align="middle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b4c7dc" style:text-align-source="fix" style:repeat-content="false" fo:wrap-option="wrap" fo:border="0.74pt solid #a9a9a9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able-cell-properties style:text-align-source="fix" style:repeat-content="false" fo:border="0.74pt solid #a9a9a9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0" style:apply-style-name="Untitled1" style:base-cell-address="'order by UPPER filter'.C2"/>
      <style:map style:condition="cell-content()=5" style:apply-style-name="Untitled2" style:base-cell-address="'order by UPPER filter'.C2"/>
      <style:map style:condition="cell-content()=10" style:apply-style-name="Untitled3" style:base-cell-address="'order by UPPER filter'.C2"/>
      <style:map style:condition="cell-content()=15" style:apply-style-name="Untitled4" style:base-cell-address="'order by UPPER filter'.C2"/>
      <style:map style:condition="cell-content()=20" style:apply-style-name="Untitled5" style:base-cell-address="'order by UPPER filter'.C2"/>
      <style:map style:condition="cell-content()=30" style:apply-style-name="Untitled6" style:base-cell-address="'order by UPPER filter'.C2"/>
      <style:map style:condition="cell-content()=40" style:apply-style-name="Untitled7" style:base-cell-address="'order by UPPER filter'.C2"/>
    </style:style>
    <style:style style:name="ce62" style:family="table-cell" style:parent-style-name="Default" style:data-style-name="N120">
      <style:table-cell-properties style:text-align-source="fix" style:repeat-content="false" fo:border="0.74pt solid #a9a9a9" style:vertical-align="middle"/>
      <style:paragraph-properties fo:text-align="end" fo:margin-left="0cm"/>
      <style:map style:condition="is-true-formula([.C4] = MIN([.$C$4:.$AA$41]))" style:apply-style-name="BIG_20_BORDERS" style:base-cell-address="'order by UPPER filter'.C4"/>
      <style:map style:condition="is-true-formula([.C4] = MIN([.$C4:.$AA4]))" style:apply-style-name="Accent" style:base-cell-address="'order by UPPER filter'.C4"/>
    </style:style>
    <style:style style:name="ce63" style:family="table-cell" style:parent-style-name="Default" style:data-style-name="N120">
      <style:table-cell-properties fo:background-color="#ffff00"/>
      <style:map style:condition="is-true-formula([.C43] = MIN([.$C43:.$AA43]))" style:apply-style-name="Untitled11" style:base-cell-address="'order by UPPER filter'.C43"/>
    </style:style>
    <style:style style:name="ce58" style:family="table-cell" style:parent-style-name="Default">
      <style:table-cell-properties fo:background-color="#b4c7dc" style:text-align-source="fix" style:repeat-content="false" fo:border="0.74pt solid #a9a9a9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52" style:family="table-cell" style:parent-style-name="Default">
      <style:table-cell-properties fo:background-color="#4dd0e1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bc02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bc02d"/>
    </style:style>
    <style:style style:name="ce64" style:family="table-cell" style:parent-style-name="Default">
      <style:table-cell-properties style:text-align-source="fix" style:repeat-content="false" fo:border="0.74pt solid #a9a9a9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0" style:apply-style-name="Untitled1" style:base-cell-address="'order by UPPER filter'.C2"/>
      <style:map style:condition="cell-content()=5" style:apply-style-name="Untitled2" style:base-cell-address="'order by UPPER filter'.C2"/>
      <style:map style:condition="cell-content()=10" style:apply-style-name="Untitled3" style:base-cell-address="'order by UPPER filter'.C2"/>
      <style:map style:condition="cell-content()=15" style:apply-style-name="Untitled4" style:base-cell-address="'order by UPPER filter'.C2"/>
      <style:map style:condition="cell-content()=20" style:apply-style-name="Untitled5" style:base-cell-address="'order by UPPER filter'.C2"/>
      <style:map style:condition="cell-content()=30" style:apply-style-name="Untitled6" style:base-cell-address="'order by UPPER filter'.C2"/>
      <style:map style:condition="cell-content()=40" style:apply-style-name="Untitled7" style:base-cell-address="'order by UPPER filter'.C2"/>
    </style:style>
    <style:style style:name="ce65" style:family="table-cell" style:parent-style-name="Default">
      <style:table-cell-properties fo:background-color="#d3d3d3" style:text-align-source="fix" style:repeat-content="false" fo:wrap-option="wrap" fo:border="0.74pt solid #c0c0c0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66" style:family="table-cell" style:parent-style-name="Default">
      <style:table-cell-properties fo:background-color="#fff0f5" style:text-align-source="fix" style:repeat-content="false" fo:border="0.74pt solid #c0c0c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0.74pt solid #bdbdbd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ext-properties fo:font-size="10.5pt" style:font-size-asian="10.5pt" style:font-size-complex="10.5pt"/>
    </style:style>
    <style:style style:name="ce69" style:family="table-cell" style:parent-style-name="Default">
      <style:table-cell-properties style:text-align-source="fix" style:repeat-content="false" fo:border="0.74pt solid #bdbdbd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text-align-source="fix" style:repeat-content="false" fo:border="0.74pt solid #a9a9a9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0" style:apply-style-name="Untitled1" style:base-cell-address="'order by UPPER filter'.C2"/>
      <style:map style:condition="cell-content()=5" style:apply-style-name="Untitled2" style:base-cell-address="'order by UPPER filter'.C2"/>
      <style:map style:condition="cell-content()=10" style:apply-style-name="Untitled3" style:base-cell-address="'order by UPPER filter'.C2"/>
      <style:map style:condition="cell-content()=15" style:apply-style-name="Untitled4" style:base-cell-address="'order by UPPER filter'.C2"/>
      <style:map style:condition="cell-content()=20" style:apply-style-name="Untitled5" style:base-cell-address="'order by UPPER filter'.C2"/>
      <style:map style:condition="cell-content()=30" style:apply-style-name="Untitled6" style:base-cell-address="'order by UPPER filter'.C2"/>
      <style:map style:condition="cell-content()=40" style:apply-style-name="Untitled7" style:base-cell-address="'order by UPPER filter'.C2"/>
    </style:style>
    <style:style style:name="ce49" style:family="table-cell" style:parent-style-name="Default" style:data-style-name="N120">
      <style:table-cell-properties style:text-align-source="fix" style:repeat-content="false" fo:border="0.74pt solid #a9a9a9" style:vertical-align="middle"/>
      <style:paragraph-properties fo:text-align="end" fo:margin-left="0cm"/>
      <style:map style:condition="is-true-formula([.C4] = MIN([.$C$4:.$AA$41]))" style:apply-style-name="BIG_20_BORDERS" style:base-cell-address="'order by LOWER filter'.C4"/>
      <style:map style:condition="is-true-formula([.C4] = MIN([.$C4:.$AA4]))" style:apply-style-name="Accent" style:base-cell-address="'order by LOWER filter'.C4"/>
    </style:style>
    <style:style style:name="ce50" style:family="table-cell" style:parent-style-name="Default" style:data-style-name="N120">
      <style:table-cell-properties fo:background-color="#ffff00"/>
      <style:map style:condition="is-true-formula([.C43] = MIN([.$C43:.$AA43]))" style:apply-style-name="Untitled11" style:base-cell-address="'order by LOWER filter'.C43"/>
    </style:style>
    <style:style style:name="ce51" style:family="table-cell" style:parent-style-name="Default">
      <style:table-cell-properties style:text-align-source="fix" style:repeat-content="false" fo:border="0.74pt solid #a9a9a9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0" style:apply-style-name="Untitled1" style:base-cell-address="'order by UPPER filter'.C2"/>
      <style:map style:condition="cell-content()=5" style:apply-style-name="Untitled2" style:base-cell-address="'order by UPPER filter'.C2"/>
      <style:map style:condition="cell-content()=10" style:apply-style-name="Untitled3" style:base-cell-address="'order by UPPER filter'.C2"/>
      <style:map style:condition="cell-content()=15" style:apply-style-name="Untitled4" style:base-cell-address="'order by UPPER filter'.C2"/>
      <style:map style:condition="cell-content()=20" style:apply-style-name="Untitled5" style:base-cell-address="'order by UPPER filter'.C2"/>
      <style:map style:condition="cell-content()=30" style:apply-style-name="Untitled6" style:base-cell-address="'order by UPPER filter'.C2"/>
      <style:map style:condition="cell-content()=40" style:apply-style-name="Untitled7" style:base-cell-address="'order by UPPER filter'.C2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rder by UPPER filter" table:style-name="ta1">
        <table:shapes>
          <draw:frame draw:z-index="0" draw:style-name="gr1" draw:text-style-name="P1" svg:width="53.789cm" svg:height="25.002cm" svg:x="6.511cm" svg:y="28.972cm">
            <draw:object draw:notify-on-update-of-ranges="'order by UPPER filter'.C4:'order by UPPER filter'.AA4 'order by UPPER filter'.B5:'order by UPPER filter'.B5 'order by UPPER filter'.C5:'order by UPPER filter'.AA5 'order by UPPER filter'.B6:'order by UPPER filter'.B6 'order by UPPER filter'.C6:'order by UPPER filter'.AA6 'order by UPPER filter'.B7:'order by UPPER filter'.B7 'order by UPPER filter'.C7:'order by UPPER filter'.AA7 'order by UPPER filter'.B8:'order by UPPER filter'.B8 'order by UPPER filter'.C8:'order by UPPER filter'.AA8 'order by UPPER filter'.B9:'order by UPPER filter'.B9 'order by UPPER filter'.C9:'order by UPPER filter'.AA9 'order by UPPER filter'.B10:'order by UPPER filter'.B10 'order by UPPER filter'.C10:'order by UPPER filter'.AA10 'order by UPPER filter'.B11:'order by UPPER filter'.B11 'order by UPPER filter'.C11:'order by UPPER filter'.AA11 'order by UPPER filter'.B12:'order by UPPER filter'.B12 'order by UPPER filter'.C12:'order by UPPER filter'.AA12 'order by UPPER filter'.B13:'order by UPPER filter'.B13 'order by UPPER filter'.C13:'order by UPPER filter'.AA13 'order by UPPER filter'.B14:'order by UPPER filter'.B14 'order by UPPER filter'.C14:'order by UPPER filter'.AA14 'order by UPPER filter'.B15:'order by UPPER filter'.B15 'order by UPPER filter'.C15:'order by UPPER filter'.AA15 'order by UPPER filter'.B16:'order by UPPER filter'.B16 'order by UPPER filter'.C16:'order by UPPER filter'.AA16 'order by UPPER filter'.B17:'order by UPPER filter'.B17 'order by UPPER filter'.C17:'order by UPPER filter'.AA17 'order by UPPER filter'.B18:'order by UPPER filter'.B18 'order by UPPER filter'.C18:'order by UPPER filter'.AA18 'order by UPPER filter'.B19:'order by UPPER filter'.B19 'order by UPPER filter'.C19:'order by UPPER filter'.AA19 'order by UPPER filter'.B20:'order by UPPER filter'.B20 'order by UPPER filter'.C20:'order by UPPER filter'.AA20 'order by UPPER filter'.B21:'order by UPPER filter'.B21 'order by UPPER filter'.C21:'order by UPPER filter'.AA21 'order by UPPER filter'.B22:'order by UPPER filter'.B22 'order by UPPER filter'.C22:'order by UPPER filter'.AA22 'order by UPPER filter'.B23:'order by UPPER filter'.B23 'order by UPPER filter'.C23:'order by UPPER filter'.AA23 'order by UPPER filter'.B24:'order by UPPER filter'.B24 'order by UPPER filter'.C24:'order by UPPER filter'.AA24 'order by UPPER filter'.B25:'order by UPPER filter'.B25 'order by UPPER filter'.C25:'order by UPPER filter'.AA25 'order by UPPER filter'.B26:'order by UPPER filter'.B26 'order by UPPER filter'.C26:'order by UPPER filter'.AA26 'order by UPPER filter'.B27:'order by UPPER filter'.B27 'order by UPPER filter'.C27:'order by UPPER filter'.AA27 'order by UPPER filter'.B28:'order by UPPER filter'.B28 'order by UPPER filter'.C28:'order by UPPER filter'.AA28 'order by UPPER filter'.B29:'order by UPPER filter'.B29 'order by UPPER filter'.C29:'order by UPPER filter'.AA29 'order by UPPER filter'.B30:'order by UPPER filter'.B30 'order by UPPER filter'.C30:'order by UPPER filter'.AA30 'order by UPPER filter'.B31:'order by UPPER filter'.B31 'order by UPPER filter'.C31:'order by UPPER filter'.AA31 'order by UPPER filter'.B32:'order by UPPER filter'.B32 'order by UPPER filter'.C32:'order by UPPER filter'.AA32 'order by UPPER filter'.B33:'order by UPPER filter'.B33 'order by UPPER filter'.C33:'order by UPPER filter'.AA33 'order by UPPER filter'.B34:'order by UPPER filter'.B34 'order by UPPER filter'.C34:'order by UPPER filter'.AA34 'order by UPPER filter'.B35:'order by UPPER filter'.B35 'order by UPPER filter'.C35:'order by UPPER filter'.AA35 'order by UPPER filter'.B36:'order by UPPER filter'.B36 'order by UPPER filter'.C36:'order by UPPER filter'.AA36 'order by UPPER filter'.B37:'order by UPPER filter'.B37 'order by UPPER filter'.C37:'order by UPPER filter'.AA37 'order by UPPER filter'.B38:'order by UPPER filter'.B38 'order by UPPER filter'.C38:'order by UPPER filter'.AA38 'order by UPPER filter'.B39:'order by UPPER filter'.B39 'order by UPPER filter'.C39:'order by UPPER filter'.AA39 'order by UPPER filter'.B40:'order by UPPER filter'.B40 'order by UPPER filter'.C40:'order by UPPER filter'.AA40 'order by UPPER filter'.B41:'order by UPPER filter'.B41 'order by UPPER filter'.C41:'order by UPPER filter'.AA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0"/>
        <table:table-column table:style-name="co2" table:default-cell-style-name="ce14"/>
        <table:table-column table:style-name="co3" table:default-cell-style-name="ce62"/>
        <table:table-column table:style-name="co4" table:default-cell-style-name="ce62"/>
        <table:table-column table:style-name="co5" table:number-columns-repeated="2" table:default-cell-style-name="ce62"/>
        <table:table-column table:style-name="co3" table:number-columns-repeated="2" table:default-cell-style-name="ce62"/>
        <table:table-column table:style-name="co5" table:number-columns-repeated="4" table:default-cell-style-name="ce62"/>
        <table:table-column table:style-name="co6" table:number-columns-repeated="2" table:default-cell-style-name="ce62"/>
        <table:table-column table:style-name="co5" table:number-columns-repeated="2" table:default-cell-style-name="ce62"/>
        <table:table-column table:style-name="co6" table:number-columns-repeated="2" table:default-cell-style-name="ce62"/>
        <table:table-column table:style-name="co7" table:default-cell-style-name="ce62"/>
        <table:table-column table:style-name="co8" table:number-columns-repeated="8" table:default-cell-style-name="ce62"/>
        <table:table-column table:style-name="co9" table:default-cell-style-name="ce67"/>
        <table:table-column table:style-name="co10" table:number-columns-repeated="15" table:default-cell-style-name="ce69"/>
        <table:table-column table:style-name="co10" table:number-columns-repeated="8" table:default-cell-style-name="ce67"/>
        <table:table-column table:style-name="co10" table:number-columns-repeated="16333" table:default-cell-style-name="Default"/>
        <table:table-row table:style-name="ro1">
          <table:table-cell table:style-name="ce53" office:value-type="string" calcext:value-type="string">
            <text:p>TYPE</text:p>
          </table:table-cell>
          <table:table-cell table:style-name="ce53" office:value-type="string" calcext:value-type="string">
            <text:p>RESULT TYPE</text:p>
          </table:table-cell>
          <table:table-cell table:style-name="ce32" office:value-type="string" calcext:value-type="string">
            <text:p>NO </text:p>
            <text:p>FILTER</text:p>
          </table:table-cell>
          <table:table-cell table:style-name="ce58" office:value-type="string" calcext:value-type="string">
            <text:p>FILTER 1</text:p>
          </table:table-cell>
          <table:table-cell table:style-name="ce58" office:value-type="string" calcext:value-type="string">
            <text:p>FILTER 2</text:p>
          </table:table-cell>
          <table:table-cell table:style-name="ce58" office:value-type="string" calcext:value-type="string">
            <text:p>FILTER 3</text:p>
          </table:table-cell>
          <table:table-cell table:style-name="ce58" office:value-type="string" calcext:value-type="string">
            <text:p>FILTER 4</text:p>
          </table:table-cell>
          <table:table-cell table:style-name="ce58" office:value-type="string" calcext:value-type="string">
            <text:p>FILTER 5</text:p>
          </table:table-cell>
          <table:table-cell table:style-name="ce58" office:value-type="string" calcext:value-type="string">
            <text:p>FILTER 6</text:p>
          </table:table-cell>
          <table:table-cell table:style-name="ce58" office:value-type="string" calcext:value-type="string">
            <text:p>FILTER 7</text:p>
          </table:table-cell>
          <table:table-cell table:style-name="ce58" office:value-type="string" calcext:value-type="string">
            <text:p>FILTER 8</text:p>
          </table:table-cell>
          <table:table-cell table:style-name="ce58" office:value-type="string" calcext:value-type="string">
            <text:p>FILTER 9</text:p>
          </table:table-cell>
          <table:table-cell table:style-name="ce58" office:value-type="string" calcext:value-type="string">
            <text:p>FILTER 10</text:p>
          </table:table-cell>
          <table:table-cell table:style-name="ce58" office:value-type="string" calcext:value-type="string">
            <text:p>FILTER 11</text:p>
          </table:table-cell>
          <table:table-cell table:style-name="ce58" office:value-type="string" calcext:value-type="string">
            <text:p>FILTER 12</text:p>
          </table:table-cell>
          <table:table-cell table:style-name="ce58" office:value-type="string" calcext:value-type="string">
            <text:p>FILTER 13</text:p>
          </table:table-cell>
          <table:table-cell table:style-name="ce58" office:value-type="string" calcext:value-type="string">
            <text:p>FILTER 14</text:p>
          </table:table-cell>
          <table:table-cell table:style-name="ce58" office:value-type="string" calcext:value-type="string">
            <text:p>FILTER 15</text:p>
          </table:table-cell>
          <table:table-cell table:style-name="ce58" office:value-type="string" calcext:value-type="string">
            <text:p>FILTER 16</text:p>
          </table:table-cell>
          <table:table-cell table:style-name="ce58" office:value-type="string" calcext:value-type="string">
            <text:p>FILTER 17</text:p>
          </table:table-cell>
          <table:table-cell table:style-name="ce58" office:value-type="string" calcext:value-type="string">
            <text:p>FILTER 18</text:p>
          </table:table-cell>
          <table:table-cell table:style-name="ce58" office:value-type="string" calcext:value-type="string">
            <text:p>FILTER 19</text:p>
          </table:table-cell>
          <table:table-cell table:style-name="ce58" office:value-type="string" calcext:value-type="string">
            <text:p>FILTER 20</text:p>
          </table:table-cell>
          <table:table-cell table:style-name="ce58" office:value-type="string" calcext:value-type="string">
            <text:p>FILTER 21</text:p>
          </table:table-cell>
          <table:table-cell table:style-name="ce58" office:value-type="string" calcext:value-type="string">
            <text:p>FILTER 22</text:p>
          </table:table-cell>
          <table:table-cell table:style-name="ce58" office:value-type="string" calcext:value-type="string">
            <text:p>FILTER 23</text:p>
          </table:table-cell>
          <table:table-cell table:style-name="ce58" office:value-type="string" calcext:value-type="string">
            <text:p>FILTER 24</text:p>
          </table:table-cell>
          <table:table-cell table:style-name="ce65" office:value-type="string" calcext:value-type="string" table:number-columns-spanned="1" table:number-rows-spanned="3">
            <text:p>SPARK </text:p>
            <text:p>LINE</text:p>
          </table:table-cell>
          <table:table-cell table:style-name="ce68" table:number-columns-repeated="16356"/>
        </table:table-row>
        <table:table-row table:style-name="ro2">
          <table:table-cell table:style-name="ce25" office:value-type="string" calcext:value-type="string" table:number-columns-spanned="1" table:number-rows-spanned="2">
            <text:p>FILTERS</text:p>
          </table:table-cell>
          <table:table-cell table:style-name="ce48" office:value-type="string" calcext:value-type="string">
            <text:p>UPPER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20" calcext:value-type="float">
            <text:p>20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40" calcext:value-type="float">
            <text:p>40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40" calcext:value-type="float">
            <text:p>40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40" calcext:value-type="float">
            <text:p>40</text:p>
          </table:table-cell>
          <table:covered-table-cell table:style-name="ce66" office:value-type="string" calcext:value-type="string">
            <text:p>SPARKLINE</text:p>
          </table:covered-table-cell>
          <table:table-cell table:style-name="Default" table:number-columns-repeated="23"/>
          <table:table-cell table:number-columns-repeated="16333"/>
        </table:table-row>
        <table:table-row table:style-name="ro2">
          <table:covered-table-cell table:style-name="ce28"/>
          <table:table-cell table:style-name="ce48" office:value-type="string" calcext:value-type="string">
            <text:p>LOWER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number-columns-repeated="4" table:style-name="ce59" office:value-type="float" office:value="5" calcext:value-type="float">
            <text:p>5</text:p>
          </table:table-cell>
          <table:table-cell table:number-columns-repeated="4" table:style-name="ce59" office:value-type="float" office:value="10" calcext:value-type="float">
            <text:p>10</text:p>
          </table:table-cell>
          <table:table-cell table:number-columns-repeated="4" table:style-name="ce59" office:value-type="float" office:value="15" calcext:value-type="float">
            <text:p>15</text:p>
          </table:table-cell>
          <table:table-cell table:style-name="ce59" office:value-type="float" office:value="20" calcext:value-type="float">
            <text:p>20</text:p>
          </table:table-cell>
          <table:table-cell table:number-columns-repeated="2" table:style-name="ce64" office:value-type="float" office:value="20" calcext:value-type="float">
            <text:p>20</text:p>
          </table:table-cell>
          <table:table-cell table:number-columns-repeated="3" table:style-name="ce64" office:value-type="float" office:value="30" calcext:value-type="float">
            <text:p>30</text:p>
          </table:table-cell>
          <table:table-cell table:number-columns-repeated="3" table:style-name="ce64" office:value-type="float" office:value="40" calcext:value-type="float">
            <text:p>40</text:p>
          </table:table-cell>
          <table:covered-table-cell table:style-name="ce66" office:value-type="string" calcext:value-type="string">
            <text:p>SPARKLINE</text:p>
          </table:covered-table-cell>
          <table:table-cell table:style-name="Default" table:number-columns-repeated="23"/>
          <table:table-cell table:number-columns-repeated="16333"/>
        </table:table-row>
        <table:table-row table:style-name="ro2">
          <table:table-cell table:style-name="ce29" office:value-type="string" calcext:value-type="string" table:number-columns-spanned="1" table:number-rows-spanned="19">
            <text:p>NORMAL</text:p>
          </table:table-cell>
          <table:table-cell office:value-type="string" calcext:value-type="string">
            <text:p>conc feat all </text:p>
          </table:table-cell>
          <table:table-cell table:number-columns-repeated="8" office:value-type="float" office:value="0.2698" calcext:value-type="float">
            <text:p>0.26980</text:p>
          </table:table-cell>
          <table:table-cell table:number-columns-repeated="8" office:value-type="float" office:value="0.268" calcext:value-type="float">
            <text:p>0.26800</text:p>
          </table:table-cell>
          <table:table-cell table:number-columns-repeated="3" office:value-type="float" office:value="0.267985611510791" calcext:value-type="float">
            <text:p>0.26799</text:p>
          </table:table-cell>
          <table:table-cell office:value-type="float" office:value="0.266187050359712" calcext:value-type="float">
            <text:p>0.26619</text:p>
          </table:table-cell>
          <table:table-cell table:number-columns-repeated="2" office:value-type="float" office:value="0.264388489208633" calcext:value-type="float">
            <text:p>0.26439</text:p>
          </table:table-cell>
          <table:table-cell table:number-columns-repeated="3" office:value-type="float" office:value="0.267985611510791" calcext:value-type="float">
            <text:p>0.26799</text:p>
          </table:table-cell>
          <table:table-cell table:number-columns-repeated="16357"/>
        </table:table-row>
        <table:table-row table:style-name="ro2">
          <table:covered-table-cell/>
          <table:table-cell office:value-type="string" calcext:value-type="string">
            <text:p>conc feat spectral </text:p>
          </table:table-cell>
          <table:table-cell table:number-columns-repeated="8" office:value-type="float" office:value="0.2698" calcext:value-type="float">
            <text:p>0.26980</text:p>
          </table:table-cell>
          <table:table-cell table:number-columns-repeated="8" office:value-type="float" office:value="0.268" calcext:value-type="float">
            <text:p>0.26800</text:p>
          </table:table-cell>
          <table:table-cell table:number-columns-repeated="3" office:value-type="float" office:value="0.267985611510791" calcext:value-type="float">
            <text:p>0.26799</text:p>
          </table:table-cell>
          <table:table-cell office:value-type="float" office:value="0.266187050359712" calcext:value-type="float">
            <text:p>0.26619</text:p>
          </table:table-cell>
          <table:table-cell table:number-columns-repeated="2" office:value-type="float" office:value="0.264388489208633" calcext:value-type="float">
            <text:p>0.26439</text:p>
          </table:table-cell>
          <table:table-cell table:number-columns-repeated="3" office:value-type="float" office:value="0.267985611510791" calcext:value-type="float">
            <text:p>0.26799</text:p>
          </table:table-cell>
          <table:table-cell table:number-columns-repeated="16357"/>
        </table:table-row>
        <table:table-row table:style-name="ro2">
          <table:covered-table-cell/>
          <table:table-cell office:value-type="string" calcext:value-type="string">
            <text:p>conc feat tonaless </text:p>
          </table:table-cell>
          <table:table-cell office:value-type="float" office:value="0.2968" calcext:value-type="float">
            <text:p>0.29680</text:p>
          </table:table-cell>
          <table:table-cell table:number-columns-repeated="2" office:value-type="float" office:value="0.6079" calcext:value-type="float">
            <text:p>0.60790</text:p>
          </table:table-cell>
          <table:table-cell table:number-columns-repeated="2" office:value-type="float" office:value="0.6097" calcext:value-type="float">
            <text:p>0.60970</text:p>
          </table:table-cell>
          <table:table-cell table:number-columns-repeated="2" office:value-type="float" office:value="0.6079" calcext:value-type="float">
            <text:p>0.60790</text:p>
          </table:table-cell>
          <table:table-cell table:number-columns-repeated="3" office:value-type="float" office:value="0.6097" calcext:value-type="float">
            <text:p>0.60970</text:p>
          </table:table-cell>
          <table:table-cell table:number-columns-repeated="2" office:value-type="float" office:value="0.6079" calcext:value-type="float">
            <text:p>0.60790</text:p>
          </table:table-cell>
          <table:table-cell table:number-columns-repeated="3" office:value-type="float" office:value="0.6097" calcext:value-type="float">
            <text:p>0.60970</text:p>
          </table:table-cell>
          <table:table-cell office:value-type="float" office:value="0.6079" calcext:value-type="float">
            <text:p>0.60790</text:p>
          </table:table-cell>
          <table:table-cell office:value-type="float" office:value="0.613309352517986" calcext:value-type="float">
            <text:p>0.61331</text:p>
          </table:table-cell>
          <table:table-cell office:value-type="float" office:value="0.611510791366906" calcext:value-type="float">
            <text:p>0.61151</text:p>
          </table:table-cell>
          <table:table-cell office:value-type="float" office:value="0.613309352517986" calcext:value-type="float">
            <text:p>0.61331</text:p>
          </table:table-cell>
          <table:table-cell table:number-columns-repeated="3" office:value-type="float" office:value="0.600719424460432" calcext:value-type="float">
            <text:p>0.60072</text:p>
          </table:table-cell>
          <table:table-cell table:number-columns-repeated="2" office:value-type="float" office:value="0.60431654676259" calcext:value-type="float">
            <text:p>0.60432</text:p>
          </table:table-cell>
          <table:table-cell office:value-type="float" office:value="0.602517985611511" calcext:value-type="float">
            <text:p>0.60252</text:p>
          </table:table-cell>
          <table:table-cell table:number-columns-repeated="16357"/>
        </table:table-row>
        <table:table-row table:style-name="ro2">
          <table:covered-table-cell/>
          <table:table-cell office:value-type="string" calcext:value-type="string">
            <text:p>conc feat time </text:p>
          </table:table-cell>
          <table:table-cell table:number-columns-repeated="16" office:value-type="float" office:value="0.2374" calcext:value-type="float">
            <text:p>0.23740</text:p>
          </table:table-cell>
          <table:table-cell table:number-columns-repeated="9" office:value-type="float" office:value="0.237410071942446" calcext:value-type="float">
            <text:p>0.23741</text:p>
          </table:table-cell>
          <table:table-cell table:number-columns-repeated="16357"/>
        </table:table-row>
        <table:table-row table:style-name="ro2">
          <table:covered-table-cell/>
          <table:table-cell office:value-type="string" calcext:value-type="string">
            <text:p>conc avg feat all </text:p>
          </table:table-cell>
          <table:table-cell table:number-columns-repeated="2" office:value-type="float" office:value="0.2374" calcext:value-type="float">
            <text:p>0.23740</text:p>
          </table:table-cell>
          <table:table-cell table:number-columns-repeated="6" office:value-type="float" office:value="0.2392" calcext:value-type="float">
            <text:p>0.23920</text:p>
          </table:table-cell>
          <table:table-cell table:number-columns-repeated="4" office:value-type="float" office:value="0.241" calcext:value-type="float">
            <text:p>0.24100</text:p>
          </table:table-cell>
          <table:table-cell office:value-type="float" office:value="0.2374" calcext:value-type="float">
            <text:p>0.23740</text:p>
          </table:table-cell>
          <table:table-cell table:number-columns-repeated="3" office:value-type="float" office:value="0.2392" calcext:value-type="float">
            <text:p>0.23920</text:p>
          </table:table-cell>
          <table:table-cell table:number-columns-repeated="2" office:value-type="float" office:value="0.239208633093525" calcext:value-type="float">
            <text:p>0.23921</text:p>
          </table:table-cell>
          <table:table-cell office:value-type="float" office:value="0.237410071942446" calcext:value-type="float">
            <text:p>0.23741</text:p>
          </table:table-cell>
          <table:table-cell table:number-columns-repeated="3" office:value-type="float" office:value="0.241007194244604" calcext:value-type="float">
            <text:p>0.24101</text:p>
          </table:table-cell>
          <table:table-cell office:value-type="float" office:value="0.233812949640288" calcext:value-type="float">
            <text:p>0.23381</text:p>
          </table:table-cell>
          <table:table-cell table:number-columns-repeated="2" office:value-type="float" office:value="0.232014388489209" calcext:value-type="float">
            <text:p>0.23201</text:p>
          </table:table-cell>
          <table:table-cell table:number-columns-repeated="16357"/>
        </table:table-row>
        <table:table-row table:style-name="ro2">
          <table:covered-table-cell/>
          <table:table-cell office:value-type="string" calcext:value-type="string">
            <text:p>conc avg feat spectral </text:p>
          </table:table-cell>
          <table:table-cell table:number-columns-repeated="2" office:value-type="float" office:value="0.2374" calcext:value-type="float">
            <text:p>0.23740</text:p>
          </table:table-cell>
          <table:table-cell table:number-columns-repeated="6" office:value-type="float" office:value="0.2392" calcext:value-type="float">
            <text:p>0.23920</text:p>
          </table:table-cell>
          <table:table-cell table:number-columns-repeated="4" office:value-type="float" office:value="0.241" calcext:value-type="float">
            <text:p>0.24100</text:p>
          </table:table-cell>
          <table:table-cell office:value-type="float" office:value="0.2374" calcext:value-type="float">
            <text:p>0.23740</text:p>
          </table:table-cell>
          <table:table-cell table:number-columns-repeated="3" office:value-type="float" office:value="0.2392" calcext:value-type="float">
            <text:p>0.23920</text:p>
          </table:table-cell>
          <table:table-cell table:number-columns-repeated="2" office:value-type="float" office:value="0.239208633093525" calcext:value-type="float">
            <text:p>0.23921</text:p>
          </table:table-cell>
          <table:table-cell office:value-type="float" office:value="0.237410071942446" calcext:value-type="float">
            <text:p>0.23741</text:p>
          </table:table-cell>
          <table:table-cell table:number-columns-repeated="3" office:value-type="float" office:value="0.241007194244604" calcext:value-type="float">
            <text:p>0.24101</text:p>
          </table:table-cell>
          <table:table-cell office:value-type="float" office:value="0.233812949640288" calcext:value-type="float">
            <text:p>0.23381</text:p>
          </table:table-cell>
          <table:table-cell table:number-columns-repeated="2" office:value-type="float" office:value="0.232014388489209" calcext:value-type="float">
            <text:p>0.23201</text:p>
          </table:table-cell>
          <table:table-cell table:number-columns-repeated="16357"/>
        </table:table-row>
        <table:table-row table:style-name="ro2">
          <table:covered-table-cell/>
          <table:table-cell office:value-type="string" calcext:value-type="string">
            <text:p>conc avg feat tonaless </text:p>
          </table:table-cell>
          <table:table-cell office:value-type="float" office:value="0.3165" calcext:value-type="float">
            <text:p>0.31650</text:p>
          </table:table-cell>
          <table:table-cell table:number-columns-repeated="3" office:value-type="float" office:value="0.5198" calcext:value-type="float">
            <text:p>0.51980</text:p>
          </table:table-cell>
          <table:table-cell office:value-type="float" office:value="0.518" calcext:value-type="float">
            <text:p>0.51800</text:p>
          </table:table-cell>
          <table:table-cell office:value-type="float" office:value="0.5198" calcext:value-type="float">
            <text:p>0.51980</text:p>
          </table:table-cell>
          <table:table-cell office:value-type="float" office:value="0.5216" calcext:value-type="float">
            <text:p>0.52160</text:p>
          </table:table-cell>
          <table:table-cell office:value-type="float" office:value="0.5198" calcext:value-type="float">
            <text:p>0.51980</text:p>
          </table:table-cell>
          <table:table-cell office:value-type="float" office:value="0.5162" calcext:value-type="float">
            <text:p>0.51620</text:p>
          </table:table-cell>
          <table:table-cell table:number-columns-repeated="3" office:value-type="float" office:value="0.5198" calcext:value-type="float">
            <text:p>0.51980</text:p>
          </table:table-cell>
          <table:table-cell table:number-columns-repeated="2" office:value-type="float" office:value="0.5054" calcext:value-type="float">
            <text:p>0.50540</text:p>
          </table:table-cell>
          <table:table-cell table:number-columns-repeated="2" office:value-type="float" office:value="0.5072" calcext:value-type="float">
            <text:p>0.50720</text:p>
          </table:table-cell>
          <table:table-cell office:value-type="float" office:value="0.507194244604317" calcext:value-type="float">
            <text:p>0.50719</text:p>
          </table:table-cell>
          <table:table-cell office:value-type="float" office:value="0.505395683453237" calcext:value-type="float">
            <text:p>0.50540</text:p>
          </table:table-cell>
          <table:table-cell office:value-type="float" office:value="0.512589928057554" calcext:value-type="float">
            <text:p>0.51259</text:p>
          </table:table-cell>
          <table:table-cell office:value-type="float" office:value="0.503597122302158" calcext:value-type="float">
            <text:p>0.50360</text:p>
          </table:table-cell>
          <table:table-cell office:value-type="float" office:value="0.508992805755396" calcext:value-type="float">
            <text:p>0.50899</text:p>
          </table:table-cell>
          <table:table-cell office:value-type="float" office:value="0.516187050359712" calcext:value-type="float">
            <text:p>0.51619</text:p>
          </table:table-cell>
          <table:table-cell office:value-type="float" office:value="0.501798561151079" calcext:value-type="float">
            <text:p>0.50180</text:p>
          </table:table-cell>
          <table:table-cell table:number-columns-repeated="2" office:value-type="float" office:value="0.503597122302158" calcext:value-type="float">
            <text:p>0.50360</text:p>
          </table:table-cell>
          <table:table-cell table:number-columns-repeated="16357"/>
        </table:table-row>
        <table:table-row table:style-name="ro2">
          <table:covered-table-cell/>
          <table:table-cell office:value-type="string" calcext:value-type="string">
            <text:p>conc avg feat time </text:p>
          </table:table-cell>
          <table:table-cell table:number-columns-repeated="16" office:value-type="float" office:value="0.2122" calcext:value-type="float">
            <text:p>0.21220</text:p>
          </table:table-cell>
          <table:table-cell table:number-columns-repeated="9" office:value-type="float" office:value="0.212230215827338" calcext:value-type="float">
            <text:p>0.21223</text:p>
          </table:table-cell>
          <table:table-cell table:number-columns-repeated="16357"/>
        </table:table-row>
        <table:table-row table:style-name="ro2">
          <table:covered-table-cell/>
          <table:table-cell office:value-type="string" calcext:value-type="string">
            <text:p>feat SpectralCentroid </text:p>
          </table:table-cell>
          <table:table-cell office:value-type="float" office:value="0.3561" calcext:value-type="float">
            <text:p>0.35610</text:p>
          </table:table-cell>
          <table:table-cell office:value-type="float" office:value="0.3579" calcext:value-type="float">
            <text:p>0.35790</text:p>
          </table:table-cell>
          <table:table-cell office:value-type="float" office:value="0.3597" calcext:value-type="float">
            <text:p>0.35970</text:p>
          </table:table-cell>
          <table:table-cell office:value-type="float" office:value="0.3579" calcext:value-type="float">
            <text:p>0.35790</text:p>
          </table:table-cell>
          <table:table-cell office:value-type="float" office:value="0.3561" calcext:value-type="float">
            <text:p>0.35610</text:p>
          </table:table-cell>
          <table:table-cell table:number-columns-repeated="3" office:value-type="float" office:value="0.3579" calcext:value-type="float">
            <text:p>0.35790</text:p>
          </table:table-cell>
          <table:table-cell office:value-type="float" office:value="0.3561" calcext:value-type="float">
            <text:p>0.35610</text:p>
          </table:table-cell>
          <table:table-cell table:number-columns-repeated="3" office:value-type="float" office:value="0.3579" calcext:value-type="float">
            <text:p>0.35790</text:p>
          </table:table-cell>
          <table:table-cell table:number-columns-repeated="3" office:value-type="float" office:value="0.3615" calcext:value-type="float">
            <text:p>0.36150</text:p>
          </table:table-cell>
          <table:table-cell office:value-type="float" office:value="0.3633" calcext:value-type="float">
            <text:p>0.36330</text:p>
          </table:table-cell>
          <table:table-cell office:value-type="float" office:value="0.363309352517986" calcext:value-type="float">
            <text:p>0.36331</text:p>
          </table:table-cell>
          <table:table-cell table:number-columns-repeated="2" office:value-type="float" office:value="0.361510791366906" calcext:value-type="float">
            <text:p>0.36151</text:p>
          </table:table-cell>
          <table:table-cell office:value-type="float" office:value="0.365107913669065" calcext:value-type="float">
            <text:p>0.36511</text:p>
          </table:table-cell>
          <table:table-cell office:value-type="float" office:value="0.366906474820144" calcext:value-type="float">
            <text:p>0.36691</text:p>
          </table:table-cell>
          <table:table-cell office:value-type="float" office:value="0.365107913669065" calcext:value-type="float">
            <text:p>0.36511</text:p>
          </table:table-cell>
          <table:table-cell office:value-type="float" office:value="0.37410071942446" calcext:value-type="float">
            <text:p>0.37410</text:p>
          </table:table-cell>
          <table:table-cell table:number-columns-repeated="2" office:value-type="float" office:value="0.370503597122302" calcext:value-type="float">
            <text:p>0.37050</text:p>
          </table:table-cell>
          <table:table-cell table:number-columns-repeated="16357"/>
        </table:table-row>
        <table:table-row table:style-name="ro2">
          <table:covered-table-cell/>
          <table:table-cell office:value-type="string" calcext:value-type="string">
            <text:p>feat SpectralCrestFactor </text:p>
          </table:table-cell>
          <table:table-cell office:value-type="float" office:value="0.6187" calcext:value-type="float">
            <text:p>0.61870</text:p>
          </table:table-cell>
          <table:table-cell table:number-columns-repeated="4" office:value-type="float" office:value="0.6169" calcext:value-type="float">
            <text:p>0.61690</text:p>
          </table:table-cell>
          <table:table-cell table:number-columns-repeated="3" office:value-type="float" office:value="0.6151" calcext:value-type="float">
            <text:p>0.61510</text:p>
          </table:table-cell>
          <table:table-cell table:number-columns-repeated="2" office:value-type="float" office:value="0.6187" calcext:value-type="float">
            <text:p>0.61870</text:p>
          </table:table-cell>
          <table:table-cell table:number-columns-repeated="2" office:value-type="float" office:value="0.6151" calcext:value-type="float">
            <text:p>0.61510</text:p>
          </table:table-cell>
          <table:table-cell table:number-columns-repeated="3" office:value-type="float" office:value="0.6187" calcext:value-type="float">
            <text:p>0.61870</text:p>
          </table:table-cell>
          <table:table-cell office:value-type="float" office:value="0.6169" calcext:value-type="float">
            <text:p>0.61690</text:p>
          </table:table-cell>
          <table:table-cell office:value-type="float" office:value="0.622302158273381" calcext:value-type="float">
            <text:p>0.62230</text:p>
          </table:table-cell>
          <table:table-cell table:number-columns-repeated="3" office:value-type="float" office:value="0.618705035971223" calcext:value-type="float">
            <text:p>0.61871</text:p>
          </table:table-cell>
          <table:table-cell office:value-type="float" office:value="0.616906474820144" calcext:value-type="float">
            <text:p>0.61691</text:p>
          </table:table-cell>
          <table:table-cell office:value-type="float" office:value="0.618705035971223" calcext:value-type="float">
            <text:p>0.61871</text:p>
          </table:table-cell>
          <table:table-cell table:number-columns-repeated="3" office:value-type="float" office:value="0.616906474820144" calcext:value-type="float">
            <text:p>0.61691</text:p>
          </table:table-cell>
          <table:table-cell table:number-columns-repeated="16357"/>
        </table:table-row>
        <table:table-row table:style-name="ro2">
          <table:covered-table-cell/>
          <table:table-cell office:value-type="string" calcext:value-type="string">
            <text:p>feat SpectralDecrease </text:p>
          </table:table-cell>
          <table:table-cell table:number-columns-repeated="4" office:value-type="float" office:value="0.4442" calcext:value-type="float">
            <text:p>0.44420</text:p>
          </table:table-cell>
          <table:table-cell table:number-columns-repeated="2" office:value-type="float" office:value="0.4568" calcext:value-type="float">
            <text:p>0.45680</text:p>
          </table:table-cell>
          <table:table-cell table:number-columns-repeated="3" office:value-type="float" office:value="0.4586" calcext:value-type="float">
            <text:p>0.45860</text:p>
          </table:table-cell>
          <table:table-cell table:number-columns-repeated="3" office:value-type="float" office:value="0.4604" calcext:value-type="float">
            <text:p>0.46040</text:p>
          </table:table-cell>
          <table:table-cell office:value-type="float" office:value="0.4802" calcext:value-type="float">
            <text:p>0.48020</text:p>
          </table:table-cell>
          <table:table-cell office:value-type="float" office:value="0.482" calcext:value-type="float">
            <text:p>0.48200</text:p>
          </table:table-cell>
          <table:table-cell table:number-columns-repeated="2" office:value-type="float" office:value="0.4802" calcext:value-type="float">
            <text:p>0.48020</text:p>
          </table:table-cell>
          <table:table-cell table:number-columns-repeated="2" office:value-type="float" office:value="0.469424460431655" calcext:value-type="float">
            <text:p>0.46942</text:p>
          </table:table-cell>
          <table:table-cell office:value-type="float" office:value="0.467625899280576" calcext:value-type="float">
            <text:p>0.46763</text:p>
          </table:table-cell>
          <table:table-cell office:value-type="float" office:value="0.440647482014388" calcext:value-type="float">
            <text:p>0.44065</text:p>
          </table:table-cell>
          <table:table-cell office:value-type="float" office:value="0.442446043165468" calcext:value-type="float">
            <text:p>0.44245</text:p>
          </table:table-cell>
          <table:table-cell office:value-type="float" office:value="0.444244604316547" calcext:value-type="float">
            <text:p>0.44424</text:p>
          </table:table-cell>
          <table:table-cell office:value-type="float" office:value="0.440647482014388" calcext:value-type="float">
            <text:p>0.44065</text:p>
          </table:table-cell>
          <table:table-cell office:value-type="float" office:value="0.442446043165468" calcext:value-type="float">
            <text:p>0.44245</text:p>
          </table:table-cell>
          <table:table-cell office:value-type="float" office:value="0.438848920863309" calcext:value-type="float">
            <text:p>0.43885</text:p>
          </table:table-cell>
          <table:table-cell table:number-columns-repeated="16357"/>
        </table:table-row>
        <table:table-row table:style-name="ro2">
          <table:covered-table-cell/>
          <table:table-cell office:value-type="string" calcext:value-type="string">
            <text:p>feat SpectralFlatness </text:p>
          </table:table-cell>
          <table:table-cell office:value-type="float" office:value="0.3183" calcext:value-type="float">
            <text:p>0.31830</text:p>
          </table:table-cell>
          <table:table-cell table:number-columns-repeated="15" office:value-type="float" office:value="0.6655" calcext:value-type="float">
            <text:p>0.66550</text:p>
          </table:table-cell>
          <table:table-cell table:number-columns-repeated="9" office:value-type="float" office:value="0.665467625899281" calcext:value-type="float">
            <text:p>0.66547</text:p>
          </table:table-cell>
          <table:table-cell table:number-columns-repeated="16357"/>
        </table:table-row>
        <table:table-row table:style-name="ro2">
          <table:covered-table-cell/>
          <table:table-cell office:value-type="string" calcext:value-type="string">
            <text:p>feat SpectralFlux </text:p>
          </table:table-cell>
          <table:table-cell table:number-columns-repeated="8" office:value-type="float" office:value="0.5594" calcext:value-type="float">
            <text:p>0.55940</text:p>
          </table:table-cell>
          <table:table-cell table:number-columns-repeated="4" office:value-type="float" office:value="0.5576" calcext:value-type="float">
            <text:p>0.55760</text:p>
          </table:table-cell>
          <table:table-cell table:number-columns-repeated="4" office:value-type="float" office:value="0.554" calcext:value-type="float">
            <text:p>0.55400</text:p>
          </table:table-cell>
          <table:table-cell table:number-columns-repeated="3" office:value-type="float" office:value="0.553956834532374" calcext:value-type="float">
            <text:p>0.55396</text:p>
          </table:table-cell>
          <table:table-cell table:number-columns-repeated="6" office:value-type="float" office:value="0.555755395683453" calcext:value-type="float">
            <text:p>0.55576</text:p>
          </table:table-cell>
          <table:table-cell table:number-columns-repeated="16357"/>
        </table:table-row>
        <table:table-row table:style-name="ro2">
          <table:covered-table-cell/>
          <table:table-cell office:value-type="string" calcext:value-type="string">
            <text:p>feat SpectralRolloff </text:p>
          </table:table-cell>
          <table:table-cell table:number-columns-repeated="3" office:value-type="float" office:value="0.3273" calcext:value-type="float">
            <text:p>0.32730</text:p>
          </table:table-cell>
          <table:table-cell office:value-type="float" office:value="0.3291" calcext:value-type="float">
            <text:p>0.32910</text:p>
          </table:table-cell>
          <table:table-cell table:number-columns-repeated="4" office:value-type="float" office:value="0.3273" calcext:value-type="float">
            <text:p>0.32730</text:p>
          </table:table-cell>
          <table:table-cell office:value-type="float" office:value="0.3255" calcext:value-type="float">
            <text:p>0.32550</text:p>
          </table:table-cell>
          <table:table-cell table:number-columns-repeated="3" office:value-type="float" office:value="0.3273" calcext:value-type="float">
            <text:p>0.32730</text:p>
          </table:table-cell>
          <table:table-cell office:value-type="float" office:value="0.3237" calcext:value-type="float">
            <text:p>0.32370</text:p>
          </table:table-cell>
          <table:table-cell office:value-type="float" office:value="0.3255" calcext:value-type="float">
            <text:p>0.32550</text:p>
          </table:table-cell>
          <table:table-cell table:number-columns-repeated="2" office:value-type="float" office:value="0.3273" calcext:value-type="float">
            <text:p>0.32730</text:p>
          </table:table-cell>
          <table:table-cell office:value-type="float" office:value="0.327338129496403" calcext:value-type="float">
            <text:p>0.32734</text:p>
          </table:table-cell>
          <table:table-cell table:number-columns-repeated="2" office:value-type="float" office:value="0.329136690647482" calcext:value-type="float">
            <text:p>0.32914</text:p>
          </table:table-cell>
          <table:table-cell office:value-type="float" office:value="0.327338129496403" calcext:value-type="float">
            <text:p>0.32734</text:p>
          </table:table-cell>
          <table:table-cell office:value-type="float" office:value="0.321942446043165" calcext:value-type="float">
            <text:p>0.32194</text:p>
          </table:table-cell>
          <table:table-cell table:number-columns-repeated="2" office:value-type="float" office:value="0.325539568345324" calcext:value-type="float">
            <text:p>0.32554</text:p>
          </table:table-cell>
          <table:table-cell office:value-type="float" office:value="0.323741007194245" calcext:value-type="float">
            <text:p>0.32374</text:p>
          </table:table-cell>
          <table:table-cell office:value-type="float" office:value="0.325539568345324" calcext:value-type="float">
            <text:p>0.32554</text:p>
          </table:table-cell>
          <table:table-cell table:number-columns-repeated="16357"/>
        </table:table-row>
        <table:table-row table:style-name="ro2">
          <table:covered-table-cell/>
          <table:table-cell office:value-type="string" calcext:value-type="string">
            <text:p>feat SpectralSpread </text:p>
          </table:table-cell>
          <table:table-cell table:number-columns-repeated="3" office:value-type="float" office:value="0.4568" calcext:value-type="float">
            <text:p>0.45680</text:p>
          </table:table-cell>
          <table:table-cell table:number-columns-repeated="5" office:value-type="float" office:value="0.4586" calcext:value-type="float">
            <text:p>0.45860</text:p>
          </table:table-cell>
          <table:table-cell office:value-type="float" office:value="0.4568" calcext:value-type="float">
            <text:p>0.45680</text:p>
          </table:table-cell>
          <table:table-cell table:number-columns-repeated="3" office:value-type="float" office:value="0.4604" calcext:value-type="float">
            <text:p>0.46040</text:p>
          </table:table-cell>
          <table:table-cell office:value-type="float" office:value="0.4622" calcext:value-type="float">
            <text:p>0.46220</text:p>
          </table:table-cell>
          <table:table-cell office:value-type="float" office:value="0.4604" calcext:value-type="float">
            <text:p>0.46040</text:p>
          </table:table-cell>
          <table:table-cell office:value-type="float" office:value="0.4622" calcext:value-type="float">
            <text:p>0.46220</text:p>
          </table:table-cell>
          <table:table-cell office:value-type="float" office:value="0.464" calcext:value-type="float">
            <text:p>0.46400</text:p>
          </table:table-cell>
          <table:table-cell table:number-columns-repeated="2" office:value-type="float" office:value="0.467625899280576" calcext:value-type="float">
            <text:p>0.46763</text:p>
          </table:table-cell>
          <table:table-cell office:value-type="float" office:value="0.465827338129496" calcext:value-type="float">
            <text:p>0.46583</text:p>
          </table:table-cell>
          <table:table-cell office:value-type="float" office:value="0.455035971223022" calcext:value-type="float">
            <text:p>0.45504</text:p>
          </table:table-cell>
          <table:table-cell table:number-columns-repeated="2" office:value-type="float" office:value="0.45863309352518" calcext:value-type="float">
            <text:p>0.45863</text:p>
          </table:table-cell>
          <table:table-cell office:value-type="float" office:value="0.455035971223022" calcext:value-type="float">
            <text:p>0.45504</text:p>
          </table:table-cell>
          <table:table-cell table:number-columns-repeated="2" office:value-type="float" office:value="0.456834532374101" calcext:value-type="float">
            <text:p>0.45683</text:p>
          </table:table-cell>
          <table:table-cell table:number-columns-repeated="16357"/>
        </table:table-row>
        <table:table-row table:style-name="ro2">
          <table:covered-table-cell/>
          <table:table-cell office:value-type="string" calcext:value-type="string">
            <text:p>feat SpectralTonalPowerRatio </text:p>
          </table:table-cell>
          <table:table-cell table:number-columns-repeated="3" office:value-type="float" office:value="0.5773" calcext:value-type="float">
            <text:p>0.57730</text:p>
          </table:table-cell>
          <table:table-cell office:value-type="float" office:value="0.5755" calcext:value-type="float">
            <text:p>0.57550</text:p>
          </table:table-cell>
          <table:table-cell table:number-columns-repeated="2" office:value-type="float" office:value="0.5773" calcext:value-type="float">
            <text:p>0.57730</text:p>
          </table:table-cell>
          <table:table-cell table:number-columns-repeated="2" office:value-type="float" office:value="0.5755" calcext:value-type="float">
            <text:p>0.57550</text:p>
          </table:table-cell>
          <table:table-cell table:number-columns-repeated="3" office:value-type="float" office:value="0.5773" calcext:value-type="float">
            <text:p>0.57730</text:p>
          </table:table-cell>
          <table:table-cell office:value-type="float" office:value="0.5755" calcext:value-type="float">
            <text:p>0.57550</text:p>
          </table:table-cell>
          <table:table-cell table:number-columns-repeated="4" office:value-type="float" office:value="0.5773" calcext:value-type="float">
            <text:p>0.57730</text:p>
          </table:table-cell>
          <table:table-cell table:number-columns-repeated="3" office:value-type="float" office:value="0.580935251798561" calcext:value-type="float">
            <text:p>0.58094</text:p>
          </table:table-cell>
          <table:table-cell table:number-columns-repeated="3" office:value-type="float" office:value="0.570143884892086" calcext:value-type="float">
            <text:p>0.57014</text:p>
          </table:table-cell>
          <table:table-cell table:number-columns-repeated="3" office:value-type="float" office:value="0.561151079136691" calcext:value-type="float">
            <text:p>0.56115</text:p>
          </table:table-cell>
          <table:table-cell table:number-columns-repeated="16357"/>
        </table:table-row>
        <table:table-row table:style-name="ro2">
          <table:covered-table-cell/>
          <table:table-cell office:value-type="string" calcext:value-type="string">
            <text:p>feat TimeZeroCrossingRate </text:p>
          </table:table-cell>
          <table:table-cell table:number-columns-repeated="16" office:value-type="float" office:value="0.4047" calcext:value-type="float">
            <text:p>0.40470</text:p>
          </table:table-cell>
          <table:table-cell table:number-columns-repeated="9" office:value-type="float" office:value="0.404676258992806" calcext:value-type="float">
            <text:p>0.40468</text:p>
          </table:table-cell>
          <table:table-cell table:number-columns-repeated="16357"/>
        </table:table-row>
        <table:table-row table:style-name="ro2">
          <table:covered-table-cell/>
          <table:table-cell office:value-type="string" calcext:value-type="string">
            <text:p>feat TimeAcfCoeff </text:p>
          </table:table-cell>
          <table:table-cell table:number-columns-repeated="16" office:value-type="float" office:value="0.5576" calcext:value-type="float">
            <text:p>0.55760</text:p>
          </table:table-cell>
          <table:table-cell table:number-columns-repeated="9" office:value-type="float" office:value="0.557553956834532" calcext:value-type="float">
            <text:p>0.55755</text:p>
          </table:table-cell>
          <table:table-cell table:number-columns-repeated="16357"/>
        </table:table-row>
        <table:table-row table:style-name="ro2">
          <table:covered-table-cell/>
          <table:table-cell office:value-type="string" calcext:value-type="string">
            <text:p>feat TimeMaxAcf </text:p>
          </table:table-cell>
          <table:table-cell table:number-columns-repeated="16" office:value-type="float" office:value="0.6475" calcext:value-type="float">
            <text:p>0.64750</text:p>
          </table:table-cell>
          <table:table-cell table:number-columns-repeated="9" office:value-type="float" office:value="0.647482014388489" calcext:value-type="float">
            <text:p>0.64748</text:p>
          </table:table-cell>
          <table:table-cell table:number-columns-repeated="16357"/>
        </table:table-row>
        <table:table-row table:style-name="ro2">
          <table:table-cell table:style-name="ce31" office:value-type="string" calcext:value-type="string" table:number-columns-spanned="1" table:number-rows-spanned="19">
            <text:p>STANDARDIZED</text:p>
          </table:table-cell>
          <table:table-cell table:style-name="ce16" office:value-type="string" calcext:value-type="string">
            <text:p>conc feat all STD</text:p>
          </table:table-cell>
          <table:table-cell office:value-type="float" office:value="0.0827" calcext:value-type="float">
            <text:p>0.08270</text:p>
          </table:table-cell>
          <table:table-cell table:number-columns-repeated="3" office:value-type="float" office:value="0.1583" calcext:value-type="float">
            <text:p>0.15830</text:p>
          </table:table-cell>
          <table:table-cell table:number-columns-repeated="4" office:value-type="float" office:value="0.2086" calcext:value-type="float">
            <text:p>0.20860</text:p>
          </table:table-cell>
          <table:table-cell table:number-columns-repeated="4" office:value-type="float" office:value="0.2068" calcext:value-type="float">
            <text:p>0.20680</text:p>
          </table:table-cell>
          <table:table-cell table:number-columns-repeated="4" office:value-type="float" office:value="0.205" calcext:value-type="float">
            <text:p>0.20500</text:p>
          </table:table-cell>
          <table:table-cell office:value-type="float" office:value="0.203237410071942" calcext:value-type="float">
            <text:p>0.20324</text:p>
          </table:table-cell>
          <table:table-cell table:number-columns-repeated="7" office:value-type="float" office:value="0.205035971223022" calcext:value-type="float">
            <text:p>0.20504</text:p>
          </table:table-cell>
          <table:table-cell office:value-type="float" office:value="0.206834532374101" calcext:value-type="float">
            <text:p>0.20683</text:p>
          </table:table-cell>
          <table:table-cell table:number-columns-repeated="16357"/>
        </table:table-row>
        <table:table-row table:style-name="ro2">
          <table:covered-table-cell table:style-name="ce33"/>
          <table:table-cell table:style-name="ce17" office:value-type="string" calcext:value-type="string">
            <text:p>conc feat spectral STD</text:p>
          </table:table-cell>
          <table:table-cell table:number-columns-repeated="4" office:value-type="float" office:value="0.1978" calcext:value-type="float">
            <text:p>0.19780</text:p>
          </table:table-cell>
          <table:table-cell table:number-columns-repeated="4" office:value-type="float" office:value="0.232" calcext:value-type="float">
            <text:p>0.23200</text:p>
          </table:table-cell>
          <table:table-cell office:value-type="float" office:value="0.223" calcext:value-type="float">
            <text:p>0.22300</text:p>
          </table:table-cell>
          <table:table-cell table:number-columns-repeated="7" office:value-type="float" office:value="0.2266" calcext:value-type="float">
            <text:p>0.22660</text:p>
          </table:table-cell>
          <table:table-cell table:number-columns-repeated="3" office:value-type="float" office:value="0.22841726618705" calcext:value-type="float">
            <text:p>0.22842</text:p>
          </table:table-cell>
          <table:table-cell table:number-columns-repeated="3" office:value-type="float" office:value="0.233812949640288" calcext:value-type="float">
            <text:p>0.23381</text:p>
          </table:table-cell>
          <table:table-cell table:number-columns-repeated="3" office:value-type="float" office:value="0.232014388489209" calcext:value-type="float">
            <text:p>0.23201</text:p>
          </table:table-cell>
          <table:table-cell table:number-columns-repeated="16357"/>
        </table:table-row>
        <table:table-row table:style-name="ro2">
          <table:covered-table-cell table:style-name="ce33"/>
          <table:table-cell table:style-name="ce17" office:value-type="string" calcext:value-type="string">
            <text:p>conc feat tonaless STD</text:p>
          </table:table-cell>
          <table:table-cell office:value-type="float" office:value="0.2806" calcext:value-type="float">
            <text:p>0.28060</text:p>
          </table:table-cell>
          <table:table-cell office:value-type="float" office:value="0.5342" calcext:value-type="float">
            <text:p>0.53420</text:p>
          </table:table-cell>
          <table:table-cell office:value-type="float" office:value="0.536" calcext:value-type="float">
            <text:p>0.53600</text:p>
          </table:table-cell>
          <table:table-cell office:value-type="float" office:value="0.5378" calcext:value-type="float">
            <text:p>0.53780</text:p>
          </table:table-cell>
          <table:table-cell table:number-columns-repeated="3" office:value-type="float" office:value="0.5342" calcext:value-type="float">
            <text:p>0.53420</text:p>
          </table:table-cell>
          <table:table-cell office:value-type="float" office:value="0.536" calcext:value-type="float">
            <text:p>0.53600</text:p>
          </table:table-cell>
          <table:table-cell table:number-columns-repeated="3" office:value-type="float" office:value="0.5324" calcext:value-type="float">
            <text:p>0.53240</text:p>
          </table:table-cell>
          <table:table-cell office:value-type="float" office:value="0.5342" calcext:value-type="float">
            <text:p>0.53420</text:p>
          </table:table-cell>
          <table:table-cell table:number-columns-repeated="4" office:value-type="float" office:value="0.5324" calcext:value-type="float">
            <text:p>0.53240</text:p>
          </table:table-cell>
          <table:table-cell office:value-type="float" office:value="0.537769784172662" calcext:value-type="float">
            <text:p>0.53777</text:p>
          </table:table-cell>
          <table:table-cell table:number-columns-repeated="2" office:value-type="float" office:value="0.539568345323741" calcext:value-type="float">
            <text:p>0.53957</text:p>
          </table:table-cell>
          <table:table-cell office:value-type="float" office:value="0.534172661870504" calcext:value-type="float">
            <text:p>0.53417</text:p>
          </table:table-cell>
          <table:table-cell table:number-columns-repeated="2" office:value-type="float" office:value="0.532374100719424" calcext:value-type="float">
            <text:p>0.53237</text:p>
          </table:table-cell>
          <table:table-cell table:number-columns-repeated="2" office:value-type="float" office:value="0.528776978417266" calcext:value-type="float">
            <text:p>0.52878</text:p>
          </table:table-cell>
          <table:table-cell office:value-type="float" office:value="0.530575539568345" calcext:value-type="float">
            <text:p>0.53058</text:p>
          </table:table-cell>
          <table:table-cell table:number-columns-repeated="16357"/>
        </table:table-row>
        <table:table-row table:style-name="ro2">
          <table:covered-table-cell table:style-name="ce33"/>
          <table:table-cell table:style-name="ce17" office:value-type="string" calcext:value-type="string">
            <text:p>conc feat time STD</text:p>
          </table:table-cell>
          <table:table-cell table:number-columns-repeated="16" office:value-type="float" office:value="0.2392" calcext:value-type="float">
            <text:p>0.23920</text:p>
          </table:table-cell>
          <table:table-cell table:number-columns-repeated="9" office:value-type="float" office:value="0.239208633093525" calcext:value-type="float">
            <text:p>0.23921</text:p>
          </table:table-cell>
          <table:table-cell table:number-columns-repeated="16357"/>
        </table:table-row>
        <table:table-row table:style-name="ro2">
          <table:covered-table-cell table:style-name="ce33"/>
          <table:table-cell table:style-name="ce16" office:value-type="string" calcext:value-type="string">
            <text:p>conc avg feat all STD</text:p>
          </table:table-cell>
          <table:table-cell office:value-type="float" office:value="0.0683" calcext:value-type="float">
            <text:p>0.06830</text:p>
          </table:table-cell>
          <table:table-cell table:number-columns-repeated="3" office:value-type="float" office:value="0.0953" calcext:value-type="float">
            <text:p>0.09530</text:p>
          </table:table-cell>
          <table:table-cell table:number-columns-repeated="4" office:value-type="float" office:value="0.1259" calcext:value-type="float">
            <text:p>0.12590</text:p>
          </table:table-cell>
          <table:table-cell table:number-columns-repeated="3" office:value-type="float" office:value="0.1277" calcext:value-type="float">
            <text:p>0.12770</text:p>
          </table:table-cell>
          <table:table-cell table:number-columns-repeated="5" office:value-type="float" office:value="0.1259" calcext:value-type="float">
            <text:p>0.12590</text:p>
          </table:table-cell>
          <table:table-cell table:number-columns-repeated="3" office:value-type="float" office:value="0.122302158273381" calcext:value-type="float">
            <text:p>0.12230</text:p>
          </table:table-cell>
          <table:table-cell table:number-columns-repeated="2" office:value-type="float" office:value="0.120503597122302" calcext:value-type="float">
            <text:p>0.12050</text:p>
          </table:table-cell>
          <table:table-cell office:value-type="float" office:value="0.116906474820144" calcext:value-type="float">
            <text:p>0.11691</text:p>
          </table:table-cell>
          <table:table-cell table:number-columns-repeated="3" office:value-type="float" office:value="0.12410071942446" calcext:value-type="float">
            <text:p>0.12410</text:p>
          </table:table-cell>
          <table:table-cell table:number-columns-repeated="16357"/>
        </table:table-row>
        <table:table-row table:style-name="ro2">
          <table:covered-table-cell table:style-name="ce33"/>
          <table:table-cell table:style-name="ce17" office:value-type="string" calcext:value-type="string">
            <text:p>conc avg feat spectral STD</text:p>
          </table:table-cell>
          <table:table-cell table:number-columns-repeated="4" office:value-type="float" office:value="0.1727" calcext:value-type="float">
            <text:p>0.17270</text:p>
          </table:table-cell>
          <table:table-cell table:number-columns-repeated="4" office:value-type="float" office:value="0.2176" calcext:value-type="float">
            <text:p>0.21760</text:p>
          </table:table-cell>
          <table:table-cell table:number-columns-repeated="4" office:value-type="float" office:value="0.2122" calcext:value-type="float">
            <text:p>0.21220</text:p>
          </table:table-cell>
          <table:table-cell office:value-type="float" office:value="0.2086" calcext:value-type="float">
            <text:p>0.20860</text:p>
          </table:table-cell>
          <table:table-cell table:number-columns-repeated="3" office:value-type="float" office:value="0.2104" calcext:value-type="float">
            <text:p>0.21040</text:p>
          </table:table-cell>
          <table:table-cell office:value-type="float" office:value="0.205035971223022" calcext:value-type="float">
            <text:p>0.20504</text:p>
          </table:table-cell>
          <table:table-cell table:number-columns-repeated="2" office:value-type="float" office:value="0.203237410071942" calcext:value-type="float">
            <text:p>0.20324</text:p>
          </table:table-cell>
          <table:table-cell office:value-type="float" office:value="0.212230215827338" calcext:value-type="float">
            <text:p>0.21223</text:p>
          </table:table-cell>
          <table:table-cell table:number-columns-repeated="2" office:value-type="float" office:value="0.214028776978417" calcext:value-type="float">
            <text:p>0.21403</text:p>
          </table:table-cell>
          <table:table-cell table:number-columns-repeated="3" office:value-type="float" office:value="0.210431654676259" calcext:value-type="float">
            <text:p>0.21043</text:p>
          </table:table-cell>
          <table:table-cell table:number-columns-repeated="16357"/>
        </table:table-row>
        <table:table-row table:style-name="ro2">
          <table:covered-table-cell table:style-name="ce33"/>
          <table:table-cell table:style-name="ce17" office:value-type="string" calcext:value-type="string">
            <text:p>conc avg feat tonaless STD</text:p>
          </table:table-cell>
          <table:table-cell office:value-type="float" office:value="0.2104" calcext:value-type="float">
            <text:p>0.21040</text:p>
          </table:table-cell>
          <table:table-cell table:number-columns-repeated="3" office:value-type="float" office:value="0.446" calcext:value-type="float">
            <text:p>0.44600</text:p>
          </table:table-cell>
          <table:table-cell office:value-type="float" office:value="0.4424" calcext:value-type="float">
            <text:p>0.44240</text:p>
          </table:table-cell>
          <table:table-cell office:value-type="float" office:value="0.4442" calcext:value-type="float">
            <text:p>0.44420</text:p>
          </table:table-cell>
          <table:table-cell office:value-type="float" office:value="0.4496" calcext:value-type="float">
            <text:p>0.44960</text:p>
          </table:table-cell>
          <table:table-cell office:value-type="float" office:value="0.4478" calcext:value-type="float">
            <text:p>0.44780</text:p>
          </table:table-cell>
          <table:table-cell office:value-type="float" office:value="0.446" calcext:value-type="float">
            <text:p>0.44600</text:p>
          </table:table-cell>
          <table:table-cell table:number-columns-repeated="2" office:value-type="float" office:value="0.4514" calcext:value-type="float">
            <text:p>0.45140</text:p>
          </table:table-cell>
          <table:table-cell office:value-type="float" office:value="0.4532" calcext:value-type="float">
            <text:p>0.45320</text:p>
          </table:table-cell>
          <table:table-cell office:value-type="float" office:value="0.446" calcext:value-type="float">
            <text:p>0.44600</text:p>
          </table:table-cell>
          <table:table-cell office:value-type="float" office:value="0.4496" calcext:value-type="float">
            <text:p>0.44960</text:p>
          </table:table-cell>
          <table:table-cell table:number-columns-repeated="2" office:value-type="float" office:value="0.4532" calcext:value-type="float">
            <text:p>0.45320</text:p>
          </table:table-cell>
          <table:table-cell office:value-type="float" office:value="0.449640287769784" calcext:value-type="float">
            <text:p>0.44964</text:p>
          </table:table-cell>
          <table:table-cell office:value-type="float" office:value="0.447841726618705" calcext:value-type="float">
            <text:p>0.44784</text:p>
          </table:table-cell>
          <table:table-cell office:value-type="float" office:value="0.455035971223022" calcext:value-type="float">
            <text:p>0.45504</text:p>
          </table:table-cell>
          <table:table-cell office:value-type="float" office:value="0.444244604316547" calcext:value-type="float">
            <text:p>0.44424</text:p>
          </table:table-cell>
          <table:table-cell office:value-type="float" office:value="0.447841726618705" calcext:value-type="float">
            <text:p>0.44784</text:p>
          </table:table-cell>
          <table:table-cell office:value-type="float" office:value="0.455035971223022" calcext:value-type="float">
            <text:p>0.45504</text:p>
          </table:table-cell>
          <table:table-cell office:value-type="float" office:value="0.449640287769784" calcext:value-type="float">
            <text:p>0.44964</text:p>
          </table:table-cell>
          <table:table-cell table:number-columns-repeated="2" office:value-type="float" office:value="0.455035971223022" calcext:value-type="float">
            <text:p>0.45504</text:p>
          </table:table-cell>
          <table:table-cell table:number-columns-repeated="16357"/>
        </table:table-row>
        <table:table-row table:style-name="ro2">
          <table:covered-table-cell table:style-name="ce33"/>
          <table:table-cell table:style-name="ce17" office:value-type="string" calcext:value-type="string">
            <text:p>conc avg feat time STD</text:p>
          </table:table-cell>
          <table:table-cell table:number-columns-repeated="16" office:value-type="float" office:value="0.1996" calcext:value-type="float">
            <text:p>0.19960</text:p>
          </table:table-cell>
          <table:table-cell table:number-columns-repeated="9" office:value-type="float" office:value="0.199640287769784" calcext:value-type="float">
            <text:p>0.19964</text:p>
          </table:table-cell>
          <table:table-cell table:number-columns-repeated="16357"/>
        </table:table-row>
        <table:table-row table:style-name="ro2">
          <table:covered-table-cell table:style-name="ce33"/>
          <table:table-cell table:style-name="ce17" office:value-type="string" calcext:value-type="string">
            <text:p>feat SpectralCentroid STD</text:p>
          </table:table-cell>
          <table:table-cell office:value-type="float" office:value="0.3561" calcext:value-type="float">
            <text:p>0.35610</text:p>
          </table:table-cell>
          <table:table-cell office:value-type="float" office:value="0.3543" calcext:value-type="float">
            <text:p>0.35430</text:p>
          </table:table-cell>
          <table:table-cell table:number-columns-repeated="3" office:value-type="float" office:value="0.3561" calcext:value-type="float">
            <text:p>0.35610</text:p>
          </table:table-cell>
          <table:table-cell table:number-columns-repeated="6" office:value-type="float" office:value="0.3543" calcext:value-type="float">
            <text:p>0.35430</text:p>
          </table:table-cell>
          <table:table-cell office:value-type="float" office:value="0.3525" calcext:value-type="float">
            <text:p>0.35250</text:p>
          </table:table-cell>
          <table:table-cell table:number-columns-repeated="4" office:value-type="float" office:value="0.3579" calcext:value-type="float">
            <text:p>0.35790</text:p>
          </table:table-cell>
          <table:table-cell office:value-type="float" office:value="0.356115107913669" calcext:value-type="float">
            <text:p>0.35612</text:p>
          </table:table-cell>
          <table:table-cell office:value-type="float" office:value="0.357913669064748" calcext:value-type="float">
            <text:p>0.35791</text:p>
          </table:table-cell>
          <table:table-cell office:value-type="float" office:value="0.359712230215827" calcext:value-type="float">
            <text:p>0.35971</text:p>
          </table:table-cell>
          <table:table-cell office:value-type="float" office:value="0.361510791366906" calcext:value-type="float">
            <text:p>0.36151</text:p>
          </table:table-cell>
          <table:table-cell table:number-columns-repeated="2" office:value-type="float" office:value="0.359712230215827" calcext:value-type="float">
            <text:p>0.35971</text:p>
          </table:table-cell>
          <table:table-cell table:number-columns-repeated="3" office:value-type="float" office:value="0.366906474820144" calcext:value-type="float">
            <text:p>0.36691</text:p>
          </table:table-cell>
          <table:table-cell table:number-columns-repeated="16357"/>
        </table:table-row>
        <table:table-row table:style-name="ro2">
          <table:covered-table-cell table:style-name="ce33"/>
          <table:table-cell table:style-name="ce17" office:value-type="string" calcext:value-type="string">
            <text:p>feat SpectralCrestFactor STD</text:p>
          </table:table-cell>
          <table:table-cell table:number-columns-repeated="3" office:value-type="float" office:value="0.6277" calcext:value-type="float">
            <text:p>0.62770</text:p>
          </table:table-cell>
          <table:table-cell office:value-type="float" office:value="0.6295" calcext:value-type="float">
            <text:p>0.62950</text:p>
          </table:table-cell>
          <table:table-cell table:number-columns-repeated="3" office:value-type="float" office:value="0.6259" calcext:value-type="float">
            <text:p>0.62590</text:p>
          </table:table-cell>
          <table:table-cell table:number-columns-repeated="2" office:value-type="float" office:value="0.6277" calcext:value-type="float">
            <text:p>0.62770</text:p>
          </table:table-cell>
          <table:table-cell office:value-type="float" office:value="0.6295" calcext:value-type="float">
            <text:p>0.62950</text:p>
          </table:table-cell>
          <table:table-cell office:value-type="float" office:value="0.6277" calcext:value-type="float">
            <text:p>0.62770</text:p>
          </table:table-cell>
          <table:table-cell office:value-type="float" office:value="0.6295" calcext:value-type="float">
            <text:p>0.62950</text:p>
          </table:table-cell>
          <table:table-cell table:number-columns-repeated="2" office:value-type="float" office:value="0.6259" calcext:value-type="float">
            <text:p>0.62590</text:p>
          </table:table-cell>
          <table:table-cell table:number-columns-repeated="2" office:value-type="float" office:value="0.6277" calcext:value-type="float">
            <text:p>0.62770</text:p>
          </table:table-cell>
          <table:table-cell office:value-type="float" office:value="0.62589928057554" calcext:value-type="float">
            <text:p>0.62590</text:p>
          </table:table-cell>
          <table:table-cell office:value-type="float" office:value="0.627697841726619" calcext:value-type="float">
            <text:p>0.62770</text:p>
          </table:table-cell>
          <table:table-cell office:value-type="float" office:value="0.631294964028777" calcext:value-type="float">
            <text:p>0.63129</text:p>
          </table:table-cell>
          <table:table-cell table:number-columns-repeated="2" office:value-type="float" office:value="0.622302158273381" calcext:value-type="float">
            <text:p>0.62230</text:p>
          </table:table-cell>
          <table:table-cell table:number-columns-repeated="2" office:value-type="float" office:value="0.620503597122302" calcext:value-type="float">
            <text:p>0.62050</text:p>
          </table:table-cell>
          <table:table-cell office:value-type="float" office:value="0.618705035971223" calcext:value-type="float">
            <text:p>0.61871</text:p>
          </table:table-cell>
          <table:table-cell office:value-type="float" office:value="0.620503597122302" calcext:value-type="float">
            <text:p>0.62050</text:p>
          </table:table-cell>
          <table:table-cell table:number-columns-repeated="16357"/>
        </table:table-row>
        <table:table-row table:style-name="ro2">
          <table:covered-table-cell table:style-name="ce33"/>
          <table:table-cell table:style-name="ce17" office:value-type="string" calcext:value-type="string">
            <text:p>feat SpectralDecrease STD</text:p>
          </table:table-cell>
          <table:table-cell table:number-columns-repeated="4" office:value-type="float" office:value="0.4946" calcext:value-type="float">
            <text:p>0.49460</text:p>
          </table:table-cell>
          <table:table-cell office:value-type="float" office:value="0.4622" calcext:value-type="float">
            <text:p>0.46220</text:p>
          </table:table-cell>
          <table:table-cell office:value-type="float" office:value="0.464" calcext:value-type="float">
            <text:p>0.46400</text:p>
          </table:table-cell>
          <table:table-cell table:number-columns-repeated="2" office:value-type="float" office:value="0.4622" calcext:value-type="float">
            <text:p>0.46220</text:p>
          </table:table-cell>
          <table:table-cell table:number-columns-repeated="4" office:value-type="float" office:value="0.464" calcext:value-type="float">
            <text:p>0.46400</text:p>
          </table:table-cell>
          <table:table-cell table:number-columns-repeated="3" office:value-type="float" office:value="0.4748" calcext:value-type="float">
            <text:p>0.47480</text:p>
          </table:table-cell>
          <table:table-cell office:value-type="float" office:value="0.4766" calcext:value-type="float">
            <text:p>0.47660</text:p>
          </table:table-cell>
          <table:table-cell table:number-columns-repeated="2" office:value-type="float" office:value="0.460431654676259" calcext:value-type="float">
            <text:p>0.46043</text:p>
          </table:table-cell>
          <table:table-cell office:value-type="float" office:value="0.464028776978417" calcext:value-type="float">
            <text:p>0.46403</text:p>
          </table:table-cell>
          <table:table-cell table:number-columns-repeated="2" office:value-type="float" office:value="0.442446043165468" calcext:value-type="float">
            <text:p>0.44245</text:p>
          </table:table-cell>
          <table:table-cell office:value-type="float" office:value="0.440647482014388" calcext:value-type="float">
            <text:p>0.44065</text:p>
          </table:table-cell>
          <table:table-cell table:number-columns-repeated="3" office:value-type="float" office:value="0.442446043165468" calcext:value-type="float">
            <text:p>0.44245</text:p>
          </table:table-cell>
          <table:table-cell table:number-columns-repeated="16357"/>
        </table:table-row>
        <table:table-row table:style-name="ro2">
          <table:covered-table-cell table:style-name="ce33"/>
          <table:table-cell table:style-name="ce17" office:value-type="string" calcext:value-type="string">
            <text:p>feat SpectralFlatness STD</text:p>
          </table:table-cell>
          <table:table-cell office:value-type="float" office:value="0.3183" calcext:value-type="float">
            <text:p>0.31830</text:p>
          </table:table-cell>
          <table:table-cell table:number-columns-repeated="15" office:value-type="float" office:value="0.6655" calcext:value-type="float">
            <text:p>0.66550</text:p>
          </table:table-cell>
          <table:table-cell table:number-columns-repeated="9" office:value-type="float" office:value="0.665467625899281" calcext:value-type="float">
            <text:p>0.66547</text:p>
          </table:table-cell>
          <table:table-cell table:number-columns-repeated="16357"/>
        </table:table-row>
        <table:table-row table:style-name="ro2">
          <table:covered-table-cell table:style-name="ce33"/>
          <table:table-cell table:style-name="ce17" office:value-type="string" calcext:value-type="string">
            <text:p>feat SpectralFlux STD</text:p>
          </table:table-cell>
          <table:table-cell table:number-columns-repeated="3" office:value-type="float" office:value="0.5576" calcext:value-type="float">
            <text:p>0.55760</text:p>
          </table:table-cell>
          <table:table-cell office:value-type="float" office:value="0.5558" calcext:value-type="float">
            <text:p>0.55580</text:p>
          </table:table-cell>
          <table:table-cell office:value-type="float" office:value="0.5576" calcext:value-type="float">
            <text:p>0.55760</text:p>
          </table:table-cell>
          <table:table-cell table:number-columns-repeated="3" office:value-type="float" office:value="0.5558" calcext:value-type="float">
            <text:p>0.55580</text:p>
          </table:table-cell>
          <table:table-cell table:number-columns-repeated="4" office:value-type="float" office:value="0.5576" calcext:value-type="float">
            <text:p>0.55760</text:p>
          </table:table-cell>
          <table:table-cell table:number-columns-repeated="4" office:value-type="float" office:value="0.5558" calcext:value-type="float">
            <text:p>0.55580</text:p>
          </table:table-cell>
          <table:table-cell table:number-columns-repeated="3" office:value-type="float" office:value="0.555755395683453" calcext:value-type="float">
            <text:p>0.55576</text:p>
          </table:table-cell>
          <table:table-cell table:number-columns-repeated="3" office:value-type="float" office:value="0.557553956834532" calcext:value-type="float">
            <text:p>0.55755</text:p>
          </table:table-cell>
          <table:table-cell table:number-columns-repeated="3" office:value-type="float" office:value="0.553956834532374" calcext:value-type="float">
            <text:p>0.55396</text:p>
          </table:table-cell>
          <table:table-cell table:number-columns-repeated="16357"/>
        </table:table-row>
        <table:table-row table:style-name="ro2">
          <table:covered-table-cell table:style-name="ce33"/>
          <table:table-cell table:style-name="ce17" office:value-type="string" calcext:value-type="string">
            <text:p>feat SpectralRolloff STD</text:p>
          </table:table-cell>
          <table:table-cell office:value-type="float" office:value="0.3219" calcext:value-type="float">
            <text:p>0.32190</text:p>
          </table:table-cell>
          <table:table-cell office:value-type="float" office:value="0.3237" calcext:value-type="float">
            <text:p>0.32370</text:p>
          </table:table-cell>
          <table:table-cell table:number-columns-repeated="2" office:value-type="float" office:value="0.3219" calcext:value-type="float">
            <text:p>0.32190</text:p>
          </table:table-cell>
          <table:table-cell table:number-columns-repeated="2" office:value-type="float" office:value="0.3201" calcext:value-type="float">
            <text:p>0.32010</text:p>
          </table:table-cell>
          <table:table-cell table:number-columns-repeated="2" office:value-type="float" office:value="0.3219" calcext:value-type="float">
            <text:p>0.32190</text:p>
          </table:table-cell>
          <table:table-cell office:value-type="float" office:value="0.3201" calcext:value-type="float">
            <text:p>0.32010</text:p>
          </table:table-cell>
          <table:table-cell office:value-type="float" office:value="0.3183" calcext:value-type="float">
            <text:p>0.31830</text:p>
          </table:table-cell>
          <table:table-cell office:value-type="float" office:value="0.3219" calcext:value-type="float">
            <text:p>0.32190</text:p>
          </table:table-cell>
          <table:table-cell office:value-type="float" office:value="0.3183" calcext:value-type="float">
            <text:p>0.31830</text:p>
          </table:table-cell>
          <table:table-cell table:number-columns-repeated="3" office:value-type="float" office:value="0.3219" calcext:value-type="float">
            <text:p>0.32190</text:p>
          </table:table-cell>
          <table:table-cell office:value-type="float" office:value="0.3201" calcext:value-type="float">
            <text:p>0.32010</text:p>
          </table:table-cell>
          <table:table-cell office:value-type="float" office:value="0.323741007194245" calcext:value-type="float">
            <text:p>0.32374</text:p>
          </table:table-cell>
          <table:table-cell office:value-type="float" office:value="0.321942446043165" calcext:value-type="float">
            <text:p>0.32194</text:p>
          </table:table-cell>
          <table:table-cell office:value-type="float" office:value="0.323741007194245" calcext:value-type="float">
            <text:p>0.32374</text:p>
          </table:table-cell>
          <table:table-cell office:value-type="float" office:value="0.320143884892086" calcext:value-type="float">
            <text:p>0.32014</text:p>
          </table:table-cell>
          <table:table-cell office:value-type="float" office:value="0.321942446043165" calcext:value-type="float">
            <text:p>0.32194</text:p>
          </table:table-cell>
          <table:table-cell office:value-type="float" office:value="0.320143884892086" calcext:value-type="float">
            <text:p>0.32014</text:p>
          </table:table-cell>
          <table:table-cell table:number-columns-repeated="2" office:value-type="float" office:value="0.325539568345324" calcext:value-type="float">
            <text:p>0.32554</text:p>
          </table:table-cell>
          <table:table-cell office:value-type="float" office:value="0.329136690647482" calcext:value-type="float">
            <text:p>0.32914</text:p>
          </table:table-cell>
          <table:table-cell table:number-columns-repeated="16357"/>
        </table:table-row>
        <table:table-row table:style-name="ro2">
          <table:covered-table-cell table:style-name="ce33"/>
          <table:table-cell table:style-name="ce17" office:value-type="string" calcext:value-type="string">
            <text:p>feat SpectralSpread STD</text:p>
          </table:table-cell>
          <table:table-cell office:value-type="float" office:value="0.4514" calcext:value-type="float">
            <text:p>0.45140</text:p>
          </table:table-cell>
          <table:table-cell table:number-columns-repeated="4" office:value-type="float" office:value="0.4532" calcext:value-type="float">
            <text:p>0.45320</text:p>
          </table:table-cell>
          <table:table-cell office:value-type="float" office:value="0.455" calcext:value-type="float">
            <text:p>0.45500</text:p>
          </table:table-cell>
          <table:table-cell office:value-type="float" office:value="0.4514" calcext:value-type="float">
            <text:p>0.45140</text:p>
          </table:table-cell>
          <table:table-cell table:number-columns-repeated="2" office:value-type="float" office:value="0.4532" calcext:value-type="float">
            <text:p>0.45320</text:p>
          </table:table-cell>
          <table:table-cell table:number-columns-repeated="3" office:value-type="float" office:value="0.455" calcext:value-type="float">
            <text:p>0.45500</text:p>
          </table:table-cell>
          <table:table-cell office:value-type="float" office:value="0.4532" calcext:value-type="float">
            <text:p>0.45320</text:p>
          </table:table-cell>
          <table:table-cell office:value-type="float" office:value="0.455" calcext:value-type="float">
            <text:p>0.45500</text:p>
          </table:table-cell>
          <table:table-cell table:number-columns-repeated="2" office:value-type="float" office:value="0.4568" calcext:value-type="float">
            <text:p>0.45680</text:p>
          </table:table-cell>
          <table:table-cell table:number-columns-repeated="3" office:value-type="float" office:value="0.45863309352518" calcext:value-type="float">
            <text:p>0.45863</text:p>
          </table:table-cell>
          <table:table-cell office:value-type="float" office:value="0.451438848920863" calcext:value-type="float">
            <text:p>0.45144</text:p>
          </table:table-cell>
          <table:table-cell office:value-type="float" office:value="0.449640287769784" calcext:value-type="float">
            <text:p>0.44964</text:p>
          </table:table-cell>
          <table:table-cell office:value-type="float" office:value="0.453237410071942" calcext:value-type="float">
            <text:p>0.45324</text:p>
          </table:table-cell>
          <table:table-cell office:value-type="float" office:value="0.451438848920863" calcext:value-type="float">
            <text:p>0.45144</text:p>
          </table:table-cell>
          <table:table-cell table:number-columns-repeated="2" office:value-type="float" office:value="0.453237410071942" calcext:value-type="float">
            <text:p>0.45324</text:p>
          </table:table-cell>
          <table:table-cell table:number-columns-repeated="16357"/>
        </table:table-row>
        <table:table-row table:style-name="ro2">
          <table:covered-table-cell table:style-name="ce33"/>
          <table:table-cell table:style-name="ce17" office:value-type="string" calcext:value-type="string">
            <text:p>feat SpectralTonalPowerRatio STD</text:p>
          </table:table-cell>
          <table:table-cell table:number-columns-repeated="16" office:value-type="float" office:value="0.5719" calcext:value-type="float">
            <text:p>0.57190</text:p>
          </table:table-cell>
          <table:table-cell table:number-columns-repeated="3" office:value-type="float" office:value="0.575539568345324" calcext:value-type="float">
            <text:p>0.57554</text:p>
          </table:table-cell>
          <table:table-cell table:number-columns-repeated="3" office:value-type="float" office:value="0.566546762589928" calcext:value-type="float">
            <text:p>0.56655</text:p>
          </table:table-cell>
          <table:table-cell table:number-columns-repeated="3" office:value-type="float" office:value="0.555755395683453" calcext:value-type="float">
            <text:p>0.55576</text:p>
          </table:table-cell>
          <table:table-cell table:number-columns-repeated="16357"/>
        </table:table-row>
        <table:table-row table:style-name="ro2">
          <table:covered-table-cell table:style-name="ce33"/>
          <table:table-cell table:style-name="ce17" office:value-type="string" calcext:value-type="string">
            <text:p>feat TimeZeroCrossingRate STD</text:p>
          </table:table-cell>
          <table:table-cell table:number-columns-repeated="16" office:value-type="float" office:value="0.3975" calcext:value-type="float">
            <text:p>0.39750</text:p>
          </table:table-cell>
          <table:table-cell table:number-columns-repeated="9" office:value-type="float" office:value="0.397482014388489" calcext:value-type="float">
            <text:p>0.39748</text:p>
          </table:table-cell>
          <table:table-cell table:number-columns-repeated="16357"/>
        </table:table-row>
        <table:table-row table:style-name="ro2">
          <table:covered-table-cell table:style-name="ce33"/>
          <table:table-cell table:style-name="ce17" office:value-type="string" calcext:value-type="string">
            <text:p>feat TimeAcfCoeff STD</text:p>
          </table:table-cell>
          <table:table-cell table:number-columns-repeated="16" office:value-type="float" office:value="0.5629" calcext:value-type="float">
            <text:p>0.56290</text:p>
          </table:table-cell>
          <table:table-cell table:number-columns-repeated="9" office:value-type="float" office:value="0.56294964028777" calcext:value-type="float">
            <text:p>0.56295</text:p>
          </table:table-cell>
          <table:table-cell table:number-columns-repeated="16357"/>
        </table:table-row>
        <table:table-row table:style-name="ro2">
          <table:covered-table-cell table:style-name="ce33"/>
          <table:table-cell table:style-name="ce17" office:value-type="string" calcext:value-type="string">
            <text:p>feat TimeMaxAcf STD</text:p>
          </table:table-cell>
          <table:table-cell table:number-columns-repeated="16" office:value-type="float" office:value="0.6439" calcext:value-type="float">
            <text:p>0.64390</text:p>
          </table:table-cell>
          <table:table-cell table:number-columns-repeated="9" office:value-type="float" office:value="0.643884892086331" calcext:value-type="float">
            <text:p>0.64388</text:p>
          </table:table-cell>
          <table:table-cell table:number-columns-repeated="16357"/>
        </table:table-row>
        <table:table-row table:style-name="ro3">
          <table:table-cell table:style-name="Default" table:number-columns-repeated="51"/>
          <table:table-cell table:number-columns-repeated="16333"/>
        </table:table-row>
        <table:table-row table:style-name="ro3">
          <table:table-cell table:style-name="Default"/>
          <table:table-cell table:style-name="ce26" office:value-type="string" calcext:value-type="string">
            <text:p>AVERAGE</text:p>
          </table:table-cell>
          <table:table-cell table:style-name="ce63" table:formula="of:=AVERAGE([.C4:.C41])" office:value-type="float" office:value="0.37106052631579" calcext:value-type="float">
            <text:p>0.37106</text:p>
          </table:table-cell>
          <table:table-cell table:style-name="ce63" table:formula="of:=AVERAGE([.D4:.D41])" office:value-type="float" office:value="0.418492105263158" calcext:value-type="float">
            <text:p>0.41849</text:p>
          </table:table-cell>
          <table:table-cell table:style-name="ce63" table:formula="of:=AVERAGE([.E4:.E41])" office:value-type="float" office:value="0.418681578947368" calcext:value-type="float">
            <text:p>0.41868</text:p>
          </table:table-cell>
          <table:table-cell table:style-name="ce63" table:formula="of:=AVERAGE([.F4:.F41])" office:value-type="float" office:value="0.418776315789474" calcext:value-type="float">
            <text:p>0.41878</text:p>
          </table:table-cell>
          <table:table-cell table:style-name="ce63" table:formula="of:=AVERAGE([.G4:.G41])" office:value-type="float" office:value="0.422086842105263" calcext:value-type="float">
            <text:p>0.42209</text:p>
          </table:table-cell>
          <table:table-cell table:style-name="ce63" table:formula="of:=AVERAGE([.H4:.H41])" office:value-type="float" office:value="0.422134210526316" calcext:value-type="float">
            <text:p>0.42213</text:p>
          </table:table-cell>
          <table:table-cell table:style-name="ce63" table:formula="of:=AVERAGE([.I4:.I41])" office:value-type="float" office:value="0.422228947368421" calcext:value-type="float">
            <text:p>0.42223</text:p>
          </table:table-cell>
          <table:table-cell table:style-name="ce63" table:formula="of:=AVERAGE([.J4:.J41])" office:value-type="float" office:value="0.422323684210526" calcext:value-type="float">
            <text:p>0.42232</text:p>
          </table:table-cell>
          <table:table-cell table:style-name="ce63" table:formula="of:=AVERAGE([.K4:.K41])" office:value-type="float" office:value="0.421707894736842" calcext:value-type="float">
            <text:p>0.42171</text:p>
          </table:table-cell>
          <table:table-cell table:style-name="ce63" table:formula="of:=AVERAGE([.L4:.L41])" office:value-type="float" office:value="0.422323684210526" calcext:value-type="float">
            <text:p>0.42232</text:p>
          </table:table-cell>
          <table:table-cell table:style-name="ce63" table:formula="of:=AVERAGE([.M4:.M41])" office:value-type="float" office:value="0.422228947368421" calcext:value-type="float">
            <text:p>0.42223</text:p>
          </table:table-cell>
          <table:table-cell table:style-name="ce63" table:formula="of:=AVERAGE([.N4:.N41])" office:value-type="float" office:value="0.422134210526316" calcext:value-type="float">
            <text:p>0.42213</text:p>
          </table:table-cell>
          <table:table-cell table:style-name="ce63" table:formula="of:=AVERAGE([.O4:.O41])" office:value-type="float" office:value="0.422181578947368" calcext:value-type="float">
            <text:p>0.42218</text:p>
          </table:table-cell>
          <table:table-cell table:style-name="ce63" table:formula="of:=AVERAGE([.P4:.P41])" office:value-type="float" office:value="0.422513157894737" calcext:value-type="float">
            <text:p>0.42251</text:p>
          </table:table-cell>
          <table:table-cell table:style-name="ce63" table:formula="of:=AVERAGE([.Q4:.Q41])" office:value-type="float" office:value="0.422797368421053" calcext:value-type="float">
            <text:p>0.42280</text:p>
          </table:table-cell>
          <table:table-cell table:style-name="ce63" table:formula="of:=AVERAGE([.R4:.R41])" office:value-type="float" office:value="0.422797368421053" calcext:value-type="float">
            <text:p>0.42280</text:p>
          </table:table-cell>
          <table:table-cell table:style-name="ce63" table:formula="of:=AVERAGE([.S4:.S41])" office:value-type="float" office:value="0.422519878833775" calcext:value-type="float">
            <text:p>0.42252</text:p>
          </table:table-cell>
          <table:table-cell table:style-name="ce63" table:formula="of:=AVERAGE([.T4:.T41])" office:value-type="float" office:value="0.422377887163953" calcext:value-type="float">
            <text:p>0.42238</text:p>
          </table:table-cell>
          <table:table-cell table:style-name="ce63" table:formula="of:=AVERAGE([.U4:.U41])" office:value-type="float" office:value="0.422898523286634" calcext:value-type="float">
            <text:p>0.42290</text:p>
          </table:table-cell>
          <table:table-cell table:style-name="ce63" table:formula="of:=AVERAGE([.V4:.V41])" office:value-type="float" office:value="0.419916698220371" calcext:value-type="float">
            <text:p>0.41992</text:p>
          </table:table-cell>
          <table:table-cell table:style-name="ce63" table:formula="of:=AVERAGE([.W4:.W41])" office:value-type="float" office:value="0.420011359333586" calcext:value-type="float">
            <text:p>0.42001</text:p>
          </table:table-cell>
          <table:table-cell table:style-name="ce63" table:formula="of:=AVERAGE([.X4:.X41])" office:value-type="float" office:value="0.420390003786445" calcext:value-type="float">
            <text:p>0.42039</text:p>
          </table:table-cell>
          <table:table-cell table:style-name="ce63" table:formula="of:=AVERAGE([.Y4:.Y41])" office:value-type="float" office:value="0.419443392654298" calcext:value-type="float">
            <text:p>0.41944</text:p>
          </table:table-cell>
          <table:table-cell table:style-name="ce63" table:formula="of:=AVERAGE([.Z4:.Z41])" office:value-type="float" office:value="0.419490723210905" calcext:value-type="float">
            <text:p>0.41949</text:p>
          </table:table-cell>
          <table:table-cell table:style-name="ce63" table:formula="of:=AVERAGE([.AA4:.AA41])" office:value-type="float" office:value="0.419632714880727" calcext:value-type="float">
            <text:p>0.41963</text:p>
          </table:table-cell>
          <table:table-cell table:style-name="Default" table:number-columns-repeated="24"/>
          <table:table-cell table:number-columns-repeated="16333"/>
        </table:table-row>
        <table:table-row table:style-name="ro3" table:number-rows-repeated="3">
          <table:table-cell table:style-name="Default" table:number-columns-repeated="51"/>
          <table:table-cell table:number-columns-repeated="16333"/>
        </table:table-row>
        <table:table-row table:style-name="ro3">
          <table:table-cell table:style-name="ce19" office:value-type="string" calcext:value-type="string" table:number-columns-spanned="2" table:number-rows-spanned="1">
            <text:p>LEGENDA</text:p>
          </table:table-cell>
          <table:covered-table-cell table:style-name="Default"/>
          <table:table-cell table:style-name="Default"/>
          <table:table-cell table:style-name="ce52" office:value-type="string" calcext:value-type="string" table:number-columns-spanned="3" table:number-rows-spanned="1">
            <text:p>TEST </text:p>
          </table:table-cell>
          <table:covered-table-cell table:number-columns-repeated="2" table:style-name="Default"/>
          <table:table-cell table:style-name="Default"/>
          <table:table-cell table:style-name="ce60" office:value-type="string" calcext:value-type="string" table:number-columns-spanned="2" table:number-rows-spanned="1">
            <text:p>MIN VALUE</text:p>
          </table:table-cell>
          <table:covered-table-cell table:style-name="ce70"/>
          <table:table-cell table:style-name="Default" table:number-columns-repeated="42"/>
          <table:table-cell table:number-columns-repeated="16333"/>
        </table:table-row>
        <table:table-row table:style-name="ro3">
          <table:table-cell table:style-name="ce20" office:value-type="float" office:value="0.3975" calcext:value-type="float">
            <text:p>0.3975</text:p>
          </table:table-cell>
          <table:table-cell table:style-name="Default" office:value-type="string" calcext:value-type="string">
            <text:p>result is better than no filter</text:p>
          </table:table-cell>
          <table:table-cell table:style-name="Default"/>
          <table:table-cell table:style-name="Default" office:value-type="string" calcext:value-type="string" table:number-columns-spanned="3" table:number-rows-spanned="1">
            <text:p>filter upper 0 5 10 15 20 30 40</text:p>
          </table:table-cell>
          <table:covered-table-cell table:number-columns-repeated="2" table:style-name="Default"/>
          <table:table-cell table:style-name="Default"/>
          <table:table-cell table:style-name="ce39" table:formula="of:=MIN([.C4:.AA41])" office:value-type="float" office:value="0.0683" calcext:value-type="float" table:number-columns-spanned="2" table:number-rows-spanned="1">
            <text:p>0.06830</text:p>
          </table:table-cell>
          <table:covered-table-cell table:style-name="Default"/>
          <table:table-cell table:style-name="Default" table:number-columns-repeated="42"/>
          <table:table-cell table:number-columns-repeated="16333"/>
        </table:table-row>
        <table:table-row table:style-name="ro3">
          <table:table-cell table:style-name="ce21" office:value-type="float" office:value="0.3453" calcext:value-type="float">
            <text:p>0.3453</text:p>
          </table:table-cell>
          <table:table-cell table:style-name="Default" office:value-type="string" calcext:value-type="string">
            <text:p>equal to no filter</text:p>
          </table:table-cell>
          <table:table-cell table:style-name="Default"/>
          <table:table-cell table:style-name="Default" office:value-type="string" calcext:value-type="string" table:number-columns-spanned="3" table:number-rows-spanned="1">
            <text:p>filter lower 0 5 10 15 20 30 40</text:p>
          </table:table-cell>
          <table:covered-table-cell table:number-columns-repeated="2" table:style-name="Default"/>
          <table:table-cell table:style-name="Default" table:number-columns-repeated="45"/>
          <table:table-cell table:number-columns-repeated="16333"/>
        </table:table-row>
        <table:table-row table:style-name="ro3">
          <table:table-cell table:style-name="ce22" office:value-type="float" office:value="0.48343" calcext:value-type="float">
            <text:p>0.48343</text:p>
          </table:table-cell>
          <table:table-cell table:style-name="Default" office:value-type="string" calcext:value-type="string">
            <text:p>result is worst than no filter</text:p>
          </table:table-cell>
          <table:table-cell table:style-name="Default"/>
          <table:table-cell table:style-name="Default" office:value-type="string" calcext:value-type="string" table:number-columns-spanned="2" table:number-rows-spanned="1">
            <text:p>YAT1,2,3</text:p>
          </table:table-cell>
          <table:covered-table-cell table:style-name="Default"/>
          <table:table-cell table:style-name="Default" table:number-columns-repeated="46"/>
          <table:table-cell table:number-columns-repeated="16333"/>
        </table:table-row>
        <table:table-row table:style-name="ro3">
          <table:table-cell table:style-name="Default" table:number-columns-repeated="3"/>
          <table:table-cell table:style-name="Default" office:value-type="string" calcext:value-type="string" table:number-columns-spanned="2" table:number-rows-spanned="1">
            <text:p>march</text:p>
          </table:table-cell>
          <table:covered-table-cell table:style-name="Default"/>
          <table:table-cell table:style-name="Default" table:number-columns-repeated="46"/>
          <table:table-cell table:number-columns-repeated="16333"/>
        </table:table-row>
        <table:table-row table:style-name="ro3">
          <table:table-cell table:style-name="Default" table:number-columns-repeated="3"/>
          <table:table-cell table:style-name="Default" office:value-type="string" calcext:value-type="string" table:number-columns-spanned="2" table:number-rows-spanned="1">
            <text:p>H 2,6,10,14,18,22</text:p>
          </table:table-cell>
          <table:covered-table-cell table:style-name="Default"/>
          <table:table-cell table:style-name="Default" table:number-columns-repeated="46"/>
          <table:table-cell table:number-columns-repeated="16333"/>
        </table:table-row>
        <table:table-row table:style-name="ro3">
          <table:table-cell table:style-name="Default" table:number-columns-repeated="3"/>
          <table:table-cell table:style-name="Default" office:value-type="string" calcext:value-type="string" table:number-columns-spanned="2" table:number-rows-spanned="1">
            <text:p>556 files</text:p>
          </table:table-cell>
          <table:covered-table-cell table:style-name="Default"/>
          <table:table-cell table:style-name="Default" table:number-columns-repeated="46"/>
          <table:table-cell table:number-columns-repeated="16333"/>
        </table:table-row>
        <calcext:conditional-formats>
          <calcext:conditional-format calcext:target-range-address="'order by UPPER filter'.C43:'order by UPPER filter'.AA43">
            <calcext:condition calcext:apply-style-name="Untitled11" calcext:value="formula-is([.C43] = MIN([.$C43:.$AA43]))" calcext:base-cell-address="'order by UPPER filter'.C43"/>
          </calcext:conditional-format>
          <calcext:conditional-format calcext:target-range-address="'order by UPPER filter'.C2:'order by UPPER filter'.AA3">
            <calcext:condition calcext:apply-style-name="Untitled1" calcext:value="=0" calcext:base-cell-address="'order by UPPER filter'.C2"/>
            <calcext:condition calcext:apply-style-name="Untitled2" calcext:value="=5" calcext:base-cell-address="'order by UPPER filter'.C2"/>
            <calcext:condition calcext:apply-style-name="Untitled3" calcext:value="=10" calcext:base-cell-address="'order by UPPER filter'.C2"/>
            <calcext:condition calcext:apply-style-name="Untitled4" calcext:value="=15" calcext:base-cell-address="'order by UPPER filter'.C2"/>
            <calcext:condition calcext:apply-style-name="Untitled5" calcext:value="=20" calcext:base-cell-address="'order by UPPER filter'.C2"/>
            <calcext:condition calcext:apply-style-name="Untitled6" calcext:value="=30" calcext:base-cell-address="'order by UPPER filter'.C2"/>
            <calcext:condition calcext:apply-style-name="Untitled7" calcext:value="=40" calcext:base-cell-address="'order by UPPER filter'.C2"/>
          </calcext:conditional-format>
          <calcext:conditional-format calcext:target-range-address="'order by UPPER filter'.C4:'order by UPPER filter'.AA41">
            <calcext:color-scale>
              <calcext:color-scale-entry calcext:value="0" calcext:type="minimum" calcext:color="#fafafa"/>
              <calcext:color-scale-entry calcext:value="50" calcext:type="percentile" calcext:color="#ffa726"/>
              <calcext:color-scale-entry calcext:value="0" calcext:type="maximum" calcext:color="#ff5722"/>
            </calcext:color-scale>
            <calcext:condition calcext:apply-style-name="BIG BORDERS" calcext:value="formula-is([.C4] = MIN([.$C$4:.$AA$41]))" calcext:base-cell-address="'order by UPPER filter'.C4"/>
            <calcext:condition calcext:apply-style-name="Accent" calcext:value="formula-is([.C4] = MIN([.$C4:.$AA4]))" calcext:base-cell-address="'order by UPPER filter'.C4"/>
          </calcext:conditional-format>
        </calcext:conditional-formats>
        <calcext:sparkline-groups>
          <calcext:sparkline-group calcext:id="{3D3B0D0F-553D-4E78-ABB3-5D3FCFE74D50}" calcext:type="column" calcext:line-width="0.5pt" calcext:display-empty-cells-as="gap" calcext:low="true" calcext:min-axis-type="group" calcext:max-axis-type="individual" calcext:color-series="#4169e1" calcext:color-negative="#ff0000" calcext:color-axis="#ff0000" calcext:color-markers="#228b22" calcext:color-first="#ff0000" calcext:color-last="#ff0000" calcext:color-high="#ff0000" calcext:color-low="#0000cd">
            <calcext:sparklines>
              <calcext:sparkline calcext:cell-address="'order by UPPER filter'.AB4" calcext:data-range="'order by LOWER filter'.C4:'order by LOWER filter'.AA4"/>
              <calcext:sparkline calcext:cell-address="'order by UPPER filter'.AB5" calcext:data-range="'order by LOWER filter'.C5:'order by LOWER filter'.AA5"/>
              <calcext:sparkline calcext:cell-address="'order by UPPER filter'.AB6" calcext:data-range="'order by LOWER filter'.C6:'order by LOWER filter'.AA6"/>
              <calcext:sparkline calcext:cell-address="'order by UPPER filter'.AB7" calcext:data-range="'order by LOWER filter'.C7:'order by LOWER filter'.AA7"/>
              <calcext:sparkline calcext:cell-address="'order by UPPER filter'.AB8" calcext:data-range="'order by LOWER filter'.C8:'order by LOWER filter'.AA8"/>
              <calcext:sparkline calcext:cell-address="'order by UPPER filter'.AB9" calcext:data-range="'order by LOWER filter'.C9:'order by LOWER filter'.AA9"/>
              <calcext:sparkline calcext:cell-address="'order by UPPER filter'.AB10" calcext:data-range="'order by LOWER filter'.C10:'order by LOWER filter'.AA10"/>
              <calcext:sparkline calcext:cell-address="'order by UPPER filter'.AB11" calcext:data-range="'order by LOWER filter'.C11:'order by LOWER filter'.AA11"/>
              <calcext:sparkline calcext:cell-address="'order by UPPER filter'.AB12" calcext:data-range="'order by LOWER filter'.C12:'order by LOWER filter'.AA12"/>
              <calcext:sparkline calcext:cell-address="'order by UPPER filter'.AB13" calcext:data-range="'order by LOWER filter'.C13:'order by LOWER filter'.AA13"/>
              <calcext:sparkline calcext:cell-address="'order by UPPER filter'.AB14" calcext:data-range="'order by LOWER filter'.C14:'order by LOWER filter'.AA14"/>
              <calcext:sparkline calcext:cell-address="'order by UPPER filter'.AB15" calcext:data-range="'order by LOWER filter'.C15:'order by LOWER filter'.AA15"/>
              <calcext:sparkline calcext:cell-address="'order by UPPER filter'.AB16" calcext:data-range="'order by LOWER filter'.C16:'order by LOWER filter'.AA16"/>
              <calcext:sparkline calcext:cell-address="'order by UPPER filter'.AB17" calcext:data-range="'order by LOWER filter'.C17:'order by LOWER filter'.AA17"/>
              <calcext:sparkline calcext:cell-address="'order by UPPER filter'.AB18" calcext:data-range="'order by LOWER filter'.C18:'order by LOWER filter'.AA18"/>
              <calcext:sparkline calcext:cell-address="'order by UPPER filter'.AB19" calcext:data-range="'order by LOWER filter'.C19:'order by LOWER filter'.AA19"/>
              <calcext:sparkline calcext:cell-address="'order by UPPER filter'.AB20" calcext:data-range="'order by UPPER filter'.C20:'order by UPPER filter'.AA20"/>
              <calcext:sparkline calcext:cell-address="'order by UPPER filter'.AB21" calcext:data-range="'order by LOWER filter'.C21:'order by LOWER filter'.AA21"/>
              <calcext:sparkline calcext:cell-address="'order by UPPER filter'.AB22" calcext:data-range="'order by LOWER filter'.C22:'order by LOWER filter'.AA22"/>
              <calcext:sparkline calcext:cell-address="'order by UPPER filter'.AB23" calcext:data-range="'order by LOWER filter'.C23:'order by LOWER filter'.AA23"/>
              <calcext:sparkline calcext:cell-address="'order by UPPER filter'.AB24" calcext:data-range="'order by LOWER filter'.C24:'order by LOWER filter'.AA24"/>
              <calcext:sparkline calcext:cell-address="'order by UPPER filter'.AB25" calcext:data-range="'order by LOWER filter'.C25:'order by LOWER filter'.AA25"/>
              <calcext:sparkline calcext:cell-address="'order by UPPER filter'.AB26" calcext:data-range="'order by LOWER filter'.C26:'order by LOWER filter'.AA26"/>
              <calcext:sparkline calcext:cell-address="'order by UPPER filter'.AB27" calcext:data-range="'order by LOWER filter'.C27:'order by LOWER filter'.AA27"/>
              <calcext:sparkline calcext:cell-address="'order by UPPER filter'.AB28" calcext:data-range="'order by LOWER filter'.C28:'order by LOWER filter'.AA28"/>
              <calcext:sparkline calcext:cell-address="'order by UPPER filter'.AB29" calcext:data-range="'order by LOWER filter'.C29:'order by LOWER filter'.AA29"/>
              <calcext:sparkline calcext:cell-address="'order by UPPER filter'.AB30" calcext:data-range="'order by LOWER filter'.C30:'order by LOWER filter'.AA30"/>
              <calcext:sparkline calcext:cell-address="'order by UPPER filter'.AB31" calcext:data-range="'order by LOWER filter'.C31:'order by LOWER filter'.AA31"/>
              <calcext:sparkline calcext:cell-address="'order by UPPER filter'.AB32" calcext:data-range="'order by LOWER filter'.C32:'order by LOWER filter'.AA32"/>
              <calcext:sparkline calcext:cell-address="'order by UPPER filter'.AB33" calcext:data-range="'order by LOWER filter'.C33:'order by LOWER filter'.AA33"/>
              <calcext:sparkline calcext:cell-address="'order by UPPER filter'.AB34" calcext:data-range="'order by LOWER filter'.C34:'order by LOWER filter'.AA34"/>
              <calcext:sparkline calcext:cell-address="'order by UPPER filter'.AB35" calcext:data-range="'order by LOWER filter'.C35:'order by LOWER filter'.AA35"/>
              <calcext:sparkline calcext:cell-address="'order by UPPER filter'.AB36" calcext:data-range="'order by LOWER filter'.C36:'order by LOWER filter'.AA36"/>
              <calcext:sparkline calcext:cell-address="'order by UPPER filter'.AB37" calcext:data-range="'order by LOWER filter'.C37:'order by LOWER filter'.AA37"/>
              <calcext:sparkline calcext:cell-address="'order by UPPER filter'.AB38" calcext:data-range="'order by LOWER filter'.C38:'order by LOWER filter'.AA38"/>
              <calcext:sparkline calcext:cell-address="'order by UPPER filter'.AB39" calcext:data-range="'order by LOWER filter'.C39:'order by LOWER filter'.AA39"/>
              <calcext:sparkline calcext:cell-address="'order by UPPER filter'.AB40" calcext:data-range="'order by LOWER filter'.C40:'order by LOWER filter'.AA40"/>
              <calcext:sparkline calcext:cell-address="'order by UPPER filter'.AB41" calcext:data-range="'order by LOWER filter'.C41:'order by LOWER filter'.AA41"/>
            </calcext:sparklines>
          </calcext:sparkline-group>
        </calcext:sparkline-groups>
      </table:table>
      <table:table table:name="order by LOWER filter" table:style-name="ta1">
        <table:shapes>
          <draw:frame draw:z-index="0" draw:style-name="gr1" draw:text-style-name="P1" svg:width="53.789cm" svg:height="25.002cm" svg:x="7.751cm" svg:y="29.624cm">
            <draw:object draw:notify-on-update-of-ranges="'order by LOWER filter'.C4:'order by LOWER filter'.AA4 'order by LOWER filter'.B5:'order by LOWER filter'.B5 'order by LOWER filter'.C5:'order by LOWER filter'.AA5 'order by LOWER filter'.B6:'order by LOWER filter'.B6 'order by LOWER filter'.C6:'order by LOWER filter'.AA6 'order by LOWER filter'.B7:'order by LOWER filter'.B7 'order by LOWER filter'.C7:'order by LOWER filter'.AA7 'order by LOWER filter'.B8:'order by LOWER filter'.B8 'order by LOWER filter'.C8:'order by LOWER filter'.AA8 'order by LOWER filter'.B9:'order by LOWER filter'.B9 'order by LOWER filter'.C9:'order by LOWER filter'.AA9 'order by LOWER filter'.B10:'order by LOWER filter'.B10 'order by LOWER filter'.C10:'order by LOWER filter'.AA10 'order by LOWER filter'.B11:'order by LOWER filter'.B11 'order by LOWER filter'.C11:'order by LOWER filter'.AA11 'order by LOWER filter'.B12:'order by LOWER filter'.B12 'order by LOWER filter'.C12:'order by LOWER filter'.AA12 'order by LOWER filter'.B13:'order by LOWER filter'.B13 'order by LOWER filter'.C13:'order by LOWER filter'.AA13 'order by LOWER filter'.B14:'order by LOWER filter'.B14 'order by LOWER filter'.C14:'order by LOWER filter'.AA14 'order by LOWER filter'.B15:'order by LOWER filter'.B15 'order by LOWER filter'.C15:'order by LOWER filter'.AA15 'order by LOWER filter'.B16:'order by LOWER filter'.B16 'order by LOWER filter'.C16:'order by LOWER filter'.AA16 'order by LOWER filter'.B17:'order by LOWER filter'.B17 'order by LOWER filter'.C17:'order by LOWER filter'.AA17 'order by LOWER filter'.B18:'order by LOWER filter'.B18 'order by LOWER filter'.C18:'order by LOWER filter'.AA18 'order by LOWER filter'.B19:'order by LOWER filter'.B19 'order by LOWER filter'.C19:'order by LOWER filter'.AA19 'order by LOWER filter'.B20:'order by LOWER filter'.B20 'order by LOWER filter'.C20:'order by LOWER filter'.AA20 'order by LOWER filter'.B21:'order by LOWER filter'.B21 'order by LOWER filter'.C21:'order by LOWER filter'.AA21 'order by LOWER filter'.B22:'order by LOWER filter'.B22 'order by LOWER filter'.C22:'order by LOWER filter'.AA22 'order by LOWER filter'.B23:'order by LOWER filter'.B23 'order by LOWER filter'.C23:'order by LOWER filter'.AA23 'order by LOWER filter'.B24:'order by LOWER filter'.B24 'order by LOWER filter'.C24:'order by LOWER filter'.AA24 'order by LOWER filter'.B25:'order by LOWER filter'.B25 'order by LOWER filter'.C25:'order by LOWER filter'.AA25 'order by LOWER filter'.B26:'order by LOWER filter'.B26 'order by LOWER filter'.C26:'order by LOWER filter'.AA26 'order by LOWER filter'.B27:'order by LOWER filter'.B27 'order by LOWER filter'.C27:'order by LOWER filter'.AA27 'order by LOWER filter'.B28:'order by LOWER filter'.B28 'order by LOWER filter'.C28:'order by LOWER filter'.AA28 'order by LOWER filter'.B29:'order by LOWER filter'.B29 'order by LOWER filter'.C29:'order by LOWER filter'.AA29 'order by LOWER filter'.B30:'order by LOWER filter'.B30 'order by LOWER filter'.C30:'order by LOWER filter'.AA30 'order by LOWER filter'.B31:'order by LOWER filter'.B31 'order by LOWER filter'.C31:'order by LOWER filter'.AA31 'order by LOWER filter'.B32:'order by LOWER filter'.B32 'order by LOWER filter'.C32:'order by LOWER filter'.AA32 'order by LOWER filter'.B33:'order by LOWER filter'.B33 'order by LOWER filter'.C33:'order by LOWER filter'.AA33 'order by LOWER filter'.B34:'order by LOWER filter'.B34 'order by LOWER filter'.C34:'order by LOWER filter'.AA34 'order by LOWER filter'.B35:'order by LOWER filter'.B35 'order by LOWER filter'.C35:'order by LOWER filter'.AA35 'order by LOWER filter'.B36:'order by LOWER filter'.B36 'order by LOWER filter'.C36:'order by LOWER filter'.AA36 'order by LOWER filter'.B37:'order by LOWER filter'.B37 'order by LOWER filter'.C37:'order by LOWER filter'.AA37 'order by LOWER filter'.B38:'order by LOWER filter'.B38 'order by LOWER filter'.C38:'order by LOWER filter'.AA38 'order by LOWER filter'.B39:'order by LOWER filter'.B39 'order by LOWER filter'.C39:'order by LOWER filter'.AA39 'order by LOWER filter'.B40:'order by LOWER filter'.B40 'order by LOWER filter'.C40:'order by LOWER filter'.AA40 'order by LOWER filter'.B41:'order by LOWER filter'.B41 'order by LOWER filter'.C41:'order by LOWER filter'.AA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0"/>
        <table:table-column table:style-name="co2" table:default-cell-style-name="ce14"/>
        <table:table-column table:style-name="co3" table:default-cell-style-name="ce49"/>
        <table:table-column table:style-name="co4" table:default-cell-style-name="ce49"/>
        <table:table-column table:style-name="co5" table:number-columns-repeated="2" table:default-cell-style-name="ce49"/>
        <table:table-column table:style-name="co3" table:number-columns-repeated="2" table:default-cell-style-name="ce49"/>
        <table:table-column table:style-name="co5" table:number-columns-repeated="4" table:default-cell-style-name="ce49"/>
        <table:table-column table:style-name="co6" table:number-columns-repeated="2" table:default-cell-style-name="ce49"/>
        <table:table-column table:style-name="co5" table:number-columns-repeated="2" table:default-cell-style-name="ce49"/>
        <table:table-column table:style-name="co6" table:number-columns-repeated="2" table:default-cell-style-name="ce49"/>
        <table:table-column table:style-name="co7" table:default-cell-style-name="ce49"/>
        <table:table-column table:style-name="co8" table:number-columns-repeated="8" table:default-cell-style-name="ce49"/>
        <table:table-column table:style-name="co9" table:default-cell-style-name="ce67"/>
        <table:table-column table:style-name="co10" table:number-columns-repeated="15" table:default-cell-style-name="ce69"/>
        <table:table-column table:style-name="co10" table:number-columns-repeated="8" table:default-cell-style-name="ce67"/>
        <table:table-column table:style-name="co10" table:number-columns-repeated="16333" table:default-cell-style-name="Default"/>
        <table:table-row table:style-name="ro1">
          <table:table-cell table:style-name="ce53" office:value-type="string" calcext:value-type="string">
            <text:p>TYPE</text:p>
          </table:table-cell>
          <table:table-cell table:style-name="ce53" office:value-type="string" calcext:value-type="string">
            <text:p>RESULT TYPE</text:p>
          </table:table-cell>
          <table:table-cell table:style-name="ce32" office:value-type="string" calcext:value-type="string">
            <text:p>NO </text:p>
            <text:p>FILTER</text:p>
          </table:table-cell>
          <table:table-cell table:style-name="ce58" office:value-type="string" calcext:value-type="string">
            <text:p>FILTER 1</text:p>
          </table:table-cell>
          <table:table-cell table:style-name="ce58" office:value-type="string" calcext:value-type="string">
            <text:p>FILTER 2</text:p>
          </table:table-cell>
          <table:table-cell table:style-name="ce58" office:value-type="string" calcext:value-type="string">
            <text:p>FILTER 3</text:p>
          </table:table-cell>
          <table:table-cell table:style-name="ce58" office:value-type="string" calcext:value-type="string">
            <text:p>FILTER 4</text:p>
          </table:table-cell>
          <table:table-cell table:style-name="ce58" office:value-type="string" calcext:value-type="string">
            <text:p>FILTER 5</text:p>
          </table:table-cell>
          <table:table-cell table:style-name="ce58" office:value-type="string" calcext:value-type="string">
            <text:p>FILTER 6</text:p>
          </table:table-cell>
          <table:table-cell table:style-name="ce58" office:value-type="string" calcext:value-type="string">
            <text:p>FILTER 7</text:p>
          </table:table-cell>
          <table:table-cell table:style-name="ce58" office:value-type="string" calcext:value-type="string">
            <text:p>FILTER 8</text:p>
          </table:table-cell>
          <table:table-cell table:style-name="ce58" office:value-type="string" calcext:value-type="string">
            <text:p>FILTER 9</text:p>
          </table:table-cell>
          <table:table-cell table:style-name="ce58" office:value-type="string" calcext:value-type="string">
            <text:p>FILTER 10</text:p>
          </table:table-cell>
          <table:table-cell table:style-name="ce58" office:value-type="string" calcext:value-type="string">
            <text:p>FILTER 11</text:p>
          </table:table-cell>
          <table:table-cell table:style-name="ce58" office:value-type="string" calcext:value-type="string">
            <text:p>FILTER 12</text:p>
          </table:table-cell>
          <table:table-cell table:style-name="ce58" office:value-type="string" calcext:value-type="string">
            <text:p>FILTER 13</text:p>
          </table:table-cell>
          <table:table-cell table:style-name="ce58" office:value-type="string" calcext:value-type="string">
            <text:p>FILTER 14</text:p>
          </table:table-cell>
          <table:table-cell table:style-name="ce58" office:value-type="string" calcext:value-type="string">
            <text:p>FILTER 15</text:p>
          </table:table-cell>
          <table:table-cell table:style-name="ce58" office:value-type="string" calcext:value-type="string">
            <text:p>FILTER 16</text:p>
          </table:table-cell>
          <table:table-cell table:style-name="ce58" office:value-type="string" calcext:value-type="string">
            <text:p>FILTER 17</text:p>
          </table:table-cell>
          <table:table-cell table:style-name="ce58" office:value-type="string" calcext:value-type="string">
            <text:p>FILTER 18</text:p>
          </table:table-cell>
          <table:table-cell table:style-name="ce58" office:value-type="string" calcext:value-type="string">
            <text:p>FILTER 19</text:p>
          </table:table-cell>
          <table:table-cell table:style-name="ce58" office:value-type="string" calcext:value-type="string">
            <text:p>FILTER 20</text:p>
          </table:table-cell>
          <table:table-cell table:style-name="ce58" office:value-type="string" calcext:value-type="string">
            <text:p>FILTER 21</text:p>
          </table:table-cell>
          <table:table-cell table:style-name="ce58" office:value-type="string" calcext:value-type="string">
            <text:p>FILTER 22</text:p>
          </table:table-cell>
          <table:table-cell table:style-name="ce58" office:value-type="string" calcext:value-type="string">
            <text:p>FILTER 23</text:p>
          </table:table-cell>
          <table:table-cell table:style-name="ce58" office:value-type="string" calcext:value-type="string">
            <text:p>FILTER 24</text:p>
          </table:table-cell>
          <table:table-cell table:style-name="ce65" office:value-type="string" calcext:value-type="string" table:number-columns-spanned="1" table:number-rows-spanned="3">
            <text:p>SPARK </text:p>
            <text:p>LINE</text:p>
          </table:table-cell>
          <table:table-cell table:style-name="ce68" table:number-columns-repeated="16356"/>
        </table:table-row>
        <table:table-row table:style-name="ro2">
          <table:table-cell table:style-name="ce25" office:value-type="string" calcext:value-type="string" table:number-columns-spanned="1" table:number-rows-spanned="2">
            <text:p>FILTERS</text:p>
          </table:table-cell>
          <table:table-cell table:style-name="ce48" office:value-type="string" calcext:value-type="string">
            <text:p>UPPER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20" calcext:value-type="float">
            <text:p>20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40" calcext:value-type="float">
            <text:p>40</text:p>
          </table:table-cell>
          <table:covered-table-cell table:style-name="ce66" office:value-type="string" calcext:value-type="string">
            <text:p>SPARKLINE</text:p>
          </table:covered-table-cell>
          <table:table-cell table:style-name="Default" table:number-columns-repeated="23"/>
          <table:table-cell table:number-columns-repeated="16333"/>
        </table:table-row>
        <table:table-row table:style-name="ro2">
          <table:covered-table-cell table:style-name="ce28"/>
          <table:table-cell table:style-name="ce48" office:value-type="string" calcext:value-type="string">
            <text:p>LOWER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number-columns-repeated="4" table:style-name="ce47" office:value-type="float" office:value="5" calcext:value-type="float">
            <text:p>5</text:p>
          </table:table-cell>
          <table:table-cell table:number-columns-repeated="4" table:style-name="ce47" office:value-type="float" office:value="10" calcext:value-type="float">
            <text:p>10</text:p>
          </table:table-cell>
          <table:table-cell table:number-columns-repeated="4" table:style-name="ce47" office:value-type="float" office:value="15" calcext:value-type="float">
            <text:p>15</text:p>
          </table:table-cell>
          <table:table-cell table:style-name="ce47" office:value-type="float" office:value="20" calcext:value-type="float">
            <text:p>20</text:p>
          </table:table-cell>
          <table:table-cell table:number-columns-repeated="2" table:style-name="ce51" office:value-type="float" office:value="20" calcext:value-type="float">
            <text:p>20</text:p>
          </table:table-cell>
          <table:table-cell table:number-columns-repeated="3" table:style-name="ce51" office:value-type="float" office:value="30" calcext:value-type="float">
            <text:p>30</text:p>
          </table:table-cell>
          <table:table-cell table:number-columns-repeated="3" table:style-name="ce51" office:value-type="float" office:value="40" calcext:value-type="float">
            <text:p>40</text:p>
          </table:table-cell>
          <table:covered-table-cell table:style-name="ce66" office:value-type="string" calcext:value-type="string">
            <text:p>SPARKLINE</text:p>
          </table:covered-table-cell>
          <table:table-cell table:style-name="Default" table:number-columns-repeated="23"/>
          <table:table-cell table:number-columns-repeated="16333"/>
        </table:table-row>
        <table:table-row table:style-name="ro2">
          <table:table-cell table:style-name="ce29" office:value-type="string" calcext:value-type="string" table:number-columns-spanned="1" table:number-rows-spanned="19">
            <text:p>NORMAL</text:p>
          </table:table-cell>
          <table:table-cell office:value-type="string" calcext:value-type="string">
            <text:p>conc feat all </text:p>
          </table:table-cell>
          <table:table-cell table:number-columns-repeated="2" office:value-type="float" office:value="0.2698" calcext:value-type="float">
            <text:p>0.26980</text:p>
          </table:table-cell>
          <table:table-cell table:number-columns-repeated="2" office:value-type="float" office:value="0.268" calcext:value-type="float">
            <text:p>0.26800</text:p>
          </table:table-cell>
          <table:table-cell table:number-columns-repeated="2" office:value-type="float" office:value="0.2698" calcext:value-type="float">
            <text:p>0.26980</text:p>
          </table:table-cell>
          <table:table-cell table:number-columns-repeated="2" office:value-type="float" office:value="0.268" calcext:value-type="float">
            <text:p>0.26800</text:p>
          </table:table-cell>
          <table:table-cell table:number-columns-repeated="2" office:value-type="float" office:value="0.2698" calcext:value-type="float">
            <text:p>0.26980</text:p>
          </table:table-cell>
          <table:table-cell table:number-columns-repeated="2" office:value-type="float" office:value="0.268" calcext:value-type="float">
            <text:p>0.26800</text:p>
          </table:table-cell>
          <table:table-cell table:number-columns-repeated="2" office:value-type="float" office:value="0.2698" calcext:value-type="float">
            <text:p>0.26980</text:p>
          </table:table-cell>
          <table:table-cell table:number-columns-repeated="2" office:value-type="float" office:value="0.268" calcext:value-type="float">
            <text:p>0.26800</text:p>
          </table:table-cell>
          <table:table-cell office:value-type="float" office:value="0.267985611510791" calcext:value-type="float">
            <text:p>0.26799</text:p>
          </table:table-cell>
          <table:table-cell office:value-type="float" office:value="0.266187050359712" calcext:value-type="float">
            <text:p>0.26619</text:p>
          </table:table-cell>
          <table:table-cell table:number-columns-repeated="2" office:value-type="float" office:value="0.267985611510791" calcext:value-type="float">
            <text:p>0.26799</text:p>
          </table:table-cell>
          <table:table-cell office:value-type="float" office:value="0.264388489208633" calcext:value-type="float">
            <text:p>0.26439</text:p>
          </table:table-cell>
          <table:table-cell table:number-columns-repeated="2" office:value-type="float" office:value="0.267985611510791" calcext:value-type="float">
            <text:p>0.26799</text:p>
          </table:table-cell>
          <table:table-cell office:value-type="float" office:value="0.264388489208633" calcext:value-type="float">
            <text:p>0.26439</text:p>
          </table:table-cell>
          <table:table-cell office:value-type="float" office:value="0.267985611510791" calcext:value-type="float">
            <text:p>0.26799</text:p>
          </table:table-cell>
          <table:table-cell table:number-columns-repeated="16357"/>
        </table:table-row>
        <table:table-row table:style-name="ro2">
          <table:covered-table-cell/>
          <table:table-cell office:value-type="string" calcext:value-type="string">
            <text:p>conc feat spectral </text:p>
          </table:table-cell>
          <table:table-cell table:number-columns-repeated="2" office:value-type="float" office:value="0.2698" calcext:value-type="float">
            <text:p>0.26980</text:p>
          </table:table-cell>
          <table:table-cell table:number-columns-repeated="2" office:value-type="float" office:value="0.268" calcext:value-type="float">
            <text:p>0.26800</text:p>
          </table:table-cell>
          <table:table-cell table:number-columns-repeated="2" office:value-type="float" office:value="0.2698" calcext:value-type="float">
            <text:p>0.26980</text:p>
          </table:table-cell>
          <table:table-cell table:number-columns-repeated="2" office:value-type="float" office:value="0.268" calcext:value-type="float">
            <text:p>0.26800</text:p>
          </table:table-cell>
          <table:table-cell table:number-columns-repeated="2" office:value-type="float" office:value="0.2698" calcext:value-type="float">
            <text:p>0.26980</text:p>
          </table:table-cell>
          <table:table-cell table:number-columns-repeated="2" office:value-type="float" office:value="0.268" calcext:value-type="float">
            <text:p>0.26800</text:p>
          </table:table-cell>
          <table:table-cell table:number-columns-repeated="2" office:value-type="float" office:value="0.2698" calcext:value-type="float">
            <text:p>0.26980</text:p>
          </table:table-cell>
          <table:table-cell table:number-columns-repeated="2" office:value-type="float" office:value="0.268" calcext:value-type="float">
            <text:p>0.26800</text:p>
          </table:table-cell>
          <table:table-cell office:value-type="float" office:value="0.267985611510791" calcext:value-type="float">
            <text:p>0.26799</text:p>
          </table:table-cell>
          <table:table-cell office:value-type="float" office:value="0.266187050359712" calcext:value-type="float">
            <text:p>0.26619</text:p>
          </table:table-cell>
          <table:table-cell table:number-columns-repeated="2" office:value-type="float" office:value="0.267985611510791" calcext:value-type="float">
            <text:p>0.26799</text:p>
          </table:table-cell>
          <table:table-cell office:value-type="float" office:value="0.264388489208633" calcext:value-type="float">
            <text:p>0.26439</text:p>
          </table:table-cell>
          <table:table-cell table:number-columns-repeated="2" office:value-type="float" office:value="0.267985611510791" calcext:value-type="float">
            <text:p>0.26799</text:p>
          </table:table-cell>
          <table:table-cell office:value-type="float" office:value="0.264388489208633" calcext:value-type="float">
            <text:p>0.26439</text:p>
          </table:table-cell>
          <table:table-cell office:value-type="float" office:value="0.267985611510791" calcext:value-type="float">
            <text:p>0.26799</text:p>
          </table:table-cell>
          <table:table-cell table:number-columns-repeated="16357"/>
        </table:table-row>
        <table:table-row table:style-name="ro2">
          <table:covered-table-cell/>
          <table:table-cell office:value-type="string" calcext:value-type="string">
            <text:p>conc feat tonaless </text:p>
          </table:table-cell>
          <table:table-cell office:value-type="float" office:value="0.2968" calcext:value-type="float">
            <text:p>0.29680</text:p>
          </table:table-cell>
          <table:table-cell table:number-columns-repeated="3" office:value-type="float" office:value="0.6097" calcext:value-type="float">
            <text:p>0.60970</text:p>
          </table:table-cell>
          <table:table-cell table:number-columns-repeated="2" office:value-type="float" office:value="0.6079" calcext:value-type="float">
            <text:p>0.60790</text:p>
          </table:table-cell>
          <table:table-cell table:number-columns-repeated="2" office:value-type="float" office:value="0.6097" calcext:value-type="float">
            <text:p>0.60970</text:p>
          </table:table-cell>
          <table:table-cell table:number-columns-repeated="3" office:value-type="float" office:value="0.6079" calcext:value-type="float">
            <text:p>0.60790</text:p>
          </table:table-cell>
          <table:table-cell table:number-columns-repeated="3" office:value-type="float" office:value="0.6097" calcext:value-type="float">
            <text:p>0.60970</text:p>
          </table:table-cell>
          <table:table-cell table:number-columns-repeated="2" office:value-type="float" office:value="0.6079" calcext:value-type="float">
            <text:p>0.60790</text:p>
          </table:table-cell>
          <table:table-cell office:value-type="float" office:value="0.613309352517986" calcext:value-type="float">
            <text:p>0.61331</text:p>
          </table:table-cell>
          <table:table-cell office:value-type="float" office:value="0.600719424460432" calcext:value-type="float">
            <text:p>0.60072</text:p>
          </table:table-cell>
          <table:table-cell office:value-type="float" office:value="0.60431654676259" calcext:value-type="float">
            <text:p>0.60432</text:p>
          </table:table-cell>
          <table:table-cell office:value-type="float" office:value="0.611510791366906" calcext:value-type="float">
            <text:p>0.61151</text:p>
          </table:table-cell>
          <table:table-cell office:value-type="float" office:value="0.600719424460432" calcext:value-type="float">
            <text:p>0.60072</text:p>
          </table:table-cell>
          <table:table-cell office:value-type="float" office:value="0.60431654676259" calcext:value-type="float">
            <text:p>0.60432</text:p>
          </table:table-cell>
          <table:table-cell office:value-type="float" office:value="0.613309352517986" calcext:value-type="float">
            <text:p>0.61331</text:p>
          </table:table-cell>
          <table:table-cell office:value-type="float" office:value="0.600719424460432" calcext:value-type="float">
            <text:p>0.60072</text:p>
          </table:table-cell>
          <table:table-cell office:value-type="float" office:value="0.602517985611511" calcext:value-type="float">
            <text:p>0.60252</text:p>
          </table:table-cell>
          <table:table-cell table:number-columns-repeated="16357"/>
        </table:table-row>
        <table:table-row table:style-name="ro2">
          <table:covered-table-cell/>
          <table:table-cell office:value-type="string" calcext:value-type="string">
            <text:p>conc feat time </text:p>
          </table:table-cell>
          <table:table-cell table:number-columns-repeated="16" office:value-type="float" office:value="0.2374" calcext:value-type="float">
            <text:p>0.23740</text:p>
          </table:table-cell>
          <table:table-cell table:number-columns-repeated="9" office:value-type="float" office:value="0.237410071942446" calcext:value-type="float">
            <text:p>0.23741</text:p>
          </table:table-cell>
          <table:table-cell table:number-columns-repeated="16357"/>
        </table:table-row>
        <table:table-row table:style-name="ro2">
          <table:covered-table-cell/>
          <table:table-cell office:value-type="string" calcext:value-type="string">
            <text:p>conc avg feat all </text:p>
          </table:table-cell>
          <table:table-cell office:value-type="float" office:value="0.2374" calcext:value-type="float">
            <text:p>0.23740</text:p>
          </table:table-cell>
          <table:table-cell office:value-type="float" office:value="0.2392" calcext:value-type="float">
            <text:p>0.23920</text:p>
          </table:table-cell>
          <table:table-cell office:value-type="float" office:value="0.241" calcext:value-type="float">
            <text:p>0.24100</text:p>
          </table:table-cell>
          <table:table-cell table:number-columns-repeated="2" office:value-type="float" office:value="0.2374" calcext:value-type="float">
            <text:p>0.23740</text:p>
          </table:table-cell>
          <table:table-cell office:value-type="float" office:value="0.2392" calcext:value-type="float">
            <text:p>0.23920</text:p>
          </table:table-cell>
          <table:table-cell office:value-type="float" office:value="0.241" calcext:value-type="float">
            <text:p>0.24100</text:p>
          </table:table-cell>
          <table:table-cell table:number-columns-repeated="3" office:value-type="float" office:value="0.2392" calcext:value-type="float">
            <text:p>0.23920</text:p>
          </table:table-cell>
          <table:table-cell office:value-type="float" office:value="0.241" calcext:value-type="float">
            <text:p>0.24100</text:p>
          </table:table-cell>
          <table:table-cell table:number-columns-repeated="3" office:value-type="float" office:value="0.2392" calcext:value-type="float">
            <text:p>0.23920</text:p>
          </table:table-cell>
          <table:table-cell office:value-type="float" office:value="0.241" calcext:value-type="float">
            <text:p>0.24100</text:p>
          </table:table-cell>
          <table:table-cell office:value-type="float" office:value="0.2392" calcext:value-type="float">
            <text:p>0.23920</text:p>
          </table:table-cell>
          <table:table-cell office:value-type="float" office:value="0.239208633093525" calcext:value-type="float">
            <text:p>0.23921</text:p>
          </table:table-cell>
          <table:table-cell office:value-type="float" office:value="0.241007194244604" calcext:value-type="float">
            <text:p>0.24101</text:p>
          </table:table-cell>
          <table:table-cell office:value-type="float" office:value="0.233812949640288" calcext:value-type="float">
            <text:p>0.23381</text:p>
          </table:table-cell>
          <table:table-cell office:value-type="float" office:value="0.239208633093525" calcext:value-type="float">
            <text:p>0.23921</text:p>
          </table:table-cell>
          <table:table-cell office:value-type="float" office:value="0.241007194244604" calcext:value-type="float">
            <text:p>0.24101</text:p>
          </table:table-cell>
          <table:table-cell office:value-type="float" office:value="0.232014388489209" calcext:value-type="float">
            <text:p>0.23201</text:p>
          </table:table-cell>
          <table:table-cell office:value-type="float" office:value="0.237410071942446" calcext:value-type="float">
            <text:p>0.23741</text:p>
          </table:table-cell>
          <table:table-cell office:value-type="float" office:value="0.241007194244604" calcext:value-type="float">
            <text:p>0.24101</text:p>
          </table:table-cell>
          <table:table-cell office:value-type="float" office:value="0.232014388489209" calcext:value-type="float">
            <text:p>0.23201</text:p>
          </table:table-cell>
          <table:table-cell table:number-columns-repeated="16357"/>
        </table:table-row>
        <table:table-row table:style-name="ro2">
          <table:covered-table-cell/>
          <table:table-cell office:value-type="string" calcext:value-type="string">
            <text:p>conc avg feat spectral </text:p>
          </table:table-cell>
          <table:table-cell office:value-type="float" office:value="0.2374" calcext:value-type="float">
            <text:p>0.23740</text:p>
          </table:table-cell>
          <table:table-cell office:value-type="float" office:value="0.2392" calcext:value-type="float">
            <text:p>0.23920</text:p>
          </table:table-cell>
          <table:table-cell office:value-type="float" office:value="0.241" calcext:value-type="float">
            <text:p>0.24100</text:p>
          </table:table-cell>
          <table:table-cell table:number-columns-repeated="2" office:value-type="float" office:value="0.2374" calcext:value-type="float">
            <text:p>0.23740</text:p>
          </table:table-cell>
          <table:table-cell office:value-type="float" office:value="0.2392" calcext:value-type="float">
            <text:p>0.23920</text:p>
          </table:table-cell>
          <table:table-cell office:value-type="float" office:value="0.241" calcext:value-type="float">
            <text:p>0.24100</text:p>
          </table:table-cell>
          <table:table-cell table:number-columns-repeated="3" office:value-type="float" office:value="0.2392" calcext:value-type="float">
            <text:p>0.23920</text:p>
          </table:table-cell>
          <table:table-cell office:value-type="float" office:value="0.241" calcext:value-type="float">
            <text:p>0.24100</text:p>
          </table:table-cell>
          <table:table-cell table:number-columns-repeated="3" office:value-type="float" office:value="0.2392" calcext:value-type="float">
            <text:p>0.23920</text:p>
          </table:table-cell>
          <table:table-cell office:value-type="float" office:value="0.241" calcext:value-type="float">
            <text:p>0.24100</text:p>
          </table:table-cell>
          <table:table-cell office:value-type="float" office:value="0.2392" calcext:value-type="float">
            <text:p>0.23920</text:p>
          </table:table-cell>
          <table:table-cell office:value-type="float" office:value="0.239208633093525" calcext:value-type="float">
            <text:p>0.23921</text:p>
          </table:table-cell>
          <table:table-cell office:value-type="float" office:value="0.241007194244604" calcext:value-type="float">
            <text:p>0.24101</text:p>
          </table:table-cell>
          <table:table-cell office:value-type="float" office:value="0.233812949640288" calcext:value-type="float">
            <text:p>0.23381</text:p>
          </table:table-cell>
          <table:table-cell office:value-type="float" office:value="0.239208633093525" calcext:value-type="float">
            <text:p>0.23921</text:p>
          </table:table-cell>
          <table:table-cell office:value-type="float" office:value="0.241007194244604" calcext:value-type="float">
            <text:p>0.24101</text:p>
          </table:table-cell>
          <table:table-cell office:value-type="float" office:value="0.232014388489209" calcext:value-type="float">
            <text:p>0.23201</text:p>
          </table:table-cell>
          <table:table-cell office:value-type="float" office:value="0.237410071942446" calcext:value-type="float">
            <text:p>0.23741</text:p>
          </table:table-cell>
          <table:table-cell office:value-type="float" office:value="0.241007194244604" calcext:value-type="float">
            <text:p>0.24101</text:p>
          </table:table-cell>
          <table:table-cell office:value-type="float" office:value="0.232014388489209" calcext:value-type="float">
            <text:p>0.23201</text:p>
          </table:table-cell>
          <table:table-cell table:number-columns-repeated="16357"/>
        </table:table-row>
        <table:table-row table:style-name="ro2">
          <table:covered-table-cell/>
          <table:table-cell office:value-type="string" calcext:value-type="string">
            <text:p>conc avg feat tonaless </text:p>
          </table:table-cell>
          <table:table-cell office:value-type="float" office:value="0.3165" calcext:value-type="float">
            <text:p>0.31650</text:p>
          </table:table-cell>
          <table:table-cell office:value-type="float" office:value="0.518" calcext:value-type="float">
            <text:p>0.51800</text:p>
          </table:table-cell>
          <table:table-cell office:value-type="float" office:value="0.5162" calcext:value-type="float">
            <text:p>0.51620</text:p>
          </table:table-cell>
          <table:table-cell office:value-type="float" office:value="0.5054" calcext:value-type="float">
            <text:p>0.50540</text:p>
          </table:table-cell>
          <table:table-cell table:number-columns-repeated="3" office:value-type="float" office:value="0.5198" calcext:value-type="float">
            <text:p>0.51980</text:p>
          </table:table-cell>
          <table:table-cell office:value-type="float" office:value="0.5054" calcext:value-type="float">
            <text:p>0.50540</text:p>
          </table:table-cell>
          <table:table-cell office:value-type="float" office:value="0.5198" calcext:value-type="float">
            <text:p>0.51980</text:p>
          </table:table-cell>
          <table:table-cell office:value-type="float" office:value="0.5216" calcext:value-type="float">
            <text:p>0.52160</text:p>
          </table:table-cell>
          <table:table-cell office:value-type="float" office:value="0.5198" calcext:value-type="float">
            <text:p>0.51980</text:p>
          </table:table-cell>
          <table:table-cell office:value-type="float" office:value="0.5072" calcext:value-type="float">
            <text:p>0.50720</text:p>
          </table:table-cell>
          <table:table-cell table:number-columns-repeated="3" office:value-type="float" office:value="0.5198" calcext:value-type="float">
            <text:p>0.51980</text:p>
          </table:table-cell>
          <table:table-cell office:value-type="float" office:value="0.5072" calcext:value-type="float">
            <text:p>0.50720</text:p>
          </table:table-cell>
          <table:table-cell office:value-type="float" office:value="0.507194244604317" calcext:value-type="float">
            <text:p>0.50719</text:p>
          </table:table-cell>
          <table:table-cell office:value-type="float" office:value="0.503597122302158" calcext:value-type="float">
            <text:p>0.50360</text:p>
          </table:table-cell>
          <table:table-cell office:value-type="float" office:value="0.501798561151079" calcext:value-type="float">
            <text:p>0.50180</text:p>
          </table:table-cell>
          <table:table-cell office:value-type="float" office:value="0.505395683453237" calcext:value-type="float">
            <text:p>0.50540</text:p>
          </table:table-cell>
          <table:table-cell office:value-type="float" office:value="0.508992805755396" calcext:value-type="float">
            <text:p>0.50899</text:p>
          </table:table-cell>
          <table:table-cell office:value-type="float" office:value="0.503597122302158" calcext:value-type="float">
            <text:p>0.50360</text:p>
          </table:table-cell>
          <table:table-cell office:value-type="float" office:value="0.512589928057554" calcext:value-type="float">
            <text:p>0.51259</text:p>
          </table:table-cell>
          <table:table-cell office:value-type="float" office:value="0.516187050359712" calcext:value-type="float">
            <text:p>0.51619</text:p>
          </table:table-cell>
          <table:table-cell office:value-type="float" office:value="0.503597122302158" calcext:value-type="float">
            <text:p>0.50360</text:p>
          </table:table-cell>
          <table:table-cell table:number-columns-repeated="16357"/>
        </table:table-row>
        <table:table-row table:style-name="ro2">
          <table:covered-table-cell/>
          <table:table-cell office:value-type="string" calcext:value-type="string">
            <text:p>conc avg feat time </text:p>
          </table:table-cell>
          <table:table-cell table:number-columns-repeated="16" office:value-type="float" office:value="0.2122" calcext:value-type="float">
            <text:p>0.21220</text:p>
          </table:table-cell>
          <table:table-cell table:number-columns-repeated="9" office:value-type="float" office:value="0.212230215827338" calcext:value-type="float">
            <text:p>0.21223</text:p>
          </table:table-cell>
          <table:table-cell table:number-columns-repeated="16357"/>
        </table:table-row>
        <table:table-row table:style-name="ro2">
          <table:covered-table-cell/>
          <table:table-cell office:value-type="string" calcext:value-type="string">
            <text:p>feat SpectralCentroid </text:p>
          </table:table-cell>
          <table:table-cell table:number-columns-repeated="3" office:value-type="float" office:value="0.3561" calcext:value-type="float">
            <text:p>0.35610</text:p>
          </table:table-cell>
          <table:table-cell office:value-type="float" office:value="0.3615" calcext:value-type="float">
            <text:p>0.36150</text:p>
          </table:table-cell>
          <table:table-cell table:number-columns-repeated="3" office:value-type="float" office:value="0.3579" calcext:value-type="float">
            <text:p>0.35790</text:p>
          </table:table-cell>
          <table:table-cell office:value-type="float" office:value="0.3615" calcext:value-type="float">
            <text:p>0.36150</text:p>
          </table:table-cell>
          <table:table-cell office:value-type="float" office:value="0.3597" calcext:value-type="float">
            <text:p>0.35970</text:p>
          </table:table-cell>
          <table:table-cell table:number-columns-repeated="2" office:value-type="float" office:value="0.3579" calcext:value-type="float">
            <text:p>0.35790</text:p>
          </table:table-cell>
          <table:table-cell office:value-type="float" office:value="0.3615" calcext:value-type="float">
            <text:p>0.36150</text:p>
          </table:table-cell>
          <table:table-cell table:number-columns-repeated="3" office:value-type="float" office:value="0.3579" calcext:value-type="float">
            <text:p>0.35790</text:p>
          </table:table-cell>
          <table:table-cell office:value-type="float" office:value="0.3633" calcext:value-type="float">
            <text:p>0.36330</text:p>
          </table:table-cell>
          <table:table-cell office:value-type="float" office:value="0.363309352517986" calcext:value-type="float">
            <text:p>0.36331</text:p>
          </table:table-cell>
          <table:table-cell office:value-type="float" office:value="0.365107913669065" calcext:value-type="float">
            <text:p>0.36511</text:p>
          </table:table-cell>
          <table:table-cell office:value-type="float" office:value="0.37410071942446" calcext:value-type="float">
            <text:p>0.37410</text:p>
          </table:table-cell>
          <table:table-cell office:value-type="float" office:value="0.361510791366906" calcext:value-type="float">
            <text:p>0.36151</text:p>
          </table:table-cell>
          <table:table-cell office:value-type="float" office:value="0.366906474820144" calcext:value-type="float">
            <text:p>0.36691</text:p>
          </table:table-cell>
          <table:table-cell office:value-type="float" office:value="0.370503597122302" calcext:value-type="float">
            <text:p>0.37050</text:p>
          </table:table-cell>
          <table:table-cell office:value-type="float" office:value="0.361510791366906" calcext:value-type="float">
            <text:p>0.36151</text:p>
          </table:table-cell>
          <table:table-cell office:value-type="float" office:value="0.365107913669065" calcext:value-type="float">
            <text:p>0.36511</text:p>
          </table:table-cell>
          <table:table-cell office:value-type="float" office:value="0.370503597122302" calcext:value-type="float">
            <text:p>0.37050</text:p>
          </table:table-cell>
          <table:table-cell table:number-columns-repeated="16357"/>
        </table:table-row>
        <table:table-row table:style-name="ro2">
          <table:covered-table-cell/>
          <table:table-cell office:value-type="string" calcext:value-type="string">
            <text:p>feat SpectralCrestFactor </text:p>
          </table:table-cell>
          <table:table-cell office:value-type="float" office:value="0.6187" calcext:value-type="float">
            <text:p>0.61870</text:p>
          </table:table-cell>
          <table:table-cell office:value-type="float" office:value="0.6169" calcext:value-type="float">
            <text:p>0.61690</text:p>
          </table:table-cell>
          <table:table-cell table:number-columns-repeated="2" office:value-type="float" office:value="0.6187" calcext:value-type="float">
            <text:p>0.61870</text:p>
          </table:table-cell>
          <table:table-cell office:value-type="float" office:value="0.6169" calcext:value-type="float">
            <text:p>0.61690</text:p>
          </table:table-cell>
          <table:table-cell office:value-type="float" office:value="0.6151" calcext:value-type="float">
            <text:p>0.61510</text:p>
          </table:table-cell>
          <table:table-cell table:number-columns-repeated="2" office:value-type="float" office:value="0.6187" calcext:value-type="float">
            <text:p>0.61870</text:p>
          </table:table-cell>
          <table:table-cell office:value-type="float" office:value="0.6169" calcext:value-type="float">
            <text:p>0.61690</text:p>
          </table:table-cell>
          <table:table-cell table:number-columns-repeated="2" office:value-type="float" office:value="0.6151" calcext:value-type="float">
            <text:p>0.61510</text:p>
          </table:table-cell>
          <table:table-cell office:value-type="float" office:value="0.6187" calcext:value-type="float">
            <text:p>0.61870</text:p>
          </table:table-cell>
          <table:table-cell office:value-type="float" office:value="0.6169" calcext:value-type="float">
            <text:p>0.61690</text:p>
          </table:table-cell>
          <table:table-cell table:number-columns-repeated="2" office:value-type="float" office:value="0.6151" calcext:value-type="float">
            <text:p>0.61510</text:p>
          </table:table-cell>
          <table:table-cell office:value-type="float" office:value="0.6169" calcext:value-type="float">
            <text:p>0.61690</text:p>
          </table:table-cell>
          <table:table-cell office:value-type="float" office:value="0.622302158273381" calcext:value-type="float">
            <text:p>0.62230</text:p>
          </table:table-cell>
          <table:table-cell office:value-type="float" office:value="0.618705035971223" calcext:value-type="float">
            <text:p>0.61871</text:p>
          </table:table-cell>
          <table:table-cell office:value-type="float" office:value="0.616906474820144" calcext:value-type="float">
            <text:p>0.61691</text:p>
          </table:table-cell>
          <table:table-cell office:value-type="float" office:value="0.618705035971223" calcext:value-type="float">
            <text:p>0.61871</text:p>
          </table:table-cell>
          <table:table-cell table:number-columns-repeated="2" office:value-type="float" office:value="0.616906474820144" calcext:value-type="float">
            <text:p>0.61691</text:p>
          </table:table-cell>
          <table:table-cell table:number-columns-repeated="2" office:value-type="float" office:value="0.618705035971223" calcext:value-type="float">
            <text:p>0.61871</text:p>
          </table:table-cell>
          <table:table-cell office:value-type="float" office:value="0.616906474820144" calcext:value-type="float">
            <text:p>0.61691</text:p>
          </table:table-cell>
          <table:table-cell table:number-columns-repeated="16357"/>
        </table:table-row>
        <table:table-row table:style-name="ro2">
          <table:covered-table-cell/>
          <table:table-cell office:value-type="string" calcext:value-type="string">
            <text:p>feat SpectralDecrease </text:p>
          </table:table-cell>
          <table:table-cell office:value-type="float" office:value="0.4442" calcext:value-type="float">
            <text:p>0.44420</text:p>
          </table:table-cell>
          <table:table-cell office:value-type="float" office:value="0.4568" calcext:value-type="float">
            <text:p>0.45680</text:p>
          </table:table-cell>
          <table:table-cell office:value-type="float" office:value="0.4586" calcext:value-type="float">
            <text:p>0.45860</text:p>
          </table:table-cell>
          <table:table-cell office:value-type="float" office:value="0.4802" calcext:value-type="float">
            <text:p>0.48020</text:p>
          </table:table-cell>
          <table:table-cell office:value-type="float" office:value="0.4442" calcext:value-type="float">
            <text:p>0.44420</text:p>
          </table:table-cell>
          <table:table-cell office:value-type="float" office:value="0.4568" calcext:value-type="float">
            <text:p>0.45680</text:p>
          </table:table-cell>
          <table:table-cell office:value-type="float" office:value="0.4604" calcext:value-type="float">
            <text:p>0.46040</text:p>
          </table:table-cell>
          <table:table-cell office:value-type="float" office:value="0.482" calcext:value-type="float">
            <text:p>0.48200</text:p>
          </table:table-cell>
          <table:table-cell office:value-type="float" office:value="0.4442" calcext:value-type="float">
            <text:p>0.44420</text:p>
          </table:table-cell>
          <table:table-cell office:value-type="float" office:value="0.4586" calcext:value-type="float">
            <text:p>0.45860</text:p>
          </table:table-cell>
          <table:table-cell office:value-type="float" office:value="0.4604" calcext:value-type="float">
            <text:p>0.46040</text:p>
          </table:table-cell>
          <table:table-cell office:value-type="float" office:value="0.4802" calcext:value-type="float">
            <text:p>0.48020</text:p>
          </table:table-cell>
          <table:table-cell office:value-type="float" office:value="0.4442" calcext:value-type="float">
            <text:p>0.44420</text:p>
          </table:table-cell>
          <table:table-cell office:value-type="float" office:value="0.4586" calcext:value-type="float">
            <text:p>0.45860</text:p>
          </table:table-cell>
          <table:table-cell office:value-type="float" office:value="0.4604" calcext:value-type="float">
            <text:p>0.46040</text:p>
          </table:table-cell>
          <table:table-cell office:value-type="float" office:value="0.4802" calcext:value-type="float">
            <text:p>0.48020</text:p>
          </table:table-cell>
          <table:table-cell office:value-type="float" office:value="0.469424460431655" calcext:value-type="float">
            <text:p>0.46942</text:p>
          </table:table-cell>
          <table:table-cell table:number-columns-repeated="2" office:value-type="float" office:value="0.440647482014388" calcext:value-type="float">
            <text:p>0.44065</text:p>
          </table:table-cell>
          <table:table-cell office:value-type="float" office:value="0.469424460431655" calcext:value-type="float">
            <text:p>0.46942</text:p>
          </table:table-cell>
          <table:table-cell table:number-columns-repeated="2" office:value-type="float" office:value="0.442446043165468" calcext:value-type="float">
            <text:p>0.44245</text:p>
          </table:table-cell>
          <table:table-cell office:value-type="float" office:value="0.467625899280576" calcext:value-type="float">
            <text:p>0.46763</text:p>
          </table:table-cell>
          <table:table-cell office:value-type="float" office:value="0.444244604316547" calcext:value-type="float">
            <text:p>0.44424</text:p>
          </table:table-cell>
          <table:table-cell office:value-type="float" office:value="0.438848920863309" calcext:value-type="float">
            <text:p>0.43885</text:p>
          </table:table-cell>
          <table:table-cell table:number-columns-repeated="16357"/>
        </table:table-row>
        <table:table-row table:style-name="ro2">
          <table:covered-table-cell/>
          <table:table-cell office:value-type="string" calcext:value-type="string">
            <text:p>feat SpectralFlatness </text:p>
          </table:table-cell>
          <table:table-cell office:value-type="float" office:value="0.3183" calcext:value-type="float">
            <text:p>0.31830</text:p>
          </table:table-cell>
          <table:table-cell table:number-columns-repeated="15" office:value-type="float" office:value="0.6655" calcext:value-type="float">
            <text:p>0.66550</text:p>
          </table:table-cell>
          <table:table-cell table:number-columns-repeated="9" office:value-type="float" office:value="0.665467625899281" calcext:value-type="float">
            <text:p>0.66547</text:p>
          </table:table-cell>
          <table:table-cell table:number-columns-repeated="16357"/>
        </table:table-row>
        <table:table-row table:style-name="ro2">
          <table:covered-table-cell/>
          <table:table-cell office:value-type="string" calcext:value-type="string">
            <text:p>feat SpectralFlux </text:p>
          </table:table-cell>
          <table:table-cell table:number-columns-repeated="2" office:value-type="float" office:value="0.5594" calcext:value-type="float">
            <text:p>0.55940</text:p>
          </table:table-cell>
          <table:table-cell office:value-type="float" office:value="0.5576" calcext:value-type="float">
            <text:p>0.55760</text:p>
          </table:table-cell>
          <table:table-cell office:value-type="float" office:value="0.554" calcext:value-type="float">
            <text:p>0.55400</text:p>
          </table:table-cell>
          <table:table-cell table:number-columns-repeated="2" office:value-type="float" office:value="0.5594" calcext:value-type="float">
            <text:p>0.55940</text:p>
          </table:table-cell>
          <table:table-cell office:value-type="float" office:value="0.5576" calcext:value-type="float">
            <text:p>0.55760</text:p>
          </table:table-cell>
          <table:table-cell office:value-type="float" office:value="0.554" calcext:value-type="float">
            <text:p>0.55400</text:p>
          </table:table-cell>
          <table:table-cell table:number-columns-repeated="2" office:value-type="float" office:value="0.5594" calcext:value-type="float">
            <text:p>0.55940</text:p>
          </table:table-cell>
          <table:table-cell office:value-type="float" office:value="0.5576" calcext:value-type="float">
            <text:p>0.55760</text:p>
          </table:table-cell>
          <table:table-cell office:value-type="float" office:value="0.554" calcext:value-type="float">
            <text:p>0.55400</text:p>
          </table:table-cell>
          <table:table-cell table:number-columns-repeated="2" office:value-type="float" office:value="0.5594" calcext:value-type="float">
            <text:p>0.55940</text:p>
          </table:table-cell>
          <table:table-cell office:value-type="float" office:value="0.5576" calcext:value-type="float">
            <text:p>0.55760</text:p>
          </table:table-cell>
          <table:table-cell office:value-type="float" office:value="0.554" calcext:value-type="float">
            <text:p>0.55400</text:p>
          </table:table-cell>
          <table:table-cell office:value-type="float" office:value="0.553956834532374" calcext:value-type="float">
            <text:p>0.55396</text:p>
          </table:table-cell>
          <table:table-cell table:number-columns-repeated="2" office:value-type="float" office:value="0.555755395683453" calcext:value-type="float">
            <text:p>0.55576</text:p>
          </table:table-cell>
          <table:table-cell office:value-type="float" office:value="0.553956834532374" calcext:value-type="float">
            <text:p>0.55396</text:p>
          </table:table-cell>
          <table:table-cell table:number-columns-repeated="2" office:value-type="float" office:value="0.555755395683453" calcext:value-type="float">
            <text:p>0.55576</text:p>
          </table:table-cell>
          <table:table-cell office:value-type="float" office:value="0.553956834532374" calcext:value-type="float">
            <text:p>0.55396</text:p>
          </table:table-cell>
          <table:table-cell table:number-columns-repeated="2" office:value-type="float" office:value="0.555755395683453" calcext:value-type="float">
            <text:p>0.55576</text:p>
          </table:table-cell>
          <table:table-cell table:number-columns-repeated="16357"/>
        </table:table-row>
        <table:table-row table:style-name="ro2">
          <table:covered-table-cell/>
          <table:table-cell office:value-type="string" calcext:value-type="string">
            <text:p>feat SpectralRolloff </text:p>
          </table:table-cell>
          <table:table-cell table:number-columns-repeated="2" office:value-type="float" office:value="0.3273" calcext:value-type="float">
            <text:p>0.32730</text:p>
          </table:table-cell>
          <table:table-cell office:value-type="float" office:value="0.3255" calcext:value-type="float">
            <text:p>0.32550</text:p>
          </table:table-cell>
          <table:table-cell office:value-type="float" office:value="0.3237" calcext:value-type="float">
            <text:p>0.32370</text:p>
          </table:table-cell>
          <table:table-cell table:number-columns-repeated="3" office:value-type="float" office:value="0.3273" calcext:value-type="float">
            <text:p>0.32730</text:p>
          </table:table-cell>
          <table:table-cell office:value-type="float" office:value="0.3255" calcext:value-type="float">
            <text:p>0.32550</text:p>
          </table:table-cell>
          <table:table-cell table:number-columns-repeated="4" office:value-type="float" office:value="0.3273" calcext:value-type="float">
            <text:p>0.32730</text:p>
          </table:table-cell>
          <table:table-cell office:value-type="float" office:value="0.3291" calcext:value-type="float">
            <text:p>0.32910</text:p>
          </table:table-cell>
          <table:table-cell table:number-columns-repeated="3" office:value-type="float" office:value="0.3273" calcext:value-type="float">
            <text:p>0.32730</text:p>
          </table:table-cell>
          <table:table-cell table:number-columns-repeated="2" office:value-type="float" office:value="0.327338129496403" calcext:value-type="float">
            <text:p>0.32734</text:p>
          </table:table-cell>
          <table:table-cell office:value-type="float" office:value="0.325539568345324" calcext:value-type="float">
            <text:p>0.32554</text:p>
          </table:table-cell>
          <table:table-cell office:value-type="float" office:value="0.329136690647482" calcext:value-type="float">
            <text:p>0.32914</text:p>
          </table:table-cell>
          <table:table-cell office:value-type="float" office:value="0.321942446043165" calcext:value-type="float">
            <text:p>0.32194</text:p>
          </table:table-cell>
          <table:table-cell office:value-type="float" office:value="0.323741007194245" calcext:value-type="float">
            <text:p>0.32374</text:p>
          </table:table-cell>
          <table:table-cell office:value-type="float" office:value="0.329136690647482" calcext:value-type="float">
            <text:p>0.32914</text:p>
          </table:table-cell>
          <table:table-cell table:number-columns-repeated="2" office:value-type="float" office:value="0.325539568345324" calcext:value-type="float">
            <text:p>0.32554</text:p>
          </table:table-cell>
          <table:table-cell table:number-columns-repeated="16357"/>
        </table:table-row>
        <table:table-row table:style-name="ro2">
          <table:covered-table-cell/>
          <table:table-cell office:value-type="string" calcext:value-type="string">
            <text:p>feat SpectralSpread </text:p>
          </table:table-cell>
          <table:table-cell office:value-type="float" office:value="0.4568" calcext:value-type="float">
            <text:p>0.45680</text:p>
          </table:table-cell>
          <table:table-cell office:value-type="float" office:value="0.4586" calcext:value-type="float">
            <text:p>0.45860</text:p>
          </table:table-cell>
          <table:table-cell office:value-type="float" office:value="0.4568" calcext:value-type="float">
            <text:p>0.45680</text:p>
          </table:table-cell>
          <table:table-cell office:value-type="float" office:value="0.4622" calcext:value-type="float">
            <text:p>0.46220</text:p>
          </table:table-cell>
          <table:table-cell office:value-type="float" office:value="0.4568" calcext:value-type="float">
            <text:p>0.45680</text:p>
          </table:table-cell>
          <table:table-cell office:value-type="float" office:value="0.4586" calcext:value-type="float">
            <text:p>0.45860</text:p>
          </table:table-cell>
          <table:table-cell table:number-columns-repeated="2" office:value-type="float" office:value="0.4604" calcext:value-type="float">
            <text:p>0.46040</text:p>
          </table:table-cell>
          <table:table-cell office:value-type="float" office:value="0.4568" calcext:value-type="float">
            <text:p>0.45680</text:p>
          </table:table-cell>
          <table:table-cell office:value-type="float" office:value="0.4586" calcext:value-type="float">
            <text:p>0.45860</text:p>
          </table:table-cell>
          <table:table-cell office:value-type="float" office:value="0.4604" calcext:value-type="float">
            <text:p>0.46040</text:p>
          </table:table-cell>
          <table:table-cell office:value-type="float" office:value="0.4622" calcext:value-type="float">
            <text:p>0.46220</text:p>
          </table:table-cell>
          <table:table-cell table:number-columns-repeated="2" office:value-type="float" office:value="0.4586" calcext:value-type="float">
            <text:p>0.45860</text:p>
          </table:table-cell>
          <table:table-cell office:value-type="float" office:value="0.4604" calcext:value-type="float">
            <text:p>0.46040</text:p>
          </table:table-cell>
          <table:table-cell office:value-type="float" office:value="0.464" calcext:value-type="float">
            <text:p>0.46400</text:p>
          </table:table-cell>
          <table:table-cell office:value-type="float" office:value="0.467625899280576" calcext:value-type="float">
            <text:p>0.46763</text:p>
          </table:table-cell>
          <table:table-cell table:number-columns-repeated="2" office:value-type="float" office:value="0.455035971223022" calcext:value-type="float">
            <text:p>0.45504</text:p>
          </table:table-cell>
          <table:table-cell office:value-type="float" office:value="0.467625899280576" calcext:value-type="float">
            <text:p>0.46763</text:p>
          </table:table-cell>
          <table:table-cell office:value-type="float" office:value="0.45863309352518" calcext:value-type="float">
            <text:p>0.45863</text:p>
          </table:table-cell>
          <table:table-cell office:value-type="float" office:value="0.456834532374101" calcext:value-type="float">
            <text:p>0.45683</text:p>
          </table:table-cell>
          <table:table-cell office:value-type="float" office:value="0.465827338129496" calcext:value-type="float">
            <text:p>0.46583</text:p>
          </table:table-cell>
          <table:table-cell office:value-type="float" office:value="0.45863309352518" calcext:value-type="float">
            <text:p>0.45863</text:p>
          </table:table-cell>
          <table:table-cell office:value-type="float" office:value="0.456834532374101" calcext:value-type="float">
            <text:p>0.45683</text:p>
          </table:table-cell>
          <table:table-cell table:number-columns-repeated="16357"/>
        </table:table-row>
        <table:table-row table:style-name="ro2">
          <table:covered-table-cell/>
          <table:table-cell office:value-type="string" calcext:value-type="string">
            <text:p>feat SpectralTonalPowerRatio </text:p>
          </table:table-cell>
          <table:table-cell table:number-columns-repeated="9" office:value-type="float" office:value="0.5773" calcext:value-type="float">
            <text:p>0.57730</text:p>
          </table:table-cell>
          <table:table-cell office:value-type="float" office:value="0.5755" calcext:value-type="float">
            <text:p>0.57550</text:p>
          </table:table-cell>
          <table:table-cell table:number-columns-repeated="2" office:value-type="float" office:value="0.5773" calcext:value-type="float">
            <text:p>0.57730</text:p>
          </table:table-cell>
          <table:table-cell table:number-columns-repeated="3" office:value-type="float" office:value="0.5755" calcext:value-type="float">
            <text:p>0.57550</text:p>
          </table:table-cell>
          <table:table-cell office:value-type="float" office:value="0.5773" calcext:value-type="float">
            <text:p>0.57730</text:p>
          </table:table-cell>
          <table:table-cell office:value-type="float" office:value="0.580935251798561" calcext:value-type="float">
            <text:p>0.58094</text:p>
          </table:table-cell>
          <table:table-cell office:value-type="float" office:value="0.570143884892086" calcext:value-type="float">
            <text:p>0.57014</text:p>
          </table:table-cell>
          <table:table-cell office:value-type="float" office:value="0.561151079136691" calcext:value-type="float">
            <text:p>0.56115</text:p>
          </table:table-cell>
          <table:table-cell office:value-type="float" office:value="0.580935251798561" calcext:value-type="float">
            <text:p>0.58094</text:p>
          </table:table-cell>
          <table:table-cell office:value-type="float" office:value="0.570143884892086" calcext:value-type="float">
            <text:p>0.57014</text:p>
          </table:table-cell>
          <table:table-cell office:value-type="float" office:value="0.561151079136691" calcext:value-type="float">
            <text:p>0.56115</text:p>
          </table:table-cell>
          <table:table-cell office:value-type="float" office:value="0.580935251798561" calcext:value-type="float">
            <text:p>0.58094</text:p>
          </table:table-cell>
          <table:table-cell office:value-type="float" office:value="0.570143884892086" calcext:value-type="float">
            <text:p>0.57014</text:p>
          </table:table-cell>
          <table:table-cell office:value-type="float" office:value="0.561151079136691" calcext:value-type="float">
            <text:p>0.56115</text:p>
          </table:table-cell>
          <table:table-cell table:number-columns-repeated="16357"/>
        </table:table-row>
        <table:table-row table:style-name="ro2">
          <table:covered-table-cell/>
          <table:table-cell office:value-type="string" calcext:value-type="string">
            <text:p>feat TimeZeroCrossingRate </text:p>
          </table:table-cell>
          <table:table-cell table:number-columns-repeated="16" office:value-type="float" office:value="0.4047" calcext:value-type="float">
            <text:p>0.40470</text:p>
          </table:table-cell>
          <table:table-cell table:number-columns-repeated="9" office:value-type="float" office:value="0.404676258992806" calcext:value-type="float">
            <text:p>0.40468</text:p>
          </table:table-cell>
          <table:table-cell table:number-columns-repeated="16357"/>
        </table:table-row>
        <table:table-row table:style-name="ro2">
          <table:covered-table-cell/>
          <table:table-cell office:value-type="string" calcext:value-type="string">
            <text:p>feat TimeAcfCoeff </text:p>
          </table:table-cell>
          <table:table-cell table:number-columns-repeated="16" office:value-type="float" office:value="0.5576" calcext:value-type="float">
            <text:p>0.55760</text:p>
          </table:table-cell>
          <table:table-cell table:number-columns-repeated="9" office:value-type="float" office:value="0.557553956834532" calcext:value-type="float">
            <text:p>0.55755</text:p>
          </table:table-cell>
          <table:table-cell table:number-columns-repeated="16357"/>
        </table:table-row>
        <table:table-row table:style-name="ro2">
          <table:covered-table-cell/>
          <table:table-cell office:value-type="string" calcext:value-type="string">
            <text:p>feat TimeMaxAcf </text:p>
          </table:table-cell>
          <table:table-cell table:number-columns-repeated="16" office:value-type="float" office:value="0.6475" calcext:value-type="float">
            <text:p>0.64750</text:p>
          </table:table-cell>
          <table:table-cell table:number-columns-repeated="9" office:value-type="float" office:value="0.647482014388489" calcext:value-type="float">
            <text:p>0.64748</text:p>
          </table:table-cell>
          <table:table-cell table:number-columns-repeated="16357"/>
        </table:table-row>
        <table:table-row table:style-name="ro2">
          <table:table-cell table:style-name="ce31" office:value-type="string" calcext:value-type="string" table:number-columns-spanned="1" table:number-rows-spanned="19">
            <text:p>STANDARDIZED</text:p>
          </table:table-cell>
          <table:table-cell table:style-name="ce16" office:value-type="string" calcext:value-type="string">
            <text:p>conc feat all STD</text:p>
          </table:table-cell>
          <table:table-cell office:value-type="float" office:value="0.0827" calcext:value-type="float">
            <text:p>0.08270</text:p>
          </table:table-cell>
          <table:table-cell office:value-type="float" office:value="0.2086" calcext:value-type="float">
            <text:p>0.20860</text:p>
          </table:table-cell>
          <table:table-cell office:value-type="float" office:value="0.2068" calcext:value-type="float">
            <text:p>0.20680</text:p>
          </table:table-cell>
          <table:table-cell office:value-type="float" office:value="0.205" calcext:value-type="float">
            <text:p>0.20500</text:p>
          </table:table-cell>
          <table:table-cell office:value-type="float" office:value="0.1583" calcext:value-type="float">
            <text:p>0.15830</text:p>
          </table:table-cell>
          <table:table-cell office:value-type="float" office:value="0.2086" calcext:value-type="float">
            <text:p>0.20860</text:p>
          </table:table-cell>
          <table:table-cell office:value-type="float" office:value="0.2068" calcext:value-type="float">
            <text:p>0.20680</text:p>
          </table:table-cell>
          <table:table-cell office:value-type="float" office:value="0.205" calcext:value-type="float">
            <text:p>0.20500</text:p>
          </table:table-cell>
          <table:table-cell office:value-type="float" office:value="0.1583" calcext:value-type="float">
            <text:p>0.15830</text:p>
          </table:table-cell>
          <table:table-cell office:value-type="float" office:value="0.2086" calcext:value-type="float">
            <text:p>0.20860</text:p>
          </table:table-cell>
          <table:table-cell office:value-type="float" office:value="0.2068" calcext:value-type="float">
            <text:p>0.20680</text:p>
          </table:table-cell>
          <table:table-cell office:value-type="float" office:value="0.205" calcext:value-type="float">
            <text:p>0.20500</text:p>
          </table:table-cell>
          <table:table-cell office:value-type="float" office:value="0.1583" calcext:value-type="float">
            <text:p>0.15830</text:p>
          </table:table-cell>
          <table:table-cell office:value-type="float" office:value="0.2086" calcext:value-type="float">
            <text:p>0.20860</text:p>
          </table:table-cell>
          <table:table-cell office:value-type="float" office:value="0.2068" calcext:value-type="float">
            <text:p>0.20680</text:p>
          </table:table-cell>
          <table:table-cell office:value-type="float" office:value="0.205" calcext:value-type="float">
            <text:p>0.20500</text:p>
          </table:table-cell>
          <table:table-cell office:value-type="float" office:value="0.203237410071942" calcext:value-type="float">
            <text:p>0.20324</text:p>
          </table:table-cell>
          <table:table-cell table:number-columns-repeated="7" office:value-type="float" office:value="0.205035971223022" calcext:value-type="float">
            <text:p>0.20504</text:p>
          </table:table-cell>
          <table:table-cell office:value-type="float" office:value="0.206834532374101" calcext:value-type="float">
            <text:p>0.20683</text:p>
          </table:table-cell>
          <table:table-cell table:number-columns-repeated="16357"/>
        </table:table-row>
        <table:table-row table:style-name="ro2">
          <table:covered-table-cell table:style-name="ce33"/>
          <table:table-cell table:style-name="ce17" office:value-type="string" calcext:value-type="string">
            <text:p>conc feat spectral STD</text:p>
          </table:table-cell>
          <table:table-cell office:value-type="float" office:value="0.1978" calcext:value-type="float">
            <text:p>0.19780</text:p>
          </table:table-cell>
          <table:table-cell office:value-type="float" office:value="0.232" calcext:value-type="float">
            <text:p>0.23200</text:p>
          </table:table-cell>
          <table:table-cell office:value-type="float" office:value="0.223" calcext:value-type="float">
            <text:p>0.22300</text:p>
          </table:table-cell>
          <table:table-cell office:value-type="float" office:value="0.2266" calcext:value-type="float">
            <text:p>0.22660</text:p>
          </table:table-cell>
          <table:table-cell office:value-type="float" office:value="0.1978" calcext:value-type="float">
            <text:p>0.19780</text:p>
          </table:table-cell>
          <table:table-cell office:value-type="float" office:value="0.232" calcext:value-type="float">
            <text:p>0.23200</text:p>
          </table:table-cell>
          <table:table-cell table:number-columns-repeated="2" office:value-type="float" office:value="0.2266" calcext:value-type="float">
            <text:p>0.22660</text:p>
          </table:table-cell>
          <table:table-cell office:value-type="float" office:value="0.1978" calcext:value-type="float">
            <text:p>0.19780</text:p>
          </table:table-cell>
          <table:table-cell office:value-type="float" office:value="0.232" calcext:value-type="float">
            <text:p>0.23200</text:p>
          </table:table-cell>
          <table:table-cell table:number-columns-repeated="2" office:value-type="float" office:value="0.2266" calcext:value-type="float">
            <text:p>0.22660</text:p>
          </table:table-cell>
          <table:table-cell office:value-type="float" office:value="0.1978" calcext:value-type="float">
            <text:p>0.19780</text:p>
          </table:table-cell>
          <table:table-cell office:value-type="float" office:value="0.232" calcext:value-type="float">
            <text:p>0.23200</text:p>
          </table:table-cell>
          <table:table-cell table:number-columns-repeated="2" office:value-type="float" office:value="0.2266" calcext:value-type="float">
            <text:p>0.22660</text:p>
          </table:table-cell>
          <table:table-cell office:value-type="float" office:value="0.22841726618705" calcext:value-type="float">
            <text:p>0.22842</text:p>
          </table:table-cell>
          <table:table-cell office:value-type="float" office:value="0.233812949640288" calcext:value-type="float">
            <text:p>0.23381</text:p>
          </table:table-cell>
          <table:table-cell office:value-type="float" office:value="0.232014388489209" calcext:value-type="float">
            <text:p>0.23201</text:p>
          </table:table-cell>
          <table:table-cell office:value-type="float" office:value="0.22841726618705" calcext:value-type="float">
            <text:p>0.22842</text:p>
          </table:table-cell>
          <table:table-cell office:value-type="float" office:value="0.233812949640288" calcext:value-type="float">
            <text:p>0.23381</text:p>
          </table:table-cell>
          <table:table-cell office:value-type="float" office:value="0.232014388489209" calcext:value-type="float">
            <text:p>0.23201</text:p>
          </table:table-cell>
          <table:table-cell office:value-type="float" office:value="0.22841726618705" calcext:value-type="float">
            <text:p>0.22842</text:p>
          </table:table-cell>
          <table:table-cell office:value-type="float" office:value="0.233812949640288" calcext:value-type="float">
            <text:p>0.23381</text:p>
          </table:table-cell>
          <table:table-cell office:value-type="float" office:value="0.232014388489209" calcext:value-type="float">
            <text:p>0.23201</text:p>
          </table:table-cell>
          <table:table-cell table:number-columns-repeated="16357"/>
        </table:table-row>
        <table:table-row table:style-name="ro2">
          <table:covered-table-cell table:style-name="ce33"/>
          <table:table-cell table:style-name="ce17" office:value-type="string" calcext:value-type="string">
            <text:p>conc feat tonaless STD</text:p>
          </table:table-cell>
          <table:table-cell office:value-type="float" office:value="0.2806" calcext:value-type="float">
            <text:p>0.28060</text:p>
          </table:table-cell>
          <table:table-cell office:value-type="float" office:value="0.5342" calcext:value-type="float">
            <text:p>0.53420</text:p>
          </table:table-cell>
          <table:table-cell table:number-columns-repeated="2" office:value-type="float" office:value="0.5324" calcext:value-type="float">
            <text:p>0.53240</text:p>
          </table:table-cell>
          <table:table-cell table:number-columns-repeated="2" office:value-type="float" office:value="0.5342" calcext:value-type="float">
            <text:p>0.53420</text:p>
          </table:table-cell>
          <table:table-cell table:number-columns-repeated="2" office:value-type="float" office:value="0.5324" calcext:value-type="float">
            <text:p>0.53240</text:p>
          </table:table-cell>
          <table:table-cell office:value-type="float" office:value="0.536" calcext:value-type="float">
            <text:p>0.53600</text:p>
          </table:table-cell>
          <table:table-cell office:value-type="float" office:value="0.5342" calcext:value-type="float">
            <text:p>0.53420</text:p>
          </table:table-cell>
          <table:table-cell table:number-columns-repeated="2" office:value-type="float" office:value="0.5324" calcext:value-type="float">
            <text:p>0.53240</text:p>
          </table:table-cell>
          <table:table-cell office:value-type="float" office:value="0.5378" calcext:value-type="float">
            <text:p>0.53780</text:p>
          </table:table-cell>
          <table:table-cell office:value-type="float" office:value="0.536" calcext:value-type="float">
            <text:p>0.53600</text:p>
          </table:table-cell>
          <table:table-cell office:value-type="float" office:value="0.5342" calcext:value-type="float">
            <text:p>0.53420</text:p>
          </table:table-cell>
          <table:table-cell office:value-type="float" office:value="0.5324" calcext:value-type="float">
            <text:p>0.53240</text:p>
          </table:table-cell>
          <table:table-cell office:value-type="float" office:value="0.537769784172662" calcext:value-type="float">
            <text:p>0.53777</text:p>
          </table:table-cell>
          <table:table-cell office:value-type="float" office:value="0.534172661870504" calcext:value-type="float">
            <text:p>0.53417</text:p>
          </table:table-cell>
          <table:table-cell office:value-type="float" office:value="0.528776978417266" calcext:value-type="float">
            <text:p>0.52878</text:p>
          </table:table-cell>
          <table:table-cell office:value-type="float" office:value="0.539568345323741" calcext:value-type="float">
            <text:p>0.53957</text:p>
          </table:table-cell>
          <table:table-cell office:value-type="float" office:value="0.532374100719424" calcext:value-type="float">
            <text:p>0.53237</text:p>
          </table:table-cell>
          <table:table-cell office:value-type="float" office:value="0.528776978417266" calcext:value-type="float">
            <text:p>0.52878</text:p>
          </table:table-cell>
          <table:table-cell office:value-type="float" office:value="0.539568345323741" calcext:value-type="float">
            <text:p>0.53957</text:p>
          </table:table-cell>
          <table:table-cell office:value-type="float" office:value="0.532374100719424" calcext:value-type="float">
            <text:p>0.53237</text:p>
          </table:table-cell>
          <table:table-cell office:value-type="float" office:value="0.530575539568345" calcext:value-type="float">
            <text:p>0.53058</text:p>
          </table:table-cell>
          <table:table-cell table:number-columns-repeated="16357"/>
        </table:table-row>
        <table:table-row table:style-name="ro2">
          <table:covered-table-cell table:style-name="ce33"/>
          <table:table-cell table:style-name="ce17" office:value-type="string" calcext:value-type="string">
            <text:p>conc feat time STD</text:p>
          </table:table-cell>
          <table:table-cell table:number-columns-repeated="16" office:value-type="float" office:value="0.2392" calcext:value-type="float">
            <text:p>0.23920</text:p>
          </table:table-cell>
          <table:table-cell table:number-columns-repeated="9" office:value-type="float" office:value="0.239208633093525" calcext:value-type="float">
            <text:p>0.23921</text:p>
          </table:table-cell>
          <table:table-cell table:number-columns-repeated="16357"/>
        </table:table-row>
        <table:table-row table:style-name="ro2">
          <table:covered-table-cell table:style-name="ce33"/>
          <table:table-cell table:style-name="ce16" office:value-type="string" calcext:value-type="string">
            <text:p>conc avg feat all STD</text:p>
          </table:table-cell>
          <table:table-cell office:value-type="float" office:value="0.0683" calcext:value-type="float">
            <text:p>0.06830</text:p>
          </table:table-cell>
          <table:table-cell office:value-type="float" office:value="0.1259" calcext:value-type="float">
            <text:p>0.12590</text:p>
          </table:table-cell>
          <table:table-cell office:value-type="float" office:value="0.1277" calcext:value-type="float">
            <text:p>0.12770</text:p>
          </table:table-cell>
          <table:table-cell office:value-type="float" office:value="0.1259" calcext:value-type="float">
            <text:p>0.12590</text:p>
          </table:table-cell>
          <table:table-cell office:value-type="float" office:value="0.0953" calcext:value-type="float">
            <text:p>0.09530</text:p>
          </table:table-cell>
          <table:table-cell office:value-type="float" office:value="0.1259" calcext:value-type="float">
            <text:p>0.12590</text:p>
          </table:table-cell>
          <table:table-cell office:value-type="float" office:value="0.1277" calcext:value-type="float">
            <text:p>0.12770</text:p>
          </table:table-cell>
          <table:table-cell office:value-type="float" office:value="0.1259" calcext:value-type="float">
            <text:p>0.12590</text:p>
          </table:table-cell>
          <table:table-cell office:value-type="float" office:value="0.0953" calcext:value-type="float">
            <text:p>0.09530</text:p>
          </table:table-cell>
          <table:table-cell office:value-type="float" office:value="0.1259" calcext:value-type="float">
            <text:p>0.12590</text:p>
          </table:table-cell>
          <table:table-cell office:value-type="float" office:value="0.1277" calcext:value-type="float">
            <text:p>0.12770</text:p>
          </table:table-cell>
          <table:table-cell office:value-type="float" office:value="0.1259" calcext:value-type="float">
            <text:p>0.12590</text:p>
          </table:table-cell>
          <table:table-cell office:value-type="float" office:value="0.0953" calcext:value-type="float">
            <text:p>0.09530</text:p>
          </table:table-cell>
          <table:table-cell table:number-columns-repeated="3" office:value-type="float" office:value="0.1259" calcext:value-type="float">
            <text:p>0.12590</text:p>
          </table:table-cell>
          <table:table-cell office:value-type="float" office:value="0.122302158273381" calcext:value-type="float">
            <text:p>0.12230</text:p>
          </table:table-cell>
          <table:table-cell office:value-type="float" office:value="0.120503597122302" calcext:value-type="float">
            <text:p>0.12050</text:p>
          </table:table-cell>
          <table:table-cell office:value-type="float" office:value="0.12410071942446" calcext:value-type="float">
            <text:p>0.12410</text:p>
          </table:table-cell>
          <table:table-cell office:value-type="float" office:value="0.122302158273381" calcext:value-type="float">
            <text:p>0.12230</text:p>
          </table:table-cell>
          <table:table-cell office:value-type="float" office:value="0.120503597122302" calcext:value-type="float">
            <text:p>0.12050</text:p>
          </table:table-cell>
          <table:table-cell office:value-type="float" office:value="0.12410071942446" calcext:value-type="float">
            <text:p>0.12410</text:p>
          </table:table-cell>
          <table:table-cell office:value-type="float" office:value="0.122302158273381" calcext:value-type="float">
            <text:p>0.12230</text:p>
          </table:table-cell>
          <table:table-cell office:value-type="float" office:value="0.116906474820144" calcext:value-type="float">
            <text:p>0.11691</text:p>
          </table:table-cell>
          <table:table-cell office:value-type="float" office:value="0.12410071942446" calcext:value-type="float">
            <text:p>0.12410</text:p>
          </table:table-cell>
          <table:table-cell table:number-columns-repeated="16357"/>
        </table:table-row>
        <table:table-row table:style-name="ro2">
          <table:covered-table-cell table:style-name="ce33"/>
          <table:table-cell table:style-name="ce17" office:value-type="string" calcext:value-type="string">
            <text:p>conc avg feat spectral STD</text:p>
          </table:table-cell>
          <table:table-cell office:value-type="float" office:value="0.1727" calcext:value-type="float">
            <text:p>0.17270</text:p>
          </table:table-cell>
          <table:table-cell office:value-type="float" office:value="0.2176" calcext:value-type="float">
            <text:p>0.21760</text:p>
          </table:table-cell>
          <table:table-cell office:value-type="float" office:value="0.2122" calcext:value-type="float">
            <text:p>0.21220</text:p>
          </table:table-cell>
          <table:table-cell office:value-type="float" office:value="0.2086" calcext:value-type="float">
            <text:p>0.20860</text:p>
          </table:table-cell>
          <table:table-cell office:value-type="float" office:value="0.1727" calcext:value-type="float">
            <text:p>0.17270</text:p>
          </table:table-cell>
          <table:table-cell office:value-type="float" office:value="0.2176" calcext:value-type="float">
            <text:p>0.21760</text:p>
          </table:table-cell>
          <table:table-cell office:value-type="float" office:value="0.2122" calcext:value-type="float">
            <text:p>0.21220</text:p>
          </table:table-cell>
          <table:table-cell office:value-type="float" office:value="0.2104" calcext:value-type="float">
            <text:p>0.21040</text:p>
          </table:table-cell>
          <table:table-cell office:value-type="float" office:value="0.1727" calcext:value-type="float">
            <text:p>0.17270</text:p>
          </table:table-cell>
          <table:table-cell office:value-type="float" office:value="0.2176" calcext:value-type="float">
            <text:p>0.21760</text:p>
          </table:table-cell>
          <table:table-cell office:value-type="float" office:value="0.2122" calcext:value-type="float">
            <text:p>0.21220</text:p>
          </table:table-cell>
          <table:table-cell office:value-type="float" office:value="0.2104" calcext:value-type="float">
            <text:p>0.21040</text:p>
          </table:table-cell>
          <table:table-cell office:value-type="float" office:value="0.1727" calcext:value-type="float">
            <text:p>0.17270</text:p>
          </table:table-cell>
          <table:table-cell office:value-type="float" office:value="0.2176" calcext:value-type="float">
            <text:p>0.21760</text:p>
          </table:table-cell>
          <table:table-cell office:value-type="float" office:value="0.2122" calcext:value-type="float">
            <text:p>0.21220</text:p>
          </table:table-cell>
          <table:table-cell office:value-type="float" office:value="0.2104" calcext:value-type="float">
            <text:p>0.21040</text:p>
          </table:table-cell>
          <table:table-cell office:value-type="float" office:value="0.205035971223022" calcext:value-type="float">
            <text:p>0.20504</text:p>
          </table:table-cell>
          <table:table-cell office:value-type="float" office:value="0.212230215827338" calcext:value-type="float">
            <text:p>0.21223</text:p>
          </table:table-cell>
          <table:table-cell office:value-type="float" office:value="0.210431654676259" calcext:value-type="float">
            <text:p>0.21043</text:p>
          </table:table-cell>
          <table:table-cell office:value-type="float" office:value="0.203237410071942" calcext:value-type="float">
            <text:p>0.20324</text:p>
          </table:table-cell>
          <table:table-cell office:value-type="float" office:value="0.214028776978417" calcext:value-type="float">
            <text:p>0.21403</text:p>
          </table:table-cell>
          <table:table-cell office:value-type="float" office:value="0.210431654676259" calcext:value-type="float">
            <text:p>0.21043</text:p>
          </table:table-cell>
          <table:table-cell office:value-type="float" office:value="0.203237410071942" calcext:value-type="float">
            <text:p>0.20324</text:p>
          </table:table-cell>
          <table:table-cell office:value-type="float" office:value="0.214028776978417" calcext:value-type="float">
            <text:p>0.21403</text:p>
          </table:table-cell>
          <table:table-cell office:value-type="float" office:value="0.210431654676259" calcext:value-type="float">
            <text:p>0.21043</text:p>
          </table:table-cell>
          <table:table-cell table:number-columns-repeated="16357"/>
        </table:table-row>
        <table:table-row table:style-name="ro2">
          <table:covered-table-cell table:style-name="ce33"/>
          <table:table-cell table:style-name="ce17" office:value-type="string" calcext:value-type="string">
            <text:p>conc avg feat tonaless STD</text:p>
          </table:table-cell>
          <table:table-cell office:value-type="float" office:value="0.2104" calcext:value-type="float">
            <text:p>0.21040</text:p>
          </table:table-cell>
          <table:table-cell office:value-type="float" office:value="0.4424" calcext:value-type="float">
            <text:p>0.44240</text:p>
          </table:table-cell>
          <table:table-cell table:number-columns-repeated="3" office:value-type="float" office:value="0.446" calcext:value-type="float">
            <text:p>0.44600</text:p>
          </table:table-cell>
          <table:table-cell office:value-type="float" office:value="0.4442" calcext:value-type="float">
            <text:p>0.44420</text:p>
          </table:table-cell>
          <table:table-cell office:value-type="float" office:value="0.4514" calcext:value-type="float">
            <text:p>0.45140</text:p>
          </table:table-cell>
          <table:table-cell office:value-type="float" office:value="0.4496" calcext:value-type="float">
            <text:p>0.44960</text:p>
          </table:table-cell>
          <table:table-cell office:value-type="float" office:value="0.446" calcext:value-type="float">
            <text:p>0.44600</text:p>
          </table:table-cell>
          <table:table-cell office:value-type="float" office:value="0.4496" calcext:value-type="float">
            <text:p>0.44960</text:p>
          </table:table-cell>
          <table:table-cell office:value-type="float" office:value="0.4514" calcext:value-type="float">
            <text:p>0.45140</text:p>
          </table:table-cell>
          <table:table-cell office:value-type="float" office:value="0.4532" calcext:value-type="float">
            <text:p>0.45320</text:p>
          </table:table-cell>
          <table:table-cell office:value-type="float" office:value="0.446" calcext:value-type="float">
            <text:p>0.44600</text:p>
          </table:table-cell>
          <table:table-cell office:value-type="float" office:value="0.4478" calcext:value-type="float">
            <text:p>0.44780</text:p>
          </table:table-cell>
          <table:table-cell table:number-columns-repeated="2" office:value-type="float" office:value="0.4532" calcext:value-type="float">
            <text:p>0.45320</text:p>
          </table:table-cell>
          <table:table-cell office:value-type="float" office:value="0.449640287769784" calcext:value-type="float">
            <text:p>0.44964</text:p>
          </table:table-cell>
          <table:table-cell office:value-type="float" office:value="0.444244604316547" calcext:value-type="float">
            <text:p>0.44424</text:p>
          </table:table-cell>
          <table:table-cell office:value-type="float" office:value="0.449640287769784" calcext:value-type="float">
            <text:p>0.44964</text:p>
          </table:table-cell>
          <table:table-cell table:number-columns-repeated="2" office:value-type="float" office:value="0.447841726618705" calcext:value-type="float">
            <text:p>0.44784</text:p>
          </table:table-cell>
          <table:table-cell table:number-columns-repeated="4" office:value-type="float" office:value="0.455035971223022" calcext:value-type="float">
            <text:p>0.45504</text:p>
          </table:table-cell>
          <table:table-cell table:number-columns-repeated="16357"/>
        </table:table-row>
        <table:table-row table:style-name="ro2">
          <table:covered-table-cell table:style-name="ce33"/>
          <table:table-cell table:style-name="ce17" office:value-type="string" calcext:value-type="string">
            <text:p>conc avg feat time STD</text:p>
          </table:table-cell>
          <table:table-cell table:number-columns-repeated="16" office:value-type="float" office:value="0.1996" calcext:value-type="float">
            <text:p>0.19960</text:p>
          </table:table-cell>
          <table:table-cell table:number-columns-repeated="9" office:value-type="float" office:value="0.199640287769784" calcext:value-type="float">
            <text:p>0.19964</text:p>
          </table:table-cell>
          <table:table-cell table:number-columns-repeated="16357"/>
        </table:table-row>
        <table:table-row table:style-name="ro2">
          <table:covered-table-cell table:style-name="ce33"/>
          <table:table-cell table:style-name="ce17" office:value-type="string" calcext:value-type="string">
            <text:p>feat SpectralCentroid STD</text:p>
          </table:table-cell>
          <table:table-cell table:number-columns-repeated="2" office:value-type="float" office:value="0.3561" calcext:value-type="float">
            <text:p>0.35610</text:p>
          </table:table-cell>
          <table:table-cell office:value-type="float" office:value="0.3543" calcext:value-type="float">
            <text:p>0.35430</text:p>
          </table:table-cell>
          <table:table-cell office:value-type="float" office:value="0.3579" calcext:value-type="float">
            <text:p>0.35790</text:p>
          </table:table-cell>
          <table:table-cell table:number-columns-repeated="3" office:value-type="float" office:value="0.3543" calcext:value-type="float">
            <text:p>0.35430</text:p>
          </table:table-cell>
          <table:table-cell office:value-type="float" office:value="0.3579" calcext:value-type="float">
            <text:p>0.35790</text:p>
          </table:table-cell>
          <table:table-cell office:value-type="float" office:value="0.3561" calcext:value-type="float">
            <text:p>0.35610</text:p>
          </table:table-cell>
          <table:table-cell table:number-columns-repeated="2" office:value-type="float" office:value="0.3543" calcext:value-type="float">
            <text:p>0.35430</text:p>
          </table:table-cell>
          <table:table-cell office:value-type="float" office:value="0.3579" calcext:value-type="float">
            <text:p>0.35790</text:p>
          </table:table-cell>
          <table:table-cell office:value-type="float" office:value="0.3561" calcext:value-type="float">
            <text:p>0.35610</text:p>
          </table:table-cell>
          <table:table-cell office:value-type="float" office:value="0.3543" calcext:value-type="float">
            <text:p>0.35430</text:p>
          </table:table-cell>
          <table:table-cell office:value-type="float" office:value="0.3525" calcext:value-type="float">
            <text:p>0.35250</text:p>
          </table:table-cell>
          <table:table-cell office:value-type="float" office:value="0.3579" calcext:value-type="float">
            <text:p>0.35790</text:p>
          </table:table-cell>
          <table:table-cell office:value-type="float" office:value="0.356115107913669" calcext:value-type="float">
            <text:p>0.35612</text:p>
          </table:table-cell>
          <table:table-cell office:value-type="float" office:value="0.361510791366906" calcext:value-type="float">
            <text:p>0.36151</text:p>
          </table:table-cell>
          <table:table-cell office:value-type="float" office:value="0.366906474820144" calcext:value-type="float">
            <text:p>0.36691</text:p>
          </table:table-cell>
          <table:table-cell office:value-type="float" office:value="0.357913669064748" calcext:value-type="float">
            <text:p>0.35791</text:p>
          </table:table-cell>
          <table:table-cell office:value-type="float" office:value="0.359712230215827" calcext:value-type="float">
            <text:p>0.35971</text:p>
          </table:table-cell>
          <table:table-cell office:value-type="float" office:value="0.366906474820144" calcext:value-type="float">
            <text:p>0.36691</text:p>
          </table:table-cell>
          <table:table-cell table:number-columns-repeated="2" office:value-type="float" office:value="0.359712230215827" calcext:value-type="float">
            <text:p>0.35971</text:p>
          </table:table-cell>
          <table:table-cell office:value-type="float" office:value="0.366906474820144" calcext:value-type="float">
            <text:p>0.36691</text:p>
          </table:table-cell>
          <table:table-cell table:number-columns-repeated="16357"/>
        </table:table-row>
        <table:table-row table:style-name="ro2">
          <table:covered-table-cell table:style-name="ce33"/>
          <table:table-cell table:style-name="ce17" office:value-type="string" calcext:value-type="string">
            <text:p>feat SpectralCrestFactor STD</text:p>
          </table:table-cell>
          <table:table-cell office:value-type="float" office:value="0.6277" calcext:value-type="float">
            <text:p>0.62770</text:p>
          </table:table-cell>
          <table:table-cell office:value-type="float" office:value="0.6259" calcext:value-type="float">
            <text:p>0.62590</text:p>
          </table:table-cell>
          <table:table-cell office:value-type="float" office:value="0.6277" calcext:value-type="float">
            <text:p>0.62770</text:p>
          </table:table-cell>
          <table:table-cell office:value-type="float" office:value="0.6259" calcext:value-type="float">
            <text:p>0.62590</text:p>
          </table:table-cell>
          <table:table-cell office:value-type="float" office:value="0.6277" calcext:value-type="float">
            <text:p>0.62770</text:p>
          </table:table-cell>
          <table:table-cell office:value-type="float" office:value="0.6259" calcext:value-type="float">
            <text:p>0.62590</text:p>
          </table:table-cell>
          <table:table-cell office:value-type="float" office:value="0.6295" calcext:value-type="float">
            <text:p>0.62950</text:p>
          </table:table-cell>
          <table:table-cell office:value-type="float" office:value="0.6259" calcext:value-type="float">
            <text:p>0.62590</text:p>
          </table:table-cell>
          <table:table-cell office:value-type="float" office:value="0.6277" calcext:value-type="float">
            <text:p>0.62770</text:p>
          </table:table-cell>
          <table:table-cell office:value-type="float" office:value="0.6259" calcext:value-type="float">
            <text:p>0.62590</text:p>
          </table:table-cell>
          <table:table-cell table:number-columns-repeated="2" office:value-type="float" office:value="0.6277" calcext:value-type="float">
            <text:p>0.62770</text:p>
          </table:table-cell>
          <table:table-cell office:value-type="float" office:value="0.6295" calcext:value-type="float">
            <text:p>0.62950</text:p>
          </table:table-cell>
          <table:table-cell office:value-type="float" office:value="0.6277" calcext:value-type="float">
            <text:p>0.62770</text:p>
          </table:table-cell>
          <table:table-cell office:value-type="float" office:value="0.6295" calcext:value-type="float">
            <text:p>0.62950</text:p>
          </table:table-cell>
          <table:table-cell office:value-type="float" office:value="0.6277" calcext:value-type="float">
            <text:p>0.62770</text:p>
          </table:table-cell>
          <table:table-cell office:value-type="float" office:value="0.62589928057554" calcext:value-type="float">
            <text:p>0.62590</text:p>
          </table:table-cell>
          <table:table-cell office:value-type="float" office:value="0.622302158273381" calcext:value-type="float">
            <text:p>0.62230</text:p>
          </table:table-cell>
          <table:table-cell office:value-type="float" office:value="0.620503597122302" calcext:value-type="float">
            <text:p>0.62050</text:p>
          </table:table-cell>
          <table:table-cell office:value-type="float" office:value="0.627697841726619" calcext:value-type="float">
            <text:p>0.62770</text:p>
          </table:table-cell>
          <table:table-cell office:value-type="float" office:value="0.622302158273381" calcext:value-type="float">
            <text:p>0.62230</text:p>
          </table:table-cell>
          <table:table-cell office:value-type="float" office:value="0.618705035971223" calcext:value-type="float">
            <text:p>0.61871</text:p>
          </table:table-cell>
          <table:table-cell office:value-type="float" office:value="0.631294964028777" calcext:value-type="float">
            <text:p>0.63129</text:p>
          </table:table-cell>
          <table:table-cell table:number-columns-repeated="2" office:value-type="float" office:value="0.620503597122302" calcext:value-type="float">
            <text:p>0.62050</text:p>
          </table:table-cell>
          <table:table-cell table:number-columns-repeated="16357"/>
        </table:table-row>
        <table:table-row table:style-name="ro2">
          <table:covered-table-cell table:style-name="ce33"/>
          <table:table-cell table:style-name="ce17" office:value-type="string" calcext:value-type="string">
            <text:p>feat SpectralDecrease STD</text:p>
          </table:table-cell>
          <table:table-cell office:value-type="float" office:value="0.4946" calcext:value-type="float">
            <text:p>0.49460</text:p>
          </table:table-cell>
          <table:table-cell office:value-type="float" office:value="0.4622" calcext:value-type="float">
            <text:p>0.46220</text:p>
          </table:table-cell>
          <table:table-cell office:value-type="float" office:value="0.464" calcext:value-type="float">
            <text:p>0.46400</text:p>
          </table:table-cell>
          <table:table-cell office:value-type="float" office:value="0.4748" calcext:value-type="float">
            <text:p>0.47480</text:p>
          </table:table-cell>
          <table:table-cell office:value-type="float" office:value="0.4946" calcext:value-type="float">
            <text:p>0.49460</text:p>
          </table:table-cell>
          <table:table-cell table:number-columns-repeated="2" office:value-type="float" office:value="0.464" calcext:value-type="float">
            <text:p>0.46400</text:p>
          </table:table-cell>
          <table:table-cell office:value-type="float" office:value="0.4748" calcext:value-type="float">
            <text:p>0.47480</text:p>
          </table:table-cell>
          <table:table-cell office:value-type="float" office:value="0.4946" calcext:value-type="float">
            <text:p>0.49460</text:p>
          </table:table-cell>
          <table:table-cell office:value-type="float" office:value="0.4622" calcext:value-type="float">
            <text:p>0.46220</text:p>
          </table:table-cell>
          <table:table-cell office:value-type="float" office:value="0.464" calcext:value-type="float">
            <text:p>0.46400</text:p>
          </table:table-cell>
          <table:table-cell office:value-type="float" office:value="0.4748" calcext:value-type="float">
            <text:p>0.47480</text:p>
          </table:table-cell>
          <table:table-cell office:value-type="float" office:value="0.4946" calcext:value-type="float">
            <text:p>0.49460</text:p>
          </table:table-cell>
          <table:table-cell office:value-type="float" office:value="0.4622" calcext:value-type="float">
            <text:p>0.46220</text:p>
          </table:table-cell>
          <table:table-cell office:value-type="float" office:value="0.464" calcext:value-type="float">
            <text:p>0.46400</text:p>
          </table:table-cell>
          <table:table-cell office:value-type="float" office:value="0.4766" calcext:value-type="float">
            <text:p>0.47660</text:p>
          </table:table-cell>
          <table:table-cell office:value-type="float" office:value="0.460431654676259" calcext:value-type="float">
            <text:p>0.46043</text:p>
          </table:table-cell>
          <table:table-cell table:number-columns-repeated="2" office:value-type="float" office:value="0.442446043165468" calcext:value-type="float">
            <text:p>0.44245</text:p>
          </table:table-cell>
          <table:table-cell office:value-type="float" office:value="0.460431654676259" calcext:value-type="float">
            <text:p>0.46043</text:p>
          </table:table-cell>
          <table:table-cell table:number-columns-repeated="2" office:value-type="float" office:value="0.442446043165468" calcext:value-type="float">
            <text:p>0.44245</text:p>
          </table:table-cell>
          <table:table-cell office:value-type="float" office:value="0.464028776978417" calcext:value-type="float">
            <text:p>0.46403</text:p>
          </table:table-cell>
          <table:table-cell office:value-type="float" office:value="0.440647482014388" calcext:value-type="float">
            <text:p>0.44065</text:p>
          </table:table-cell>
          <table:table-cell office:value-type="float" office:value="0.442446043165468" calcext:value-type="float">
            <text:p>0.44245</text:p>
          </table:table-cell>
          <table:table-cell table:number-columns-repeated="16357"/>
        </table:table-row>
        <table:table-row table:style-name="ro2">
          <table:covered-table-cell table:style-name="ce33"/>
          <table:table-cell table:style-name="ce17" office:value-type="string" calcext:value-type="string">
            <text:p>feat SpectralFlatness STD</text:p>
          </table:table-cell>
          <table:table-cell office:value-type="float" office:value="0.3183" calcext:value-type="float">
            <text:p>0.31830</text:p>
          </table:table-cell>
          <table:table-cell table:number-columns-repeated="15" office:value-type="float" office:value="0.6655" calcext:value-type="float">
            <text:p>0.66550</text:p>
          </table:table-cell>
          <table:table-cell table:number-columns-repeated="9" office:value-type="float" office:value="0.665467625899281" calcext:value-type="float">
            <text:p>0.66547</text:p>
          </table:table-cell>
          <table:table-cell table:number-columns-repeated="16357"/>
        </table:table-row>
        <table:table-row table:style-name="ro2">
          <table:covered-table-cell table:style-name="ce33"/>
          <table:table-cell table:style-name="ce17" office:value-type="string" calcext:value-type="string">
            <text:p>feat SpectralFlux STD</text:p>
          </table:table-cell>
          <table:table-cell table:number-columns-repeated="3" office:value-type="float" office:value="0.5576" calcext:value-type="float">
            <text:p>0.55760</text:p>
          </table:table-cell>
          <table:table-cell office:value-type="float" office:value="0.5558" calcext:value-type="float">
            <text:p>0.55580</text:p>
          </table:table-cell>
          <table:table-cell office:value-type="float" office:value="0.5576" calcext:value-type="float">
            <text:p>0.55760</text:p>
          </table:table-cell>
          <table:table-cell office:value-type="float" office:value="0.5558" calcext:value-type="float">
            <text:p>0.55580</text:p>
          </table:table-cell>
          <table:table-cell office:value-type="float" office:value="0.5576" calcext:value-type="float">
            <text:p>0.55760</text:p>
          </table:table-cell>
          <table:table-cell office:value-type="float" office:value="0.5558" calcext:value-type="float">
            <text:p>0.55580</text:p>
          </table:table-cell>
          <table:table-cell office:value-type="float" office:value="0.5576" calcext:value-type="float">
            <text:p>0.55760</text:p>
          </table:table-cell>
          <table:table-cell office:value-type="float" office:value="0.5558" calcext:value-type="float">
            <text:p>0.55580</text:p>
          </table:table-cell>
          <table:table-cell office:value-type="float" office:value="0.5576" calcext:value-type="float">
            <text:p>0.55760</text:p>
          </table:table-cell>
          <table:table-cell table:number-columns-repeated="3" office:value-type="float" office:value="0.5558" calcext:value-type="float">
            <text:p>0.55580</text:p>
          </table:table-cell>
          <table:table-cell office:value-type="float" office:value="0.5576" calcext:value-type="float">
            <text:p>0.55760</text:p>
          </table:table-cell>
          <table:table-cell office:value-type="float" office:value="0.5558" calcext:value-type="float">
            <text:p>0.55580</text:p>
          </table:table-cell>
          <table:table-cell office:value-type="float" office:value="0.555755395683453" calcext:value-type="float">
            <text:p>0.55576</text:p>
          </table:table-cell>
          <table:table-cell office:value-type="float" office:value="0.557553956834532" calcext:value-type="float">
            <text:p>0.55755</text:p>
          </table:table-cell>
          <table:table-cell office:value-type="float" office:value="0.553956834532374" calcext:value-type="float">
            <text:p>0.55396</text:p>
          </table:table-cell>
          <table:table-cell office:value-type="float" office:value="0.555755395683453" calcext:value-type="float">
            <text:p>0.55576</text:p>
          </table:table-cell>
          <table:table-cell office:value-type="float" office:value="0.557553956834532" calcext:value-type="float">
            <text:p>0.55755</text:p>
          </table:table-cell>
          <table:table-cell office:value-type="float" office:value="0.553956834532374" calcext:value-type="float">
            <text:p>0.55396</text:p>
          </table:table-cell>
          <table:table-cell office:value-type="float" office:value="0.555755395683453" calcext:value-type="float">
            <text:p>0.55576</text:p>
          </table:table-cell>
          <table:table-cell office:value-type="float" office:value="0.557553956834532" calcext:value-type="float">
            <text:p>0.55755</text:p>
          </table:table-cell>
          <table:table-cell office:value-type="float" office:value="0.553956834532374" calcext:value-type="float">
            <text:p>0.55396</text:p>
          </table:table-cell>
          <table:table-cell table:number-columns-repeated="16357"/>
        </table:table-row>
        <table:table-row table:style-name="ro2">
          <table:covered-table-cell table:style-name="ce33"/>
          <table:table-cell table:style-name="ce17" office:value-type="string" calcext:value-type="string">
            <text:p>feat SpectralRolloff STD</text:p>
          </table:table-cell>
          <table:table-cell office:value-type="float" office:value="0.3219" calcext:value-type="float">
            <text:p>0.32190</text:p>
          </table:table-cell>
          <table:table-cell table:number-columns-repeated="2" office:value-type="float" office:value="0.3201" calcext:value-type="float">
            <text:p>0.32010</text:p>
          </table:table-cell>
          <table:table-cell office:value-type="float" office:value="0.3219" calcext:value-type="float">
            <text:p>0.32190</text:p>
          </table:table-cell>
          <table:table-cell office:value-type="float" office:value="0.3237" calcext:value-type="float">
            <text:p>0.32370</text:p>
          </table:table-cell>
          <table:table-cell office:value-type="float" office:value="0.3201" calcext:value-type="float">
            <text:p>0.32010</text:p>
          </table:table-cell>
          <table:table-cell office:value-type="float" office:value="0.3183" calcext:value-type="float">
            <text:p>0.31830</text:p>
          </table:table-cell>
          <table:table-cell table:number-columns-repeated="7" office:value-type="float" office:value="0.3219" calcext:value-type="float">
            <text:p>0.32190</text:p>
          </table:table-cell>
          <table:table-cell office:value-type="float" office:value="0.3183" calcext:value-type="float">
            <text:p>0.31830</text:p>
          </table:table-cell>
          <table:table-cell office:value-type="float" office:value="0.3201" calcext:value-type="float">
            <text:p>0.32010</text:p>
          </table:table-cell>
          <table:table-cell office:value-type="float" office:value="0.323741007194245" calcext:value-type="float">
            <text:p>0.32374</text:p>
          </table:table-cell>
          <table:table-cell office:value-type="float" office:value="0.320143884892086" calcext:value-type="float">
            <text:p>0.32014</text:p>
          </table:table-cell>
          <table:table-cell office:value-type="float" office:value="0.325539568345324" calcext:value-type="float">
            <text:p>0.32554</text:p>
          </table:table-cell>
          <table:table-cell table:number-columns-repeated="2" office:value-type="float" office:value="0.321942446043165" calcext:value-type="float">
            <text:p>0.32194</text:p>
          </table:table-cell>
          <table:table-cell office:value-type="float" office:value="0.325539568345324" calcext:value-type="float">
            <text:p>0.32554</text:p>
          </table:table-cell>
          <table:table-cell office:value-type="float" office:value="0.323741007194245" calcext:value-type="float">
            <text:p>0.32374</text:p>
          </table:table-cell>
          <table:table-cell office:value-type="float" office:value="0.320143884892086" calcext:value-type="float">
            <text:p>0.32014</text:p>
          </table:table-cell>
          <table:table-cell office:value-type="float" office:value="0.329136690647482" calcext:value-type="float">
            <text:p>0.32914</text:p>
          </table:table-cell>
          <table:table-cell table:number-columns-repeated="16357"/>
        </table:table-row>
        <table:table-row table:style-name="ro2">
          <table:covered-table-cell table:style-name="ce33"/>
          <table:table-cell table:style-name="ce17" office:value-type="string" calcext:value-type="string">
            <text:p>feat SpectralSpread STD</text:p>
          </table:table-cell>
          <table:table-cell office:value-type="float" office:value="0.4514" calcext:value-type="float">
            <text:p>0.45140</text:p>
          </table:table-cell>
          <table:table-cell table:number-columns-repeated="4" office:value-type="float" office:value="0.4532" calcext:value-type="float">
            <text:p>0.45320</text:p>
          </table:table-cell>
          <table:table-cell table:number-columns-repeated="3" office:value-type="float" office:value="0.455" calcext:value-type="float">
            <text:p>0.45500</text:p>
          </table:table-cell>
          <table:table-cell office:value-type="float" office:value="0.4532" calcext:value-type="float">
            <text:p>0.45320</text:p>
          </table:table-cell>
          <table:table-cell office:value-type="float" office:value="0.4514" calcext:value-type="float">
            <text:p>0.45140</text:p>
          </table:table-cell>
          <table:table-cell office:value-type="float" office:value="0.455" calcext:value-type="float">
            <text:p>0.45500</text:p>
          </table:table-cell>
          <table:table-cell office:value-type="float" office:value="0.4568" calcext:value-type="float">
            <text:p>0.45680</text:p>
          </table:table-cell>
          <table:table-cell table:number-columns-repeated="2" office:value-type="float" office:value="0.4532" calcext:value-type="float">
            <text:p>0.45320</text:p>
          </table:table-cell>
          <table:table-cell office:value-type="float" office:value="0.455" calcext:value-type="float">
            <text:p>0.45500</text:p>
          </table:table-cell>
          <table:table-cell office:value-type="float" office:value="0.4568" calcext:value-type="float">
            <text:p>0.45680</text:p>
          </table:table-cell>
          <table:table-cell office:value-type="float" office:value="0.45863309352518" calcext:value-type="float">
            <text:p>0.45863</text:p>
          </table:table-cell>
          <table:table-cell table:number-columns-repeated="2" office:value-type="float" office:value="0.451438848920863" calcext:value-type="float">
            <text:p>0.45144</text:p>
          </table:table-cell>
          <table:table-cell office:value-type="float" office:value="0.45863309352518" calcext:value-type="float">
            <text:p>0.45863</text:p>
          </table:table-cell>
          <table:table-cell office:value-type="float" office:value="0.449640287769784" calcext:value-type="float">
            <text:p>0.44964</text:p>
          </table:table-cell>
          <table:table-cell office:value-type="float" office:value="0.453237410071942" calcext:value-type="float">
            <text:p>0.45324</text:p>
          </table:table-cell>
          <table:table-cell office:value-type="float" office:value="0.45863309352518" calcext:value-type="float">
            <text:p>0.45863</text:p>
          </table:table-cell>
          <table:table-cell table:number-columns-repeated="2" office:value-type="float" office:value="0.453237410071942" calcext:value-type="float">
            <text:p>0.45324</text:p>
          </table:table-cell>
          <table:table-cell table:number-columns-repeated="16357"/>
        </table:table-row>
        <table:table-row table:style-name="ro2">
          <table:covered-table-cell table:style-name="ce33"/>
          <table:table-cell table:style-name="ce17" office:value-type="string" calcext:value-type="string">
            <text:p>feat SpectralTonalPowerRatio STD</text:p>
          </table:table-cell>
          <table:table-cell table:number-columns-repeated="16" office:value-type="float" office:value="0.5719" calcext:value-type="float">
            <text:p>0.57190</text:p>
          </table:table-cell>
          <table:table-cell office:value-type="float" office:value="0.575539568345324" calcext:value-type="float">
            <text:p>0.57554</text:p>
          </table:table-cell>
          <table:table-cell office:value-type="float" office:value="0.566546762589928" calcext:value-type="float">
            <text:p>0.56655</text:p>
          </table:table-cell>
          <table:table-cell office:value-type="float" office:value="0.555755395683453" calcext:value-type="float">
            <text:p>0.55576</text:p>
          </table:table-cell>
          <table:table-cell office:value-type="float" office:value="0.575539568345324" calcext:value-type="float">
            <text:p>0.57554</text:p>
          </table:table-cell>
          <table:table-cell office:value-type="float" office:value="0.566546762589928" calcext:value-type="float">
            <text:p>0.56655</text:p>
          </table:table-cell>
          <table:table-cell office:value-type="float" office:value="0.555755395683453" calcext:value-type="float">
            <text:p>0.55576</text:p>
          </table:table-cell>
          <table:table-cell office:value-type="float" office:value="0.575539568345324" calcext:value-type="float">
            <text:p>0.57554</text:p>
          </table:table-cell>
          <table:table-cell office:value-type="float" office:value="0.566546762589928" calcext:value-type="float">
            <text:p>0.56655</text:p>
          </table:table-cell>
          <table:table-cell office:value-type="float" office:value="0.555755395683453" calcext:value-type="float">
            <text:p>0.55576</text:p>
          </table:table-cell>
          <table:table-cell table:number-columns-repeated="16357"/>
        </table:table-row>
        <table:table-row table:style-name="ro2">
          <table:covered-table-cell table:style-name="ce33"/>
          <table:table-cell table:style-name="ce17" office:value-type="string" calcext:value-type="string">
            <text:p>feat TimeZeroCrossingRate STD</text:p>
          </table:table-cell>
          <table:table-cell table:number-columns-repeated="16" office:value-type="float" office:value="0.3975" calcext:value-type="float">
            <text:p>0.39750</text:p>
          </table:table-cell>
          <table:table-cell table:number-columns-repeated="9" office:value-type="float" office:value="0.397482014388489" calcext:value-type="float">
            <text:p>0.39748</text:p>
          </table:table-cell>
          <table:table-cell table:number-columns-repeated="16357"/>
        </table:table-row>
        <table:table-row table:style-name="ro2">
          <table:covered-table-cell table:style-name="ce33"/>
          <table:table-cell table:style-name="ce17" office:value-type="string" calcext:value-type="string">
            <text:p>feat TimeAcfCoeff STD</text:p>
          </table:table-cell>
          <table:table-cell table:number-columns-repeated="16" office:value-type="float" office:value="0.5629" calcext:value-type="float">
            <text:p>0.56290</text:p>
          </table:table-cell>
          <table:table-cell table:number-columns-repeated="9" office:value-type="float" office:value="0.56294964028777" calcext:value-type="float">
            <text:p>0.56295</text:p>
          </table:table-cell>
          <table:table-cell table:number-columns-repeated="16357"/>
        </table:table-row>
        <table:table-row table:style-name="ro2">
          <table:covered-table-cell table:style-name="ce33"/>
          <table:table-cell table:style-name="ce17" office:value-type="string" calcext:value-type="string">
            <text:p>feat TimeMaxAcf STD</text:p>
          </table:table-cell>
          <table:table-cell table:number-columns-repeated="16" office:value-type="float" office:value="0.6439" calcext:value-type="float">
            <text:p>0.64390</text:p>
          </table:table-cell>
          <table:table-cell table:number-columns-repeated="9" office:value-type="float" office:value="0.643884892086331" calcext:value-type="float">
            <text:p>0.64388</text:p>
          </table:table-cell>
          <table:table-cell table:number-columns-repeated="16357"/>
        </table:table-row>
        <table:table-row table:style-name="ro3">
          <table:table-cell table:style-name="Default" table:number-columns-repeated="51"/>
          <table:table-cell table:number-columns-repeated="16333"/>
        </table:table-row>
        <table:table-row table:style-name="ro3">
          <table:table-cell table:style-name="Default"/>
          <table:table-cell table:style-name="ce26" office:value-type="string" calcext:value-type="string">
            <text:p>AVERAGE</text:p>
          </table:table-cell>
          <table:table-cell table:style-name="ce50" table:formula="of:=AVERAGE([.C4:.C41])" office:value-type="float" office:value="0.37106052631579" calcext:value-type="float">
            <text:p>0.37106</text:p>
          </table:table-cell>
          <table:table-cell table:style-name="ce50" table:formula="of:=AVERAGE([.D4:.D41])" office:value-type="float" office:value="0.422086842105263" calcext:value-type="float">
            <text:p>0.42209</text:p>
          </table:table-cell>
          <table:table-cell table:style-name="ce50" table:formula="of:=AVERAGE([.E4:.E41])" office:value-type="float" office:value="0.421707894736842" calcext:value-type="float">
            <text:p>0.42171</text:p>
          </table:table-cell>
          <table:table-cell table:style-name="ce50" table:formula="of:=AVERAGE([.F4:.F41])" office:value-type="float" office:value="0.422181578947368" calcext:value-type="float">
            <text:p>0.42218</text:p>
          </table:table-cell>
          <table:table-cell table:style-name="ce50" table:formula="of:=AVERAGE([.G4:.G41])" office:value-type="float" office:value="0.418492105263158" calcext:value-type="float">
            <text:p>0.41849</text:p>
          </table:table-cell>
          <table:table-cell table:style-name="ce50" table:formula="of:=AVERAGE([.H4:.H41])" office:value-type="float" office:value="0.422134210526316" calcext:value-type="float">
            <text:p>0.42213</text:p>
          </table:table-cell>
          <table:table-cell table:style-name="ce50" table:formula="of:=AVERAGE([.I4:.I41])" office:value-type="float" office:value="0.422323684210526" calcext:value-type="float">
            <text:p>0.42232</text:p>
          </table:table-cell>
          <table:table-cell table:style-name="ce50" table:formula="of:=AVERAGE([.J4:.J41])" office:value-type="float" office:value="0.422513157894737" calcext:value-type="float">
            <text:p>0.42251</text:p>
          </table:table-cell>
          <table:table-cell table:style-name="ce50" table:formula="of:=AVERAGE([.K4:.K41])" office:value-type="float" office:value="0.418681578947368" calcext:value-type="float">
            <text:p>0.41868</text:p>
          </table:table-cell>
          <table:table-cell table:style-name="ce50" table:formula="of:=AVERAGE([.L4:.L41])" office:value-type="float" office:value="0.422228947368421" calcext:value-type="float">
            <text:p>0.42223</text:p>
          </table:table-cell>
          <table:table-cell table:style-name="ce50" table:formula="of:=AVERAGE([.M4:.M41])" office:value-type="float" office:value="0.422228947368421" calcext:value-type="float">
            <text:p>0.42223</text:p>
          </table:table-cell>
          <table:table-cell table:style-name="ce50" table:formula="of:=AVERAGE([.N4:.N41])" office:value-type="float" office:value="0.422797368421053" calcext:value-type="float">
            <text:p>0.42280</text:p>
          </table:table-cell>
          <table:table-cell table:style-name="ce50" table:formula="of:=AVERAGE([.O4:.O41])" office:value-type="float" office:value="0.418776315789474" calcext:value-type="float">
            <text:p>0.41878</text:p>
          </table:table-cell>
          <table:table-cell table:style-name="ce50" table:formula="of:=AVERAGE([.P4:.P41])" office:value-type="float" office:value="0.422323684210526" calcext:value-type="float">
            <text:p>0.42232</text:p>
          </table:table-cell>
          <table:table-cell table:style-name="ce50" table:formula="of:=AVERAGE([.Q4:.Q41])" office:value-type="float" office:value="0.422134210526316" calcext:value-type="float">
            <text:p>0.42213</text:p>
          </table:table-cell>
          <table:table-cell table:style-name="ce50" table:formula="of:=AVERAGE([.R4:.R41])" office:value-type="float" office:value="0.422797368421053" calcext:value-type="float">
            <text:p>0.42280</text:p>
          </table:table-cell>
          <table:table-cell table:style-name="ce50" table:formula="of:=AVERAGE([.S4:.S41])" office:value-type="float" office:value="0.422519878833775" calcext:value-type="float">
            <text:p>0.42252</text:p>
          </table:table-cell>
          <table:table-cell table:style-name="ce50" table:formula="of:=AVERAGE([.T4:.T41])" office:value-type="float" office:value="0.419916698220371" calcext:value-type="float">
            <text:p>0.41992</text:p>
          </table:table-cell>
          <table:table-cell table:style-name="ce50" table:formula="of:=AVERAGE([.U4:.U41])" office:value-type="float" office:value="0.419443392654298" calcext:value-type="float">
            <text:p>0.41944</text:p>
          </table:table-cell>
          <table:table-cell table:style-name="ce50" table:formula="of:=AVERAGE([.V4:.V41])" office:value-type="float" office:value="0.422377887163953" calcext:value-type="float">
            <text:p>0.42238</text:p>
          </table:table-cell>
          <table:table-cell table:style-name="ce50" table:formula="of:=AVERAGE([.W4:.W41])" office:value-type="float" office:value="0.420011359333586" calcext:value-type="float">
            <text:p>0.42001</text:p>
          </table:table-cell>
          <table:table-cell table:style-name="ce50" table:formula="of:=AVERAGE([.X4:.X41])" office:value-type="float" office:value="0.419490723210905" calcext:value-type="float">
            <text:p>0.41949</text:p>
          </table:table-cell>
          <table:table-cell table:style-name="ce50" table:formula="of:=AVERAGE([.Y4:.Y41])" office:value-type="float" office:value="0.422898523286634" calcext:value-type="float">
            <text:p>0.42290</text:p>
          </table:table-cell>
          <table:table-cell table:style-name="ce50" table:formula="of:=AVERAGE([.Z4:.Z41])" office:value-type="float" office:value="0.420390003786445" calcext:value-type="float">
            <text:p>0.42039</text:p>
          </table:table-cell>
          <table:table-cell table:style-name="ce50" table:formula="of:=AVERAGE([.AA4:.AA41])" office:value-type="float" office:value="0.419632714880727" calcext:value-type="float">
            <text:p>0.41963</text:p>
          </table:table-cell>
          <table:table-cell table:style-name="Default" table:number-columns-repeated="24"/>
          <table:table-cell table:number-columns-repeated="16333"/>
        </table:table-row>
        <table:table-row table:style-name="ro3" table:number-rows-repeated="3">
          <table:table-cell table:style-name="Default" table:number-columns-repeated="51"/>
          <table:table-cell table:number-columns-repeated="16333"/>
        </table:table-row>
        <table:table-row table:style-name="ro3">
          <table:table-cell table:style-name="ce19" office:value-type="string" calcext:value-type="string" table:number-columns-spanned="2" table:number-rows-spanned="1">
            <text:p>LEGENDA</text:p>
          </table:table-cell>
          <table:covered-table-cell table:style-name="Default"/>
          <table:table-cell table:style-name="Default"/>
          <table:table-cell table:style-name="ce52" office:value-type="string" calcext:value-type="string" table:number-columns-spanned="3" table:number-rows-spanned="1">
            <text:p>TEST </text:p>
          </table:table-cell>
          <table:covered-table-cell table:number-columns-repeated="2" table:style-name="Default"/>
          <table:table-cell table:style-name="Default"/>
          <table:table-cell table:style-name="ce60" office:value-type="string" calcext:value-type="string" table:number-columns-spanned="2" table:number-rows-spanned="1">
            <text:p>MIN VALUE</text:p>
          </table:table-cell>
          <table:covered-table-cell table:style-name="ce70"/>
          <table:table-cell table:style-name="Default" table:number-columns-repeated="42"/>
          <table:table-cell table:number-columns-repeated="16333"/>
        </table:table-row>
        <table:table-row table:style-name="ro3">
          <table:table-cell table:style-name="ce20" office:value-type="float" office:value="0.3975" calcext:value-type="float">
            <text:p>0.3975</text:p>
          </table:table-cell>
          <table:table-cell table:style-name="Default" office:value-type="string" calcext:value-type="string">
            <text:p>result is better than no filter</text:p>
          </table:table-cell>
          <table:table-cell table:style-name="Default"/>
          <table:table-cell table:style-name="Default" office:value-type="string" calcext:value-type="string" table:number-columns-spanned="3" table:number-rows-spanned="1">
            <text:p>filter upper 0 5 10 15 20 30 40</text:p>
          </table:table-cell>
          <table:covered-table-cell table:number-columns-repeated="2" table:style-name="Default"/>
          <table:table-cell table:style-name="Default"/>
          <table:table-cell table:style-name="ce39" table:formula="of:=MIN([.C4:.AA41])" office:value-type="float" office:value="0.0683" calcext:value-type="float" table:number-columns-spanned="2" table:number-rows-spanned="1">
            <text:p>0.06830</text:p>
          </table:table-cell>
          <table:covered-table-cell table:style-name="Default"/>
          <table:table-cell table:style-name="Default" table:number-columns-repeated="42"/>
          <table:table-cell table:number-columns-repeated="16333"/>
        </table:table-row>
        <table:table-row table:style-name="ro3">
          <table:table-cell table:style-name="ce21" office:value-type="float" office:value="0.3453" calcext:value-type="float">
            <text:p>0.3453</text:p>
          </table:table-cell>
          <table:table-cell table:style-name="Default" office:value-type="string" calcext:value-type="string">
            <text:p>equal to no filter</text:p>
          </table:table-cell>
          <table:table-cell table:style-name="Default"/>
          <table:table-cell table:style-name="Default" office:value-type="string" calcext:value-type="string" table:number-columns-spanned="3" table:number-rows-spanned="1">
            <text:p>filter lower 0 5 10 15 20 30 40</text:p>
          </table:table-cell>
          <table:covered-table-cell table:number-columns-repeated="2" table:style-name="Default"/>
          <table:table-cell table:style-name="Default" table:number-columns-repeated="45"/>
          <table:table-cell table:number-columns-repeated="16333"/>
        </table:table-row>
        <table:table-row table:style-name="ro3">
          <table:table-cell table:style-name="ce22" office:value-type="float" office:value="0.48343" calcext:value-type="float">
            <text:p>0.48343</text:p>
          </table:table-cell>
          <table:table-cell table:style-name="Default" office:value-type="string" calcext:value-type="string">
            <text:p>result is worst than no filter</text:p>
          </table:table-cell>
          <table:table-cell table:style-name="Default"/>
          <table:table-cell table:style-name="Default" office:value-type="string" calcext:value-type="string" table:number-columns-spanned="2" table:number-rows-spanned="1">
            <text:p>YAT1,2,3</text:p>
          </table:table-cell>
          <table:covered-table-cell table:style-name="Default"/>
          <table:table-cell table:style-name="Default" table:number-columns-repeated="46"/>
          <table:table-cell table:number-columns-repeated="16333"/>
        </table:table-row>
        <table:table-row table:style-name="ro3">
          <table:table-cell table:style-name="Default" table:number-columns-repeated="3"/>
          <table:table-cell table:style-name="Default" office:value-type="string" calcext:value-type="string" table:number-columns-spanned="2" table:number-rows-spanned="1">
            <text:p>march</text:p>
          </table:table-cell>
          <table:covered-table-cell table:style-name="Default"/>
          <table:table-cell table:style-name="Default" table:number-columns-repeated="46"/>
          <table:table-cell table:number-columns-repeated="16333"/>
        </table:table-row>
        <table:table-row table:style-name="ro3">
          <table:table-cell table:style-name="Default" table:number-columns-repeated="3"/>
          <table:table-cell table:style-name="Default" office:value-type="string" calcext:value-type="string" table:number-columns-spanned="2" table:number-rows-spanned="1">
            <text:p>H 2,6,10,14,18,22</text:p>
          </table:table-cell>
          <table:covered-table-cell table:style-name="Default"/>
          <table:table-cell table:style-name="Default" table:number-columns-repeated="46"/>
          <table:table-cell table:number-columns-repeated="16333"/>
        </table:table-row>
        <table:table-row table:style-name="ro3">
          <table:table-cell table:style-name="Default" table:number-columns-repeated="3"/>
          <table:table-cell table:style-name="Default" office:value-type="string" calcext:value-type="string" table:number-columns-spanned="2" table:number-rows-spanned="1">
            <text:p>556 files</text:p>
          </table:table-cell>
          <table:covered-table-cell table:style-name="Default"/>
          <table:table-cell table:style-name="Default" table:number-columns-repeated="46"/>
          <table:table-cell table:number-columns-repeated="16333"/>
        </table:table-row>
        <calcext:conditional-formats>
          <calcext:conditional-format calcext:target-range-address="'order by LOWER filter'.C43:'order by LOWER filter'.AA43">
            <calcext:condition calcext:apply-style-name="Untitled11" calcext:value="formula-is([.C43] = MIN([.$C43:.$AA43]))" calcext:base-cell-address="'order by LOWER filter'.C43"/>
          </calcext:conditional-format>
          <calcext:conditional-format calcext:target-range-address="'order by LOWER filter'.C2:'order by LOWER filter'.AA3">
            <calcext:condition calcext:apply-style-name="Untitled1" calcext:value="=0" calcext:base-cell-address="'order by UPPER filter'.C2"/>
            <calcext:condition calcext:apply-style-name="Untitled2" calcext:value="=5" calcext:base-cell-address="'order by UPPER filter'.C2"/>
            <calcext:condition calcext:apply-style-name="Untitled3" calcext:value="=10" calcext:base-cell-address="'order by UPPER filter'.C2"/>
            <calcext:condition calcext:apply-style-name="Untitled4" calcext:value="=15" calcext:base-cell-address="'order by UPPER filter'.C2"/>
            <calcext:condition calcext:apply-style-name="Untitled5" calcext:value="=20" calcext:base-cell-address="'order by UPPER filter'.C2"/>
            <calcext:condition calcext:apply-style-name="Untitled6" calcext:value="=30" calcext:base-cell-address="'order by UPPER filter'.C2"/>
            <calcext:condition calcext:apply-style-name="Untitled7" calcext:value="=40" calcext:base-cell-address="'order by UPPER filter'.C2"/>
          </calcext:conditional-format>
          <calcext:conditional-format calcext:target-range-address="'order by LOWER filter'.C4:'order by LOWER filter'.AA41">
            <calcext:color-scale>
              <calcext:color-scale-entry calcext:value="0" calcext:type="minimum" calcext:color="#fafafa"/>
              <calcext:color-scale-entry calcext:value="50" calcext:type="percentile" calcext:color="#ffa726"/>
              <calcext:color-scale-entry calcext:value="0" calcext:type="maximum" calcext:color="#ff5722"/>
            </calcext:color-scale>
            <calcext:condition calcext:apply-style-name="BIG BORDERS" calcext:value="formula-is([.C4] = MIN([.$C$4:.$AA$41]))" calcext:base-cell-address="'order by LOWER filter'.C4"/>
            <calcext:condition calcext:apply-style-name="Accent" calcext:value="formula-is([.C4] = MIN([.$C4:.$AA4]))" calcext:base-cell-address="'order by LOWER filter'.C4"/>
          </calcext:conditional-format>
        </calcext:conditional-formats>
        <calcext:sparkline-groups>
          <calcext:sparkline-group calcext:id="{3D3B0D0F-553D-4E78-ABB3-5D3FCFE74D50}" calcext:type="column" calcext:line-width="0.5pt" calcext:display-empty-cells-as="gap" calcext:low="true" calcext:min-axis-type="group" calcext:max-axis-type="individual" calcext:color-series="#4169e1" calcext:color-negative="#ff0000" calcext:color-axis="#ff0000" calcext:color-markers="#228b22" calcext:color-first="#ff0000" calcext:color-last="#ff0000" calcext:color-high="#ff0000" calcext:color-low="#0000cd">
            <calcext:sparklines>
              <calcext:sparkline calcext:cell-address="'order by LOWER filter'.AB4" calcext:data-range="'order by LOWER filter'.C4:'order by LOWER filter'.AA4"/>
              <calcext:sparkline calcext:cell-address="'order by LOWER filter'.AB5" calcext:data-range="'order by LOWER filter'.C5:'order by LOWER filter'.AA5"/>
              <calcext:sparkline calcext:cell-address="'order by LOWER filter'.AB6" calcext:data-range="'order by LOWER filter'.C6:'order by LOWER filter'.AA6"/>
              <calcext:sparkline calcext:cell-address="'order by LOWER filter'.AB7" calcext:data-range="'order by LOWER filter'.C7:'order by LOWER filter'.AA7"/>
              <calcext:sparkline calcext:cell-address="'order by LOWER filter'.AB8" calcext:data-range="'order by LOWER filter'.C8:'order by LOWER filter'.AA8"/>
              <calcext:sparkline calcext:cell-address="'order by LOWER filter'.AB9" calcext:data-range="'order by LOWER filter'.C9:'order by LOWER filter'.AA9"/>
              <calcext:sparkline calcext:cell-address="'order by LOWER filter'.AB10" calcext:data-range="'order by LOWER filter'.C10:'order by LOWER filter'.AA10"/>
              <calcext:sparkline calcext:cell-address="'order by LOWER filter'.AB11" calcext:data-range="'order by LOWER filter'.C11:'order by LOWER filter'.AA11"/>
              <calcext:sparkline calcext:cell-address="'order by LOWER filter'.AB12" calcext:data-range="'order by LOWER filter'.C12:'order by LOWER filter'.AA12"/>
              <calcext:sparkline calcext:cell-address="'order by LOWER filter'.AB13" calcext:data-range="'order by LOWER filter'.C13:'order by LOWER filter'.AA13"/>
              <calcext:sparkline calcext:cell-address="'order by LOWER filter'.AB14" calcext:data-range="'order by LOWER filter'.C14:'order by LOWER filter'.AA14"/>
              <calcext:sparkline calcext:cell-address="'order by LOWER filter'.AB15" calcext:data-range="'order by LOWER filter'.C15:'order by LOWER filter'.AA15"/>
              <calcext:sparkline calcext:cell-address="'order by LOWER filter'.AB16" calcext:data-range="'order by LOWER filter'.C16:'order by LOWER filter'.AA16"/>
              <calcext:sparkline calcext:cell-address="'order by LOWER filter'.AB17" calcext:data-range="'order by LOWER filter'.C17:'order by LOWER filter'.AA17"/>
              <calcext:sparkline calcext:cell-address="'order by LOWER filter'.AB18" calcext:data-range="'order by LOWER filter'.C18:'order by LOWER filter'.AA18"/>
              <calcext:sparkline calcext:cell-address="'order by LOWER filter'.AB19" calcext:data-range="'order by LOWER filter'.C19:'order by LOWER filter'.AA19"/>
              <calcext:sparkline calcext:cell-address="'order by LOWER filter'.AB20" calcext:data-range="'order by LOWER filter'.C20:'order by LOWER filter'.AA20"/>
              <calcext:sparkline calcext:cell-address="'order by LOWER filter'.AB21" calcext:data-range="'order by LOWER filter'.C21:'order by LOWER filter'.AA21"/>
              <calcext:sparkline calcext:cell-address="'order by LOWER filter'.AB22" calcext:data-range="'order by LOWER filter'.C22:'order by LOWER filter'.AA22"/>
              <calcext:sparkline calcext:cell-address="'order by LOWER filter'.AB23" calcext:data-range="'order by LOWER filter'.C23:'order by LOWER filter'.AA23"/>
              <calcext:sparkline calcext:cell-address="'order by LOWER filter'.AB24" calcext:data-range="'order by LOWER filter'.C24:'order by LOWER filter'.AA24"/>
              <calcext:sparkline calcext:cell-address="'order by LOWER filter'.AB25" calcext:data-range="'order by LOWER filter'.C25:'order by LOWER filter'.AA25"/>
              <calcext:sparkline calcext:cell-address="'order by LOWER filter'.AB26" calcext:data-range="'order by LOWER filter'.C26:'order by LOWER filter'.AA26"/>
              <calcext:sparkline calcext:cell-address="'order by LOWER filter'.AB27" calcext:data-range="'order by LOWER filter'.C27:'order by LOWER filter'.AA27"/>
              <calcext:sparkline calcext:cell-address="'order by LOWER filter'.AB28" calcext:data-range="'order by LOWER filter'.C28:'order by LOWER filter'.AA28"/>
              <calcext:sparkline calcext:cell-address="'order by LOWER filter'.AB29" calcext:data-range="'order by LOWER filter'.C29:'order by LOWER filter'.AA29"/>
              <calcext:sparkline calcext:cell-address="'order by LOWER filter'.AB30" calcext:data-range="'order by LOWER filter'.C30:'order by LOWER filter'.AA30"/>
              <calcext:sparkline calcext:cell-address="'order by LOWER filter'.AB31" calcext:data-range="'order by LOWER filter'.C31:'order by LOWER filter'.AA31"/>
              <calcext:sparkline calcext:cell-address="'order by LOWER filter'.AB32" calcext:data-range="'order by LOWER filter'.C32:'order by LOWER filter'.AA32"/>
              <calcext:sparkline calcext:cell-address="'order by LOWER filter'.AB33" calcext:data-range="'order by LOWER filter'.C33:'order by LOWER filter'.AA33"/>
              <calcext:sparkline calcext:cell-address="'order by LOWER filter'.AB34" calcext:data-range="'order by LOWER filter'.C34:'order by LOWER filter'.AA34"/>
              <calcext:sparkline calcext:cell-address="'order by LOWER filter'.AB35" calcext:data-range="'order by LOWER filter'.C35:'order by LOWER filter'.AA35"/>
              <calcext:sparkline calcext:cell-address="'order by LOWER filter'.AB36" calcext:data-range="'order by LOWER filter'.C36:'order by LOWER filter'.AA36"/>
              <calcext:sparkline calcext:cell-address="'order by LOWER filter'.AB37" calcext:data-range="'order by LOWER filter'.C37:'order by LOWER filter'.AA37"/>
              <calcext:sparkline calcext:cell-address="'order by LOWER filter'.AB38" calcext:data-range="'order by LOWER filter'.C38:'order by LOWER filter'.AA38"/>
              <calcext:sparkline calcext:cell-address="'order by LOWER filter'.AB39" calcext:data-range="'order by LOWER filter'.C39:'order by LOWER filter'.AA39"/>
              <calcext:sparkline calcext:cell-address="'order by LOWER filter'.AB40" calcext:data-range="'order by LOWER filter'.C40:'order by LOWER filter'.AA40"/>
              <calcext:sparkline calcext:cell-address="'order by LOWER filter'.AB41" calcext:data-range="'order by LOWER filter'.C41:'order by LOWER filter'.AA41"/>
            </calcext:sparklines>
          </calcext:sparkline-group>
        </calcext:sparkline-group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style:diagonal-bl-tr="none" style:diagonal-tl-br="none"/>
      <style:text-properties fo:color="#757575"/>
    </style:style>
    <style:style style:name="Untitled2" style:family="table-cell" style:parent-style-name="Default">
      <style:table-cell-properties style:diagonal-bl-tr="none" style:diagonal-tl-br="none"/>
      <style:text-properties fo:color="#ffa000"/>
    </style:style>
    <style:style style:name="Untitled3" style:family="table-cell" style:parent-style-name="Default">
      <style:text-properties fo:color="#e65100"/>
    </style:style>
    <style:style style:name="Untitled4" style:family="table-cell" style:parent-style-name="Default">
      <style:text-properties fo:color="#d32f2f"/>
    </style:style>
    <style:style style:name="Untitled5" style:family="table-cell" style:parent-style-name="Default">
      <style:text-properties fo:color="#7e0021"/>
    </style:style>
    <style:style style:name="Untitled6" style:family="table-cell" style:parent-style-name="Default">
      <style:text-properties fo:color="#314004"/>
    </style:style>
    <style:style style:name="Untitled7" style:family="table-cell" style:parent-style-name="Default">
      <style:text-properties fo:color="#1b1b1b"/>
    </style:style>
    <style:style style:name="Untitled8" style:family="table-cell" style:parent-style-name="Default">
      <style:table-cell-properties style:diagonal-bl-tr="none" style:diagonal-tl-br="none" fo:border="0.06pt double #000000" style:border-line-width="0cm 0.004cm 0.002cm"/>
    </style:style>
    <style:style style:name="Untitled9" style:family="table-cell" style:parent-style-name="Default">
      <style:table-cell-properties style:diagonal-bl-tr="none" style:diagonal-tl-br="none" fo:border="0.06pt solid #000000"/>
    </style:style>
    <style:style style:name="borders" style:family="table-cell" style:parent-style-name="Default">
      <style:table-cell-properties style:diagonal-bl-tr="none" style:diagonal-tl-br="none"/>
    </style:style>
    <style:style style:name="Untitled10" style:family="table-cell" style:parent-style-name="Default">
      <style:table-cell-properties style:diagonal-bl-tr="none" style:diagonal-tl-br="none" fo:border="2.24pt solid #000000" style:shadow="#ff0000 0.176cm 0.176cm"/>
    </style:style>
    <style:style style:name="Untitled11" style:family="table-cell" style:parent-style-name="Default">
      <style:table-cell-properties style:diagonal-bl-tr="none" style:diagonal-tl-br="none" fo:border="1.5pt solid #000000"/>
    </style:style>
    <style:style style:name="Untitled12" style:family="table-cell" style:parent-style-name="Default">
      <style:table-cell-properties style:diagonal-bl-tr="none" style:diagonal-tl-br="none" fo:border="1.5pt solid #000000"/>
    </style:style>
    <style:style style:name="BIG_20_BORDERS" style:display-name="BIG BORDERS" style:family="table-cell" style:parent-style-name="Default">
      <style:table-cell-properties style:diagonal-bl-tr="none" style:diagonal-tl-br="none" fo:border="4.51pt solid #000000"/>
      <style:text-properties fo:font-size="10.5pt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4">00/00/0000</text:date>, <text:time style:data-style-name="N2" text:time-value="22:00:03.1026031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date>2024-06-14T22:17:49.485203979</dc:date>
    <meta:editing-duration>PT4H53M54S</meta:editing-duration>
    <meta:editing-cycles>108</meta:editing-cycles>
    <meta:document-statistic meta:table-count="2" meta:cell-count="2230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0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2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53.79cm" svg:height="25.003cm" xlink:href=".." xlink:type="simple" chart:class="chart:line" chart:style-name="ch1">
        <chart:title svg:x="25.357cm" svg:y="0.636cm" chart:style-name="ch2">
          <text:p>Knn with filters</text:p>
        </chart:title>
        <chart:legend chart:legend-position="end" svg:x="47.101cm" svg:y="3.238cm" style:legend-expansion="high" chart:style-name="ch3"/>
        <chart:plot-area chart:style-name="ch4" table:cell-range-address="'order by LOWER filter'.B4:'order by LOWER filter'.AA41" chart:data-source-has-labels="both" svg:x="2.086cm" svg:y="1.915cm" svg:width="43.94cm" svg:height="21.607cm">
          <chart:coordinate-region svg:x="3.554cm" svg:y="2.114cm" svg:width="41.862cm" svg:height="20.761cm"/>
          <chart:axis chart:dimension="x" chart:name="primary-x" chart:style-name="ch5" chartooo:axis-type="auto">
            <chartooo:date-scale/>
            <chart:title svg:x="23.231cm" svg:y="24.022cm" chart:style-name="ch6">
              <text:p>knn results</text:p>
            </chart:title>
            <chart:categories table:cell-range-address="'order by LOWER filter'.C4:'order by LOWER filter'.AA4"/>
          </chart:axis>
          <chart:axis chart:dimension="y" chart:name="primary-y" chart:style-name="ch5">
            <chart:title svg:x="0.451cm" svg:y="13.609cm" chart:style-name="ch7">
              <text:p>feature type</text:p>
            </chart:title>
            <chart:grid chart:style-name="ch8" chart:class="major"/>
          </chart:axis>
          <chart:series chart:style-name="ch9" chart:values-cell-range-address="'order by LOWER filter'.C5:'order by LOWER filter'.AA5" chart:label-cell-address="'order by LOWER filter'.B5:'order by LOWER filter'.B5" chart:class="chart:line">
            <chart:data-point chart:repeated="25"/>
          </chart:series>
          <chart:series chart:style-name="ch10" chart:values-cell-range-address="'order by LOWER filter'.C6:'order by LOWER filter'.AA6" chart:label-cell-address="'order by LOWER filter'.B6:'order by LOWER filter'.B6" chart:class="chart:line">
            <chart:data-point chart:repeated="25"/>
          </chart:series>
          <chart:series chart:style-name="ch11" chart:values-cell-range-address="'order by LOWER filter'.C7:'order by LOWER filter'.AA7" chart:label-cell-address="'order by LOWER filter'.B7:'order by LOWER filter'.B7" chart:class="chart:line">
            <chart:data-point chart:repeated="25"/>
          </chart:series>
          <chart:series chart:style-name="ch12" chart:values-cell-range-address="'order by LOWER filter'.C8:'order by LOWER filter'.AA8" chart:label-cell-address="'order by LOWER filter'.B8:'order by LOWER filter'.B8" chart:class="chart:line">
            <chart:data-point chart:repeated="25"/>
          </chart:series>
          <chart:series chart:style-name="ch13" chart:values-cell-range-address="'order by LOWER filter'.C9:'order by LOWER filter'.AA9" chart:label-cell-address="'order by LOWER filter'.B9:'order by LOWER filter'.B9" chart:class="chart:line">
            <chart:data-point chart:repeated="25"/>
          </chart:series>
          <chart:series chart:style-name="ch14" chart:values-cell-range-address="'order by LOWER filter'.C10:'order by LOWER filter'.AA10" chart:label-cell-address="'order by LOWER filter'.B10:'order by LOWER filter'.B10" chart:class="chart:line">
            <chart:data-point chart:repeated="25"/>
          </chart:series>
          <chart:series chart:style-name="ch15" chart:values-cell-range-address="'order by LOWER filter'.C11:'order by LOWER filter'.AA11" chart:label-cell-address="'order by LOWER filter'.B11:'order by LOWER filter'.B11" chart:class="chart:line">
            <chart:data-point chart:repeated="25"/>
          </chart:series>
          <chart:series chart:style-name="ch16" chart:values-cell-range-address="'order by LOWER filter'.C12:'order by LOWER filter'.AA12" chart:label-cell-address="'order by LOWER filter'.B12:'order by LOWER filter'.B12" chart:class="chart:line">
            <chart:data-point chart:repeated="25"/>
          </chart:series>
          <chart:series chart:style-name="ch17" chart:values-cell-range-address="'order by LOWER filter'.C13:'order by LOWER filter'.AA13" chart:label-cell-address="'order by LOWER filter'.B13:'order by LOWER filter'.B13" chart:class="chart:line">
            <chart:data-point chart:repeated="25"/>
          </chart:series>
          <chart:series chart:style-name="ch18" chart:values-cell-range-address="'order by LOWER filter'.C14:'order by LOWER filter'.AA14" chart:label-cell-address="'order by LOWER filter'.B14:'order by LOWER filter'.B14" chart:class="chart:line">
            <chart:data-point chart:repeated="25"/>
          </chart:series>
          <chart:series chart:style-name="ch19" chart:values-cell-range-address="'order by LOWER filter'.C15:'order by LOWER filter'.AA15" chart:label-cell-address="'order by LOWER filter'.B15:'order by LOWER filter'.B15" chart:class="chart:line">
            <chart:data-point chart:repeated="25"/>
          </chart:series>
          <chart:series chart:style-name="ch20" chart:values-cell-range-address="'order by LOWER filter'.C16:'order by LOWER filter'.AA16" chart:label-cell-address="'order by LOWER filter'.B16:'order by LOWER filter'.B16" chart:class="chart:line">
            <chart:data-point chart:repeated="25"/>
          </chart:series>
          <chart:series chart:style-name="ch9" chart:values-cell-range-address="'order by LOWER filter'.C17:'order by LOWER filter'.AA17" chart:label-cell-address="'order by LOWER filter'.B17:'order by LOWER filter'.B17" chart:class="chart:line">
            <chart:data-point chart:repeated="25"/>
          </chart:series>
          <chart:series chart:style-name="ch10" chart:values-cell-range-address="'order by LOWER filter'.C18:'order by LOWER filter'.AA18" chart:label-cell-address="'order by LOWER filter'.B18:'order by LOWER filter'.B18" chart:class="chart:line">
            <chart:data-point chart:repeated="25"/>
          </chart:series>
          <chart:series chart:style-name="ch11" chart:values-cell-range-address="'order by LOWER filter'.C19:'order by LOWER filter'.AA19" chart:label-cell-address="'order by LOWER filter'.B19:'order by LOWER filter'.B19" chart:class="chart:line">
            <chart:data-point chart:repeated="25"/>
          </chart:series>
          <chart:series chart:style-name="ch12" chart:values-cell-range-address="'order by LOWER filter'.C20:'order by LOWER filter'.AA20" chart:label-cell-address="'order by LOWER filter'.B20:'order by LOWER filter'.B20" chart:class="chart:line">
            <chart:data-point chart:repeated="25"/>
          </chart:series>
          <chart:series chart:style-name="ch13" chart:values-cell-range-address="'order by LOWER filter'.C21:'order by LOWER filter'.AA21" chart:label-cell-address="'order by LOWER filter'.B21:'order by LOWER filter'.B21" chart:class="chart:line">
            <chart:data-point chart:repeated="25"/>
          </chart:series>
          <chart:series chart:style-name="ch14" chart:values-cell-range-address="'order by LOWER filter'.C22:'order by LOWER filter'.AA22" chart:label-cell-address="'order by LOWER filter'.B22:'order by LOWER filter'.B22" chart:class="chart:line">
            <chart:data-point chart:repeated="25"/>
          </chart:series>
          <chart:series chart:style-name="ch15" chart:values-cell-range-address="'order by LOWER filter'.C23:'order by LOWER filter'.AA23" chart:label-cell-address="'order by LOWER filter'.B23:'order by LOWER filter'.B23" chart:class="chart:line">
            <chart:data-point chart:repeated="25"/>
          </chart:series>
          <chart:series chart:style-name="ch16" chart:values-cell-range-address="'order by LOWER filter'.C24:'order by LOWER filter'.AA24" chart:label-cell-address="'order by LOWER filter'.B24:'order by LOWER filter'.B24" chart:class="chart:line">
            <chart:data-point chart:repeated="25"/>
          </chart:series>
          <chart:series chart:style-name="ch17" chart:values-cell-range-address="'order by LOWER filter'.C25:'order by LOWER filter'.AA25" chart:label-cell-address="'order by LOWER filter'.B25:'order by LOWER filter'.B25" chart:class="chart:line">
            <chart:data-point chart:repeated="25"/>
          </chart:series>
          <chart:series chart:style-name="ch18" chart:values-cell-range-address="'order by LOWER filter'.C26:'order by LOWER filter'.AA26" chart:label-cell-address="'order by LOWER filter'.B26:'order by LOWER filter'.B26" chart:class="chart:line">
            <chart:data-point chart:repeated="25"/>
          </chart:series>
          <chart:series chart:style-name="ch19" chart:values-cell-range-address="'order by LOWER filter'.C27:'order by LOWER filter'.AA27" chart:label-cell-address="'order by LOWER filter'.B27:'order by LOWER filter'.B27" chart:class="chart:line">
            <chart:data-point chart:repeated="25"/>
          </chart:series>
          <chart:series chart:style-name="ch20" chart:values-cell-range-address="'order by LOWER filter'.C28:'order by LOWER filter'.AA28" chart:label-cell-address="'order by LOWER filter'.B28:'order by LOWER filter'.B28" chart:class="chart:line">
            <chart:data-point chart:repeated="25"/>
          </chart:series>
          <chart:series chart:style-name="ch9" chart:values-cell-range-address="'order by LOWER filter'.C29:'order by LOWER filter'.AA29" chart:label-cell-address="'order by LOWER filter'.B29:'order by LOWER filter'.B29" chart:class="chart:line">
            <chart:data-point chart:repeated="25"/>
          </chart:series>
          <chart:series chart:style-name="ch10" chart:values-cell-range-address="'order by LOWER filter'.C30:'order by LOWER filter'.AA30" chart:label-cell-address="'order by LOWER filter'.B30:'order by LOWER filter'.B30" chart:class="chart:line">
            <chart:data-point chart:repeated="25"/>
          </chart:series>
          <chart:series chart:style-name="ch11" chart:values-cell-range-address="'order by LOWER filter'.C31:'order by LOWER filter'.AA31" chart:label-cell-address="'order by LOWER filter'.B31:'order by LOWER filter'.B31" chart:class="chart:line">
            <chart:data-point chart:repeated="25"/>
          </chart:series>
          <chart:series chart:style-name="ch12" chart:values-cell-range-address="'order by LOWER filter'.C32:'order by LOWER filter'.AA32" chart:label-cell-address="'order by LOWER filter'.B32:'order by LOWER filter'.B32" chart:class="chart:line">
            <chart:data-point chart:repeated="25"/>
          </chart:series>
          <chart:series chart:style-name="ch13" chart:values-cell-range-address="'order by LOWER filter'.C33:'order by LOWER filter'.AA33" chart:label-cell-address="'order by LOWER filter'.B33:'order by LOWER filter'.B33" chart:class="chart:line">
            <chart:data-point chart:repeated="25"/>
          </chart:series>
          <chart:series chart:style-name="ch14" chart:values-cell-range-address="'order by LOWER filter'.C34:'order by LOWER filter'.AA34" chart:label-cell-address="'order by LOWER filter'.B34:'order by LOWER filter'.B34" chart:class="chart:line">
            <chart:data-point chart:repeated="25"/>
          </chart:series>
          <chart:series chart:style-name="ch15" chart:values-cell-range-address="'order by LOWER filter'.C35:'order by LOWER filter'.AA35" chart:label-cell-address="'order by LOWER filter'.B35:'order by LOWER filter'.B35" chart:class="chart:line">
            <chart:data-point chart:repeated="25"/>
          </chart:series>
          <chart:series chart:style-name="ch16" chart:values-cell-range-address="'order by LOWER filter'.C36:'order by LOWER filter'.AA36" chart:label-cell-address="'order by LOWER filter'.B36:'order by LOWER filter'.B36" chart:class="chart:line">
            <chart:data-point chart:repeated="25"/>
          </chart:series>
          <chart:series chart:style-name="ch17" chart:values-cell-range-address="'order by LOWER filter'.C37:'order by LOWER filter'.AA37" chart:label-cell-address="'order by LOWER filter'.B37:'order by LOWER filter'.B37" chart:class="chart:line">
            <chart:data-point chart:repeated="25"/>
          </chart:series>
          <chart:series chart:style-name="ch18" chart:values-cell-range-address="'order by LOWER filter'.C38:'order by LOWER filter'.AA38" chart:label-cell-address="'order by LOWER filter'.B38:'order by LOWER filter'.B38" chart:class="chart:line">
            <chart:data-point chart:repeated="25"/>
          </chart:series>
          <chart:series chart:style-name="ch19" chart:values-cell-range-address="'order by LOWER filter'.C39:'order by LOWER filter'.AA39" chart:label-cell-address="'order by LOWER filter'.B39:'order by LOWER filter'.B39" chart:class="chart:line">
            <chart:data-point chart:repeated="25"/>
          </chart:series>
          <chart:series chart:style-name="ch20" chart:values-cell-range-address="'order by LOWER filter'.C40:'order by LOWER filter'.AA40" chart:label-cell-address="'order by LOWER filter'.B40:'order by LOWER filter'.B40" chart:class="chart:line">
            <chart:data-point chart:repeated="25"/>
          </chart:series>
          <chart:series chart:style-name="ch9" chart:values-cell-range-address="'order by LOWER filter'.C41:'order by LOWER filter'.AA41" chart:label-cell-address="'order by LOWER filter'.B41:'order by LOWER filter'.B41" chart:class="chart:line">
            <chart:data-point chart:repeated="2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0.2698">
                <text:p>0.2698</text:p>
                <draw:g>
                  <svg:desc>'order by LOWER filter'.C4:'order by LOWER filter'.AA4</svg:desc>
                </draw:g>
              </table:table-cell>
              <table:table-cell office:value-type="float" office:value="0.2698">
                <text:p>0.2698</text:p>
              </table:table-cell>
              <table:table-cell office:value-type="float" office:value="0.268">
                <text:p>0.268</text:p>
              </table:table-cell>
              <table:table-cell office:value-type="float" office:value="0.268">
                <text:p>0.268</text:p>
              </table:table-cell>
              <table:table-cell office:value-type="float" office:value="0.2698">
                <text:p>0.2698</text:p>
              </table:table-cell>
              <table:table-cell office:value-type="float" office:value="0.2698">
                <text:p>0.2698</text:p>
              </table:table-cell>
              <table:table-cell office:value-type="float" office:value="0.268">
                <text:p>0.268</text:p>
              </table:table-cell>
              <table:table-cell office:value-type="float" office:value="0.268">
                <text:p>0.268</text:p>
              </table:table-cell>
              <table:table-cell office:value-type="float" office:value="0.2698">
                <text:p>0.2698</text:p>
              </table:table-cell>
              <table:table-cell office:value-type="float" office:value="0.2698">
                <text:p>0.2698</text:p>
              </table:table-cell>
              <table:table-cell office:value-type="float" office:value="0.268">
                <text:p>0.268</text:p>
              </table:table-cell>
              <table:table-cell office:value-type="float" office:value="0.268">
                <text:p>0.268</text:p>
              </table:table-cell>
              <table:table-cell office:value-type="float" office:value="0.2698">
                <text:p>0.2698</text:p>
              </table:table-cell>
              <table:table-cell office:value-type="float" office:value="0.2698">
                <text:p>0.2698</text:p>
              </table:table-cell>
              <table:table-cell office:value-type="float" office:value="0.268">
                <text:p>0.268</text:p>
              </table:table-cell>
              <table:table-cell office:value-type="float" office:value="0.268">
                <text:p>0.268</text:p>
              </table:table-cell>
              <table:table-cell office:value-type="float" office:value="0.267985611510791">
                <text:p>0.267985611510791</text:p>
              </table:table-cell>
              <table:table-cell office:value-type="float" office:value="0.266187050359712">
                <text:p>0.266187050359712</text:p>
              </table:table-cell>
              <table:table-cell office:value-type="float" office:value="0.267985611510791">
                <text:p>0.267985611510791</text:p>
              </table:table-cell>
              <table:table-cell office:value-type="float" office:value="0.267985611510791">
                <text:p>0.267985611510791</text:p>
              </table:table-cell>
              <table:table-cell office:value-type="float" office:value="0.264388489208633">
                <text:p>0.264388489208633</text:p>
              </table:table-cell>
              <table:table-cell office:value-type="float" office:value="0.267985611510791">
                <text:p>0.267985611510791</text:p>
              </table:table-cell>
              <table:table-cell office:value-type="float" office:value="0.267985611510791">
                <text:p>0.267985611510791</text:p>
              </table:table-cell>
              <table:table-cell office:value-type="float" office:value="0.264388489208633">
                <text:p>0.264388489208633</text:p>
              </table:table-cell>
              <table:table-cell office:value-type="float" office:value="0.267985611510791">
                <text:p>0.267985611510791</text:p>
              </table:table-cell>
            </table:table-row>
          </table:table-header-rows>
          <table:table-rows>
            <table:table-row>
              <table:table-cell office:value-type="string">
                <text:p>conc feat spectral </text:p>
                <draw:g>
                  <svg:desc>'order by LOWER filter'.B5:'order by LOWER filter'.B5</svg:desc>
                </draw:g>
              </table:table-cell>
              <table:table-cell office:value-type="float" office:value="0.2698">
                <text:p>0.2698</text:p>
                <draw:g>
                  <svg:desc>'order by LOWER filter'.C5:'order by LOWER filter'.AA5</svg:desc>
                </draw:g>
              </table:table-cell>
              <table:table-cell office:value-type="float" office:value="0.2698">
                <text:p>0.2698</text:p>
              </table:table-cell>
              <table:table-cell office:value-type="float" office:value="0.268">
                <text:p>0.268</text:p>
              </table:table-cell>
              <table:table-cell office:value-type="float" office:value="0.268">
                <text:p>0.268</text:p>
              </table:table-cell>
              <table:table-cell office:value-type="float" office:value="0.2698">
                <text:p>0.2698</text:p>
              </table:table-cell>
              <table:table-cell office:value-type="float" office:value="0.2698">
                <text:p>0.2698</text:p>
              </table:table-cell>
              <table:table-cell office:value-type="float" office:value="0.268">
                <text:p>0.268</text:p>
              </table:table-cell>
              <table:table-cell office:value-type="float" office:value="0.268">
                <text:p>0.268</text:p>
              </table:table-cell>
              <table:table-cell office:value-type="float" office:value="0.2698">
                <text:p>0.2698</text:p>
              </table:table-cell>
              <table:table-cell office:value-type="float" office:value="0.2698">
                <text:p>0.2698</text:p>
              </table:table-cell>
              <table:table-cell office:value-type="float" office:value="0.268">
                <text:p>0.268</text:p>
              </table:table-cell>
              <table:table-cell office:value-type="float" office:value="0.268">
                <text:p>0.268</text:p>
              </table:table-cell>
              <table:table-cell office:value-type="float" office:value="0.2698">
                <text:p>0.2698</text:p>
              </table:table-cell>
              <table:table-cell office:value-type="float" office:value="0.2698">
                <text:p>0.2698</text:p>
              </table:table-cell>
              <table:table-cell office:value-type="float" office:value="0.268">
                <text:p>0.268</text:p>
              </table:table-cell>
              <table:table-cell office:value-type="float" office:value="0.268">
                <text:p>0.268</text:p>
              </table:table-cell>
              <table:table-cell office:value-type="float" office:value="0.267985611510791">
                <text:p>0.267985611510791</text:p>
              </table:table-cell>
              <table:table-cell office:value-type="float" office:value="0.266187050359712">
                <text:p>0.266187050359712</text:p>
              </table:table-cell>
              <table:table-cell office:value-type="float" office:value="0.267985611510791">
                <text:p>0.267985611510791</text:p>
              </table:table-cell>
              <table:table-cell office:value-type="float" office:value="0.267985611510791">
                <text:p>0.267985611510791</text:p>
              </table:table-cell>
              <table:table-cell office:value-type="float" office:value="0.264388489208633">
                <text:p>0.264388489208633</text:p>
              </table:table-cell>
              <table:table-cell office:value-type="float" office:value="0.267985611510791">
                <text:p>0.267985611510791</text:p>
              </table:table-cell>
              <table:table-cell office:value-type="float" office:value="0.267985611510791">
                <text:p>0.267985611510791</text:p>
              </table:table-cell>
              <table:table-cell office:value-type="float" office:value="0.264388489208633">
                <text:p>0.264388489208633</text:p>
              </table:table-cell>
              <table:table-cell office:value-type="float" office:value="0.267985611510791">
                <text:p>0.267985611510791</text:p>
              </table:table-cell>
            </table:table-row>
            <table:table-row>
              <table:table-cell office:value-type="string">
                <text:p>conc feat tonaless </text:p>
                <draw:g>
                  <svg:desc>'order by LOWER filter'.B6:'order by LOWER filter'.B6</svg:desc>
                </draw:g>
              </table:table-cell>
              <table:table-cell office:value-type="float" office:value="0.2968">
                <text:p>0.2968</text:p>
                <draw:g>
                  <svg:desc>'order by LOWER filter'.C6:'order by LOWER filter'.AA6</svg:desc>
                </draw:g>
              </table:table-cell>
              <table:table-cell office:value-type="float" office:value="0.6097">
                <text:p>0.6097</text:p>
              </table:table-cell>
              <table:table-cell office:value-type="float" office:value="0.6097">
                <text:p>0.6097</text:p>
              </table:table-cell>
              <table:table-cell office:value-type="float" office:value="0.6097">
                <text:p>0.6097</text:p>
              </table:table-cell>
              <table:table-cell office:value-type="float" office:value="0.6079">
                <text:p>0.6079</text:p>
              </table:table-cell>
              <table:table-cell office:value-type="float" office:value="0.6079">
                <text:p>0.6079</text:p>
              </table:table-cell>
              <table:table-cell office:value-type="float" office:value="0.6097">
                <text:p>0.6097</text:p>
              </table:table-cell>
              <table:table-cell office:value-type="float" office:value="0.6097">
                <text:p>0.6097</text:p>
              </table:table-cell>
              <table:table-cell office:value-type="float" office:value="0.6079">
                <text:p>0.6079</text:p>
              </table:table-cell>
              <table:table-cell office:value-type="float" office:value="0.6079">
                <text:p>0.6079</text:p>
              </table:table-cell>
              <table:table-cell office:value-type="float" office:value="0.6079">
                <text:p>0.6079</text:p>
              </table:table-cell>
              <table:table-cell office:value-type="float" office:value="0.6097">
                <text:p>0.6097</text:p>
              </table:table-cell>
              <table:table-cell office:value-type="float" office:value="0.6097">
                <text:p>0.6097</text:p>
              </table:table-cell>
              <table:table-cell office:value-type="float" office:value="0.6097">
                <text:p>0.6097</text:p>
              </table:table-cell>
              <table:table-cell office:value-type="float" office:value="0.6079">
                <text:p>0.6079</text:p>
              </table:table-cell>
              <table:table-cell office:value-type="float" office:value="0.6079">
                <text:p>0.6079</text:p>
              </table:table-cell>
              <table:table-cell office:value-type="float" office:value="0.613309352517986">
                <text:p>0.613309352517986</text:p>
              </table:table-cell>
              <table:table-cell office:value-type="float" office:value="0.600719424460432">
                <text:p>0.600719424460432</text:p>
              </table:table-cell>
              <table:table-cell office:value-type="float" office:value="0.60431654676259">
                <text:p>0.60431654676259</text:p>
              </table:table-cell>
              <table:table-cell office:value-type="float" office:value="0.611510791366906">
                <text:p>0.611510791366906</text:p>
              </table:table-cell>
              <table:table-cell office:value-type="float" office:value="0.600719424460432">
                <text:p>0.600719424460432</text:p>
              </table:table-cell>
              <table:table-cell office:value-type="float" office:value="0.60431654676259">
                <text:p>0.60431654676259</text:p>
              </table:table-cell>
              <table:table-cell office:value-type="float" office:value="0.613309352517986">
                <text:p>0.613309352517986</text:p>
              </table:table-cell>
              <table:table-cell office:value-type="float" office:value="0.600719424460432">
                <text:p>0.600719424460432</text:p>
              </table:table-cell>
              <table:table-cell office:value-type="float" office:value="0.602517985611511">
                <text:p>0.602517985611511</text:p>
              </table:table-cell>
            </table:table-row>
            <table:table-row>
              <table:table-cell office:value-type="string">
                <text:p>conc feat time </text:p>
                <draw:g>
                  <svg:desc>'order by LOWER filter'.B7:'order by LOWER filter'.B7</svg:desc>
                </draw:g>
              </table:table-cell>
              <table:table-cell office:value-type="float" office:value="0.2374">
                <text:p>0.2374</text:p>
                <draw:g>
                  <svg:desc>'order by LOWER filter'.C7:'order by LOWER filter'.AA7</svg:desc>
                </draw:g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10071942446">
                <text:p>0.237410071942446</text:p>
              </table:table-cell>
              <table:table-cell office:value-type="float" office:value="0.237410071942446">
                <text:p>0.237410071942446</text:p>
              </table:table-cell>
              <table:table-cell office:value-type="float" office:value="0.237410071942446">
                <text:p>0.237410071942446</text:p>
              </table:table-cell>
              <table:table-cell office:value-type="float" office:value="0.237410071942446">
                <text:p>0.237410071942446</text:p>
              </table:table-cell>
              <table:table-cell office:value-type="float" office:value="0.237410071942446">
                <text:p>0.237410071942446</text:p>
              </table:table-cell>
              <table:table-cell office:value-type="float" office:value="0.237410071942446">
                <text:p>0.237410071942446</text:p>
              </table:table-cell>
              <table:table-cell office:value-type="float" office:value="0.237410071942446">
                <text:p>0.237410071942446</text:p>
              </table:table-cell>
              <table:table-cell office:value-type="float" office:value="0.237410071942446">
                <text:p>0.237410071942446</text:p>
              </table:table-cell>
              <table:table-cell office:value-type="float" office:value="0.237410071942446">
                <text:p>0.237410071942446</text:p>
              </table:table-cell>
            </table:table-row>
            <table:table-row>
              <table:table-cell office:value-type="string">
                <text:p>conc avg feat all </text:p>
                <draw:g>
                  <svg:desc>'order by LOWER filter'.B8:'order by LOWER filter'.B8</svg:desc>
                </draw:g>
              </table:table-cell>
              <table:table-cell office:value-type="float" office:value="0.2374">
                <text:p>0.2374</text:p>
                <draw:g>
                  <svg:desc>'order by LOWER filter'.C8:'order by LOWER filter'.AA8</svg:desc>
                </draw:g>
              </table:table-cell>
              <table:table-cell office:value-type="float" office:value="0.2392">
                <text:p>0.2392</text:p>
              </table:table-cell>
              <table:table-cell office:value-type="float" office:value="0.241">
                <text:p>0.241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92">
                <text:p>0.2392</text:p>
              </table:table-cell>
              <table:table-cell office:value-type="float" office:value="0.241">
                <text:p>0.241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41">
                <text:p>0.241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41">
                <text:p>0.241</text:p>
              </table:table-cell>
              <table:table-cell office:value-type="float" office:value="0.2392">
                <text:p>0.2392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41007194244604">
                <text:p>0.241007194244604</text:p>
              </table:table-cell>
              <table:table-cell office:value-type="float" office:value="0.233812949640288">
                <text:p>0.233812949640288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41007194244604">
                <text:p>0.241007194244604</text:p>
              </table:table-cell>
              <table:table-cell office:value-type="float" office:value="0.232014388489209">
                <text:p>0.232014388489209</text:p>
              </table:table-cell>
              <table:table-cell office:value-type="float" office:value="0.237410071942446">
                <text:p>0.237410071942446</text:p>
              </table:table-cell>
              <table:table-cell office:value-type="float" office:value="0.241007194244604">
                <text:p>0.241007194244604</text:p>
              </table:table-cell>
              <table:table-cell office:value-type="float" office:value="0.232014388489209">
                <text:p>0.232014388489209</text:p>
              </table:table-cell>
            </table:table-row>
            <table:table-row>
              <table:table-cell office:value-type="string">
                <text:p>conc avg feat spectral </text:p>
                <draw:g>
                  <svg:desc>'order by LOWER filter'.B9:'order by LOWER filter'.B9</svg:desc>
                </draw:g>
              </table:table-cell>
              <table:table-cell office:value-type="float" office:value="0.2374">
                <text:p>0.2374</text:p>
                <draw:g>
                  <svg:desc>'order by LOWER filter'.C9:'order by LOWER filter'.AA9</svg:desc>
                </draw:g>
              </table:table-cell>
              <table:table-cell office:value-type="float" office:value="0.2392">
                <text:p>0.2392</text:p>
              </table:table-cell>
              <table:table-cell office:value-type="float" office:value="0.241">
                <text:p>0.241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92">
                <text:p>0.2392</text:p>
              </table:table-cell>
              <table:table-cell office:value-type="float" office:value="0.241">
                <text:p>0.241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41">
                <text:p>0.241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41">
                <text:p>0.241</text:p>
              </table:table-cell>
              <table:table-cell office:value-type="float" office:value="0.2392">
                <text:p>0.2392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41007194244604">
                <text:p>0.241007194244604</text:p>
              </table:table-cell>
              <table:table-cell office:value-type="float" office:value="0.233812949640288">
                <text:p>0.233812949640288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41007194244604">
                <text:p>0.241007194244604</text:p>
              </table:table-cell>
              <table:table-cell office:value-type="float" office:value="0.232014388489209">
                <text:p>0.232014388489209</text:p>
              </table:table-cell>
              <table:table-cell office:value-type="float" office:value="0.237410071942446">
                <text:p>0.237410071942446</text:p>
              </table:table-cell>
              <table:table-cell office:value-type="float" office:value="0.241007194244604">
                <text:p>0.241007194244604</text:p>
              </table:table-cell>
              <table:table-cell office:value-type="float" office:value="0.232014388489209">
                <text:p>0.232014388489209</text:p>
              </table:table-cell>
            </table:table-row>
            <table:table-row>
              <table:table-cell office:value-type="string">
                <text:p>conc avg feat tonaless </text:p>
                <draw:g>
                  <svg:desc>'order by LOWER filter'.B10:'order by LOWER filter'.B10</svg:desc>
                </draw:g>
              </table:table-cell>
              <table:table-cell office:value-type="float" office:value="0.3165">
                <text:p>0.3165</text:p>
                <draw:g>
                  <svg:desc>'order by LOWER filter'.C10:'order by LOWER filter'.AA10</svg:desc>
                </draw:g>
              </table:table-cell>
              <table:table-cell office:value-type="float" office:value="0.518">
                <text:p>0.518</text:p>
              </table:table-cell>
              <table:table-cell office:value-type="float" office:value="0.5162">
                <text:p>0.5162</text:p>
              </table:table-cell>
              <table:table-cell office:value-type="float" office:value="0.5054">
                <text:p>0.5054</text:p>
              </table:table-cell>
              <table:table-cell office:value-type="float" office:value="0.5198">
                <text:p>0.5198</text:p>
              </table:table-cell>
              <table:table-cell office:value-type="float" office:value="0.5198">
                <text:p>0.5198</text:p>
              </table:table-cell>
              <table:table-cell office:value-type="float" office:value="0.5198">
                <text:p>0.5198</text:p>
              </table:table-cell>
              <table:table-cell office:value-type="float" office:value="0.5054">
                <text:p>0.5054</text:p>
              </table:table-cell>
              <table:table-cell office:value-type="float" office:value="0.5198">
                <text:p>0.5198</text:p>
              </table:table-cell>
              <table:table-cell office:value-type="float" office:value="0.5216">
                <text:p>0.5216</text:p>
              </table:table-cell>
              <table:table-cell office:value-type="float" office:value="0.5198">
                <text:p>0.5198</text:p>
              </table:table-cell>
              <table:table-cell office:value-type="float" office:value="0.5072">
                <text:p>0.5072</text:p>
              </table:table-cell>
              <table:table-cell office:value-type="float" office:value="0.5198">
                <text:p>0.5198</text:p>
              </table:table-cell>
              <table:table-cell office:value-type="float" office:value="0.5198">
                <text:p>0.5198</text:p>
              </table:table-cell>
              <table:table-cell office:value-type="float" office:value="0.5198">
                <text:p>0.5198</text:p>
              </table:table-cell>
              <table:table-cell office:value-type="float" office:value="0.5072">
                <text:p>0.5072</text:p>
              </table:table-cell>
              <table:table-cell office:value-type="float" office:value="0.507194244604317">
                <text:p>0.507194244604317</text:p>
              </table:table-cell>
              <table:table-cell office:value-type="float" office:value="0.503597122302158">
                <text:p>0.503597122302158</text:p>
              </table:table-cell>
              <table:table-cell office:value-type="float" office:value="0.501798561151079">
                <text:p>0.501798561151079</text:p>
              </table:table-cell>
              <table:table-cell office:value-type="float" office:value="0.505395683453237">
                <text:p>0.505395683453237</text:p>
              </table:table-cell>
              <table:table-cell office:value-type="float" office:value="0.508992805755396">
                <text:p>0.508992805755396</text:p>
              </table:table-cell>
              <table:table-cell office:value-type="float" office:value="0.503597122302158">
                <text:p>0.503597122302158</text:p>
              </table:table-cell>
              <table:table-cell office:value-type="float" office:value="0.512589928057554">
                <text:p>0.512589928057554</text:p>
              </table:table-cell>
              <table:table-cell office:value-type="float" office:value="0.516187050359712">
                <text:p>0.516187050359712</text:p>
              </table:table-cell>
              <table:table-cell office:value-type="float" office:value="0.503597122302158">
                <text:p>0.503597122302158</text:p>
              </table:table-cell>
            </table:table-row>
            <table:table-row>
              <table:table-cell office:value-type="string">
                <text:p>conc avg feat time </text:p>
                <draw:g>
                  <svg:desc>'order by LOWER filter'.B11:'order by LOWER filter'.B11</svg:desc>
                </draw:g>
              </table:table-cell>
              <table:table-cell office:value-type="float" office:value="0.2122">
                <text:p>0.2122</text:p>
                <draw:g>
                  <svg:desc>'order by LOWER filter'.C11:'order by LOWER filter'.AA11</svg:desc>
                </draw:g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30215827338">
                <text:p>0.212230215827338</text:p>
              </table:table-cell>
              <table:table-cell office:value-type="float" office:value="0.212230215827338">
                <text:p>0.212230215827338</text:p>
              </table:table-cell>
              <table:table-cell office:value-type="float" office:value="0.212230215827338">
                <text:p>0.212230215827338</text:p>
              </table:table-cell>
              <table:table-cell office:value-type="float" office:value="0.212230215827338">
                <text:p>0.212230215827338</text:p>
              </table:table-cell>
              <table:table-cell office:value-type="float" office:value="0.212230215827338">
                <text:p>0.212230215827338</text:p>
              </table:table-cell>
              <table:table-cell office:value-type="float" office:value="0.212230215827338">
                <text:p>0.212230215827338</text:p>
              </table:table-cell>
              <table:table-cell office:value-type="float" office:value="0.212230215827338">
                <text:p>0.212230215827338</text:p>
              </table:table-cell>
              <table:table-cell office:value-type="float" office:value="0.212230215827338">
                <text:p>0.212230215827338</text:p>
              </table:table-cell>
              <table:table-cell office:value-type="float" office:value="0.212230215827338">
                <text:p>0.212230215827338</text:p>
              </table:table-cell>
            </table:table-row>
            <table:table-row>
              <table:table-cell office:value-type="string">
                <text:p>feat SpectralCentroid </text:p>
                <draw:g>
                  <svg:desc>'order by LOWER filter'.B12:'order by LOWER filter'.B12</svg:desc>
                </draw:g>
              </table:table-cell>
              <table:table-cell office:value-type="float" office:value="0.3561">
                <text:p>0.3561</text:p>
                <draw:g>
                  <svg:desc>'order by LOWER filter'.C12:'order by LOWER filter'.AA12</svg:desc>
                </draw:g>
              </table:table-cell>
              <table:table-cell office:value-type="float" office:value="0.3561">
                <text:p>0.3561</text:p>
              </table:table-cell>
              <table:table-cell office:value-type="float" office:value="0.3561">
                <text:p>0.3561</text:p>
              </table:table-cell>
              <table:table-cell office:value-type="float" office:value="0.3615">
                <text:p>0.3615</text:p>
              </table:table-cell>
              <table:table-cell office:value-type="float" office:value="0.3579">
                <text:p>0.3579</text:p>
              </table:table-cell>
              <table:table-cell office:value-type="float" office:value="0.3579">
                <text:p>0.3579</text:p>
              </table:table-cell>
              <table:table-cell office:value-type="float" office:value="0.3579">
                <text:p>0.3579</text:p>
              </table:table-cell>
              <table:table-cell office:value-type="float" office:value="0.3615">
                <text:p>0.3615</text:p>
              </table:table-cell>
              <table:table-cell office:value-type="float" office:value="0.3597">
                <text:p>0.3597</text:p>
              </table:table-cell>
              <table:table-cell office:value-type="float" office:value="0.3579">
                <text:p>0.3579</text:p>
              </table:table-cell>
              <table:table-cell office:value-type="float" office:value="0.3579">
                <text:p>0.3579</text:p>
              </table:table-cell>
              <table:table-cell office:value-type="float" office:value="0.3615">
                <text:p>0.3615</text:p>
              </table:table-cell>
              <table:table-cell office:value-type="float" office:value="0.3579">
                <text:p>0.3579</text:p>
              </table:table-cell>
              <table:table-cell office:value-type="float" office:value="0.3579">
                <text:p>0.3579</text:p>
              </table:table-cell>
              <table:table-cell office:value-type="float" office:value="0.3579">
                <text:p>0.3579</text:p>
              </table:table-cell>
              <table:table-cell office:value-type="float" office:value="0.3633">
                <text:p>0.3633</text:p>
              </table:table-cell>
              <table:table-cell office:value-type="float" office:value="0.363309352517986">
                <text:p>0.363309352517986</text:p>
              </table:table-cell>
              <table:table-cell office:value-type="float" office:value="0.365107913669065">
                <text:p>0.365107913669065</text:p>
              </table:table-cell>
              <table:table-cell office:value-type="float" office:value="0.37410071942446">
                <text:p>0.37410071942446</text:p>
              </table:table-cell>
              <table:table-cell office:value-type="float" office:value="0.361510791366906">
                <text:p>0.361510791366906</text:p>
              </table:table-cell>
              <table:table-cell office:value-type="float" office:value="0.366906474820144">
                <text:p>0.366906474820144</text:p>
              </table:table-cell>
              <table:table-cell office:value-type="float" office:value="0.370503597122302">
                <text:p>0.370503597122302</text:p>
              </table:table-cell>
              <table:table-cell office:value-type="float" office:value="0.361510791366906">
                <text:p>0.361510791366906</text:p>
              </table:table-cell>
              <table:table-cell office:value-type="float" office:value="0.365107913669065">
                <text:p>0.365107913669065</text:p>
              </table:table-cell>
              <table:table-cell office:value-type="float" office:value="0.370503597122302">
                <text:p>0.370503597122302</text:p>
              </table:table-cell>
            </table:table-row>
            <table:table-row>
              <table:table-cell office:value-type="string">
                <text:p>feat SpectralCrestFactor </text:p>
                <draw:g>
                  <svg:desc>'order by LOWER filter'.B13:'order by LOWER filter'.B13</svg:desc>
                </draw:g>
              </table:table-cell>
              <table:table-cell office:value-type="float" office:value="0.6187">
                <text:p>0.6187</text:p>
                <draw:g>
                  <svg:desc>'order by LOWER filter'.C13:'order by LOWER filter'.AA13</svg:desc>
                </draw:g>
              </table:table-cell>
              <table:table-cell office:value-type="float" office:value="0.6169">
                <text:p>0.6169</text:p>
              </table:table-cell>
              <table:table-cell office:value-type="float" office:value="0.6187">
                <text:p>0.6187</text:p>
              </table:table-cell>
              <table:table-cell office:value-type="float" office:value="0.6187">
                <text:p>0.6187</text:p>
              </table:table-cell>
              <table:table-cell office:value-type="float" office:value="0.6169">
                <text:p>0.6169</text:p>
              </table:table-cell>
              <table:table-cell office:value-type="float" office:value="0.6151">
                <text:p>0.6151</text:p>
              </table:table-cell>
              <table:table-cell office:value-type="float" office:value="0.6187">
                <text:p>0.6187</text:p>
              </table:table-cell>
              <table:table-cell office:value-type="float" office:value="0.6187">
                <text:p>0.6187</text:p>
              </table:table-cell>
              <table:table-cell office:value-type="float" office:value="0.6169">
                <text:p>0.6169</text:p>
              </table:table-cell>
              <table:table-cell office:value-type="float" office:value="0.6151">
                <text:p>0.6151</text:p>
              </table:table-cell>
              <table:table-cell office:value-type="float" office:value="0.6151">
                <text:p>0.6151</text:p>
              </table:table-cell>
              <table:table-cell office:value-type="float" office:value="0.6187">
                <text:p>0.6187</text:p>
              </table:table-cell>
              <table:table-cell office:value-type="float" office:value="0.6169">
                <text:p>0.6169</text:p>
              </table:table-cell>
              <table:table-cell office:value-type="float" office:value="0.6151">
                <text:p>0.6151</text:p>
              </table:table-cell>
              <table:table-cell office:value-type="float" office:value="0.6151">
                <text:p>0.6151</text:p>
              </table:table-cell>
              <table:table-cell office:value-type="float" office:value="0.6169">
                <text:p>0.6169</text:p>
              </table:table-cell>
              <table:table-cell office:value-type="float" office:value="0.622302158273381">
                <text:p>0.622302158273381</text:p>
              </table:table-cell>
              <table:table-cell office:value-type="float" office:value="0.618705035971223">
                <text:p>0.618705035971223</text:p>
              </table:table-cell>
              <table:table-cell office:value-type="float" office:value="0.616906474820144">
                <text:p>0.616906474820144</text:p>
              </table:table-cell>
              <table:table-cell office:value-type="float" office:value="0.618705035971223">
                <text:p>0.618705035971223</text:p>
              </table:table-cell>
              <table:table-cell office:value-type="float" office:value="0.616906474820144">
                <text:p>0.616906474820144</text:p>
              </table:table-cell>
              <table:table-cell office:value-type="float" office:value="0.616906474820144">
                <text:p>0.616906474820144</text:p>
              </table:table-cell>
              <table:table-cell office:value-type="float" office:value="0.618705035971223">
                <text:p>0.618705035971223</text:p>
              </table:table-cell>
              <table:table-cell office:value-type="float" office:value="0.618705035971223">
                <text:p>0.618705035971223</text:p>
              </table:table-cell>
              <table:table-cell office:value-type="float" office:value="0.616906474820144">
                <text:p>0.616906474820144</text:p>
              </table:table-cell>
            </table:table-row>
            <table:table-row>
              <table:table-cell office:value-type="string">
                <text:p>feat SpectralDecrease </text:p>
                <draw:g>
                  <svg:desc>'order by LOWER filter'.B14:'order by LOWER filter'.B14</svg:desc>
                </draw:g>
              </table:table-cell>
              <table:table-cell office:value-type="float" office:value="0.4442">
                <text:p>0.4442</text:p>
                <draw:g>
                  <svg:desc>'order by LOWER filter'.C14:'order by LOWER filter'.AA14</svg:desc>
                </draw:g>
              </table:table-cell>
              <table:table-cell office:value-type="float" office:value="0.4568">
                <text:p>0.4568</text:p>
              </table:table-cell>
              <table:table-cell office:value-type="float" office:value="0.4586">
                <text:p>0.4586</text:p>
              </table:table-cell>
              <table:table-cell office:value-type="float" office:value="0.4802">
                <text:p>0.4802</text:p>
              </table:table-cell>
              <table:table-cell office:value-type="float" office:value="0.4442">
                <text:p>0.4442</text:p>
              </table:table-cell>
              <table:table-cell office:value-type="float" office:value="0.4568">
                <text:p>0.4568</text:p>
              </table:table-cell>
              <table:table-cell office:value-type="float" office:value="0.4604">
                <text:p>0.4604</text:p>
              </table:table-cell>
              <table:table-cell office:value-type="float" office:value="0.482">
                <text:p>0.482</text:p>
              </table:table-cell>
              <table:table-cell office:value-type="float" office:value="0.4442">
                <text:p>0.4442</text:p>
              </table:table-cell>
              <table:table-cell office:value-type="float" office:value="0.4586">
                <text:p>0.4586</text:p>
              </table:table-cell>
              <table:table-cell office:value-type="float" office:value="0.4604">
                <text:p>0.4604</text:p>
              </table:table-cell>
              <table:table-cell office:value-type="float" office:value="0.4802">
                <text:p>0.4802</text:p>
              </table:table-cell>
              <table:table-cell office:value-type="float" office:value="0.4442">
                <text:p>0.4442</text:p>
              </table:table-cell>
              <table:table-cell office:value-type="float" office:value="0.4586">
                <text:p>0.4586</text:p>
              </table:table-cell>
              <table:table-cell office:value-type="float" office:value="0.4604">
                <text:p>0.4604</text:p>
              </table:table-cell>
              <table:table-cell office:value-type="float" office:value="0.4802">
                <text:p>0.4802</text:p>
              </table:table-cell>
              <table:table-cell office:value-type="float" office:value="0.469424460431655">
                <text:p>0.469424460431655</text:p>
              </table:table-cell>
              <table:table-cell office:value-type="float" office:value="0.440647482014388">
                <text:p>0.440647482014388</text:p>
              </table:table-cell>
              <table:table-cell office:value-type="float" office:value="0.440647482014388">
                <text:p>0.440647482014388</text:p>
              </table:table-cell>
              <table:table-cell office:value-type="float" office:value="0.469424460431655">
                <text:p>0.469424460431655</text:p>
              </table:table-cell>
              <table:table-cell office:value-type="float" office:value="0.442446043165468">
                <text:p>0.442446043165468</text:p>
              </table:table-cell>
              <table:table-cell office:value-type="float" office:value="0.442446043165468">
                <text:p>0.442446043165468</text:p>
              </table:table-cell>
              <table:table-cell office:value-type="float" office:value="0.467625899280576">
                <text:p>0.467625899280576</text:p>
              </table:table-cell>
              <table:table-cell office:value-type="float" office:value="0.444244604316547">
                <text:p>0.444244604316547</text:p>
              </table:table-cell>
              <table:table-cell office:value-type="float" office:value="0.438848920863309">
                <text:p>0.438848920863309</text:p>
              </table:table-cell>
            </table:table-row>
            <table:table-row>
              <table:table-cell office:value-type="string">
                <text:p>feat SpectralFlatness </text:p>
                <draw:g>
                  <svg:desc>'order by LOWER filter'.B15:'order by LOWER filter'.B15</svg:desc>
                </draw:g>
              </table:table-cell>
              <table:table-cell office:value-type="float" office:value="0.3183">
                <text:p>0.3183</text:p>
                <draw:g>
                  <svg:desc>'order by LOWER filter'.C15:'order by LOWER filter'.AA15</svg:desc>
                </draw:g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</table:table-row>
            <table:table-row>
              <table:table-cell office:value-type="string">
                <text:p>feat SpectralFlux </text:p>
                <draw:g>
                  <svg:desc>'order by LOWER filter'.B16:'order by LOWER filter'.B16</svg:desc>
                </draw:g>
              </table:table-cell>
              <table:table-cell office:value-type="float" office:value="0.5594">
                <text:p>0.5594</text:p>
                <draw:g>
                  <svg:desc>'order by LOWER filter'.C16:'order by LOWER filter'.AA16</svg:desc>
                </draw:g>
              </table:table-cell>
              <table:table-cell office:value-type="float" office:value="0.5594">
                <text:p>0.5594</text:p>
              </table:table-cell>
              <table:table-cell office:value-type="float" office:value="0.5576">
                <text:p>0.5576</text:p>
              </table:table-cell>
              <table:table-cell office:value-type="float" office:value="0.554">
                <text:p>0.554</text:p>
              </table:table-cell>
              <table:table-cell office:value-type="float" office:value="0.5594">
                <text:p>0.5594</text:p>
              </table:table-cell>
              <table:table-cell office:value-type="float" office:value="0.5594">
                <text:p>0.5594</text:p>
              </table:table-cell>
              <table:table-cell office:value-type="float" office:value="0.5576">
                <text:p>0.5576</text:p>
              </table:table-cell>
              <table:table-cell office:value-type="float" office:value="0.554">
                <text:p>0.554</text:p>
              </table:table-cell>
              <table:table-cell office:value-type="float" office:value="0.5594">
                <text:p>0.5594</text:p>
              </table:table-cell>
              <table:table-cell office:value-type="float" office:value="0.5594">
                <text:p>0.5594</text:p>
              </table:table-cell>
              <table:table-cell office:value-type="float" office:value="0.5576">
                <text:p>0.5576</text:p>
              </table:table-cell>
              <table:table-cell office:value-type="float" office:value="0.554">
                <text:p>0.554</text:p>
              </table:table-cell>
              <table:table-cell office:value-type="float" office:value="0.5594">
                <text:p>0.5594</text:p>
              </table:table-cell>
              <table:table-cell office:value-type="float" office:value="0.5594">
                <text:p>0.5594</text:p>
              </table:table-cell>
              <table:table-cell office:value-type="float" office:value="0.5576">
                <text:p>0.5576</text:p>
              </table:table-cell>
              <table:table-cell office:value-type="float" office:value="0.554">
                <text:p>0.554</text:p>
              </table:table-cell>
              <table:table-cell office:value-type="float" office:value="0.553956834532374">
                <text:p>0.553956834532374</text:p>
              </table:table-cell>
              <table:table-cell office:value-type="float" office:value="0.555755395683453">
                <text:p>0.555755395683453</text:p>
              </table:table-cell>
              <table:table-cell office:value-type="float" office:value="0.555755395683453">
                <text:p>0.555755395683453</text:p>
              </table:table-cell>
              <table:table-cell office:value-type="float" office:value="0.553956834532374">
                <text:p>0.553956834532374</text:p>
              </table:table-cell>
              <table:table-cell office:value-type="float" office:value="0.555755395683453">
                <text:p>0.555755395683453</text:p>
              </table:table-cell>
              <table:table-cell office:value-type="float" office:value="0.555755395683453">
                <text:p>0.555755395683453</text:p>
              </table:table-cell>
              <table:table-cell office:value-type="float" office:value="0.553956834532374">
                <text:p>0.553956834532374</text:p>
              </table:table-cell>
              <table:table-cell office:value-type="float" office:value="0.555755395683453">
                <text:p>0.555755395683453</text:p>
              </table:table-cell>
              <table:table-cell office:value-type="float" office:value="0.555755395683453">
                <text:p>0.555755395683453</text:p>
              </table:table-cell>
            </table:table-row>
            <table:table-row>
              <table:table-cell office:value-type="string">
                <text:p>feat SpectralRolloff </text:p>
                <draw:g>
                  <svg:desc>'order by LOWER filter'.B17:'order by LOWER filter'.B17</svg:desc>
                </draw:g>
              </table:table-cell>
              <table:table-cell office:value-type="float" office:value="0.3273">
                <text:p>0.3273</text:p>
                <draw:g>
                  <svg:desc>'order by LOWER filter'.C17:'order by LOWER filter'.AA17</svg:desc>
                </draw:g>
              </table:table-cell>
              <table:table-cell office:value-type="float" office:value="0.3273">
                <text:p>0.3273</text:p>
              </table:table-cell>
              <table:table-cell office:value-type="float" office:value="0.3255">
                <text:p>0.3255</text:p>
              </table:table-cell>
              <table:table-cell office:value-type="float" office:value="0.3237">
                <text:p>0.3237</text:p>
              </table:table-cell>
              <table:table-cell office:value-type="float" office:value="0.3273">
                <text:p>0.3273</text:p>
              </table:table-cell>
              <table:table-cell office:value-type="float" office:value="0.3273">
                <text:p>0.3273</text:p>
              </table:table-cell>
              <table:table-cell office:value-type="float" office:value="0.3273">
                <text:p>0.3273</text:p>
              </table:table-cell>
              <table:table-cell office:value-type="float" office:value="0.3255">
                <text:p>0.3255</text:p>
              </table:table-cell>
              <table:table-cell office:value-type="float" office:value="0.3273">
                <text:p>0.3273</text:p>
              </table:table-cell>
              <table:table-cell office:value-type="float" office:value="0.3273">
                <text:p>0.3273</text:p>
              </table:table-cell>
              <table:table-cell office:value-type="float" office:value="0.3273">
                <text:p>0.3273</text:p>
              </table:table-cell>
              <table:table-cell office:value-type="float" office:value="0.3273">
                <text:p>0.3273</text:p>
              </table:table-cell>
              <table:table-cell office:value-type="float" office:value="0.3291">
                <text:p>0.3291</text:p>
              </table:table-cell>
              <table:table-cell office:value-type="float" office:value="0.3273">
                <text:p>0.3273</text:p>
              </table:table-cell>
              <table:table-cell office:value-type="float" office:value="0.3273">
                <text:p>0.3273</text:p>
              </table:table-cell>
              <table:table-cell office:value-type="float" office:value="0.3273">
                <text:p>0.3273</text:p>
              </table:table-cell>
              <table:table-cell office:value-type="float" office:value="0.327338129496403">
                <text:p>0.327338129496403</text:p>
              </table:table-cell>
              <table:table-cell office:value-type="float" office:value="0.327338129496403">
                <text:p>0.327338129496403</text:p>
              </table:table-cell>
              <table:table-cell office:value-type="float" office:value="0.325539568345324">
                <text:p>0.325539568345324</text:p>
              </table:table-cell>
              <table:table-cell office:value-type="float" office:value="0.329136690647482">
                <text:p>0.329136690647482</text:p>
              </table:table-cell>
              <table:table-cell office:value-type="float" office:value="0.321942446043165">
                <text:p>0.321942446043165</text:p>
              </table:table-cell>
              <table:table-cell office:value-type="float" office:value="0.323741007194245">
                <text:p>0.323741007194245</text:p>
              </table:table-cell>
              <table:table-cell office:value-type="float" office:value="0.329136690647482">
                <text:p>0.329136690647482</text:p>
              </table:table-cell>
              <table:table-cell office:value-type="float" office:value="0.325539568345324">
                <text:p>0.325539568345324</text:p>
              </table:table-cell>
              <table:table-cell office:value-type="float" office:value="0.325539568345324">
                <text:p>0.325539568345324</text:p>
              </table:table-cell>
            </table:table-row>
            <table:table-row>
              <table:table-cell office:value-type="string">
                <text:p>feat SpectralSpread </text:p>
                <draw:g>
                  <svg:desc>'order by LOWER filter'.B18:'order by LOWER filter'.B18</svg:desc>
                </draw:g>
              </table:table-cell>
              <table:table-cell office:value-type="float" office:value="0.4568">
                <text:p>0.4568</text:p>
                <draw:g>
                  <svg:desc>'order by LOWER filter'.C18:'order by LOWER filter'.AA18</svg:desc>
                </draw:g>
              </table:table-cell>
              <table:table-cell office:value-type="float" office:value="0.4586">
                <text:p>0.4586</text:p>
              </table:table-cell>
              <table:table-cell office:value-type="float" office:value="0.4568">
                <text:p>0.4568</text:p>
              </table:table-cell>
              <table:table-cell office:value-type="float" office:value="0.4622">
                <text:p>0.4622</text:p>
              </table:table-cell>
              <table:table-cell office:value-type="float" office:value="0.4568">
                <text:p>0.4568</text:p>
              </table:table-cell>
              <table:table-cell office:value-type="float" office:value="0.4586">
                <text:p>0.4586</text:p>
              </table:table-cell>
              <table:table-cell office:value-type="float" office:value="0.4604">
                <text:p>0.4604</text:p>
              </table:table-cell>
              <table:table-cell office:value-type="float" office:value="0.4604">
                <text:p>0.4604</text:p>
              </table:table-cell>
              <table:table-cell office:value-type="float" office:value="0.4568">
                <text:p>0.4568</text:p>
              </table:table-cell>
              <table:table-cell office:value-type="float" office:value="0.4586">
                <text:p>0.4586</text:p>
              </table:table-cell>
              <table:table-cell office:value-type="float" office:value="0.4604">
                <text:p>0.4604</text:p>
              </table:table-cell>
              <table:table-cell office:value-type="float" office:value="0.4622">
                <text:p>0.4622</text:p>
              </table:table-cell>
              <table:table-cell office:value-type="float" office:value="0.4586">
                <text:p>0.4586</text:p>
              </table:table-cell>
              <table:table-cell office:value-type="float" office:value="0.4586">
                <text:p>0.4586</text:p>
              </table:table-cell>
              <table:table-cell office:value-type="float" office:value="0.4604">
                <text:p>0.4604</text:p>
              </table:table-cell>
              <table:table-cell office:value-type="float" office:value="0.464">
                <text:p>0.464</text:p>
              </table:table-cell>
              <table:table-cell office:value-type="float" office:value="0.467625899280576">
                <text:p>0.467625899280576</text:p>
              </table:table-cell>
              <table:table-cell office:value-type="float" office:value="0.455035971223022">
                <text:p>0.455035971223022</text:p>
              </table:table-cell>
              <table:table-cell office:value-type="float" office:value="0.455035971223022">
                <text:p>0.455035971223022</text:p>
              </table:table-cell>
              <table:table-cell office:value-type="float" office:value="0.467625899280576">
                <text:p>0.467625899280576</text:p>
              </table:table-cell>
              <table:table-cell office:value-type="float" office:value="0.45863309352518">
                <text:p>0.45863309352518</text:p>
              </table:table-cell>
              <table:table-cell office:value-type="float" office:value="0.456834532374101">
                <text:p>0.456834532374101</text:p>
              </table:table-cell>
              <table:table-cell office:value-type="float" office:value="0.465827338129496">
                <text:p>0.465827338129496</text:p>
              </table:table-cell>
              <table:table-cell office:value-type="float" office:value="0.45863309352518">
                <text:p>0.45863309352518</text:p>
              </table:table-cell>
              <table:table-cell office:value-type="float" office:value="0.456834532374101">
                <text:p>0.456834532374101</text:p>
              </table:table-cell>
            </table:table-row>
            <table:table-row>
              <table:table-cell office:value-type="string">
                <text:p>feat SpectralTonalPowerRatio </text:p>
                <draw:g>
                  <svg:desc>'order by LOWER filter'.B19:'order by LOWER filter'.B19</svg:desc>
                </draw:g>
              </table:table-cell>
              <table:table-cell office:value-type="float" office:value="0.5773">
                <text:p>0.5773</text:p>
                <draw:g>
                  <svg:desc>'order by LOWER filter'.C19:'order by LOWER filter'.AA19</svg:desc>
                </draw:g>
              </table:table-cell>
              <table:table-cell office:value-type="float" office:value="0.5773">
                <text:p>0.5773</text:p>
              </table:table-cell>
              <table:table-cell office:value-type="float" office:value="0.5773">
                <text:p>0.5773</text:p>
              </table:table-cell>
              <table:table-cell office:value-type="float" office:value="0.5773">
                <text:p>0.5773</text:p>
              </table:table-cell>
              <table:table-cell office:value-type="float" office:value="0.5773">
                <text:p>0.5773</text:p>
              </table:table-cell>
              <table:table-cell office:value-type="float" office:value="0.5773">
                <text:p>0.5773</text:p>
              </table:table-cell>
              <table:table-cell office:value-type="float" office:value="0.5773">
                <text:p>0.5773</text:p>
              </table:table-cell>
              <table:table-cell office:value-type="float" office:value="0.5773">
                <text:p>0.5773</text:p>
              </table:table-cell>
              <table:table-cell office:value-type="float" office:value="0.5773">
                <text:p>0.5773</text:p>
              </table:table-cell>
              <table:table-cell office:value-type="float" office:value="0.5755">
                <text:p>0.5755</text:p>
              </table:table-cell>
              <table:table-cell office:value-type="float" office:value="0.5773">
                <text:p>0.5773</text:p>
              </table:table-cell>
              <table:table-cell office:value-type="float" office:value="0.5773">
                <text:p>0.5773</text:p>
              </table:table-cell>
              <table:table-cell office:value-type="float" office:value="0.5755">
                <text:p>0.5755</text:p>
              </table:table-cell>
              <table:table-cell office:value-type="float" office:value="0.5755">
                <text:p>0.5755</text:p>
              </table:table-cell>
              <table:table-cell office:value-type="float" office:value="0.5755">
                <text:p>0.5755</text:p>
              </table:table-cell>
              <table:table-cell office:value-type="float" office:value="0.5773">
                <text:p>0.5773</text:p>
              </table:table-cell>
              <table:table-cell office:value-type="float" office:value="0.580935251798561">
                <text:p>0.580935251798561</text:p>
              </table:table-cell>
              <table:table-cell office:value-type="float" office:value="0.570143884892086">
                <text:p>0.570143884892086</text:p>
              </table:table-cell>
              <table:table-cell office:value-type="float" office:value="0.561151079136691">
                <text:p>0.561151079136691</text:p>
              </table:table-cell>
              <table:table-cell office:value-type="float" office:value="0.580935251798561">
                <text:p>0.580935251798561</text:p>
              </table:table-cell>
              <table:table-cell office:value-type="float" office:value="0.570143884892086">
                <text:p>0.570143884892086</text:p>
              </table:table-cell>
              <table:table-cell office:value-type="float" office:value="0.561151079136691">
                <text:p>0.561151079136691</text:p>
              </table:table-cell>
              <table:table-cell office:value-type="float" office:value="0.580935251798561">
                <text:p>0.580935251798561</text:p>
              </table:table-cell>
              <table:table-cell office:value-type="float" office:value="0.570143884892086">
                <text:p>0.570143884892086</text:p>
              </table:table-cell>
              <table:table-cell office:value-type="float" office:value="0.561151079136691">
                <text:p>0.561151079136691</text:p>
              </table:table-cell>
            </table:table-row>
            <table:table-row>
              <table:table-cell office:value-type="string">
                <text:p>feat TimeZeroCrossingRate </text:p>
                <draw:g>
                  <svg:desc>'order by LOWER filter'.B20:'order by LOWER filter'.B20</svg:desc>
                </draw:g>
              </table:table-cell>
              <table:table-cell office:value-type="float" office:value="0.4047">
                <text:p>0.4047</text:p>
                <draw:g>
                  <svg:desc>'order by LOWER filter'.C20:'order by LOWER filter'.AA20</svg:desc>
                </draw:g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676258992806">
                <text:p>0.404676258992806</text:p>
              </table:table-cell>
              <table:table-cell office:value-type="float" office:value="0.404676258992806">
                <text:p>0.404676258992806</text:p>
              </table:table-cell>
              <table:table-cell office:value-type="float" office:value="0.404676258992806">
                <text:p>0.404676258992806</text:p>
              </table:table-cell>
              <table:table-cell office:value-type="float" office:value="0.404676258992806">
                <text:p>0.404676258992806</text:p>
              </table:table-cell>
              <table:table-cell office:value-type="float" office:value="0.404676258992806">
                <text:p>0.404676258992806</text:p>
              </table:table-cell>
              <table:table-cell office:value-type="float" office:value="0.404676258992806">
                <text:p>0.404676258992806</text:p>
              </table:table-cell>
              <table:table-cell office:value-type="float" office:value="0.404676258992806">
                <text:p>0.404676258992806</text:p>
              </table:table-cell>
              <table:table-cell office:value-type="float" office:value="0.404676258992806">
                <text:p>0.404676258992806</text:p>
              </table:table-cell>
              <table:table-cell office:value-type="float" office:value="0.404676258992806">
                <text:p>0.404676258992806</text:p>
              </table:table-cell>
            </table:table-row>
            <table:table-row>
              <table:table-cell office:value-type="string">
                <text:p>feat TimeAcfCoeff </text:p>
                <draw:g>
                  <svg:desc>'order by LOWER filter'.B21:'order by LOWER filter'.B21</svg:desc>
                </draw:g>
              </table:table-cell>
              <table:table-cell office:value-type="float" office:value="0.5576">
                <text:p>0.5576</text:p>
                <draw:g>
                  <svg:desc>'order by LOWER filter'.C21:'order by LOWER filter'.AA21</svg:desc>
                </draw:g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553956834532">
                <text:p>0.557553956834532</text:p>
              </table:table-cell>
              <table:table-cell office:value-type="float" office:value="0.557553956834532">
                <text:p>0.557553956834532</text:p>
              </table:table-cell>
              <table:table-cell office:value-type="float" office:value="0.557553956834532">
                <text:p>0.557553956834532</text:p>
              </table:table-cell>
              <table:table-cell office:value-type="float" office:value="0.557553956834532">
                <text:p>0.557553956834532</text:p>
              </table:table-cell>
              <table:table-cell office:value-type="float" office:value="0.557553956834532">
                <text:p>0.557553956834532</text:p>
              </table:table-cell>
              <table:table-cell office:value-type="float" office:value="0.557553956834532">
                <text:p>0.557553956834532</text:p>
              </table:table-cell>
              <table:table-cell office:value-type="float" office:value="0.557553956834532">
                <text:p>0.557553956834532</text:p>
              </table:table-cell>
              <table:table-cell office:value-type="float" office:value="0.557553956834532">
                <text:p>0.557553956834532</text:p>
              </table:table-cell>
              <table:table-cell office:value-type="float" office:value="0.557553956834532">
                <text:p>0.557553956834532</text:p>
              </table:table-cell>
            </table:table-row>
            <table:table-row>
              <table:table-cell office:value-type="string">
                <text:p>feat TimeMaxAcf </text:p>
                <draw:g>
                  <svg:desc>'order by LOWER filter'.B22:'order by LOWER filter'.B22</svg:desc>
                </draw:g>
              </table:table-cell>
              <table:table-cell office:value-type="float" office:value="0.6475">
                <text:p>0.6475</text:p>
                <draw:g>
                  <svg:desc>'order by LOWER filter'.C22:'order by LOWER filter'.AA22</svg:desc>
                </draw:g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482014388489">
                <text:p>0.647482014388489</text:p>
              </table:table-cell>
              <table:table-cell office:value-type="float" office:value="0.647482014388489">
                <text:p>0.647482014388489</text:p>
              </table:table-cell>
              <table:table-cell office:value-type="float" office:value="0.647482014388489">
                <text:p>0.647482014388489</text:p>
              </table:table-cell>
              <table:table-cell office:value-type="float" office:value="0.647482014388489">
                <text:p>0.647482014388489</text:p>
              </table:table-cell>
              <table:table-cell office:value-type="float" office:value="0.647482014388489">
                <text:p>0.647482014388489</text:p>
              </table:table-cell>
              <table:table-cell office:value-type="float" office:value="0.647482014388489">
                <text:p>0.647482014388489</text:p>
              </table:table-cell>
              <table:table-cell office:value-type="float" office:value="0.647482014388489">
                <text:p>0.647482014388489</text:p>
              </table:table-cell>
              <table:table-cell office:value-type="float" office:value="0.647482014388489">
                <text:p>0.647482014388489</text:p>
              </table:table-cell>
              <table:table-cell office:value-type="float" office:value="0.647482014388489">
                <text:p>0.647482014388489</text:p>
              </table:table-cell>
            </table:table-row>
            <table:table-row>
              <table:table-cell office:value-type="string">
                <text:p>conc feat all STD</text:p>
                <draw:g>
                  <svg:desc>'order by LOWER filter'.B23:'order by LOWER filter'.B23</svg:desc>
                </draw:g>
              </table:table-cell>
              <table:table-cell office:value-type="float" office:value="0.0827">
                <text:p>0.0827</text:p>
                <draw:g>
                  <svg:desc>'order by LOWER filter'.C23:'order by LOWER filter'.AA23</svg:desc>
                </draw:g>
              </table:table-cell>
              <table:table-cell office:value-type="float" office:value="0.2086">
                <text:p>0.2086</text:p>
              </table:table-cell>
              <table:table-cell office:value-type="float" office:value="0.2068">
                <text:p>0.2068</text:p>
              </table:table-cell>
              <table:table-cell office:value-type="float" office:value="0.205">
                <text:p>0.205</text:p>
              </table:table-cell>
              <table:table-cell office:value-type="float" office:value="0.1583">
                <text:p>0.1583</text:p>
              </table:table-cell>
              <table:table-cell office:value-type="float" office:value="0.2086">
                <text:p>0.2086</text:p>
              </table:table-cell>
              <table:table-cell office:value-type="float" office:value="0.2068">
                <text:p>0.2068</text:p>
              </table:table-cell>
              <table:table-cell office:value-type="float" office:value="0.205">
                <text:p>0.205</text:p>
              </table:table-cell>
              <table:table-cell office:value-type="float" office:value="0.1583">
                <text:p>0.1583</text:p>
              </table:table-cell>
              <table:table-cell office:value-type="float" office:value="0.2086">
                <text:p>0.2086</text:p>
              </table:table-cell>
              <table:table-cell office:value-type="float" office:value="0.2068">
                <text:p>0.2068</text:p>
              </table:table-cell>
              <table:table-cell office:value-type="float" office:value="0.205">
                <text:p>0.205</text:p>
              </table:table-cell>
              <table:table-cell office:value-type="float" office:value="0.1583">
                <text:p>0.1583</text:p>
              </table:table-cell>
              <table:table-cell office:value-type="float" office:value="0.2086">
                <text:p>0.2086</text:p>
              </table:table-cell>
              <table:table-cell office:value-type="float" office:value="0.2068">
                <text:p>0.2068</text:p>
              </table:table-cell>
              <table:table-cell office:value-type="float" office:value="0.205">
                <text:p>0.205</text:p>
              </table:table-cell>
              <table:table-cell office:value-type="float" office:value="0.203237410071942">
                <text:p>0.203237410071942</text:p>
              </table:table-cell>
              <table:table-cell office:value-type="float" office:value="0.205035971223022">
                <text:p>0.205035971223022</text:p>
              </table:table-cell>
              <table:table-cell office:value-type="float" office:value="0.205035971223022">
                <text:p>0.205035971223022</text:p>
              </table:table-cell>
              <table:table-cell office:value-type="float" office:value="0.205035971223022">
                <text:p>0.205035971223022</text:p>
              </table:table-cell>
              <table:table-cell office:value-type="float" office:value="0.205035971223022">
                <text:p>0.205035971223022</text:p>
              </table:table-cell>
              <table:table-cell office:value-type="float" office:value="0.205035971223022">
                <text:p>0.205035971223022</text:p>
              </table:table-cell>
              <table:table-cell office:value-type="float" office:value="0.205035971223022">
                <text:p>0.205035971223022</text:p>
              </table:table-cell>
              <table:table-cell office:value-type="float" office:value="0.205035971223022">
                <text:p>0.205035971223022</text:p>
              </table:table-cell>
              <table:table-cell office:value-type="float" office:value="0.206834532374101">
                <text:p>0.206834532374101</text:p>
              </table:table-cell>
            </table:table-row>
            <table:table-row>
              <table:table-cell office:value-type="string">
                <text:p>conc feat spectral STD</text:p>
                <draw:g>
                  <svg:desc>'order by LOWER filter'.B24:'order by LOWER filter'.B24</svg:desc>
                </draw:g>
              </table:table-cell>
              <table:table-cell office:value-type="float" office:value="0.1978">
                <text:p>0.1978</text:p>
                <draw:g>
                  <svg:desc>'order by LOWER filter'.C24:'order by LOWER filter'.AA24</svg:desc>
                </draw:g>
              </table:table-cell>
              <table:table-cell office:value-type="float" office:value="0.232">
                <text:p>0.232</text:p>
              </table:table-cell>
              <table:table-cell office:value-type="float" office:value="0.223">
                <text:p>0.223</text:p>
              </table:table-cell>
              <table:table-cell office:value-type="float" office:value="0.2266">
                <text:p>0.2266</text:p>
              </table:table-cell>
              <table:table-cell office:value-type="float" office:value="0.1978">
                <text:p>0.1978</text:p>
              </table:table-cell>
              <table:table-cell office:value-type="float" office:value="0.232">
                <text:p>0.232</text:p>
              </table:table-cell>
              <table:table-cell office:value-type="float" office:value="0.2266">
                <text:p>0.2266</text:p>
              </table:table-cell>
              <table:table-cell office:value-type="float" office:value="0.2266">
                <text:p>0.2266</text:p>
              </table:table-cell>
              <table:table-cell office:value-type="float" office:value="0.1978">
                <text:p>0.1978</text:p>
              </table:table-cell>
              <table:table-cell office:value-type="float" office:value="0.232">
                <text:p>0.232</text:p>
              </table:table-cell>
              <table:table-cell office:value-type="float" office:value="0.2266">
                <text:p>0.2266</text:p>
              </table:table-cell>
              <table:table-cell office:value-type="float" office:value="0.2266">
                <text:p>0.2266</text:p>
              </table:table-cell>
              <table:table-cell office:value-type="float" office:value="0.1978">
                <text:p>0.1978</text:p>
              </table:table-cell>
              <table:table-cell office:value-type="float" office:value="0.232">
                <text:p>0.232</text:p>
              </table:table-cell>
              <table:table-cell office:value-type="float" office:value="0.2266">
                <text:p>0.2266</text:p>
              </table:table-cell>
              <table:table-cell office:value-type="float" office:value="0.2266">
                <text:p>0.2266</text:p>
              </table:table-cell>
              <table:table-cell office:value-type="float" office:value="0.22841726618705">
                <text:p>0.22841726618705</text:p>
              </table:table-cell>
              <table:table-cell office:value-type="float" office:value="0.233812949640288">
                <text:p>0.233812949640288</text:p>
              </table:table-cell>
              <table:table-cell office:value-type="float" office:value="0.232014388489209">
                <text:p>0.232014388489209</text:p>
              </table:table-cell>
              <table:table-cell office:value-type="float" office:value="0.22841726618705">
                <text:p>0.22841726618705</text:p>
              </table:table-cell>
              <table:table-cell office:value-type="float" office:value="0.233812949640288">
                <text:p>0.233812949640288</text:p>
              </table:table-cell>
              <table:table-cell office:value-type="float" office:value="0.232014388489209">
                <text:p>0.232014388489209</text:p>
              </table:table-cell>
              <table:table-cell office:value-type="float" office:value="0.22841726618705">
                <text:p>0.22841726618705</text:p>
              </table:table-cell>
              <table:table-cell office:value-type="float" office:value="0.233812949640288">
                <text:p>0.233812949640288</text:p>
              </table:table-cell>
              <table:table-cell office:value-type="float" office:value="0.232014388489209">
                <text:p>0.232014388489209</text:p>
              </table:table-cell>
            </table:table-row>
            <table:table-row>
              <table:table-cell office:value-type="string">
                <text:p>conc feat tonaless STD</text:p>
                <draw:g>
                  <svg:desc>'order by LOWER filter'.B25:'order by LOWER filter'.B25</svg:desc>
                </draw:g>
              </table:table-cell>
              <table:table-cell office:value-type="float" office:value="0.2806">
                <text:p>0.2806</text:p>
                <draw:g>
                  <svg:desc>'order by LOWER filter'.C25:'order by LOWER filter'.AA25</svg:desc>
                </draw:g>
              </table:table-cell>
              <table:table-cell office:value-type="float" office:value="0.5342">
                <text:p>0.5342</text:p>
              </table:table-cell>
              <table:table-cell office:value-type="float" office:value="0.5324">
                <text:p>0.5324</text:p>
              </table:table-cell>
              <table:table-cell office:value-type="float" office:value="0.5324">
                <text:p>0.5324</text:p>
              </table:table-cell>
              <table:table-cell office:value-type="float" office:value="0.5342">
                <text:p>0.5342</text:p>
              </table:table-cell>
              <table:table-cell office:value-type="float" office:value="0.5342">
                <text:p>0.5342</text:p>
              </table:table-cell>
              <table:table-cell office:value-type="float" office:value="0.5324">
                <text:p>0.5324</text:p>
              </table:table-cell>
              <table:table-cell office:value-type="float" office:value="0.5324">
                <text:p>0.5324</text:p>
              </table:table-cell>
              <table:table-cell office:value-type="float" office:value="0.536">
                <text:p>0.536</text:p>
              </table:table-cell>
              <table:table-cell office:value-type="float" office:value="0.5342">
                <text:p>0.5342</text:p>
              </table:table-cell>
              <table:table-cell office:value-type="float" office:value="0.5324">
                <text:p>0.5324</text:p>
              </table:table-cell>
              <table:table-cell office:value-type="float" office:value="0.5324">
                <text:p>0.5324</text:p>
              </table:table-cell>
              <table:table-cell office:value-type="float" office:value="0.5378">
                <text:p>0.5378</text:p>
              </table:table-cell>
              <table:table-cell office:value-type="float" office:value="0.536">
                <text:p>0.536</text:p>
              </table:table-cell>
              <table:table-cell office:value-type="float" office:value="0.5342">
                <text:p>0.5342</text:p>
              </table:table-cell>
              <table:table-cell office:value-type="float" office:value="0.5324">
                <text:p>0.5324</text:p>
              </table:table-cell>
              <table:table-cell office:value-type="float" office:value="0.537769784172662">
                <text:p>0.537769784172662</text:p>
              </table:table-cell>
              <table:table-cell office:value-type="float" office:value="0.534172661870504">
                <text:p>0.534172661870504</text:p>
              </table:table-cell>
              <table:table-cell office:value-type="float" office:value="0.528776978417266">
                <text:p>0.528776978417266</text:p>
              </table:table-cell>
              <table:table-cell office:value-type="float" office:value="0.539568345323741">
                <text:p>0.539568345323741</text:p>
              </table:table-cell>
              <table:table-cell office:value-type="float" office:value="0.532374100719424">
                <text:p>0.532374100719424</text:p>
              </table:table-cell>
              <table:table-cell office:value-type="float" office:value="0.528776978417266">
                <text:p>0.528776978417266</text:p>
              </table:table-cell>
              <table:table-cell office:value-type="float" office:value="0.539568345323741">
                <text:p>0.539568345323741</text:p>
              </table:table-cell>
              <table:table-cell office:value-type="float" office:value="0.532374100719424">
                <text:p>0.532374100719424</text:p>
              </table:table-cell>
              <table:table-cell office:value-type="float" office:value="0.530575539568345">
                <text:p>0.530575539568345</text:p>
              </table:table-cell>
            </table:table-row>
            <table:table-row>
              <table:table-cell office:value-type="string">
                <text:p>conc feat time STD</text:p>
                <draw:g>
                  <svg:desc>'order by LOWER filter'.B26:'order by LOWER filter'.B26</svg:desc>
                </draw:g>
              </table:table-cell>
              <table:table-cell office:value-type="float" office:value="0.2392">
                <text:p>0.2392</text:p>
                <draw:g>
                  <svg:desc>'order by LOWER filter'.C26:'order by LOWER filter'.AA26</svg:desc>
                </draw:g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39208633093525">
                <text:p>0.239208633093525</text:p>
              </table:table-cell>
            </table:table-row>
            <table:table-row>
              <table:table-cell office:value-type="string">
                <text:p>conc avg feat all STD</text:p>
                <draw:g>
                  <svg:desc>'order by LOWER filter'.B27:'order by LOWER filter'.B27</svg:desc>
                </draw:g>
              </table:table-cell>
              <table:table-cell office:value-type="float" office:value="0.0683">
                <text:p>0.0683</text:p>
                <draw:g>
                  <svg:desc>'order by LOWER filter'.C27:'order by LOWER filter'.AA27</svg:desc>
                </draw:g>
              </table:table-cell>
              <table:table-cell office:value-type="float" office:value="0.1259">
                <text:p>0.1259</text:p>
              </table:table-cell>
              <table:table-cell office:value-type="float" office:value="0.1277">
                <text:p>0.1277</text:p>
              </table:table-cell>
              <table:table-cell office:value-type="float" office:value="0.1259">
                <text:p>0.1259</text:p>
              </table:table-cell>
              <table:table-cell office:value-type="float" office:value="0.0953">
                <text:p>0.0953</text:p>
              </table:table-cell>
              <table:table-cell office:value-type="float" office:value="0.1259">
                <text:p>0.1259</text:p>
              </table:table-cell>
              <table:table-cell office:value-type="float" office:value="0.1277">
                <text:p>0.1277</text:p>
              </table:table-cell>
              <table:table-cell office:value-type="float" office:value="0.1259">
                <text:p>0.1259</text:p>
              </table:table-cell>
              <table:table-cell office:value-type="float" office:value="0.0953">
                <text:p>0.0953</text:p>
              </table:table-cell>
              <table:table-cell office:value-type="float" office:value="0.1259">
                <text:p>0.1259</text:p>
              </table:table-cell>
              <table:table-cell office:value-type="float" office:value="0.1277">
                <text:p>0.1277</text:p>
              </table:table-cell>
              <table:table-cell office:value-type="float" office:value="0.1259">
                <text:p>0.1259</text:p>
              </table:table-cell>
              <table:table-cell office:value-type="float" office:value="0.0953">
                <text:p>0.0953</text:p>
              </table:table-cell>
              <table:table-cell office:value-type="float" office:value="0.1259">
                <text:p>0.1259</text:p>
              </table:table-cell>
              <table:table-cell office:value-type="float" office:value="0.1259">
                <text:p>0.1259</text:p>
              </table:table-cell>
              <table:table-cell office:value-type="float" office:value="0.1259">
                <text:p>0.1259</text:p>
              </table:table-cell>
              <table:table-cell office:value-type="float" office:value="0.122302158273381">
                <text:p>0.122302158273381</text:p>
              </table:table-cell>
              <table:table-cell office:value-type="float" office:value="0.120503597122302">
                <text:p>0.120503597122302</text:p>
              </table:table-cell>
              <table:table-cell office:value-type="float" office:value="0.12410071942446">
                <text:p>0.12410071942446</text:p>
              </table:table-cell>
              <table:table-cell office:value-type="float" office:value="0.122302158273381">
                <text:p>0.122302158273381</text:p>
              </table:table-cell>
              <table:table-cell office:value-type="float" office:value="0.120503597122302">
                <text:p>0.120503597122302</text:p>
              </table:table-cell>
              <table:table-cell office:value-type="float" office:value="0.12410071942446">
                <text:p>0.12410071942446</text:p>
              </table:table-cell>
              <table:table-cell office:value-type="float" office:value="0.122302158273381">
                <text:p>0.122302158273381</text:p>
              </table:table-cell>
              <table:table-cell office:value-type="float" office:value="0.116906474820144">
                <text:p>0.116906474820144</text:p>
              </table:table-cell>
              <table:table-cell office:value-type="float" office:value="0.12410071942446">
                <text:p>0.12410071942446</text:p>
              </table:table-cell>
            </table:table-row>
            <table:table-row>
              <table:table-cell office:value-type="string">
                <text:p>conc avg feat spectral STD</text:p>
                <draw:g>
                  <svg:desc>'order by LOWER filter'.B28:'order by LOWER filter'.B28</svg:desc>
                </draw:g>
              </table:table-cell>
              <table:table-cell office:value-type="float" office:value="0.1727">
                <text:p>0.1727</text:p>
                <draw:g>
                  <svg:desc>'order by LOWER filter'.C28:'order by LOWER filter'.AA28</svg:desc>
                </draw:g>
              </table:table-cell>
              <table:table-cell office:value-type="float" office:value="0.2176">
                <text:p>0.2176</text:p>
              </table:table-cell>
              <table:table-cell office:value-type="float" office:value="0.2122">
                <text:p>0.2122</text:p>
              </table:table-cell>
              <table:table-cell office:value-type="float" office:value="0.2086">
                <text:p>0.2086</text:p>
              </table:table-cell>
              <table:table-cell office:value-type="float" office:value="0.1727">
                <text:p>0.1727</text:p>
              </table:table-cell>
              <table:table-cell office:value-type="float" office:value="0.2176">
                <text:p>0.2176</text:p>
              </table:table-cell>
              <table:table-cell office:value-type="float" office:value="0.2122">
                <text:p>0.2122</text:p>
              </table:table-cell>
              <table:table-cell office:value-type="float" office:value="0.2104">
                <text:p>0.2104</text:p>
              </table:table-cell>
              <table:table-cell office:value-type="float" office:value="0.1727">
                <text:p>0.1727</text:p>
              </table:table-cell>
              <table:table-cell office:value-type="float" office:value="0.2176">
                <text:p>0.2176</text:p>
              </table:table-cell>
              <table:table-cell office:value-type="float" office:value="0.2122">
                <text:p>0.2122</text:p>
              </table:table-cell>
              <table:table-cell office:value-type="float" office:value="0.2104">
                <text:p>0.2104</text:p>
              </table:table-cell>
              <table:table-cell office:value-type="float" office:value="0.1727">
                <text:p>0.1727</text:p>
              </table:table-cell>
              <table:table-cell office:value-type="float" office:value="0.2176">
                <text:p>0.2176</text:p>
              </table:table-cell>
              <table:table-cell office:value-type="float" office:value="0.2122">
                <text:p>0.2122</text:p>
              </table:table-cell>
              <table:table-cell office:value-type="float" office:value="0.2104">
                <text:p>0.2104</text:p>
              </table:table-cell>
              <table:table-cell office:value-type="float" office:value="0.205035971223022">
                <text:p>0.205035971223022</text:p>
              </table:table-cell>
              <table:table-cell office:value-type="float" office:value="0.212230215827338">
                <text:p>0.212230215827338</text:p>
              </table:table-cell>
              <table:table-cell office:value-type="float" office:value="0.210431654676259">
                <text:p>0.210431654676259</text:p>
              </table:table-cell>
              <table:table-cell office:value-type="float" office:value="0.203237410071942">
                <text:p>0.203237410071942</text:p>
              </table:table-cell>
              <table:table-cell office:value-type="float" office:value="0.214028776978417">
                <text:p>0.214028776978417</text:p>
              </table:table-cell>
              <table:table-cell office:value-type="float" office:value="0.210431654676259">
                <text:p>0.210431654676259</text:p>
              </table:table-cell>
              <table:table-cell office:value-type="float" office:value="0.203237410071942">
                <text:p>0.203237410071942</text:p>
              </table:table-cell>
              <table:table-cell office:value-type="float" office:value="0.214028776978417">
                <text:p>0.214028776978417</text:p>
              </table:table-cell>
              <table:table-cell office:value-type="float" office:value="0.210431654676259">
                <text:p>0.210431654676259</text:p>
              </table:table-cell>
            </table:table-row>
            <table:table-row>
              <table:table-cell office:value-type="string">
                <text:p>conc avg feat tonaless STD</text:p>
                <draw:g>
                  <svg:desc>'order by LOWER filter'.B29:'order by LOWER filter'.B29</svg:desc>
                </draw:g>
              </table:table-cell>
              <table:table-cell office:value-type="float" office:value="0.2104">
                <text:p>0.2104</text:p>
                <draw:g>
                  <svg:desc>'order by LOWER filter'.C29:'order by LOWER filter'.AA29</svg:desc>
                </draw:g>
              </table:table-cell>
              <table:table-cell office:value-type="float" office:value="0.4424">
                <text:p>0.4424</text:p>
              </table:table-cell>
              <table:table-cell office:value-type="float" office:value="0.446">
                <text:p>0.446</text:p>
              </table:table-cell>
              <table:table-cell office:value-type="float" office:value="0.446">
                <text:p>0.446</text:p>
              </table:table-cell>
              <table:table-cell office:value-type="float" office:value="0.446">
                <text:p>0.446</text:p>
              </table:table-cell>
              <table:table-cell office:value-type="float" office:value="0.4442">
                <text:p>0.4442</text:p>
              </table:table-cell>
              <table:table-cell office:value-type="float" office:value="0.4514">
                <text:p>0.4514</text:p>
              </table:table-cell>
              <table:table-cell office:value-type="float" office:value="0.4496">
                <text:p>0.4496</text:p>
              </table:table-cell>
              <table:table-cell office:value-type="float" office:value="0.446">
                <text:p>0.446</text:p>
              </table:table-cell>
              <table:table-cell office:value-type="float" office:value="0.4496">
                <text:p>0.4496</text:p>
              </table:table-cell>
              <table:table-cell office:value-type="float" office:value="0.4514">
                <text:p>0.4514</text:p>
              </table:table-cell>
              <table:table-cell office:value-type="float" office:value="0.4532">
                <text:p>0.4532</text:p>
              </table:table-cell>
              <table:table-cell office:value-type="float" office:value="0.446">
                <text:p>0.446</text:p>
              </table:table-cell>
              <table:table-cell office:value-type="float" office:value="0.4478">
                <text:p>0.4478</text:p>
              </table:table-cell>
              <table:table-cell office:value-type="float" office:value="0.4532">
                <text:p>0.4532</text:p>
              </table:table-cell>
              <table:table-cell office:value-type="float" office:value="0.4532">
                <text:p>0.4532</text:p>
              </table:table-cell>
              <table:table-cell office:value-type="float" office:value="0.449640287769784">
                <text:p>0.449640287769784</text:p>
              </table:table-cell>
              <table:table-cell office:value-type="float" office:value="0.444244604316547">
                <text:p>0.444244604316547</text:p>
              </table:table-cell>
              <table:table-cell office:value-type="float" office:value="0.449640287769784">
                <text:p>0.449640287769784</text:p>
              </table:table-cell>
              <table:table-cell office:value-type="float" office:value="0.447841726618705">
                <text:p>0.447841726618705</text:p>
              </table:table-cell>
              <table:table-cell office:value-type="float" office:value="0.447841726618705">
                <text:p>0.447841726618705</text:p>
              </table:table-cell>
              <table:table-cell office:value-type="float" office:value="0.455035971223022">
                <text:p>0.455035971223022</text:p>
              </table:table-cell>
              <table:table-cell office:value-type="float" office:value="0.455035971223022">
                <text:p>0.455035971223022</text:p>
              </table:table-cell>
              <table:table-cell office:value-type="float" office:value="0.455035971223022">
                <text:p>0.455035971223022</text:p>
              </table:table-cell>
              <table:table-cell office:value-type="float" office:value="0.455035971223022">
                <text:p>0.455035971223022</text:p>
              </table:table-cell>
            </table:table-row>
            <table:table-row>
              <table:table-cell office:value-type="string">
                <text:p>conc avg feat time STD</text:p>
                <draw:g>
                  <svg:desc>'order by LOWER filter'.B30:'order by LOWER filter'.B30</svg:desc>
                </draw:g>
              </table:table-cell>
              <table:table-cell office:value-type="float" office:value="0.1996">
                <text:p>0.1996</text:p>
                <draw:g>
                  <svg:desc>'order by LOWER filter'.C30:'order by LOWER filter'.AA30</svg:desc>
                </draw:g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40287769784">
                <text:p>0.199640287769784</text:p>
              </table:table-cell>
              <table:table-cell office:value-type="float" office:value="0.199640287769784">
                <text:p>0.199640287769784</text:p>
              </table:table-cell>
              <table:table-cell office:value-type="float" office:value="0.199640287769784">
                <text:p>0.199640287769784</text:p>
              </table:table-cell>
              <table:table-cell office:value-type="float" office:value="0.199640287769784">
                <text:p>0.199640287769784</text:p>
              </table:table-cell>
              <table:table-cell office:value-type="float" office:value="0.199640287769784">
                <text:p>0.199640287769784</text:p>
              </table:table-cell>
              <table:table-cell office:value-type="float" office:value="0.199640287769784">
                <text:p>0.199640287769784</text:p>
              </table:table-cell>
              <table:table-cell office:value-type="float" office:value="0.199640287769784">
                <text:p>0.199640287769784</text:p>
              </table:table-cell>
              <table:table-cell office:value-type="float" office:value="0.199640287769784">
                <text:p>0.199640287769784</text:p>
              </table:table-cell>
              <table:table-cell office:value-type="float" office:value="0.199640287769784">
                <text:p>0.199640287769784</text:p>
              </table:table-cell>
            </table:table-row>
            <table:table-row>
              <table:table-cell office:value-type="string">
                <text:p>feat SpectralCentroid STD</text:p>
                <draw:g>
                  <svg:desc>'order by LOWER filter'.B31:'order by LOWER filter'.B31</svg:desc>
                </draw:g>
              </table:table-cell>
              <table:table-cell office:value-type="float" office:value="0.3561">
                <text:p>0.3561</text:p>
                <draw:g>
                  <svg:desc>'order by LOWER filter'.C31:'order by LOWER filter'.AA31</svg:desc>
                </draw:g>
              </table:table-cell>
              <table:table-cell office:value-type="float" office:value="0.3561">
                <text:p>0.3561</text:p>
              </table:table-cell>
              <table:table-cell office:value-type="float" office:value="0.3543">
                <text:p>0.3543</text:p>
              </table:table-cell>
              <table:table-cell office:value-type="float" office:value="0.3579">
                <text:p>0.3579</text:p>
              </table:table-cell>
              <table:table-cell office:value-type="float" office:value="0.3543">
                <text:p>0.3543</text:p>
              </table:table-cell>
              <table:table-cell office:value-type="float" office:value="0.3543">
                <text:p>0.3543</text:p>
              </table:table-cell>
              <table:table-cell office:value-type="float" office:value="0.3543">
                <text:p>0.3543</text:p>
              </table:table-cell>
              <table:table-cell office:value-type="float" office:value="0.3579">
                <text:p>0.3579</text:p>
              </table:table-cell>
              <table:table-cell office:value-type="float" office:value="0.3561">
                <text:p>0.3561</text:p>
              </table:table-cell>
              <table:table-cell office:value-type="float" office:value="0.3543">
                <text:p>0.3543</text:p>
              </table:table-cell>
              <table:table-cell office:value-type="float" office:value="0.3543">
                <text:p>0.3543</text:p>
              </table:table-cell>
              <table:table-cell office:value-type="float" office:value="0.3579">
                <text:p>0.3579</text:p>
              </table:table-cell>
              <table:table-cell office:value-type="float" office:value="0.3561">
                <text:p>0.3561</text:p>
              </table:table-cell>
              <table:table-cell office:value-type="float" office:value="0.3543">
                <text:p>0.3543</text:p>
              </table:table-cell>
              <table:table-cell office:value-type="float" office:value="0.3525">
                <text:p>0.3525</text:p>
              </table:table-cell>
              <table:table-cell office:value-type="float" office:value="0.3579">
                <text:p>0.3579</text:p>
              </table:table-cell>
              <table:table-cell office:value-type="float" office:value="0.356115107913669">
                <text:p>0.356115107913669</text:p>
              </table:table-cell>
              <table:table-cell office:value-type="float" office:value="0.361510791366906">
                <text:p>0.361510791366906</text:p>
              </table:table-cell>
              <table:table-cell office:value-type="float" office:value="0.366906474820144">
                <text:p>0.366906474820144</text:p>
              </table:table-cell>
              <table:table-cell office:value-type="float" office:value="0.357913669064748">
                <text:p>0.357913669064748</text:p>
              </table:table-cell>
              <table:table-cell office:value-type="float" office:value="0.359712230215827">
                <text:p>0.359712230215827</text:p>
              </table:table-cell>
              <table:table-cell office:value-type="float" office:value="0.366906474820144">
                <text:p>0.366906474820144</text:p>
              </table:table-cell>
              <table:table-cell office:value-type="float" office:value="0.359712230215827">
                <text:p>0.359712230215827</text:p>
              </table:table-cell>
              <table:table-cell office:value-type="float" office:value="0.359712230215827">
                <text:p>0.359712230215827</text:p>
              </table:table-cell>
              <table:table-cell office:value-type="float" office:value="0.366906474820144">
                <text:p>0.366906474820144</text:p>
              </table:table-cell>
            </table:table-row>
            <table:table-row>
              <table:table-cell office:value-type="string">
                <text:p>feat SpectralCrestFactor STD</text:p>
                <draw:g>
                  <svg:desc>'order by LOWER filter'.B32:'order by LOWER filter'.B32</svg:desc>
                </draw:g>
              </table:table-cell>
              <table:table-cell office:value-type="float" office:value="0.6277">
                <text:p>0.6277</text:p>
                <draw:g>
                  <svg:desc>'order by LOWER filter'.C32:'order by LOWER filter'.AA32</svg:desc>
                </draw:g>
              </table:table-cell>
              <table:table-cell office:value-type="float" office:value="0.6259">
                <text:p>0.6259</text:p>
              </table:table-cell>
              <table:table-cell office:value-type="float" office:value="0.6277">
                <text:p>0.6277</text:p>
              </table:table-cell>
              <table:table-cell office:value-type="float" office:value="0.6259">
                <text:p>0.6259</text:p>
              </table:table-cell>
              <table:table-cell office:value-type="float" office:value="0.6277">
                <text:p>0.6277</text:p>
              </table:table-cell>
              <table:table-cell office:value-type="float" office:value="0.6259">
                <text:p>0.6259</text:p>
              </table:table-cell>
              <table:table-cell office:value-type="float" office:value="0.6295">
                <text:p>0.6295</text:p>
              </table:table-cell>
              <table:table-cell office:value-type="float" office:value="0.6259">
                <text:p>0.6259</text:p>
              </table:table-cell>
              <table:table-cell office:value-type="float" office:value="0.6277">
                <text:p>0.6277</text:p>
              </table:table-cell>
              <table:table-cell office:value-type="float" office:value="0.6259">
                <text:p>0.6259</text:p>
              </table:table-cell>
              <table:table-cell office:value-type="float" office:value="0.6277">
                <text:p>0.6277</text:p>
              </table:table-cell>
              <table:table-cell office:value-type="float" office:value="0.6277">
                <text:p>0.6277</text:p>
              </table:table-cell>
              <table:table-cell office:value-type="float" office:value="0.6295">
                <text:p>0.6295</text:p>
              </table:table-cell>
              <table:table-cell office:value-type="float" office:value="0.6277">
                <text:p>0.6277</text:p>
              </table:table-cell>
              <table:table-cell office:value-type="float" office:value="0.6295">
                <text:p>0.6295</text:p>
              </table:table-cell>
              <table:table-cell office:value-type="float" office:value="0.6277">
                <text:p>0.6277</text:p>
              </table:table-cell>
              <table:table-cell office:value-type="float" office:value="0.62589928057554">
                <text:p>0.62589928057554</text:p>
              </table:table-cell>
              <table:table-cell office:value-type="float" office:value="0.622302158273381">
                <text:p>0.622302158273381</text:p>
              </table:table-cell>
              <table:table-cell office:value-type="float" office:value="0.620503597122302">
                <text:p>0.620503597122302</text:p>
              </table:table-cell>
              <table:table-cell office:value-type="float" office:value="0.627697841726619">
                <text:p>0.627697841726619</text:p>
              </table:table-cell>
              <table:table-cell office:value-type="float" office:value="0.622302158273381">
                <text:p>0.622302158273381</text:p>
              </table:table-cell>
              <table:table-cell office:value-type="float" office:value="0.618705035971223">
                <text:p>0.618705035971223</text:p>
              </table:table-cell>
              <table:table-cell office:value-type="float" office:value="0.631294964028777">
                <text:p>0.631294964028777</text:p>
              </table:table-cell>
              <table:table-cell office:value-type="float" office:value="0.620503597122302">
                <text:p>0.620503597122302</text:p>
              </table:table-cell>
              <table:table-cell office:value-type="float" office:value="0.620503597122302">
                <text:p>0.620503597122302</text:p>
              </table:table-cell>
            </table:table-row>
            <table:table-row>
              <table:table-cell office:value-type="string">
                <text:p>feat SpectralDecrease STD</text:p>
                <draw:g>
                  <svg:desc>'order by LOWER filter'.B33:'order by LOWER filter'.B33</svg:desc>
                </draw:g>
              </table:table-cell>
              <table:table-cell office:value-type="float" office:value="0.4946">
                <text:p>0.4946</text:p>
                <draw:g>
                  <svg:desc>'order by LOWER filter'.C33:'order by LOWER filter'.AA33</svg:desc>
                </draw:g>
              </table:table-cell>
              <table:table-cell office:value-type="float" office:value="0.4622">
                <text:p>0.4622</text:p>
              </table:table-cell>
              <table:table-cell office:value-type="float" office:value="0.464">
                <text:p>0.464</text:p>
              </table:table-cell>
              <table:table-cell office:value-type="float" office:value="0.4748">
                <text:p>0.4748</text:p>
              </table:table-cell>
              <table:table-cell office:value-type="float" office:value="0.4946">
                <text:p>0.4946</text:p>
              </table:table-cell>
              <table:table-cell office:value-type="float" office:value="0.464">
                <text:p>0.464</text:p>
              </table:table-cell>
              <table:table-cell office:value-type="float" office:value="0.464">
                <text:p>0.464</text:p>
              </table:table-cell>
              <table:table-cell office:value-type="float" office:value="0.4748">
                <text:p>0.4748</text:p>
              </table:table-cell>
              <table:table-cell office:value-type="float" office:value="0.4946">
                <text:p>0.4946</text:p>
              </table:table-cell>
              <table:table-cell office:value-type="float" office:value="0.4622">
                <text:p>0.4622</text:p>
              </table:table-cell>
              <table:table-cell office:value-type="float" office:value="0.464">
                <text:p>0.464</text:p>
              </table:table-cell>
              <table:table-cell office:value-type="float" office:value="0.4748">
                <text:p>0.4748</text:p>
              </table:table-cell>
              <table:table-cell office:value-type="float" office:value="0.4946">
                <text:p>0.4946</text:p>
              </table:table-cell>
              <table:table-cell office:value-type="float" office:value="0.4622">
                <text:p>0.4622</text:p>
              </table:table-cell>
              <table:table-cell office:value-type="float" office:value="0.464">
                <text:p>0.464</text:p>
              </table:table-cell>
              <table:table-cell office:value-type="float" office:value="0.4766">
                <text:p>0.4766</text:p>
              </table:table-cell>
              <table:table-cell office:value-type="float" office:value="0.460431654676259">
                <text:p>0.460431654676259</text:p>
              </table:table-cell>
              <table:table-cell office:value-type="float" office:value="0.442446043165468">
                <text:p>0.442446043165468</text:p>
              </table:table-cell>
              <table:table-cell office:value-type="float" office:value="0.442446043165468">
                <text:p>0.442446043165468</text:p>
              </table:table-cell>
              <table:table-cell office:value-type="float" office:value="0.460431654676259">
                <text:p>0.460431654676259</text:p>
              </table:table-cell>
              <table:table-cell office:value-type="float" office:value="0.442446043165468">
                <text:p>0.442446043165468</text:p>
              </table:table-cell>
              <table:table-cell office:value-type="float" office:value="0.442446043165468">
                <text:p>0.442446043165468</text:p>
              </table:table-cell>
              <table:table-cell office:value-type="float" office:value="0.464028776978417">
                <text:p>0.464028776978417</text:p>
              </table:table-cell>
              <table:table-cell office:value-type="float" office:value="0.440647482014388">
                <text:p>0.440647482014388</text:p>
              </table:table-cell>
              <table:table-cell office:value-type="float" office:value="0.442446043165468">
                <text:p>0.442446043165468</text:p>
              </table:table-cell>
            </table:table-row>
            <table:table-row>
              <table:table-cell office:value-type="string">
                <text:p>feat SpectralFlatness STD</text:p>
                <draw:g>
                  <svg:desc>'order by LOWER filter'.B34:'order by LOWER filter'.B34</svg:desc>
                </draw:g>
              </table:table-cell>
              <table:table-cell office:value-type="float" office:value="0.3183">
                <text:p>0.3183</text:p>
                <draw:g>
                  <svg:desc>'order by LOWER filter'.C34:'order by LOWER filter'.AA34</svg:desc>
                </draw:g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</table:table-row>
            <table:table-row>
              <table:table-cell office:value-type="string">
                <text:p>feat SpectralFlux STD</text:p>
                <draw:g>
                  <svg:desc>'order by LOWER filter'.B35:'order by LOWER filter'.B35</svg:desc>
                </draw:g>
              </table:table-cell>
              <table:table-cell office:value-type="float" office:value="0.5576">
                <text:p>0.5576</text:p>
                <draw:g>
                  <svg:desc>'order by LOWER filter'.C35:'order by LOWER filter'.AA35</svg:desc>
                </draw:g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58">
                <text:p>0.5558</text:p>
              </table:table-cell>
              <table:table-cell office:value-type="float" office:value="0.5576">
                <text:p>0.5576</text:p>
              </table:table-cell>
              <table:table-cell office:value-type="float" office:value="0.5558">
                <text:p>0.5558</text:p>
              </table:table-cell>
              <table:table-cell office:value-type="float" office:value="0.5576">
                <text:p>0.5576</text:p>
              </table:table-cell>
              <table:table-cell office:value-type="float" office:value="0.5558">
                <text:p>0.5558</text:p>
              </table:table-cell>
              <table:table-cell office:value-type="float" office:value="0.5576">
                <text:p>0.5576</text:p>
              </table:table-cell>
              <table:table-cell office:value-type="float" office:value="0.5558">
                <text:p>0.5558</text:p>
              </table:table-cell>
              <table:table-cell office:value-type="float" office:value="0.5576">
                <text:p>0.5576</text:p>
              </table:table-cell>
              <table:table-cell office:value-type="float" office:value="0.5558">
                <text:p>0.5558</text:p>
              </table:table-cell>
              <table:table-cell office:value-type="float" office:value="0.5558">
                <text:p>0.5558</text:p>
              </table:table-cell>
              <table:table-cell office:value-type="float" office:value="0.5558">
                <text:p>0.5558</text:p>
              </table:table-cell>
              <table:table-cell office:value-type="float" office:value="0.5576">
                <text:p>0.5576</text:p>
              </table:table-cell>
              <table:table-cell office:value-type="float" office:value="0.5558">
                <text:p>0.5558</text:p>
              </table:table-cell>
              <table:table-cell office:value-type="float" office:value="0.555755395683453">
                <text:p>0.555755395683453</text:p>
              </table:table-cell>
              <table:table-cell office:value-type="float" office:value="0.557553956834532">
                <text:p>0.557553956834532</text:p>
              </table:table-cell>
              <table:table-cell office:value-type="float" office:value="0.553956834532374">
                <text:p>0.553956834532374</text:p>
              </table:table-cell>
              <table:table-cell office:value-type="float" office:value="0.555755395683453">
                <text:p>0.555755395683453</text:p>
              </table:table-cell>
              <table:table-cell office:value-type="float" office:value="0.557553956834532">
                <text:p>0.557553956834532</text:p>
              </table:table-cell>
              <table:table-cell office:value-type="float" office:value="0.553956834532374">
                <text:p>0.553956834532374</text:p>
              </table:table-cell>
              <table:table-cell office:value-type="float" office:value="0.555755395683453">
                <text:p>0.555755395683453</text:p>
              </table:table-cell>
              <table:table-cell office:value-type="float" office:value="0.557553956834532">
                <text:p>0.557553956834532</text:p>
              </table:table-cell>
              <table:table-cell office:value-type="float" office:value="0.553956834532374">
                <text:p>0.553956834532374</text:p>
              </table:table-cell>
            </table:table-row>
            <table:table-row>
              <table:table-cell office:value-type="string">
                <text:p>feat SpectralRolloff STD</text:p>
                <draw:g>
                  <svg:desc>'order by LOWER filter'.B36:'order by LOWER filter'.B36</svg:desc>
                </draw:g>
              </table:table-cell>
              <table:table-cell office:value-type="float" office:value="0.3219">
                <text:p>0.3219</text:p>
                <draw:g>
                  <svg:desc>'order by LOWER filter'.C36:'order by LOWER filter'.AA36</svg:desc>
                </draw:g>
              </table:table-cell>
              <table:table-cell office:value-type="float" office:value="0.3201">
                <text:p>0.3201</text:p>
              </table:table-cell>
              <table:table-cell office:value-type="float" office:value="0.3201">
                <text:p>0.3201</text:p>
              </table:table-cell>
              <table:table-cell office:value-type="float" office:value="0.3219">
                <text:p>0.3219</text:p>
              </table:table-cell>
              <table:table-cell office:value-type="float" office:value="0.3237">
                <text:p>0.3237</text:p>
              </table:table-cell>
              <table:table-cell office:value-type="float" office:value="0.3201">
                <text:p>0.3201</text:p>
              </table:table-cell>
              <table:table-cell office:value-type="float" office:value="0.3183">
                <text:p>0.3183</text:p>
              </table:table-cell>
              <table:table-cell office:value-type="float" office:value="0.3219">
                <text:p>0.3219</text:p>
              </table:table-cell>
              <table:table-cell office:value-type="float" office:value="0.3219">
                <text:p>0.3219</text:p>
              </table:table-cell>
              <table:table-cell office:value-type="float" office:value="0.3219">
                <text:p>0.3219</text:p>
              </table:table-cell>
              <table:table-cell office:value-type="float" office:value="0.3219">
                <text:p>0.3219</text:p>
              </table:table-cell>
              <table:table-cell office:value-type="float" office:value="0.3219">
                <text:p>0.3219</text:p>
              </table:table-cell>
              <table:table-cell office:value-type="float" office:value="0.3219">
                <text:p>0.3219</text:p>
              </table:table-cell>
              <table:table-cell office:value-type="float" office:value="0.3219">
                <text:p>0.3219</text:p>
              </table:table-cell>
              <table:table-cell office:value-type="float" office:value="0.3183">
                <text:p>0.3183</text:p>
              </table:table-cell>
              <table:table-cell office:value-type="float" office:value="0.3201">
                <text:p>0.3201</text:p>
              </table:table-cell>
              <table:table-cell office:value-type="float" office:value="0.323741007194245">
                <text:p>0.323741007194245</text:p>
              </table:table-cell>
              <table:table-cell office:value-type="float" office:value="0.320143884892086">
                <text:p>0.320143884892086</text:p>
              </table:table-cell>
              <table:table-cell office:value-type="float" office:value="0.325539568345324">
                <text:p>0.325539568345324</text:p>
              </table:table-cell>
              <table:table-cell office:value-type="float" office:value="0.321942446043165">
                <text:p>0.321942446043165</text:p>
              </table:table-cell>
              <table:table-cell office:value-type="float" office:value="0.321942446043165">
                <text:p>0.321942446043165</text:p>
              </table:table-cell>
              <table:table-cell office:value-type="float" office:value="0.325539568345324">
                <text:p>0.325539568345324</text:p>
              </table:table-cell>
              <table:table-cell office:value-type="float" office:value="0.323741007194245">
                <text:p>0.323741007194245</text:p>
              </table:table-cell>
              <table:table-cell office:value-type="float" office:value="0.320143884892086">
                <text:p>0.320143884892086</text:p>
              </table:table-cell>
              <table:table-cell office:value-type="float" office:value="0.329136690647482">
                <text:p>0.329136690647482</text:p>
              </table:table-cell>
            </table:table-row>
            <table:table-row>
              <table:table-cell office:value-type="string">
                <text:p>feat SpectralSpread STD</text:p>
                <draw:g>
                  <svg:desc>'order by LOWER filter'.B37:'order by LOWER filter'.B37</svg:desc>
                </draw:g>
              </table:table-cell>
              <table:table-cell office:value-type="float" office:value="0.4514">
                <text:p>0.4514</text:p>
                <draw:g>
                  <svg:desc>'order by LOWER filter'.C37:'order by LOWER filter'.AA37</svg:desc>
                </draw:g>
              </table:table-cell>
              <table:table-cell office:value-type="float" office:value="0.4532">
                <text:p>0.4532</text:p>
              </table:table-cell>
              <table:table-cell office:value-type="float" office:value="0.4532">
                <text:p>0.4532</text:p>
              </table:table-cell>
              <table:table-cell office:value-type="float" office:value="0.4532">
                <text:p>0.4532</text:p>
              </table:table-cell>
              <table:table-cell office:value-type="float" office:value="0.4532">
                <text:p>0.4532</text:p>
              </table:table-cell>
              <table:table-cell office:value-type="float" office:value="0.455">
                <text:p>0.455</text:p>
              </table:table-cell>
              <table:table-cell office:value-type="float" office:value="0.455">
                <text:p>0.455</text:p>
              </table:table-cell>
              <table:table-cell office:value-type="float" office:value="0.455">
                <text:p>0.455</text:p>
              </table:table-cell>
              <table:table-cell office:value-type="float" office:value="0.4532">
                <text:p>0.4532</text:p>
              </table:table-cell>
              <table:table-cell office:value-type="float" office:value="0.4514">
                <text:p>0.4514</text:p>
              </table:table-cell>
              <table:table-cell office:value-type="float" office:value="0.455">
                <text:p>0.455</text:p>
              </table:table-cell>
              <table:table-cell office:value-type="float" office:value="0.4568">
                <text:p>0.4568</text:p>
              </table:table-cell>
              <table:table-cell office:value-type="float" office:value="0.4532">
                <text:p>0.4532</text:p>
              </table:table-cell>
              <table:table-cell office:value-type="float" office:value="0.4532">
                <text:p>0.4532</text:p>
              </table:table-cell>
              <table:table-cell office:value-type="float" office:value="0.455">
                <text:p>0.455</text:p>
              </table:table-cell>
              <table:table-cell office:value-type="float" office:value="0.4568">
                <text:p>0.4568</text:p>
              </table:table-cell>
              <table:table-cell office:value-type="float" office:value="0.45863309352518">
                <text:p>0.45863309352518</text:p>
              </table:table-cell>
              <table:table-cell office:value-type="float" office:value="0.451438848920863">
                <text:p>0.451438848920863</text:p>
              </table:table-cell>
              <table:table-cell office:value-type="float" office:value="0.451438848920863">
                <text:p>0.451438848920863</text:p>
              </table:table-cell>
              <table:table-cell office:value-type="float" office:value="0.45863309352518">
                <text:p>0.45863309352518</text:p>
              </table:table-cell>
              <table:table-cell office:value-type="float" office:value="0.449640287769784">
                <text:p>0.449640287769784</text:p>
              </table:table-cell>
              <table:table-cell office:value-type="float" office:value="0.453237410071942">
                <text:p>0.453237410071942</text:p>
              </table:table-cell>
              <table:table-cell office:value-type="float" office:value="0.45863309352518">
                <text:p>0.45863309352518</text:p>
              </table:table-cell>
              <table:table-cell office:value-type="float" office:value="0.453237410071942">
                <text:p>0.453237410071942</text:p>
              </table:table-cell>
              <table:table-cell office:value-type="float" office:value="0.453237410071942">
                <text:p>0.453237410071942</text:p>
              </table:table-cell>
            </table:table-row>
            <table:table-row>
              <table:table-cell office:value-type="string">
                <text:p>feat SpectralTonalPowerRatio STD</text:p>
                <draw:g>
                  <svg:desc>'order by LOWER filter'.B38:'order by LOWER filter'.B38</svg:desc>
                </draw:g>
              </table:table-cell>
              <table:table-cell office:value-type="float" office:value="0.5719">
                <text:p>0.5719</text:p>
                <draw:g>
                  <svg:desc>'order by LOWER filter'.C38:'order by LOWER filter'.AA38</svg:desc>
                </draw:g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5539568345324">
                <text:p>0.575539568345324</text:p>
              </table:table-cell>
              <table:table-cell office:value-type="float" office:value="0.566546762589928">
                <text:p>0.566546762589928</text:p>
              </table:table-cell>
              <table:table-cell office:value-type="float" office:value="0.555755395683453">
                <text:p>0.555755395683453</text:p>
              </table:table-cell>
              <table:table-cell office:value-type="float" office:value="0.575539568345324">
                <text:p>0.575539568345324</text:p>
              </table:table-cell>
              <table:table-cell office:value-type="float" office:value="0.566546762589928">
                <text:p>0.566546762589928</text:p>
              </table:table-cell>
              <table:table-cell office:value-type="float" office:value="0.555755395683453">
                <text:p>0.555755395683453</text:p>
              </table:table-cell>
              <table:table-cell office:value-type="float" office:value="0.575539568345324">
                <text:p>0.575539568345324</text:p>
              </table:table-cell>
              <table:table-cell office:value-type="float" office:value="0.566546762589928">
                <text:p>0.566546762589928</text:p>
              </table:table-cell>
              <table:table-cell office:value-type="float" office:value="0.555755395683453">
                <text:p>0.555755395683453</text:p>
              </table:table-cell>
            </table:table-row>
            <table:table-row>
              <table:table-cell office:value-type="string">
                <text:p>feat TimeZeroCrossingRate STD</text:p>
                <draw:g>
                  <svg:desc>'order by LOWER filter'.B39:'order by LOWER filter'.B39</svg:desc>
                </draw:g>
              </table:table-cell>
              <table:table-cell office:value-type="float" office:value="0.3975">
                <text:p>0.3975</text:p>
                <draw:g>
                  <svg:desc>'order by LOWER filter'.C39:'order by LOWER filter'.AA39</svg:desc>
                </draw:g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482014388489">
                <text:p>0.397482014388489</text:p>
              </table:table-cell>
              <table:table-cell office:value-type="float" office:value="0.397482014388489">
                <text:p>0.397482014388489</text:p>
              </table:table-cell>
              <table:table-cell office:value-type="float" office:value="0.397482014388489">
                <text:p>0.397482014388489</text:p>
              </table:table-cell>
              <table:table-cell office:value-type="float" office:value="0.397482014388489">
                <text:p>0.397482014388489</text:p>
              </table:table-cell>
              <table:table-cell office:value-type="float" office:value="0.397482014388489">
                <text:p>0.397482014388489</text:p>
              </table:table-cell>
              <table:table-cell office:value-type="float" office:value="0.397482014388489">
                <text:p>0.397482014388489</text:p>
              </table:table-cell>
              <table:table-cell office:value-type="float" office:value="0.397482014388489">
                <text:p>0.397482014388489</text:p>
              </table:table-cell>
              <table:table-cell office:value-type="float" office:value="0.397482014388489">
                <text:p>0.397482014388489</text:p>
              </table:table-cell>
              <table:table-cell office:value-type="float" office:value="0.397482014388489">
                <text:p>0.397482014388489</text:p>
              </table:table-cell>
            </table:table-row>
            <table:table-row>
              <table:table-cell office:value-type="string">
                <text:p>feat TimeAcfCoeff STD</text:p>
                <draw:g>
                  <svg:desc>'order by LOWER filter'.B40:'order by LOWER filter'.B40</svg:desc>
                </draw:g>
              </table:table-cell>
              <table:table-cell office:value-type="float" office:value="0.5629">
                <text:p>0.5629</text:p>
                <draw:g>
                  <svg:desc>'order by LOWER filter'.C40:'order by LOWER filter'.AA40</svg:desc>
                </draw:g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4964028777">
                <text:p>0.56294964028777</text:p>
              </table:table-cell>
              <table:table-cell office:value-type="float" office:value="0.56294964028777">
                <text:p>0.56294964028777</text:p>
              </table:table-cell>
              <table:table-cell office:value-type="float" office:value="0.56294964028777">
                <text:p>0.56294964028777</text:p>
              </table:table-cell>
              <table:table-cell office:value-type="float" office:value="0.56294964028777">
                <text:p>0.56294964028777</text:p>
              </table:table-cell>
              <table:table-cell office:value-type="float" office:value="0.56294964028777">
                <text:p>0.56294964028777</text:p>
              </table:table-cell>
              <table:table-cell office:value-type="float" office:value="0.56294964028777">
                <text:p>0.56294964028777</text:p>
              </table:table-cell>
              <table:table-cell office:value-type="float" office:value="0.56294964028777">
                <text:p>0.56294964028777</text:p>
              </table:table-cell>
              <table:table-cell office:value-type="float" office:value="0.56294964028777">
                <text:p>0.56294964028777</text:p>
              </table:table-cell>
              <table:table-cell office:value-type="float" office:value="0.56294964028777">
                <text:p>0.56294964028777</text:p>
              </table:table-cell>
            </table:table-row>
            <table:table-row>
              <table:table-cell office:value-type="string">
                <text:p>feat TimeMaxAcf STD</text:p>
                <draw:g>
                  <svg:desc>'order by LOWER filter'.B41:'order by LOWER filter'.B41</svg:desc>
                </draw:g>
              </table:table-cell>
              <table:table-cell office:value-type="float" office:value="0.6439">
                <text:p>0.6439</text:p>
                <draw:g>
                  <svg:desc>'order by LOWER filter'.C41:'order by LOWER filter'.AA41</svg:desc>
                </draw:g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884892086331">
                <text:p>0.643884892086331</text:p>
              </table:table-cell>
              <table:table-cell office:value-type="float" office:value="0.643884892086331">
                <text:p>0.643884892086331</text:p>
              </table:table-cell>
              <table:table-cell office:value-type="float" office:value="0.643884892086331">
                <text:p>0.643884892086331</text:p>
              </table:table-cell>
              <table:table-cell office:value-type="float" office:value="0.643884892086331">
                <text:p>0.643884892086331</text:p>
              </table:table-cell>
              <table:table-cell office:value-type="float" office:value="0.643884892086331">
                <text:p>0.643884892086331</text:p>
              </table:table-cell>
              <table:table-cell office:value-type="float" office:value="0.643884892086331">
                <text:p>0.643884892086331</text:p>
              </table:table-cell>
              <table:table-cell office:value-type="float" office:value="0.643884892086331">
                <text:p>0.643884892086331</text:p>
              </table:table-cell>
              <table:table-cell office:value-type="float" office:value="0.643884892086331">
                <text:p>0.643884892086331</text:p>
              </table:table-cell>
              <table:table-cell office:value-type="float" office:value="0.643884892086331">
                <text:p>0.6438848920863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0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2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53.79cm" svg:height="25.003cm" xlink:href=".." xlink:type="simple" chart:class="chart:line" chart:style-name="ch1">
        <chart:title svg:x="25.357cm" svg:y="0.636cm" chart:style-name="ch2">
          <text:p>Knn with filters</text:p>
        </chart:title>
        <chart:legend chart:legend-position="end" svg:x="47.101cm" svg:y="3.238cm" style:legend-expansion="high" chart:style-name="ch3"/>
        <chart:plot-area chart:style-name="ch4" table:cell-range-address="'order by UPPER filter'.B4:'order by UPPER filter'.AA41" chart:data-source-has-labels="both" svg:x="2.086cm" svg:y="1.915cm" svg:width="43.94cm" svg:height="21.607cm">
          <chart:coordinate-region svg:x="3.554cm" svg:y="2.114cm" svg:width="41.862cm" svg:height="20.761cm"/>
          <chart:axis chart:dimension="x" chart:name="primary-x" chart:style-name="ch5" chartooo:axis-type="auto">
            <chartooo:date-scale/>
            <chart:title svg:x="23.231cm" svg:y="24.022cm" chart:style-name="ch6">
              <text:p>knn results</text:p>
            </chart:title>
            <chart:categories table:cell-range-address="'order by UPPER filter'.C4:'order by UPPER filter'.AA4"/>
          </chart:axis>
          <chart:axis chart:dimension="y" chart:name="primary-y" chart:style-name="ch5">
            <chart:title svg:x="0.451cm" svg:y="13.609cm" chart:style-name="ch7">
              <text:p>feature type</text:p>
            </chart:title>
            <chart:grid chart:style-name="ch8" chart:class="major"/>
          </chart:axis>
          <chart:series chart:style-name="ch9" chart:values-cell-range-address="'order by UPPER filter'.C5:'order by UPPER filter'.AA5" chart:label-cell-address="'order by UPPER filter'.B5:'order by UPPER filter'.B5" chart:class="chart:line">
            <chart:data-point chart:repeated="25"/>
          </chart:series>
          <chart:series chart:style-name="ch10" chart:values-cell-range-address="'order by UPPER filter'.C6:'order by UPPER filter'.AA6" chart:label-cell-address="'order by UPPER filter'.B6:'order by UPPER filter'.B6" chart:class="chart:line">
            <chart:data-point chart:repeated="25"/>
          </chart:series>
          <chart:series chart:style-name="ch11" chart:values-cell-range-address="'order by UPPER filter'.C7:'order by UPPER filter'.AA7" chart:label-cell-address="'order by UPPER filter'.B7:'order by UPPER filter'.B7" chart:class="chart:line">
            <chart:data-point chart:repeated="25"/>
          </chart:series>
          <chart:series chart:style-name="ch12" chart:values-cell-range-address="'order by UPPER filter'.C8:'order by UPPER filter'.AA8" chart:label-cell-address="'order by UPPER filter'.B8:'order by UPPER filter'.B8" chart:class="chart:line">
            <chart:data-point chart:repeated="25"/>
          </chart:series>
          <chart:series chart:style-name="ch13" chart:values-cell-range-address="'order by UPPER filter'.C9:'order by UPPER filter'.AA9" chart:label-cell-address="'order by UPPER filter'.B9:'order by UPPER filter'.B9" chart:class="chart:line">
            <chart:data-point chart:repeated="25"/>
          </chart:series>
          <chart:series chart:style-name="ch14" chart:values-cell-range-address="'order by UPPER filter'.C10:'order by UPPER filter'.AA10" chart:label-cell-address="'order by UPPER filter'.B10:'order by UPPER filter'.B10" chart:class="chart:line">
            <chart:data-point chart:repeated="25"/>
          </chart:series>
          <chart:series chart:style-name="ch15" chart:values-cell-range-address="'order by UPPER filter'.C11:'order by UPPER filter'.AA11" chart:label-cell-address="'order by UPPER filter'.B11:'order by UPPER filter'.B11" chart:class="chart:line">
            <chart:data-point chart:repeated="25"/>
          </chart:series>
          <chart:series chart:style-name="ch16" chart:values-cell-range-address="'order by UPPER filter'.C12:'order by UPPER filter'.AA12" chart:label-cell-address="'order by UPPER filter'.B12:'order by UPPER filter'.B12" chart:class="chart:line">
            <chart:data-point chart:repeated="25"/>
          </chart:series>
          <chart:series chart:style-name="ch17" chart:values-cell-range-address="'order by UPPER filter'.C13:'order by UPPER filter'.AA13" chart:label-cell-address="'order by UPPER filter'.B13:'order by UPPER filter'.B13" chart:class="chart:line">
            <chart:data-point chart:repeated="25"/>
          </chart:series>
          <chart:series chart:style-name="ch18" chart:values-cell-range-address="'order by UPPER filter'.C14:'order by UPPER filter'.AA14" chart:label-cell-address="'order by UPPER filter'.B14:'order by UPPER filter'.B14" chart:class="chart:line">
            <chart:data-point chart:repeated="25"/>
          </chart:series>
          <chart:series chart:style-name="ch19" chart:values-cell-range-address="'order by UPPER filter'.C15:'order by UPPER filter'.AA15" chart:label-cell-address="'order by UPPER filter'.B15:'order by UPPER filter'.B15" chart:class="chart:line">
            <chart:data-point chart:repeated="25"/>
          </chart:series>
          <chart:series chart:style-name="ch20" chart:values-cell-range-address="'order by UPPER filter'.C16:'order by UPPER filter'.AA16" chart:label-cell-address="'order by UPPER filter'.B16:'order by UPPER filter'.B16" chart:class="chart:line">
            <chart:data-point chart:repeated="25"/>
          </chart:series>
          <chart:series chart:style-name="ch9" chart:values-cell-range-address="'order by UPPER filter'.C17:'order by UPPER filter'.AA17" chart:label-cell-address="'order by UPPER filter'.B17:'order by UPPER filter'.B17" chart:class="chart:line">
            <chart:data-point chart:repeated="25"/>
          </chart:series>
          <chart:series chart:style-name="ch10" chart:values-cell-range-address="'order by UPPER filter'.C18:'order by UPPER filter'.AA18" chart:label-cell-address="'order by UPPER filter'.B18:'order by UPPER filter'.B18" chart:class="chart:line">
            <chart:data-point chart:repeated="25"/>
          </chart:series>
          <chart:series chart:style-name="ch11" chart:values-cell-range-address="'order by UPPER filter'.C19:'order by UPPER filter'.AA19" chart:label-cell-address="'order by UPPER filter'.B19:'order by UPPER filter'.B19" chart:class="chart:line">
            <chart:data-point chart:repeated="25"/>
          </chart:series>
          <chart:series chart:style-name="ch12" chart:values-cell-range-address="'order by UPPER filter'.C20:'order by UPPER filter'.AA20" chart:label-cell-address="'order by UPPER filter'.B20:'order by UPPER filter'.B20" chart:class="chart:line">
            <chart:data-point chart:repeated="25"/>
          </chart:series>
          <chart:series chart:style-name="ch13" chart:values-cell-range-address="'order by UPPER filter'.C21:'order by UPPER filter'.AA21" chart:label-cell-address="'order by UPPER filter'.B21:'order by UPPER filter'.B21" chart:class="chart:line">
            <chart:data-point chart:repeated="25"/>
          </chart:series>
          <chart:series chart:style-name="ch14" chart:values-cell-range-address="'order by UPPER filter'.C22:'order by UPPER filter'.AA22" chart:label-cell-address="'order by UPPER filter'.B22:'order by UPPER filter'.B22" chart:class="chart:line">
            <chart:data-point chart:repeated="25"/>
          </chart:series>
          <chart:series chart:style-name="ch15" chart:values-cell-range-address="'order by UPPER filter'.C23:'order by UPPER filter'.AA23" chart:label-cell-address="'order by UPPER filter'.B23:'order by UPPER filter'.B23" chart:class="chart:line">
            <chart:data-point chart:repeated="25"/>
          </chart:series>
          <chart:series chart:style-name="ch16" chart:values-cell-range-address="'order by UPPER filter'.C24:'order by UPPER filter'.AA24" chart:label-cell-address="'order by UPPER filter'.B24:'order by UPPER filter'.B24" chart:class="chart:line">
            <chart:data-point chart:repeated="25"/>
          </chart:series>
          <chart:series chart:style-name="ch17" chart:values-cell-range-address="'order by UPPER filter'.C25:'order by UPPER filter'.AA25" chart:label-cell-address="'order by UPPER filter'.B25:'order by UPPER filter'.B25" chart:class="chart:line">
            <chart:data-point chart:repeated="25"/>
          </chart:series>
          <chart:series chart:style-name="ch18" chart:values-cell-range-address="'order by UPPER filter'.C26:'order by UPPER filter'.AA26" chart:label-cell-address="'order by UPPER filter'.B26:'order by UPPER filter'.B26" chart:class="chart:line">
            <chart:data-point chart:repeated="25"/>
          </chart:series>
          <chart:series chart:style-name="ch19" chart:values-cell-range-address="'order by UPPER filter'.C27:'order by UPPER filter'.AA27" chart:label-cell-address="'order by UPPER filter'.B27:'order by UPPER filter'.B27" chart:class="chart:line">
            <chart:data-point chart:repeated="25"/>
          </chart:series>
          <chart:series chart:style-name="ch20" chart:values-cell-range-address="'order by UPPER filter'.C28:'order by UPPER filter'.AA28" chart:label-cell-address="'order by UPPER filter'.B28:'order by UPPER filter'.B28" chart:class="chart:line">
            <chart:data-point chart:repeated="25"/>
          </chart:series>
          <chart:series chart:style-name="ch9" chart:values-cell-range-address="'order by UPPER filter'.C29:'order by UPPER filter'.AA29" chart:label-cell-address="'order by UPPER filter'.B29:'order by UPPER filter'.B29" chart:class="chart:line">
            <chart:data-point chart:repeated="25"/>
          </chart:series>
          <chart:series chart:style-name="ch10" chart:values-cell-range-address="'order by UPPER filter'.C30:'order by UPPER filter'.AA30" chart:label-cell-address="'order by UPPER filter'.B30:'order by UPPER filter'.B30" chart:class="chart:line">
            <chart:data-point chart:repeated="25"/>
          </chart:series>
          <chart:series chart:style-name="ch11" chart:values-cell-range-address="'order by UPPER filter'.C31:'order by UPPER filter'.AA31" chart:label-cell-address="'order by UPPER filter'.B31:'order by UPPER filter'.B31" chart:class="chart:line">
            <chart:data-point chart:repeated="25"/>
          </chart:series>
          <chart:series chart:style-name="ch12" chart:values-cell-range-address="'order by UPPER filter'.C32:'order by UPPER filter'.AA32" chart:label-cell-address="'order by UPPER filter'.B32:'order by UPPER filter'.B32" chart:class="chart:line">
            <chart:data-point chart:repeated="25"/>
          </chart:series>
          <chart:series chart:style-name="ch13" chart:values-cell-range-address="'order by UPPER filter'.C33:'order by UPPER filter'.AA33" chart:label-cell-address="'order by UPPER filter'.B33:'order by UPPER filter'.B33" chart:class="chart:line">
            <chart:data-point chart:repeated="25"/>
          </chart:series>
          <chart:series chart:style-name="ch14" chart:values-cell-range-address="'order by UPPER filter'.C34:'order by UPPER filter'.AA34" chart:label-cell-address="'order by UPPER filter'.B34:'order by UPPER filter'.B34" chart:class="chart:line">
            <chart:data-point chart:repeated="25"/>
          </chart:series>
          <chart:series chart:style-name="ch15" chart:values-cell-range-address="'order by UPPER filter'.C35:'order by UPPER filter'.AA35" chart:label-cell-address="'order by UPPER filter'.B35:'order by UPPER filter'.B35" chart:class="chart:line">
            <chart:data-point chart:repeated="25"/>
          </chart:series>
          <chart:series chart:style-name="ch16" chart:values-cell-range-address="'order by UPPER filter'.C36:'order by UPPER filter'.AA36" chart:label-cell-address="'order by UPPER filter'.B36:'order by UPPER filter'.B36" chart:class="chart:line">
            <chart:data-point chart:repeated="25"/>
          </chart:series>
          <chart:series chart:style-name="ch17" chart:values-cell-range-address="'order by UPPER filter'.C37:'order by UPPER filter'.AA37" chart:label-cell-address="'order by UPPER filter'.B37:'order by UPPER filter'.B37" chart:class="chart:line">
            <chart:data-point chart:repeated="25"/>
          </chart:series>
          <chart:series chart:style-name="ch18" chart:values-cell-range-address="'order by UPPER filter'.C38:'order by UPPER filter'.AA38" chart:label-cell-address="'order by UPPER filter'.B38:'order by UPPER filter'.B38" chart:class="chart:line">
            <chart:data-point chart:repeated="25"/>
          </chart:series>
          <chart:series chart:style-name="ch19" chart:values-cell-range-address="'order by UPPER filter'.C39:'order by UPPER filter'.AA39" chart:label-cell-address="'order by UPPER filter'.B39:'order by UPPER filter'.B39" chart:class="chart:line">
            <chart:data-point chart:repeated="25"/>
          </chart:series>
          <chart:series chart:style-name="ch20" chart:values-cell-range-address="'order by UPPER filter'.C40:'order by UPPER filter'.AA40" chart:label-cell-address="'order by UPPER filter'.B40:'order by UPPER filter'.B40" chart:class="chart:line">
            <chart:data-point chart:repeated="25"/>
          </chart:series>
          <chart:series chart:style-name="ch9" chart:values-cell-range-address="'order by UPPER filter'.C41:'order by UPPER filter'.AA41" chart:label-cell-address="'order by UPPER filter'.B41:'order by UPPER filter'.B41" chart:class="chart:line">
            <chart:data-point chart:repeated="2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0.2698">
                <text:p>0.2698</text:p>
                <draw:g>
                  <svg:desc>'order by UPPER filter'.C4:'order by UPPER filter'.AA4</svg:desc>
                </draw:g>
              </table:table-cell>
              <table:table-cell office:value-type="float" office:value="0.2698">
                <text:p>0.2698</text:p>
              </table:table-cell>
              <table:table-cell office:value-type="float" office:value="0.2698">
                <text:p>0.2698</text:p>
              </table:table-cell>
              <table:table-cell office:value-type="float" office:value="0.2698">
                <text:p>0.2698</text:p>
              </table:table-cell>
              <table:table-cell office:value-type="float" office:value="0.2698">
                <text:p>0.2698</text:p>
              </table:table-cell>
              <table:table-cell office:value-type="float" office:value="0.2698">
                <text:p>0.2698</text:p>
              </table:table-cell>
              <table:table-cell office:value-type="float" office:value="0.2698">
                <text:p>0.2698</text:p>
              </table:table-cell>
              <table:table-cell office:value-type="float" office:value="0.2698">
                <text:p>0.2698</text:p>
              </table:table-cell>
              <table:table-cell office:value-type="float" office:value="0.268">
                <text:p>0.268</text:p>
              </table:table-cell>
              <table:table-cell office:value-type="float" office:value="0.268">
                <text:p>0.268</text:p>
              </table:table-cell>
              <table:table-cell office:value-type="float" office:value="0.268">
                <text:p>0.268</text:p>
              </table:table-cell>
              <table:table-cell office:value-type="float" office:value="0.268">
                <text:p>0.268</text:p>
              </table:table-cell>
              <table:table-cell office:value-type="float" office:value="0.268">
                <text:p>0.268</text:p>
              </table:table-cell>
              <table:table-cell office:value-type="float" office:value="0.268">
                <text:p>0.268</text:p>
              </table:table-cell>
              <table:table-cell office:value-type="float" office:value="0.268">
                <text:p>0.268</text:p>
              </table:table-cell>
              <table:table-cell office:value-type="float" office:value="0.268">
                <text:p>0.268</text:p>
              </table:table-cell>
              <table:table-cell office:value-type="float" office:value="0.267985611510791">
                <text:p>0.267985611510791</text:p>
              </table:table-cell>
              <table:table-cell office:value-type="float" office:value="0.267985611510791">
                <text:p>0.267985611510791</text:p>
              </table:table-cell>
              <table:table-cell office:value-type="float" office:value="0.267985611510791">
                <text:p>0.267985611510791</text:p>
              </table:table-cell>
              <table:table-cell office:value-type="float" office:value="0.266187050359712">
                <text:p>0.266187050359712</text:p>
              </table:table-cell>
              <table:table-cell office:value-type="float" office:value="0.264388489208633">
                <text:p>0.264388489208633</text:p>
              </table:table-cell>
              <table:table-cell office:value-type="float" office:value="0.264388489208633">
                <text:p>0.264388489208633</text:p>
              </table:table-cell>
              <table:table-cell office:value-type="float" office:value="0.267985611510791">
                <text:p>0.267985611510791</text:p>
              </table:table-cell>
              <table:table-cell office:value-type="float" office:value="0.267985611510791">
                <text:p>0.267985611510791</text:p>
              </table:table-cell>
              <table:table-cell office:value-type="float" office:value="0.267985611510791">
                <text:p>0.267985611510791</text:p>
              </table:table-cell>
            </table:table-row>
          </table:table-header-rows>
          <table:table-rows>
            <table:table-row>
              <table:table-cell office:value-type="string">
                <text:p>conc feat spectral </text:p>
                <draw:g>
                  <svg:desc>'order by UPPER filter'.B5:'order by UPPER filter'.B5</svg:desc>
                </draw:g>
              </table:table-cell>
              <table:table-cell office:value-type="float" office:value="0.2698">
                <text:p>0.2698</text:p>
                <draw:g>
                  <svg:desc>'order by UPPER filter'.C5:'order by UPPER filter'.AA5</svg:desc>
                </draw:g>
              </table:table-cell>
              <table:table-cell office:value-type="float" office:value="0.2698">
                <text:p>0.2698</text:p>
              </table:table-cell>
              <table:table-cell office:value-type="float" office:value="0.2698">
                <text:p>0.2698</text:p>
              </table:table-cell>
              <table:table-cell office:value-type="float" office:value="0.2698">
                <text:p>0.2698</text:p>
              </table:table-cell>
              <table:table-cell office:value-type="float" office:value="0.2698">
                <text:p>0.2698</text:p>
              </table:table-cell>
              <table:table-cell office:value-type="float" office:value="0.2698">
                <text:p>0.2698</text:p>
              </table:table-cell>
              <table:table-cell office:value-type="float" office:value="0.2698">
                <text:p>0.2698</text:p>
              </table:table-cell>
              <table:table-cell office:value-type="float" office:value="0.2698">
                <text:p>0.2698</text:p>
              </table:table-cell>
              <table:table-cell office:value-type="float" office:value="0.268">
                <text:p>0.268</text:p>
              </table:table-cell>
              <table:table-cell office:value-type="float" office:value="0.268">
                <text:p>0.268</text:p>
              </table:table-cell>
              <table:table-cell office:value-type="float" office:value="0.268">
                <text:p>0.268</text:p>
              </table:table-cell>
              <table:table-cell office:value-type="float" office:value="0.268">
                <text:p>0.268</text:p>
              </table:table-cell>
              <table:table-cell office:value-type="float" office:value="0.268">
                <text:p>0.268</text:p>
              </table:table-cell>
              <table:table-cell office:value-type="float" office:value="0.268">
                <text:p>0.268</text:p>
              </table:table-cell>
              <table:table-cell office:value-type="float" office:value="0.268">
                <text:p>0.268</text:p>
              </table:table-cell>
              <table:table-cell office:value-type="float" office:value="0.268">
                <text:p>0.268</text:p>
              </table:table-cell>
              <table:table-cell office:value-type="float" office:value="0.267985611510791">
                <text:p>0.267985611510791</text:p>
              </table:table-cell>
              <table:table-cell office:value-type="float" office:value="0.267985611510791">
                <text:p>0.267985611510791</text:p>
              </table:table-cell>
              <table:table-cell office:value-type="float" office:value="0.267985611510791">
                <text:p>0.267985611510791</text:p>
              </table:table-cell>
              <table:table-cell office:value-type="float" office:value="0.266187050359712">
                <text:p>0.266187050359712</text:p>
              </table:table-cell>
              <table:table-cell office:value-type="float" office:value="0.264388489208633">
                <text:p>0.264388489208633</text:p>
              </table:table-cell>
              <table:table-cell office:value-type="float" office:value="0.264388489208633">
                <text:p>0.264388489208633</text:p>
              </table:table-cell>
              <table:table-cell office:value-type="float" office:value="0.267985611510791">
                <text:p>0.267985611510791</text:p>
              </table:table-cell>
              <table:table-cell office:value-type="float" office:value="0.267985611510791">
                <text:p>0.267985611510791</text:p>
              </table:table-cell>
              <table:table-cell office:value-type="float" office:value="0.267985611510791">
                <text:p>0.267985611510791</text:p>
              </table:table-cell>
            </table:table-row>
            <table:table-row>
              <table:table-cell office:value-type="string">
                <text:p>conc feat tonaless </text:p>
                <draw:g>
                  <svg:desc>'order by UPPER filter'.B6:'order by UPPER filter'.B6</svg:desc>
                </draw:g>
              </table:table-cell>
              <table:table-cell office:value-type="float" office:value="0.2968">
                <text:p>0.2968</text:p>
                <draw:g>
                  <svg:desc>'order by UPPER filter'.C6:'order by UPPER filter'.AA6</svg:desc>
                </draw:g>
              </table:table-cell>
              <table:table-cell office:value-type="float" office:value="0.6079">
                <text:p>0.6079</text:p>
              </table:table-cell>
              <table:table-cell office:value-type="float" office:value="0.6079">
                <text:p>0.6079</text:p>
              </table:table-cell>
              <table:table-cell office:value-type="float" office:value="0.6097">
                <text:p>0.6097</text:p>
              </table:table-cell>
              <table:table-cell office:value-type="float" office:value="0.6097">
                <text:p>0.6097</text:p>
              </table:table-cell>
              <table:table-cell office:value-type="float" office:value="0.6079">
                <text:p>0.6079</text:p>
              </table:table-cell>
              <table:table-cell office:value-type="float" office:value="0.6079">
                <text:p>0.6079</text:p>
              </table:table-cell>
              <table:table-cell office:value-type="float" office:value="0.6097">
                <text:p>0.6097</text:p>
              </table:table-cell>
              <table:table-cell office:value-type="float" office:value="0.6097">
                <text:p>0.6097</text:p>
              </table:table-cell>
              <table:table-cell office:value-type="float" office:value="0.6097">
                <text:p>0.6097</text:p>
              </table:table-cell>
              <table:table-cell office:value-type="float" office:value="0.6079">
                <text:p>0.6079</text:p>
              </table:table-cell>
              <table:table-cell office:value-type="float" office:value="0.6079">
                <text:p>0.6079</text:p>
              </table:table-cell>
              <table:table-cell office:value-type="float" office:value="0.6097">
                <text:p>0.6097</text:p>
              </table:table-cell>
              <table:table-cell office:value-type="float" office:value="0.6097">
                <text:p>0.6097</text:p>
              </table:table-cell>
              <table:table-cell office:value-type="float" office:value="0.6097">
                <text:p>0.6097</text:p>
              </table:table-cell>
              <table:table-cell office:value-type="float" office:value="0.6079">
                <text:p>0.6079</text:p>
              </table:table-cell>
              <table:table-cell office:value-type="float" office:value="0.613309352517986">
                <text:p>0.613309352517986</text:p>
              </table:table-cell>
              <table:table-cell office:value-type="float" office:value="0.611510791366906">
                <text:p>0.611510791366906</text:p>
              </table:table-cell>
              <table:table-cell office:value-type="float" office:value="0.613309352517986">
                <text:p>0.613309352517986</text:p>
              </table:table-cell>
              <table:table-cell office:value-type="float" office:value="0.600719424460432">
                <text:p>0.600719424460432</text:p>
              </table:table-cell>
              <table:table-cell office:value-type="float" office:value="0.600719424460432">
                <text:p>0.600719424460432</text:p>
              </table:table-cell>
              <table:table-cell office:value-type="float" office:value="0.600719424460432">
                <text:p>0.600719424460432</text:p>
              </table:table-cell>
              <table:table-cell office:value-type="float" office:value="0.60431654676259">
                <text:p>0.60431654676259</text:p>
              </table:table-cell>
              <table:table-cell office:value-type="float" office:value="0.60431654676259">
                <text:p>0.60431654676259</text:p>
              </table:table-cell>
              <table:table-cell office:value-type="float" office:value="0.602517985611511">
                <text:p>0.602517985611511</text:p>
              </table:table-cell>
            </table:table-row>
            <table:table-row>
              <table:table-cell office:value-type="string">
                <text:p>conc feat time </text:p>
                <draw:g>
                  <svg:desc>'order by UPPER filter'.B7:'order by UPPER filter'.B7</svg:desc>
                </draw:g>
              </table:table-cell>
              <table:table-cell office:value-type="float" office:value="0.2374">
                <text:p>0.2374</text:p>
                <draw:g>
                  <svg:desc>'order by UPPER filter'.C7:'order by UPPER filter'.AA7</svg:desc>
                </draw:g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10071942446">
                <text:p>0.237410071942446</text:p>
              </table:table-cell>
              <table:table-cell office:value-type="float" office:value="0.237410071942446">
                <text:p>0.237410071942446</text:p>
              </table:table-cell>
              <table:table-cell office:value-type="float" office:value="0.237410071942446">
                <text:p>0.237410071942446</text:p>
              </table:table-cell>
              <table:table-cell office:value-type="float" office:value="0.237410071942446">
                <text:p>0.237410071942446</text:p>
              </table:table-cell>
              <table:table-cell office:value-type="float" office:value="0.237410071942446">
                <text:p>0.237410071942446</text:p>
              </table:table-cell>
              <table:table-cell office:value-type="float" office:value="0.237410071942446">
                <text:p>0.237410071942446</text:p>
              </table:table-cell>
              <table:table-cell office:value-type="float" office:value="0.237410071942446">
                <text:p>0.237410071942446</text:p>
              </table:table-cell>
              <table:table-cell office:value-type="float" office:value="0.237410071942446">
                <text:p>0.237410071942446</text:p>
              </table:table-cell>
              <table:table-cell office:value-type="float" office:value="0.237410071942446">
                <text:p>0.237410071942446</text:p>
              </table:table-cell>
            </table:table-row>
            <table:table-row>
              <table:table-cell office:value-type="string">
                <text:p>conc avg feat all </text:p>
                <draw:g>
                  <svg:desc>'order by UPPER filter'.B8:'order by UPPER filter'.B8</svg:desc>
                </draw:g>
              </table:table-cell>
              <table:table-cell office:value-type="float" office:value="0.2374">
                <text:p>0.2374</text:p>
                <draw:g>
                  <svg:desc>'order by UPPER filter'.C8:'order by UPPER filter'.AA8</svg:desc>
                </draw:g>
              </table:table-cell>
              <table:table-cell office:value-type="float" office:value="0.2374">
                <text:p>0.2374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41">
                <text:p>0.241</text:p>
              </table:table-cell>
              <table:table-cell office:value-type="float" office:value="0.241">
                <text:p>0.241</text:p>
              </table:table-cell>
              <table:table-cell office:value-type="float" office:value="0.241">
                <text:p>0.241</text:p>
              </table:table-cell>
              <table:table-cell office:value-type="float" office:value="0.241">
                <text:p>0.241</text:p>
              </table:table-cell>
              <table:table-cell office:value-type="float" office:value="0.2374">
                <text:p>0.2374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37410071942446">
                <text:p>0.237410071942446</text:p>
              </table:table-cell>
              <table:table-cell office:value-type="float" office:value="0.241007194244604">
                <text:p>0.241007194244604</text:p>
              </table:table-cell>
              <table:table-cell office:value-type="float" office:value="0.241007194244604">
                <text:p>0.241007194244604</text:p>
              </table:table-cell>
              <table:table-cell office:value-type="float" office:value="0.241007194244604">
                <text:p>0.241007194244604</text:p>
              </table:table-cell>
              <table:table-cell office:value-type="float" office:value="0.233812949640288">
                <text:p>0.233812949640288</text:p>
              </table:table-cell>
              <table:table-cell office:value-type="float" office:value="0.232014388489209">
                <text:p>0.232014388489209</text:p>
              </table:table-cell>
              <table:table-cell office:value-type="float" office:value="0.232014388489209">
                <text:p>0.232014388489209</text:p>
              </table:table-cell>
            </table:table-row>
            <table:table-row>
              <table:table-cell office:value-type="string">
                <text:p>conc avg feat spectral </text:p>
                <draw:g>
                  <svg:desc>'order by UPPER filter'.B9:'order by UPPER filter'.B9</svg:desc>
                </draw:g>
              </table:table-cell>
              <table:table-cell office:value-type="float" office:value="0.2374">
                <text:p>0.2374</text:p>
                <draw:g>
                  <svg:desc>'order by UPPER filter'.C9:'order by UPPER filter'.AA9</svg:desc>
                </draw:g>
              </table:table-cell>
              <table:table-cell office:value-type="float" office:value="0.2374">
                <text:p>0.2374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41">
                <text:p>0.241</text:p>
              </table:table-cell>
              <table:table-cell office:value-type="float" office:value="0.241">
                <text:p>0.241</text:p>
              </table:table-cell>
              <table:table-cell office:value-type="float" office:value="0.241">
                <text:p>0.241</text:p>
              </table:table-cell>
              <table:table-cell office:value-type="float" office:value="0.241">
                <text:p>0.241</text:p>
              </table:table-cell>
              <table:table-cell office:value-type="float" office:value="0.2374">
                <text:p>0.2374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37410071942446">
                <text:p>0.237410071942446</text:p>
              </table:table-cell>
              <table:table-cell office:value-type="float" office:value="0.241007194244604">
                <text:p>0.241007194244604</text:p>
              </table:table-cell>
              <table:table-cell office:value-type="float" office:value="0.241007194244604">
                <text:p>0.241007194244604</text:p>
              </table:table-cell>
              <table:table-cell office:value-type="float" office:value="0.241007194244604">
                <text:p>0.241007194244604</text:p>
              </table:table-cell>
              <table:table-cell office:value-type="float" office:value="0.233812949640288">
                <text:p>0.233812949640288</text:p>
              </table:table-cell>
              <table:table-cell office:value-type="float" office:value="0.232014388489209">
                <text:p>0.232014388489209</text:p>
              </table:table-cell>
              <table:table-cell office:value-type="float" office:value="0.232014388489209">
                <text:p>0.232014388489209</text:p>
              </table:table-cell>
            </table:table-row>
            <table:table-row>
              <table:table-cell office:value-type="string">
                <text:p>conc avg feat tonaless </text:p>
                <draw:g>
                  <svg:desc>'order by UPPER filter'.B10:'order by UPPER filter'.B10</svg:desc>
                </draw:g>
              </table:table-cell>
              <table:table-cell office:value-type="float" office:value="0.3165">
                <text:p>0.3165</text:p>
                <draw:g>
                  <svg:desc>'order by UPPER filter'.C10:'order by UPPER filter'.AA10</svg:desc>
                </draw:g>
              </table:table-cell>
              <table:table-cell office:value-type="float" office:value="0.5198">
                <text:p>0.5198</text:p>
              </table:table-cell>
              <table:table-cell office:value-type="float" office:value="0.5198">
                <text:p>0.5198</text:p>
              </table:table-cell>
              <table:table-cell office:value-type="float" office:value="0.5198">
                <text:p>0.5198</text:p>
              </table:table-cell>
              <table:table-cell office:value-type="float" office:value="0.518">
                <text:p>0.518</text:p>
              </table:table-cell>
              <table:table-cell office:value-type="float" office:value="0.5198">
                <text:p>0.5198</text:p>
              </table:table-cell>
              <table:table-cell office:value-type="float" office:value="0.5216">
                <text:p>0.5216</text:p>
              </table:table-cell>
              <table:table-cell office:value-type="float" office:value="0.5198">
                <text:p>0.5198</text:p>
              </table:table-cell>
              <table:table-cell office:value-type="float" office:value="0.5162">
                <text:p>0.5162</text:p>
              </table:table-cell>
              <table:table-cell office:value-type="float" office:value="0.5198">
                <text:p>0.5198</text:p>
              </table:table-cell>
              <table:table-cell office:value-type="float" office:value="0.5198">
                <text:p>0.5198</text:p>
              </table:table-cell>
              <table:table-cell office:value-type="float" office:value="0.5198">
                <text:p>0.5198</text:p>
              </table:table-cell>
              <table:table-cell office:value-type="float" office:value="0.5054">
                <text:p>0.5054</text:p>
              </table:table-cell>
              <table:table-cell office:value-type="float" office:value="0.5054">
                <text:p>0.5054</text:p>
              </table:table-cell>
              <table:table-cell office:value-type="float" office:value="0.5072">
                <text:p>0.5072</text:p>
              </table:table-cell>
              <table:table-cell office:value-type="float" office:value="0.5072">
                <text:p>0.5072</text:p>
              </table:table-cell>
              <table:table-cell office:value-type="float" office:value="0.507194244604317">
                <text:p>0.507194244604317</text:p>
              </table:table-cell>
              <table:table-cell office:value-type="float" office:value="0.505395683453237">
                <text:p>0.505395683453237</text:p>
              </table:table-cell>
              <table:table-cell office:value-type="float" office:value="0.512589928057554">
                <text:p>0.512589928057554</text:p>
              </table:table-cell>
              <table:table-cell office:value-type="float" office:value="0.503597122302158">
                <text:p>0.503597122302158</text:p>
              </table:table-cell>
              <table:table-cell office:value-type="float" office:value="0.508992805755396">
                <text:p>0.508992805755396</text:p>
              </table:table-cell>
              <table:table-cell office:value-type="float" office:value="0.516187050359712">
                <text:p>0.516187050359712</text:p>
              </table:table-cell>
              <table:table-cell office:value-type="float" office:value="0.501798561151079">
                <text:p>0.501798561151079</text:p>
              </table:table-cell>
              <table:table-cell office:value-type="float" office:value="0.503597122302158">
                <text:p>0.503597122302158</text:p>
              </table:table-cell>
              <table:table-cell office:value-type="float" office:value="0.503597122302158">
                <text:p>0.503597122302158</text:p>
              </table:table-cell>
            </table:table-row>
            <table:table-row>
              <table:table-cell office:value-type="string">
                <text:p>conc avg feat time </text:p>
                <draw:g>
                  <svg:desc>'order by UPPER filter'.B11:'order by UPPER filter'.B11</svg:desc>
                </draw:g>
              </table:table-cell>
              <table:table-cell office:value-type="float" office:value="0.2122">
                <text:p>0.2122</text:p>
                <draw:g>
                  <svg:desc>'order by UPPER filter'.C11:'order by UPPER filter'.AA11</svg:desc>
                </draw:g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30215827338">
                <text:p>0.212230215827338</text:p>
              </table:table-cell>
              <table:table-cell office:value-type="float" office:value="0.212230215827338">
                <text:p>0.212230215827338</text:p>
              </table:table-cell>
              <table:table-cell office:value-type="float" office:value="0.212230215827338">
                <text:p>0.212230215827338</text:p>
              </table:table-cell>
              <table:table-cell office:value-type="float" office:value="0.212230215827338">
                <text:p>0.212230215827338</text:p>
              </table:table-cell>
              <table:table-cell office:value-type="float" office:value="0.212230215827338">
                <text:p>0.212230215827338</text:p>
              </table:table-cell>
              <table:table-cell office:value-type="float" office:value="0.212230215827338">
                <text:p>0.212230215827338</text:p>
              </table:table-cell>
              <table:table-cell office:value-type="float" office:value="0.212230215827338">
                <text:p>0.212230215827338</text:p>
              </table:table-cell>
              <table:table-cell office:value-type="float" office:value="0.212230215827338">
                <text:p>0.212230215827338</text:p>
              </table:table-cell>
              <table:table-cell office:value-type="float" office:value="0.212230215827338">
                <text:p>0.212230215827338</text:p>
              </table:table-cell>
            </table:table-row>
            <table:table-row>
              <table:table-cell office:value-type="string">
                <text:p>feat SpectralCentroid </text:p>
                <draw:g>
                  <svg:desc>'order by UPPER filter'.B12:'order by UPPER filter'.B12</svg:desc>
                </draw:g>
              </table:table-cell>
              <table:table-cell office:value-type="float" office:value="0.3561">
                <text:p>0.3561</text:p>
                <draw:g>
                  <svg:desc>'order by UPPER filter'.C12:'order by UPPER filter'.AA12</svg:desc>
                </draw:g>
              </table:table-cell>
              <table:table-cell office:value-type="float" office:value="0.3579">
                <text:p>0.3579</text:p>
              </table:table-cell>
              <table:table-cell office:value-type="float" office:value="0.3597">
                <text:p>0.3597</text:p>
              </table:table-cell>
              <table:table-cell office:value-type="float" office:value="0.3579">
                <text:p>0.3579</text:p>
              </table:table-cell>
              <table:table-cell office:value-type="float" office:value="0.3561">
                <text:p>0.3561</text:p>
              </table:table-cell>
              <table:table-cell office:value-type="float" office:value="0.3579">
                <text:p>0.3579</text:p>
              </table:table-cell>
              <table:table-cell office:value-type="float" office:value="0.3579">
                <text:p>0.3579</text:p>
              </table:table-cell>
              <table:table-cell office:value-type="float" office:value="0.3579">
                <text:p>0.3579</text:p>
              </table:table-cell>
              <table:table-cell office:value-type="float" office:value="0.3561">
                <text:p>0.3561</text:p>
              </table:table-cell>
              <table:table-cell office:value-type="float" office:value="0.3579">
                <text:p>0.3579</text:p>
              </table:table-cell>
              <table:table-cell office:value-type="float" office:value="0.3579">
                <text:p>0.3579</text:p>
              </table:table-cell>
              <table:table-cell office:value-type="float" office:value="0.3579">
                <text:p>0.3579</text:p>
              </table:table-cell>
              <table:table-cell office:value-type="float" office:value="0.3615">
                <text:p>0.3615</text:p>
              </table:table-cell>
              <table:table-cell office:value-type="float" office:value="0.3615">
                <text:p>0.3615</text:p>
              </table:table-cell>
              <table:table-cell office:value-type="float" office:value="0.3615">
                <text:p>0.3615</text:p>
              </table:table-cell>
              <table:table-cell office:value-type="float" office:value="0.3633">
                <text:p>0.3633</text:p>
              </table:table-cell>
              <table:table-cell office:value-type="float" office:value="0.363309352517986">
                <text:p>0.363309352517986</text:p>
              </table:table-cell>
              <table:table-cell office:value-type="float" office:value="0.361510791366906">
                <text:p>0.361510791366906</text:p>
              </table:table-cell>
              <table:table-cell office:value-type="float" office:value="0.361510791366906">
                <text:p>0.361510791366906</text:p>
              </table:table-cell>
              <table:table-cell office:value-type="float" office:value="0.365107913669065">
                <text:p>0.365107913669065</text:p>
              </table:table-cell>
              <table:table-cell office:value-type="float" office:value="0.366906474820144">
                <text:p>0.366906474820144</text:p>
              </table:table-cell>
              <table:table-cell office:value-type="float" office:value="0.365107913669065">
                <text:p>0.365107913669065</text:p>
              </table:table-cell>
              <table:table-cell office:value-type="float" office:value="0.37410071942446">
                <text:p>0.37410071942446</text:p>
              </table:table-cell>
              <table:table-cell office:value-type="float" office:value="0.370503597122302">
                <text:p>0.370503597122302</text:p>
              </table:table-cell>
              <table:table-cell office:value-type="float" office:value="0.370503597122302">
                <text:p>0.370503597122302</text:p>
              </table:table-cell>
            </table:table-row>
            <table:table-row>
              <table:table-cell office:value-type="string">
                <text:p>feat SpectralCrestFactor </text:p>
                <draw:g>
                  <svg:desc>'order by UPPER filter'.B13:'order by UPPER filter'.B13</svg:desc>
                </draw:g>
              </table:table-cell>
              <table:table-cell office:value-type="float" office:value="0.6187">
                <text:p>0.6187</text:p>
                <draw:g>
                  <svg:desc>'order by UPPER filter'.C13:'order by UPPER filter'.AA13</svg:desc>
                </draw:g>
              </table:table-cell>
              <table:table-cell office:value-type="float" office:value="0.6169">
                <text:p>0.6169</text:p>
              </table:table-cell>
              <table:table-cell office:value-type="float" office:value="0.6169">
                <text:p>0.6169</text:p>
              </table:table-cell>
              <table:table-cell office:value-type="float" office:value="0.6169">
                <text:p>0.6169</text:p>
              </table:table-cell>
              <table:table-cell office:value-type="float" office:value="0.6169">
                <text:p>0.6169</text:p>
              </table:table-cell>
              <table:table-cell office:value-type="float" office:value="0.6151">
                <text:p>0.6151</text:p>
              </table:table-cell>
              <table:table-cell office:value-type="float" office:value="0.6151">
                <text:p>0.6151</text:p>
              </table:table-cell>
              <table:table-cell office:value-type="float" office:value="0.6151">
                <text:p>0.6151</text:p>
              </table:table-cell>
              <table:table-cell office:value-type="float" office:value="0.6187">
                <text:p>0.6187</text:p>
              </table:table-cell>
              <table:table-cell office:value-type="float" office:value="0.6187">
                <text:p>0.6187</text:p>
              </table:table-cell>
              <table:table-cell office:value-type="float" office:value="0.6151">
                <text:p>0.6151</text:p>
              </table:table-cell>
              <table:table-cell office:value-type="float" office:value="0.6151">
                <text:p>0.6151</text:p>
              </table:table-cell>
              <table:table-cell office:value-type="float" office:value="0.6187">
                <text:p>0.6187</text:p>
              </table:table-cell>
              <table:table-cell office:value-type="float" office:value="0.6187">
                <text:p>0.6187</text:p>
              </table:table-cell>
              <table:table-cell office:value-type="float" office:value="0.6187">
                <text:p>0.6187</text:p>
              </table:table-cell>
              <table:table-cell office:value-type="float" office:value="0.6169">
                <text:p>0.6169</text:p>
              </table:table-cell>
              <table:table-cell office:value-type="float" office:value="0.622302158273381">
                <text:p>0.622302158273381</text:p>
              </table:table-cell>
              <table:table-cell office:value-type="float" office:value="0.618705035971223">
                <text:p>0.618705035971223</text:p>
              </table:table-cell>
              <table:table-cell office:value-type="float" office:value="0.618705035971223">
                <text:p>0.618705035971223</text:p>
              </table:table-cell>
              <table:table-cell office:value-type="float" office:value="0.618705035971223">
                <text:p>0.618705035971223</text:p>
              </table:table-cell>
              <table:table-cell office:value-type="float" office:value="0.616906474820144">
                <text:p>0.616906474820144</text:p>
              </table:table-cell>
              <table:table-cell office:value-type="float" office:value="0.618705035971223">
                <text:p>0.618705035971223</text:p>
              </table:table-cell>
              <table:table-cell office:value-type="float" office:value="0.616906474820144">
                <text:p>0.616906474820144</text:p>
              </table:table-cell>
              <table:table-cell office:value-type="float" office:value="0.616906474820144">
                <text:p>0.616906474820144</text:p>
              </table:table-cell>
              <table:table-cell office:value-type="float" office:value="0.616906474820144">
                <text:p>0.616906474820144</text:p>
              </table:table-cell>
            </table:table-row>
            <table:table-row>
              <table:table-cell office:value-type="string">
                <text:p>feat SpectralDecrease </text:p>
                <draw:g>
                  <svg:desc>'order by UPPER filter'.B14:'order by UPPER filter'.B14</svg:desc>
                </draw:g>
              </table:table-cell>
              <table:table-cell office:value-type="float" office:value="0.4442">
                <text:p>0.4442</text:p>
                <draw:g>
                  <svg:desc>'order by UPPER filter'.C14:'order by UPPER filter'.AA14</svg:desc>
                </draw:g>
              </table:table-cell>
              <table:table-cell office:value-type="float" office:value="0.4442">
                <text:p>0.4442</text:p>
              </table:table-cell>
              <table:table-cell office:value-type="float" office:value="0.4442">
                <text:p>0.4442</text:p>
              </table:table-cell>
              <table:table-cell office:value-type="float" office:value="0.4442">
                <text:p>0.4442</text:p>
              </table:table-cell>
              <table:table-cell office:value-type="float" office:value="0.4568">
                <text:p>0.4568</text:p>
              </table:table-cell>
              <table:table-cell office:value-type="float" office:value="0.4568">
                <text:p>0.4568</text:p>
              </table:table-cell>
              <table:table-cell office:value-type="float" office:value="0.4586">
                <text:p>0.4586</text:p>
              </table:table-cell>
              <table:table-cell office:value-type="float" office:value="0.4586">
                <text:p>0.4586</text:p>
              </table:table-cell>
              <table:table-cell office:value-type="float" office:value="0.4586">
                <text:p>0.4586</text:p>
              </table:table-cell>
              <table:table-cell office:value-type="float" office:value="0.4604">
                <text:p>0.4604</text:p>
              </table:table-cell>
              <table:table-cell office:value-type="float" office:value="0.4604">
                <text:p>0.4604</text:p>
              </table:table-cell>
              <table:table-cell office:value-type="float" office:value="0.4604">
                <text:p>0.4604</text:p>
              </table:table-cell>
              <table:table-cell office:value-type="float" office:value="0.4802">
                <text:p>0.4802</text:p>
              </table:table-cell>
              <table:table-cell office:value-type="float" office:value="0.482">
                <text:p>0.482</text:p>
              </table:table-cell>
              <table:table-cell office:value-type="float" office:value="0.4802">
                <text:p>0.4802</text:p>
              </table:table-cell>
              <table:table-cell office:value-type="float" office:value="0.4802">
                <text:p>0.4802</text:p>
              </table:table-cell>
              <table:table-cell office:value-type="float" office:value="0.469424460431655">
                <text:p>0.469424460431655</text:p>
              </table:table-cell>
              <table:table-cell office:value-type="float" office:value="0.469424460431655">
                <text:p>0.469424460431655</text:p>
              </table:table-cell>
              <table:table-cell office:value-type="float" office:value="0.467625899280576">
                <text:p>0.467625899280576</text:p>
              </table:table-cell>
              <table:table-cell office:value-type="float" office:value="0.440647482014388">
                <text:p>0.440647482014388</text:p>
              </table:table-cell>
              <table:table-cell office:value-type="float" office:value="0.442446043165468">
                <text:p>0.442446043165468</text:p>
              </table:table-cell>
              <table:table-cell office:value-type="float" office:value="0.444244604316547">
                <text:p>0.444244604316547</text:p>
              </table:table-cell>
              <table:table-cell office:value-type="float" office:value="0.440647482014388">
                <text:p>0.440647482014388</text:p>
              </table:table-cell>
              <table:table-cell office:value-type="float" office:value="0.442446043165468">
                <text:p>0.442446043165468</text:p>
              </table:table-cell>
              <table:table-cell office:value-type="float" office:value="0.438848920863309">
                <text:p>0.438848920863309</text:p>
              </table:table-cell>
            </table:table-row>
            <table:table-row>
              <table:table-cell office:value-type="string">
                <text:p>feat SpectralFlatness </text:p>
                <draw:g>
                  <svg:desc>'order by UPPER filter'.B15:'order by UPPER filter'.B15</svg:desc>
                </draw:g>
              </table:table-cell>
              <table:table-cell office:value-type="float" office:value="0.3183">
                <text:p>0.3183</text:p>
                <draw:g>
                  <svg:desc>'order by UPPER filter'.C15:'order by UPPER filter'.AA15</svg:desc>
                </draw:g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</table:table-row>
            <table:table-row>
              <table:table-cell office:value-type="string">
                <text:p>feat SpectralFlux </text:p>
                <draw:g>
                  <svg:desc>'order by UPPER filter'.B16:'order by UPPER filter'.B16</svg:desc>
                </draw:g>
              </table:table-cell>
              <table:table-cell office:value-type="float" office:value="0.5594">
                <text:p>0.5594</text:p>
                <draw:g>
                  <svg:desc>'order by UPPER filter'.C16:'order by UPPER filter'.AA16</svg:desc>
                </draw:g>
              </table:table-cell>
              <table:table-cell office:value-type="float" office:value="0.5594">
                <text:p>0.5594</text:p>
              </table:table-cell>
              <table:table-cell office:value-type="float" office:value="0.5594">
                <text:p>0.5594</text:p>
              </table:table-cell>
              <table:table-cell office:value-type="float" office:value="0.5594">
                <text:p>0.5594</text:p>
              </table:table-cell>
              <table:table-cell office:value-type="float" office:value="0.5594">
                <text:p>0.5594</text:p>
              </table:table-cell>
              <table:table-cell office:value-type="float" office:value="0.5594">
                <text:p>0.5594</text:p>
              </table:table-cell>
              <table:table-cell office:value-type="float" office:value="0.5594">
                <text:p>0.5594</text:p>
              </table:table-cell>
              <table:table-cell office:value-type="float" office:value="0.5594">
                <text:p>0.5594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4">
                <text:p>0.554</text:p>
              </table:table-cell>
              <table:table-cell office:value-type="float" office:value="0.554">
                <text:p>0.554</text:p>
              </table:table-cell>
              <table:table-cell office:value-type="float" office:value="0.554">
                <text:p>0.554</text:p>
              </table:table-cell>
              <table:table-cell office:value-type="float" office:value="0.554">
                <text:p>0.554</text:p>
              </table:table-cell>
              <table:table-cell office:value-type="float" office:value="0.553956834532374">
                <text:p>0.553956834532374</text:p>
              </table:table-cell>
              <table:table-cell office:value-type="float" office:value="0.553956834532374">
                <text:p>0.553956834532374</text:p>
              </table:table-cell>
              <table:table-cell office:value-type="float" office:value="0.553956834532374">
                <text:p>0.553956834532374</text:p>
              </table:table-cell>
              <table:table-cell office:value-type="float" office:value="0.555755395683453">
                <text:p>0.555755395683453</text:p>
              </table:table-cell>
              <table:table-cell office:value-type="float" office:value="0.555755395683453">
                <text:p>0.555755395683453</text:p>
              </table:table-cell>
              <table:table-cell office:value-type="float" office:value="0.555755395683453">
                <text:p>0.555755395683453</text:p>
              </table:table-cell>
              <table:table-cell office:value-type="float" office:value="0.555755395683453">
                <text:p>0.555755395683453</text:p>
              </table:table-cell>
              <table:table-cell office:value-type="float" office:value="0.555755395683453">
                <text:p>0.555755395683453</text:p>
              </table:table-cell>
              <table:table-cell office:value-type="float" office:value="0.555755395683453">
                <text:p>0.555755395683453</text:p>
              </table:table-cell>
            </table:table-row>
            <table:table-row>
              <table:table-cell office:value-type="string">
                <text:p>feat SpectralRolloff </text:p>
                <draw:g>
                  <svg:desc>'order by UPPER filter'.B17:'order by UPPER filter'.B17</svg:desc>
                </draw:g>
              </table:table-cell>
              <table:table-cell office:value-type="float" office:value="0.3273">
                <text:p>0.3273</text:p>
                <draw:g>
                  <svg:desc>'order by UPPER filter'.C17:'order by UPPER filter'.AA17</svg:desc>
                </draw:g>
              </table:table-cell>
              <table:table-cell office:value-type="float" office:value="0.3273">
                <text:p>0.3273</text:p>
              </table:table-cell>
              <table:table-cell office:value-type="float" office:value="0.3273">
                <text:p>0.3273</text:p>
              </table:table-cell>
              <table:table-cell office:value-type="float" office:value="0.3291">
                <text:p>0.3291</text:p>
              </table:table-cell>
              <table:table-cell office:value-type="float" office:value="0.3273">
                <text:p>0.3273</text:p>
              </table:table-cell>
              <table:table-cell office:value-type="float" office:value="0.3273">
                <text:p>0.3273</text:p>
              </table:table-cell>
              <table:table-cell office:value-type="float" office:value="0.3273">
                <text:p>0.3273</text:p>
              </table:table-cell>
              <table:table-cell office:value-type="float" office:value="0.3273">
                <text:p>0.3273</text:p>
              </table:table-cell>
              <table:table-cell office:value-type="float" office:value="0.3255">
                <text:p>0.3255</text:p>
              </table:table-cell>
              <table:table-cell office:value-type="float" office:value="0.3273">
                <text:p>0.3273</text:p>
              </table:table-cell>
              <table:table-cell office:value-type="float" office:value="0.3273">
                <text:p>0.3273</text:p>
              </table:table-cell>
              <table:table-cell office:value-type="float" office:value="0.3273">
                <text:p>0.3273</text:p>
              </table:table-cell>
              <table:table-cell office:value-type="float" office:value="0.3237">
                <text:p>0.3237</text:p>
              </table:table-cell>
              <table:table-cell office:value-type="float" office:value="0.3255">
                <text:p>0.3255</text:p>
              </table:table-cell>
              <table:table-cell office:value-type="float" office:value="0.3273">
                <text:p>0.3273</text:p>
              </table:table-cell>
              <table:table-cell office:value-type="float" office:value="0.3273">
                <text:p>0.3273</text:p>
              </table:table-cell>
              <table:table-cell office:value-type="float" office:value="0.327338129496403">
                <text:p>0.327338129496403</text:p>
              </table:table-cell>
              <table:table-cell office:value-type="float" office:value="0.329136690647482">
                <text:p>0.329136690647482</text:p>
              </table:table-cell>
              <table:table-cell office:value-type="float" office:value="0.329136690647482">
                <text:p>0.329136690647482</text:p>
              </table:table-cell>
              <table:table-cell office:value-type="float" office:value="0.327338129496403">
                <text:p>0.327338129496403</text:p>
              </table:table-cell>
              <table:table-cell office:value-type="float" office:value="0.321942446043165">
                <text:p>0.321942446043165</text:p>
              </table:table-cell>
              <table:table-cell office:value-type="float" office:value="0.325539568345324">
                <text:p>0.325539568345324</text:p>
              </table:table-cell>
              <table:table-cell office:value-type="float" office:value="0.325539568345324">
                <text:p>0.325539568345324</text:p>
              </table:table-cell>
              <table:table-cell office:value-type="float" office:value="0.323741007194245">
                <text:p>0.323741007194245</text:p>
              </table:table-cell>
              <table:table-cell office:value-type="float" office:value="0.325539568345324">
                <text:p>0.325539568345324</text:p>
              </table:table-cell>
            </table:table-row>
            <table:table-row>
              <table:table-cell office:value-type="string">
                <text:p>feat SpectralSpread </text:p>
                <draw:g>
                  <svg:desc>'order by UPPER filter'.B18:'order by UPPER filter'.B18</svg:desc>
                </draw:g>
              </table:table-cell>
              <table:table-cell office:value-type="float" office:value="0.4568">
                <text:p>0.4568</text:p>
                <draw:g>
                  <svg:desc>'order by UPPER filter'.C18:'order by UPPER filter'.AA18</svg:desc>
                </draw:g>
              </table:table-cell>
              <table:table-cell office:value-type="float" office:value="0.4568">
                <text:p>0.4568</text:p>
              </table:table-cell>
              <table:table-cell office:value-type="float" office:value="0.4568">
                <text:p>0.4568</text:p>
              </table:table-cell>
              <table:table-cell office:value-type="float" office:value="0.4586">
                <text:p>0.4586</text:p>
              </table:table-cell>
              <table:table-cell office:value-type="float" office:value="0.4586">
                <text:p>0.4586</text:p>
              </table:table-cell>
              <table:table-cell office:value-type="float" office:value="0.4586">
                <text:p>0.4586</text:p>
              </table:table-cell>
              <table:table-cell office:value-type="float" office:value="0.4586">
                <text:p>0.4586</text:p>
              </table:table-cell>
              <table:table-cell office:value-type="float" office:value="0.4586">
                <text:p>0.4586</text:p>
              </table:table-cell>
              <table:table-cell office:value-type="float" office:value="0.4568">
                <text:p>0.4568</text:p>
              </table:table-cell>
              <table:table-cell office:value-type="float" office:value="0.4604">
                <text:p>0.4604</text:p>
              </table:table-cell>
              <table:table-cell office:value-type="float" office:value="0.4604">
                <text:p>0.4604</text:p>
              </table:table-cell>
              <table:table-cell office:value-type="float" office:value="0.4604">
                <text:p>0.4604</text:p>
              </table:table-cell>
              <table:table-cell office:value-type="float" office:value="0.4622">
                <text:p>0.4622</text:p>
              </table:table-cell>
              <table:table-cell office:value-type="float" office:value="0.4604">
                <text:p>0.4604</text:p>
              </table:table-cell>
              <table:table-cell office:value-type="float" office:value="0.4622">
                <text:p>0.4622</text:p>
              </table:table-cell>
              <table:table-cell office:value-type="float" office:value="0.464">
                <text:p>0.464</text:p>
              </table:table-cell>
              <table:table-cell office:value-type="float" office:value="0.467625899280576">
                <text:p>0.467625899280576</text:p>
              </table:table-cell>
              <table:table-cell office:value-type="float" office:value="0.467625899280576">
                <text:p>0.467625899280576</text:p>
              </table:table-cell>
              <table:table-cell office:value-type="float" office:value="0.465827338129496">
                <text:p>0.465827338129496</text:p>
              </table:table-cell>
              <table:table-cell office:value-type="float" office:value="0.455035971223022">
                <text:p>0.455035971223022</text:p>
              </table:table-cell>
              <table:table-cell office:value-type="float" office:value="0.45863309352518">
                <text:p>0.45863309352518</text:p>
              </table:table-cell>
              <table:table-cell office:value-type="float" office:value="0.45863309352518">
                <text:p>0.45863309352518</text:p>
              </table:table-cell>
              <table:table-cell office:value-type="float" office:value="0.455035971223022">
                <text:p>0.455035971223022</text:p>
              </table:table-cell>
              <table:table-cell office:value-type="float" office:value="0.456834532374101">
                <text:p>0.456834532374101</text:p>
              </table:table-cell>
              <table:table-cell office:value-type="float" office:value="0.456834532374101">
                <text:p>0.456834532374101</text:p>
              </table:table-cell>
            </table:table-row>
            <table:table-row>
              <table:table-cell office:value-type="string">
                <text:p>feat SpectralTonalPowerRatio </text:p>
                <draw:g>
                  <svg:desc>'order by UPPER filter'.B19:'order by UPPER filter'.B19</svg:desc>
                </draw:g>
              </table:table-cell>
              <table:table-cell office:value-type="float" office:value="0.5773">
                <text:p>0.5773</text:p>
                <draw:g>
                  <svg:desc>'order by UPPER filter'.C19:'order by UPPER filter'.AA19</svg:desc>
                </draw:g>
              </table:table-cell>
              <table:table-cell office:value-type="float" office:value="0.5773">
                <text:p>0.5773</text:p>
              </table:table-cell>
              <table:table-cell office:value-type="float" office:value="0.5773">
                <text:p>0.5773</text:p>
              </table:table-cell>
              <table:table-cell office:value-type="float" office:value="0.5755">
                <text:p>0.5755</text:p>
              </table:table-cell>
              <table:table-cell office:value-type="float" office:value="0.5773">
                <text:p>0.5773</text:p>
              </table:table-cell>
              <table:table-cell office:value-type="float" office:value="0.5773">
                <text:p>0.5773</text:p>
              </table:table-cell>
              <table:table-cell office:value-type="float" office:value="0.5755">
                <text:p>0.5755</text:p>
              </table:table-cell>
              <table:table-cell office:value-type="float" office:value="0.5755">
                <text:p>0.5755</text:p>
              </table:table-cell>
              <table:table-cell office:value-type="float" office:value="0.5773">
                <text:p>0.5773</text:p>
              </table:table-cell>
              <table:table-cell office:value-type="float" office:value="0.5773">
                <text:p>0.5773</text:p>
              </table:table-cell>
              <table:table-cell office:value-type="float" office:value="0.5773">
                <text:p>0.5773</text:p>
              </table:table-cell>
              <table:table-cell office:value-type="float" office:value="0.5755">
                <text:p>0.5755</text:p>
              </table:table-cell>
              <table:table-cell office:value-type="float" office:value="0.5773">
                <text:p>0.5773</text:p>
              </table:table-cell>
              <table:table-cell office:value-type="float" office:value="0.5773">
                <text:p>0.5773</text:p>
              </table:table-cell>
              <table:table-cell office:value-type="float" office:value="0.5773">
                <text:p>0.5773</text:p>
              </table:table-cell>
              <table:table-cell office:value-type="float" office:value="0.5773">
                <text:p>0.5773</text:p>
              </table:table-cell>
              <table:table-cell office:value-type="float" office:value="0.580935251798561">
                <text:p>0.580935251798561</text:p>
              </table:table-cell>
              <table:table-cell office:value-type="float" office:value="0.580935251798561">
                <text:p>0.580935251798561</text:p>
              </table:table-cell>
              <table:table-cell office:value-type="float" office:value="0.580935251798561">
                <text:p>0.580935251798561</text:p>
              </table:table-cell>
              <table:table-cell office:value-type="float" office:value="0.570143884892086">
                <text:p>0.570143884892086</text:p>
              </table:table-cell>
              <table:table-cell office:value-type="float" office:value="0.570143884892086">
                <text:p>0.570143884892086</text:p>
              </table:table-cell>
              <table:table-cell office:value-type="float" office:value="0.570143884892086">
                <text:p>0.570143884892086</text:p>
              </table:table-cell>
              <table:table-cell office:value-type="float" office:value="0.561151079136691">
                <text:p>0.561151079136691</text:p>
              </table:table-cell>
              <table:table-cell office:value-type="float" office:value="0.561151079136691">
                <text:p>0.561151079136691</text:p>
              </table:table-cell>
              <table:table-cell office:value-type="float" office:value="0.561151079136691">
                <text:p>0.561151079136691</text:p>
              </table:table-cell>
            </table:table-row>
            <table:table-row>
              <table:table-cell office:value-type="string">
                <text:p>feat TimeZeroCrossingRate </text:p>
                <draw:g>
                  <svg:desc>'order by UPPER filter'.B20:'order by UPPER filter'.B20</svg:desc>
                </draw:g>
              </table:table-cell>
              <table:table-cell office:value-type="float" office:value="0.4047">
                <text:p>0.4047</text:p>
                <draw:g>
                  <svg:desc>'order by UPPER filter'.C20:'order by UPPER filter'.AA20</svg:desc>
                </draw:g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676258992806">
                <text:p>0.404676258992806</text:p>
              </table:table-cell>
              <table:table-cell office:value-type="float" office:value="0.404676258992806">
                <text:p>0.404676258992806</text:p>
              </table:table-cell>
              <table:table-cell office:value-type="float" office:value="0.404676258992806">
                <text:p>0.404676258992806</text:p>
              </table:table-cell>
              <table:table-cell office:value-type="float" office:value="0.404676258992806">
                <text:p>0.404676258992806</text:p>
              </table:table-cell>
              <table:table-cell office:value-type="float" office:value="0.404676258992806">
                <text:p>0.404676258992806</text:p>
              </table:table-cell>
              <table:table-cell office:value-type="float" office:value="0.404676258992806">
                <text:p>0.404676258992806</text:p>
              </table:table-cell>
              <table:table-cell office:value-type="float" office:value="0.404676258992806">
                <text:p>0.404676258992806</text:p>
              </table:table-cell>
              <table:table-cell office:value-type="float" office:value="0.404676258992806">
                <text:p>0.404676258992806</text:p>
              </table:table-cell>
              <table:table-cell office:value-type="float" office:value="0.404676258992806">
                <text:p>0.404676258992806</text:p>
              </table:table-cell>
            </table:table-row>
            <table:table-row>
              <table:table-cell office:value-type="string">
                <text:p>feat TimeAcfCoeff </text:p>
                <draw:g>
                  <svg:desc>'order by UPPER filter'.B21:'order by UPPER filter'.B21</svg:desc>
                </draw:g>
              </table:table-cell>
              <table:table-cell office:value-type="float" office:value="0.5576">
                <text:p>0.5576</text:p>
                <draw:g>
                  <svg:desc>'order by UPPER filter'.C21:'order by UPPER filter'.AA21</svg:desc>
                </draw:g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553956834532">
                <text:p>0.557553956834532</text:p>
              </table:table-cell>
              <table:table-cell office:value-type="float" office:value="0.557553956834532">
                <text:p>0.557553956834532</text:p>
              </table:table-cell>
              <table:table-cell office:value-type="float" office:value="0.557553956834532">
                <text:p>0.557553956834532</text:p>
              </table:table-cell>
              <table:table-cell office:value-type="float" office:value="0.557553956834532">
                <text:p>0.557553956834532</text:p>
              </table:table-cell>
              <table:table-cell office:value-type="float" office:value="0.557553956834532">
                <text:p>0.557553956834532</text:p>
              </table:table-cell>
              <table:table-cell office:value-type="float" office:value="0.557553956834532">
                <text:p>0.557553956834532</text:p>
              </table:table-cell>
              <table:table-cell office:value-type="float" office:value="0.557553956834532">
                <text:p>0.557553956834532</text:p>
              </table:table-cell>
              <table:table-cell office:value-type="float" office:value="0.557553956834532">
                <text:p>0.557553956834532</text:p>
              </table:table-cell>
              <table:table-cell office:value-type="float" office:value="0.557553956834532">
                <text:p>0.557553956834532</text:p>
              </table:table-cell>
            </table:table-row>
            <table:table-row>
              <table:table-cell office:value-type="string">
                <text:p>feat TimeMaxAcf </text:p>
                <draw:g>
                  <svg:desc>'order by UPPER filter'.B22:'order by UPPER filter'.B22</svg:desc>
                </draw:g>
              </table:table-cell>
              <table:table-cell office:value-type="float" office:value="0.6475">
                <text:p>0.6475</text:p>
                <draw:g>
                  <svg:desc>'order by UPPER filter'.C22:'order by UPPER filter'.AA22</svg:desc>
                </draw:g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482014388489">
                <text:p>0.647482014388489</text:p>
              </table:table-cell>
              <table:table-cell office:value-type="float" office:value="0.647482014388489">
                <text:p>0.647482014388489</text:p>
              </table:table-cell>
              <table:table-cell office:value-type="float" office:value="0.647482014388489">
                <text:p>0.647482014388489</text:p>
              </table:table-cell>
              <table:table-cell office:value-type="float" office:value="0.647482014388489">
                <text:p>0.647482014388489</text:p>
              </table:table-cell>
              <table:table-cell office:value-type="float" office:value="0.647482014388489">
                <text:p>0.647482014388489</text:p>
              </table:table-cell>
              <table:table-cell office:value-type="float" office:value="0.647482014388489">
                <text:p>0.647482014388489</text:p>
              </table:table-cell>
              <table:table-cell office:value-type="float" office:value="0.647482014388489">
                <text:p>0.647482014388489</text:p>
              </table:table-cell>
              <table:table-cell office:value-type="float" office:value="0.647482014388489">
                <text:p>0.647482014388489</text:p>
              </table:table-cell>
              <table:table-cell office:value-type="float" office:value="0.647482014388489">
                <text:p>0.647482014388489</text:p>
              </table:table-cell>
            </table:table-row>
            <table:table-row>
              <table:table-cell office:value-type="string">
                <text:p>conc feat all STD</text:p>
                <draw:g>
                  <svg:desc>'order by UPPER filter'.B23:'order by UPPER filter'.B23</svg:desc>
                </draw:g>
              </table:table-cell>
              <table:table-cell office:value-type="float" office:value="0.0827">
                <text:p>0.0827</text:p>
                <draw:g>
                  <svg:desc>'order by UPPER filter'.C23:'order by UPPER filter'.AA23</svg:desc>
                </draw:g>
              </table:table-cell>
              <table:table-cell office:value-type="float" office:value="0.1583">
                <text:p>0.1583</text:p>
              </table:table-cell>
              <table:table-cell office:value-type="float" office:value="0.1583">
                <text:p>0.1583</text:p>
              </table:table-cell>
              <table:table-cell office:value-type="float" office:value="0.1583">
                <text:p>0.1583</text:p>
              </table:table-cell>
              <table:table-cell office:value-type="float" office:value="0.2086">
                <text:p>0.2086</text:p>
              </table:table-cell>
              <table:table-cell office:value-type="float" office:value="0.2086">
                <text:p>0.2086</text:p>
              </table:table-cell>
              <table:table-cell office:value-type="float" office:value="0.2086">
                <text:p>0.2086</text:p>
              </table:table-cell>
              <table:table-cell office:value-type="float" office:value="0.2086">
                <text:p>0.2086</text:p>
              </table:table-cell>
              <table:table-cell office:value-type="float" office:value="0.2068">
                <text:p>0.2068</text:p>
              </table:table-cell>
              <table:table-cell office:value-type="float" office:value="0.2068">
                <text:p>0.2068</text:p>
              </table:table-cell>
              <table:table-cell office:value-type="float" office:value="0.2068">
                <text:p>0.2068</text:p>
              </table:table-cell>
              <table:table-cell office:value-type="float" office:value="0.2068">
                <text:p>0.2068</text:p>
              </table:table-cell>
              <table:table-cell office:value-type="float" office:value="0.205">
                <text:p>0.205</text:p>
              </table:table-cell>
              <table:table-cell office:value-type="float" office:value="0.205">
                <text:p>0.205</text:p>
              </table:table-cell>
              <table:table-cell office:value-type="float" office:value="0.205">
                <text:p>0.205</text:p>
              </table:table-cell>
              <table:table-cell office:value-type="float" office:value="0.205">
                <text:p>0.205</text:p>
              </table:table-cell>
              <table:table-cell office:value-type="float" office:value="0.203237410071942">
                <text:p>0.203237410071942</text:p>
              </table:table-cell>
              <table:table-cell office:value-type="float" office:value="0.205035971223022">
                <text:p>0.205035971223022</text:p>
              </table:table-cell>
              <table:table-cell office:value-type="float" office:value="0.205035971223022">
                <text:p>0.205035971223022</text:p>
              </table:table-cell>
              <table:table-cell office:value-type="float" office:value="0.205035971223022">
                <text:p>0.205035971223022</text:p>
              </table:table-cell>
              <table:table-cell office:value-type="float" office:value="0.205035971223022">
                <text:p>0.205035971223022</text:p>
              </table:table-cell>
              <table:table-cell office:value-type="float" office:value="0.205035971223022">
                <text:p>0.205035971223022</text:p>
              </table:table-cell>
              <table:table-cell office:value-type="float" office:value="0.205035971223022">
                <text:p>0.205035971223022</text:p>
              </table:table-cell>
              <table:table-cell office:value-type="float" office:value="0.205035971223022">
                <text:p>0.205035971223022</text:p>
              </table:table-cell>
              <table:table-cell office:value-type="float" office:value="0.206834532374101">
                <text:p>0.206834532374101</text:p>
              </table:table-cell>
            </table:table-row>
            <table:table-row>
              <table:table-cell office:value-type="string">
                <text:p>conc feat spectral STD</text:p>
                <draw:g>
                  <svg:desc>'order by UPPER filter'.B24:'order by UPPER filter'.B24</svg:desc>
                </draw:g>
              </table:table-cell>
              <table:table-cell office:value-type="float" office:value="0.1978">
                <text:p>0.1978</text:p>
                <draw:g>
                  <svg:desc>'order by UPPER filter'.C24:'order by UPPER filter'.AA24</svg:desc>
                </draw:g>
              </table:table-cell>
              <table:table-cell office:value-type="float" office:value="0.1978">
                <text:p>0.1978</text:p>
              </table:table-cell>
              <table:table-cell office:value-type="float" office:value="0.1978">
                <text:p>0.1978</text:p>
              </table:table-cell>
              <table:table-cell office:value-type="float" office:value="0.1978">
                <text:p>0.1978</text:p>
              </table:table-cell>
              <table:table-cell office:value-type="float" office:value="0.232">
                <text:p>0.232</text:p>
              </table:table-cell>
              <table:table-cell office:value-type="float" office:value="0.232">
                <text:p>0.232</text:p>
              </table:table-cell>
              <table:table-cell office:value-type="float" office:value="0.232">
                <text:p>0.232</text:p>
              </table:table-cell>
              <table:table-cell office:value-type="float" office:value="0.232">
                <text:p>0.232</text:p>
              </table:table-cell>
              <table:table-cell office:value-type="float" office:value="0.223">
                <text:p>0.223</text:p>
              </table:table-cell>
              <table:table-cell office:value-type="float" office:value="0.2266">
                <text:p>0.2266</text:p>
              </table:table-cell>
              <table:table-cell office:value-type="float" office:value="0.2266">
                <text:p>0.2266</text:p>
              </table:table-cell>
              <table:table-cell office:value-type="float" office:value="0.2266">
                <text:p>0.2266</text:p>
              </table:table-cell>
              <table:table-cell office:value-type="float" office:value="0.2266">
                <text:p>0.2266</text:p>
              </table:table-cell>
              <table:table-cell office:value-type="float" office:value="0.2266">
                <text:p>0.2266</text:p>
              </table:table-cell>
              <table:table-cell office:value-type="float" office:value="0.2266">
                <text:p>0.2266</text:p>
              </table:table-cell>
              <table:table-cell office:value-type="float" office:value="0.2266">
                <text:p>0.2266</text:p>
              </table:table-cell>
              <table:table-cell office:value-type="float" office:value="0.22841726618705">
                <text:p>0.22841726618705</text:p>
              </table:table-cell>
              <table:table-cell office:value-type="float" office:value="0.22841726618705">
                <text:p>0.22841726618705</text:p>
              </table:table-cell>
              <table:table-cell office:value-type="float" office:value="0.22841726618705">
                <text:p>0.22841726618705</text:p>
              </table:table-cell>
              <table:table-cell office:value-type="float" office:value="0.233812949640288">
                <text:p>0.233812949640288</text:p>
              </table:table-cell>
              <table:table-cell office:value-type="float" office:value="0.233812949640288">
                <text:p>0.233812949640288</text:p>
              </table:table-cell>
              <table:table-cell office:value-type="float" office:value="0.233812949640288">
                <text:p>0.233812949640288</text:p>
              </table:table-cell>
              <table:table-cell office:value-type="float" office:value="0.232014388489209">
                <text:p>0.232014388489209</text:p>
              </table:table-cell>
              <table:table-cell office:value-type="float" office:value="0.232014388489209">
                <text:p>0.232014388489209</text:p>
              </table:table-cell>
              <table:table-cell office:value-type="float" office:value="0.232014388489209">
                <text:p>0.232014388489209</text:p>
              </table:table-cell>
            </table:table-row>
            <table:table-row>
              <table:table-cell office:value-type="string">
                <text:p>conc feat tonaless STD</text:p>
                <draw:g>
                  <svg:desc>'order by UPPER filter'.B25:'order by UPPER filter'.B25</svg:desc>
                </draw:g>
              </table:table-cell>
              <table:table-cell office:value-type="float" office:value="0.2806">
                <text:p>0.2806</text:p>
                <draw:g>
                  <svg:desc>'order by UPPER filter'.C25:'order by UPPER filter'.AA25</svg:desc>
                </draw:g>
              </table:table-cell>
              <table:table-cell office:value-type="float" office:value="0.5342">
                <text:p>0.5342</text:p>
              </table:table-cell>
              <table:table-cell office:value-type="float" office:value="0.536">
                <text:p>0.536</text:p>
              </table:table-cell>
              <table:table-cell office:value-type="float" office:value="0.5378">
                <text:p>0.5378</text:p>
              </table:table-cell>
              <table:table-cell office:value-type="float" office:value="0.5342">
                <text:p>0.5342</text:p>
              </table:table-cell>
              <table:table-cell office:value-type="float" office:value="0.5342">
                <text:p>0.5342</text:p>
              </table:table-cell>
              <table:table-cell office:value-type="float" office:value="0.5342">
                <text:p>0.5342</text:p>
              </table:table-cell>
              <table:table-cell office:value-type="float" office:value="0.536">
                <text:p>0.536</text:p>
              </table:table-cell>
              <table:table-cell office:value-type="float" office:value="0.5324">
                <text:p>0.5324</text:p>
              </table:table-cell>
              <table:table-cell office:value-type="float" office:value="0.5324">
                <text:p>0.5324</text:p>
              </table:table-cell>
              <table:table-cell office:value-type="float" office:value="0.5324">
                <text:p>0.5324</text:p>
              </table:table-cell>
              <table:table-cell office:value-type="float" office:value="0.5342">
                <text:p>0.5342</text:p>
              </table:table-cell>
              <table:table-cell office:value-type="float" office:value="0.5324">
                <text:p>0.5324</text:p>
              </table:table-cell>
              <table:table-cell office:value-type="float" office:value="0.5324">
                <text:p>0.5324</text:p>
              </table:table-cell>
              <table:table-cell office:value-type="float" office:value="0.5324">
                <text:p>0.5324</text:p>
              </table:table-cell>
              <table:table-cell office:value-type="float" office:value="0.5324">
                <text:p>0.5324</text:p>
              </table:table-cell>
              <table:table-cell office:value-type="float" office:value="0.537769784172662">
                <text:p>0.537769784172662</text:p>
              </table:table-cell>
              <table:table-cell office:value-type="float" office:value="0.539568345323741">
                <text:p>0.539568345323741</text:p>
              </table:table-cell>
              <table:table-cell office:value-type="float" office:value="0.539568345323741">
                <text:p>0.539568345323741</text:p>
              </table:table-cell>
              <table:table-cell office:value-type="float" office:value="0.534172661870504">
                <text:p>0.534172661870504</text:p>
              </table:table-cell>
              <table:table-cell office:value-type="float" office:value="0.532374100719424">
                <text:p>0.532374100719424</text:p>
              </table:table-cell>
              <table:table-cell office:value-type="float" office:value="0.532374100719424">
                <text:p>0.532374100719424</text:p>
              </table:table-cell>
              <table:table-cell office:value-type="float" office:value="0.528776978417266">
                <text:p>0.528776978417266</text:p>
              </table:table-cell>
              <table:table-cell office:value-type="float" office:value="0.528776978417266">
                <text:p>0.528776978417266</text:p>
              </table:table-cell>
              <table:table-cell office:value-type="float" office:value="0.530575539568345">
                <text:p>0.530575539568345</text:p>
              </table:table-cell>
            </table:table-row>
            <table:table-row>
              <table:table-cell office:value-type="string">
                <text:p>conc feat time STD</text:p>
                <draw:g>
                  <svg:desc>'order by UPPER filter'.B26:'order by UPPER filter'.B26</svg:desc>
                </draw:g>
              </table:table-cell>
              <table:table-cell office:value-type="float" office:value="0.2392">
                <text:p>0.2392</text:p>
                <draw:g>
                  <svg:desc>'order by UPPER filter'.C26:'order by UPPER filter'.AA26</svg:desc>
                </draw:g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39208633093525">
                <text:p>0.239208633093525</text:p>
              </table:table-cell>
            </table:table-row>
            <table:table-row>
              <table:table-cell office:value-type="string">
                <text:p>conc avg feat all STD</text:p>
                <draw:g>
                  <svg:desc>'order by UPPER filter'.B27:'order by UPPER filter'.B27</svg:desc>
                </draw:g>
              </table:table-cell>
              <table:table-cell office:value-type="float" office:value="0.0683">
                <text:p>0.0683</text:p>
                <draw:g>
                  <svg:desc>'order by UPPER filter'.C27:'order by UPPER filter'.AA27</svg:desc>
                </draw:g>
              </table:table-cell>
              <table:table-cell office:value-type="float" office:value="0.0953">
                <text:p>0.0953</text:p>
              </table:table-cell>
              <table:table-cell office:value-type="float" office:value="0.0953">
                <text:p>0.0953</text:p>
              </table:table-cell>
              <table:table-cell office:value-type="float" office:value="0.0953">
                <text:p>0.0953</text:p>
              </table:table-cell>
              <table:table-cell office:value-type="float" office:value="0.1259">
                <text:p>0.1259</text:p>
              </table:table-cell>
              <table:table-cell office:value-type="float" office:value="0.1259">
                <text:p>0.1259</text:p>
              </table:table-cell>
              <table:table-cell office:value-type="float" office:value="0.1259">
                <text:p>0.1259</text:p>
              </table:table-cell>
              <table:table-cell office:value-type="float" office:value="0.1259">
                <text:p>0.1259</text:p>
              </table:table-cell>
              <table:table-cell office:value-type="float" office:value="0.1277">
                <text:p>0.1277</text:p>
              </table:table-cell>
              <table:table-cell office:value-type="float" office:value="0.1277">
                <text:p>0.1277</text:p>
              </table:table-cell>
              <table:table-cell office:value-type="float" office:value="0.1277">
                <text:p>0.1277</text:p>
              </table:table-cell>
              <table:table-cell office:value-type="float" office:value="0.1259">
                <text:p>0.1259</text:p>
              </table:table-cell>
              <table:table-cell office:value-type="float" office:value="0.1259">
                <text:p>0.1259</text:p>
              </table:table-cell>
              <table:table-cell office:value-type="float" office:value="0.1259">
                <text:p>0.1259</text:p>
              </table:table-cell>
              <table:table-cell office:value-type="float" office:value="0.1259">
                <text:p>0.1259</text:p>
              </table:table-cell>
              <table:table-cell office:value-type="float" office:value="0.1259">
                <text:p>0.1259</text:p>
              </table:table-cell>
              <table:table-cell office:value-type="float" office:value="0.122302158273381">
                <text:p>0.122302158273381</text:p>
              </table:table-cell>
              <table:table-cell office:value-type="float" office:value="0.122302158273381">
                <text:p>0.122302158273381</text:p>
              </table:table-cell>
              <table:table-cell office:value-type="float" office:value="0.122302158273381">
                <text:p>0.122302158273381</text:p>
              </table:table-cell>
              <table:table-cell office:value-type="float" office:value="0.120503597122302">
                <text:p>0.120503597122302</text:p>
              </table:table-cell>
              <table:table-cell office:value-type="float" office:value="0.120503597122302">
                <text:p>0.120503597122302</text:p>
              </table:table-cell>
              <table:table-cell office:value-type="float" office:value="0.116906474820144">
                <text:p>0.116906474820144</text:p>
              </table:table-cell>
              <table:table-cell office:value-type="float" office:value="0.12410071942446">
                <text:p>0.12410071942446</text:p>
              </table:table-cell>
              <table:table-cell office:value-type="float" office:value="0.12410071942446">
                <text:p>0.12410071942446</text:p>
              </table:table-cell>
              <table:table-cell office:value-type="float" office:value="0.12410071942446">
                <text:p>0.12410071942446</text:p>
              </table:table-cell>
            </table:table-row>
            <table:table-row>
              <table:table-cell office:value-type="string">
                <text:p>conc avg feat spectral STD</text:p>
                <draw:g>
                  <svg:desc>'order by UPPER filter'.B28:'order by UPPER filter'.B28</svg:desc>
                </draw:g>
              </table:table-cell>
              <table:table-cell office:value-type="float" office:value="0.1727">
                <text:p>0.1727</text:p>
                <draw:g>
                  <svg:desc>'order by UPPER filter'.C28:'order by UPPER filter'.AA28</svg:desc>
                </draw:g>
              </table:table-cell>
              <table:table-cell office:value-type="float" office:value="0.1727">
                <text:p>0.1727</text:p>
              </table:table-cell>
              <table:table-cell office:value-type="float" office:value="0.1727">
                <text:p>0.1727</text:p>
              </table:table-cell>
              <table:table-cell office:value-type="float" office:value="0.1727">
                <text:p>0.1727</text:p>
              </table:table-cell>
              <table:table-cell office:value-type="float" office:value="0.2176">
                <text:p>0.2176</text:p>
              </table:table-cell>
              <table:table-cell office:value-type="float" office:value="0.2176">
                <text:p>0.2176</text:p>
              </table:table-cell>
              <table:table-cell office:value-type="float" office:value="0.2176">
                <text:p>0.2176</text:p>
              </table:table-cell>
              <table:table-cell office:value-type="float" office:value="0.2176">
                <text:p>0.2176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086">
                <text:p>0.2086</text:p>
              </table:table-cell>
              <table:table-cell office:value-type="float" office:value="0.2104">
                <text:p>0.2104</text:p>
              </table:table-cell>
              <table:table-cell office:value-type="float" office:value="0.2104">
                <text:p>0.2104</text:p>
              </table:table-cell>
              <table:table-cell office:value-type="float" office:value="0.2104">
                <text:p>0.2104</text:p>
              </table:table-cell>
              <table:table-cell office:value-type="float" office:value="0.205035971223022">
                <text:p>0.205035971223022</text:p>
              </table:table-cell>
              <table:table-cell office:value-type="float" office:value="0.203237410071942">
                <text:p>0.203237410071942</text:p>
              </table:table-cell>
              <table:table-cell office:value-type="float" office:value="0.203237410071942">
                <text:p>0.203237410071942</text:p>
              </table:table-cell>
              <table:table-cell office:value-type="float" office:value="0.212230215827338">
                <text:p>0.212230215827338</text:p>
              </table:table-cell>
              <table:table-cell office:value-type="float" office:value="0.214028776978417">
                <text:p>0.214028776978417</text:p>
              </table:table-cell>
              <table:table-cell office:value-type="float" office:value="0.214028776978417">
                <text:p>0.214028776978417</text:p>
              </table:table-cell>
              <table:table-cell office:value-type="float" office:value="0.210431654676259">
                <text:p>0.210431654676259</text:p>
              </table:table-cell>
              <table:table-cell office:value-type="float" office:value="0.210431654676259">
                <text:p>0.210431654676259</text:p>
              </table:table-cell>
              <table:table-cell office:value-type="float" office:value="0.210431654676259">
                <text:p>0.210431654676259</text:p>
              </table:table-cell>
            </table:table-row>
            <table:table-row>
              <table:table-cell office:value-type="string">
                <text:p>conc avg feat tonaless STD</text:p>
                <draw:g>
                  <svg:desc>'order by UPPER filter'.B29:'order by UPPER filter'.B29</svg:desc>
                </draw:g>
              </table:table-cell>
              <table:table-cell office:value-type="float" office:value="0.2104">
                <text:p>0.2104</text:p>
                <draw:g>
                  <svg:desc>'order by UPPER filter'.C29:'order by UPPER filter'.AA29</svg:desc>
                </draw:g>
              </table:table-cell>
              <table:table-cell office:value-type="float" office:value="0.446">
                <text:p>0.446</text:p>
              </table:table-cell>
              <table:table-cell office:value-type="float" office:value="0.446">
                <text:p>0.446</text:p>
              </table:table-cell>
              <table:table-cell office:value-type="float" office:value="0.446">
                <text:p>0.446</text:p>
              </table:table-cell>
              <table:table-cell office:value-type="float" office:value="0.4424">
                <text:p>0.4424</text:p>
              </table:table-cell>
              <table:table-cell office:value-type="float" office:value="0.4442">
                <text:p>0.4442</text:p>
              </table:table-cell>
              <table:table-cell office:value-type="float" office:value="0.4496">
                <text:p>0.4496</text:p>
              </table:table-cell>
              <table:table-cell office:value-type="float" office:value="0.4478">
                <text:p>0.4478</text:p>
              </table:table-cell>
              <table:table-cell office:value-type="float" office:value="0.446">
                <text:p>0.446</text:p>
              </table:table-cell>
              <table:table-cell office:value-type="float" office:value="0.4514">
                <text:p>0.4514</text:p>
              </table:table-cell>
              <table:table-cell office:value-type="float" office:value="0.4514">
                <text:p>0.4514</text:p>
              </table:table-cell>
              <table:table-cell office:value-type="float" office:value="0.4532">
                <text:p>0.4532</text:p>
              </table:table-cell>
              <table:table-cell office:value-type="float" office:value="0.446">
                <text:p>0.446</text:p>
              </table:table-cell>
              <table:table-cell office:value-type="float" office:value="0.4496">
                <text:p>0.4496</text:p>
              </table:table-cell>
              <table:table-cell office:value-type="float" office:value="0.4532">
                <text:p>0.4532</text:p>
              </table:table-cell>
              <table:table-cell office:value-type="float" office:value="0.4532">
                <text:p>0.4532</text:p>
              </table:table-cell>
              <table:table-cell office:value-type="float" office:value="0.449640287769784">
                <text:p>0.449640287769784</text:p>
              </table:table-cell>
              <table:table-cell office:value-type="float" office:value="0.447841726618705">
                <text:p>0.447841726618705</text:p>
              </table:table-cell>
              <table:table-cell office:value-type="float" office:value="0.455035971223022">
                <text:p>0.455035971223022</text:p>
              </table:table-cell>
              <table:table-cell office:value-type="float" office:value="0.444244604316547">
                <text:p>0.444244604316547</text:p>
              </table:table-cell>
              <table:table-cell office:value-type="float" office:value="0.447841726618705">
                <text:p>0.447841726618705</text:p>
              </table:table-cell>
              <table:table-cell office:value-type="float" office:value="0.455035971223022">
                <text:p>0.455035971223022</text:p>
              </table:table-cell>
              <table:table-cell office:value-type="float" office:value="0.449640287769784">
                <text:p>0.449640287769784</text:p>
              </table:table-cell>
              <table:table-cell office:value-type="float" office:value="0.455035971223022">
                <text:p>0.455035971223022</text:p>
              </table:table-cell>
              <table:table-cell office:value-type="float" office:value="0.455035971223022">
                <text:p>0.455035971223022</text:p>
              </table:table-cell>
            </table:table-row>
            <table:table-row>
              <table:table-cell office:value-type="string">
                <text:p>conc avg feat time STD</text:p>
                <draw:g>
                  <svg:desc>'order by UPPER filter'.B30:'order by UPPER filter'.B30</svg:desc>
                </draw:g>
              </table:table-cell>
              <table:table-cell office:value-type="float" office:value="0.1996">
                <text:p>0.1996</text:p>
                <draw:g>
                  <svg:desc>'order by UPPER filter'.C30:'order by UPPER filter'.AA30</svg:desc>
                </draw:g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40287769784">
                <text:p>0.199640287769784</text:p>
              </table:table-cell>
              <table:table-cell office:value-type="float" office:value="0.199640287769784">
                <text:p>0.199640287769784</text:p>
              </table:table-cell>
              <table:table-cell office:value-type="float" office:value="0.199640287769784">
                <text:p>0.199640287769784</text:p>
              </table:table-cell>
              <table:table-cell office:value-type="float" office:value="0.199640287769784">
                <text:p>0.199640287769784</text:p>
              </table:table-cell>
              <table:table-cell office:value-type="float" office:value="0.199640287769784">
                <text:p>0.199640287769784</text:p>
              </table:table-cell>
              <table:table-cell office:value-type="float" office:value="0.199640287769784">
                <text:p>0.199640287769784</text:p>
              </table:table-cell>
              <table:table-cell office:value-type="float" office:value="0.199640287769784">
                <text:p>0.199640287769784</text:p>
              </table:table-cell>
              <table:table-cell office:value-type="float" office:value="0.199640287769784">
                <text:p>0.199640287769784</text:p>
              </table:table-cell>
              <table:table-cell office:value-type="float" office:value="0.199640287769784">
                <text:p>0.199640287769784</text:p>
              </table:table-cell>
            </table:table-row>
            <table:table-row>
              <table:table-cell office:value-type="string">
                <text:p>feat SpectralCentroid STD</text:p>
                <draw:g>
                  <svg:desc>'order by UPPER filter'.B31:'order by UPPER filter'.B31</svg:desc>
                </draw:g>
              </table:table-cell>
              <table:table-cell office:value-type="float" office:value="0.3561">
                <text:p>0.3561</text:p>
                <draw:g>
                  <svg:desc>'order by UPPER filter'.C31:'order by UPPER filter'.AA31</svg:desc>
                </draw:g>
              </table:table-cell>
              <table:table-cell office:value-type="float" office:value="0.3543">
                <text:p>0.3543</text:p>
              </table:table-cell>
              <table:table-cell office:value-type="float" office:value="0.3561">
                <text:p>0.3561</text:p>
              </table:table-cell>
              <table:table-cell office:value-type="float" office:value="0.3561">
                <text:p>0.3561</text:p>
              </table:table-cell>
              <table:table-cell office:value-type="float" office:value="0.3561">
                <text:p>0.3561</text:p>
              </table:table-cell>
              <table:table-cell office:value-type="float" office:value="0.3543">
                <text:p>0.3543</text:p>
              </table:table-cell>
              <table:table-cell office:value-type="float" office:value="0.3543">
                <text:p>0.3543</text:p>
              </table:table-cell>
              <table:table-cell office:value-type="float" office:value="0.3543">
                <text:p>0.3543</text:p>
              </table:table-cell>
              <table:table-cell office:value-type="float" office:value="0.3543">
                <text:p>0.3543</text:p>
              </table:table-cell>
              <table:table-cell office:value-type="float" office:value="0.3543">
                <text:p>0.3543</text:p>
              </table:table-cell>
              <table:table-cell office:value-type="float" office:value="0.3543">
                <text:p>0.3543</text:p>
              </table:table-cell>
              <table:table-cell office:value-type="float" office:value="0.3525">
                <text:p>0.3525</text:p>
              </table:table-cell>
              <table:table-cell office:value-type="float" office:value="0.3579">
                <text:p>0.3579</text:p>
              </table:table-cell>
              <table:table-cell office:value-type="float" office:value="0.3579">
                <text:p>0.3579</text:p>
              </table:table-cell>
              <table:table-cell office:value-type="float" office:value="0.3579">
                <text:p>0.3579</text:p>
              </table:table-cell>
              <table:table-cell office:value-type="float" office:value="0.3579">
                <text:p>0.3579</text:p>
              </table:table-cell>
              <table:table-cell office:value-type="float" office:value="0.356115107913669">
                <text:p>0.356115107913669</text:p>
              </table:table-cell>
              <table:table-cell office:value-type="float" office:value="0.357913669064748">
                <text:p>0.357913669064748</text:p>
              </table:table-cell>
              <table:table-cell office:value-type="float" office:value="0.359712230215827">
                <text:p>0.359712230215827</text:p>
              </table:table-cell>
              <table:table-cell office:value-type="float" office:value="0.361510791366906">
                <text:p>0.361510791366906</text:p>
              </table:table-cell>
              <table:table-cell office:value-type="float" office:value="0.359712230215827">
                <text:p>0.359712230215827</text:p>
              </table:table-cell>
              <table:table-cell office:value-type="float" office:value="0.359712230215827">
                <text:p>0.359712230215827</text:p>
              </table:table-cell>
              <table:table-cell office:value-type="float" office:value="0.366906474820144">
                <text:p>0.366906474820144</text:p>
              </table:table-cell>
              <table:table-cell office:value-type="float" office:value="0.366906474820144">
                <text:p>0.366906474820144</text:p>
              </table:table-cell>
              <table:table-cell office:value-type="float" office:value="0.366906474820144">
                <text:p>0.366906474820144</text:p>
              </table:table-cell>
            </table:table-row>
            <table:table-row>
              <table:table-cell office:value-type="string">
                <text:p>feat SpectralCrestFactor STD</text:p>
                <draw:g>
                  <svg:desc>'order by UPPER filter'.B32:'order by UPPER filter'.B32</svg:desc>
                </draw:g>
              </table:table-cell>
              <table:table-cell office:value-type="float" office:value="0.6277">
                <text:p>0.6277</text:p>
                <draw:g>
                  <svg:desc>'order by UPPER filter'.C32:'order by UPPER filter'.AA32</svg:desc>
                </draw:g>
              </table:table-cell>
              <table:table-cell office:value-type="float" office:value="0.6277">
                <text:p>0.6277</text:p>
              </table:table-cell>
              <table:table-cell office:value-type="float" office:value="0.6277">
                <text:p>0.6277</text:p>
              </table:table-cell>
              <table:table-cell office:value-type="float" office:value="0.6295">
                <text:p>0.6295</text:p>
              </table:table-cell>
              <table:table-cell office:value-type="float" office:value="0.6259">
                <text:p>0.6259</text:p>
              </table:table-cell>
              <table:table-cell office:value-type="float" office:value="0.6259">
                <text:p>0.6259</text:p>
              </table:table-cell>
              <table:table-cell office:value-type="float" office:value="0.6259">
                <text:p>0.6259</text:p>
              </table:table-cell>
              <table:table-cell office:value-type="float" office:value="0.6277">
                <text:p>0.6277</text:p>
              </table:table-cell>
              <table:table-cell office:value-type="float" office:value="0.6277">
                <text:p>0.6277</text:p>
              </table:table-cell>
              <table:table-cell office:value-type="float" office:value="0.6295">
                <text:p>0.6295</text:p>
              </table:table-cell>
              <table:table-cell office:value-type="float" office:value="0.6277">
                <text:p>0.6277</text:p>
              </table:table-cell>
              <table:table-cell office:value-type="float" office:value="0.6295">
                <text:p>0.6295</text:p>
              </table:table-cell>
              <table:table-cell office:value-type="float" office:value="0.6259">
                <text:p>0.6259</text:p>
              </table:table-cell>
              <table:table-cell office:value-type="float" office:value="0.6259">
                <text:p>0.6259</text:p>
              </table:table-cell>
              <table:table-cell office:value-type="float" office:value="0.6277">
                <text:p>0.6277</text:p>
              </table:table-cell>
              <table:table-cell office:value-type="float" office:value="0.6277">
                <text:p>0.6277</text:p>
              </table:table-cell>
              <table:table-cell office:value-type="float" office:value="0.62589928057554">
                <text:p>0.62589928057554</text:p>
              </table:table-cell>
              <table:table-cell office:value-type="float" office:value="0.627697841726619">
                <text:p>0.627697841726619</text:p>
              </table:table-cell>
              <table:table-cell office:value-type="float" office:value="0.631294964028777">
                <text:p>0.631294964028777</text:p>
              </table:table-cell>
              <table:table-cell office:value-type="float" office:value="0.622302158273381">
                <text:p>0.622302158273381</text:p>
              </table:table-cell>
              <table:table-cell office:value-type="float" office:value="0.622302158273381">
                <text:p>0.622302158273381</text:p>
              </table:table-cell>
              <table:table-cell office:value-type="float" office:value="0.620503597122302">
                <text:p>0.620503597122302</text:p>
              </table:table-cell>
              <table:table-cell office:value-type="float" office:value="0.620503597122302">
                <text:p>0.620503597122302</text:p>
              </table:table-cell>
              <table:table-cell office:value-type="float" office:value="0.618705035971223">
                <text:p>0.618705035971223</text:p>
              </table:table-cell>
              <table:table-cell office:value-type="float" office:value="0.620503597122302">
                <text:p>0.620503597122302</text:p>
              </table:table-cell>
            </table:table-row>
            <table:table-row>
              <table:table-cell office:value-type="string">
                <text:p>feat SpectralDecrease STD</text:p>
                <draw:g>
                  <svg:desc>'order by UPPER filter'.B33:'order by UPPER filter'.B33</svg:desc>
                </draw:g>
              </table:table-cell>
              <table:table-cell office:value-type="float" office:value="0.4946">
                <text:p>0.4946</text:p>
                <draw:g>
                  <svg:desc>'order by UPPER filter'.C33:'order by UPPER filter'.AA33</svg:desc>
                </draw:g>
              </table:table-cell>
              <table:table-cell office:value-type="float" office:value="0.4946">
                <text:p>0.4946</text:p>
              </table:table-cell>
              <table:table-cell office:value-type="float" office:value="0.4946">
                <text:p>0.4946</text:p>
              </table:table-cell>
              <table:table-cell office:value-type="float" office:value="0.4946">
                <text:p>0.4946</text:p>
              </table:table-cell>
              <table:table-cell office:value-type="float" office:value="0.4622">
                <text:p>0.4622</text:p>
              </table:table-cell>
              <table:table-cell office:value-type="float" office:value="0.464">
                <text:p>0.464</text:p>
              </table:table-cell>
              <table:table-cell office:value-type="float" office:value="0.4622">
                <text:p>0.4622</text:p>
              </table:table-cell>
              <table:table-cell office:value-type="float" office:value="0.4622">
                <text:p>0.4622</text:p>
              </table:table-cell>
              <table:table-cell office:value-type="float" office:value="0.464">
                <text:p>0.464</text:p>
              </table:table-cell>
              <table:table-cell office:value-type="float" office:value="0.464">
                <text:p>0.464</text:p>
              </table:table-cell>
              <table:table-cell office:value-type="float" office:value="0.464">
                <text:p>0.464</text:p>
              </table:table-cell>
              <table:table-cell office:value-type="float" office:value="0.464">
                <text:p>0.464</text:p>
              </table:table-cell>
              <table:table-cell office:value-type="float" office:value="0.4748">
                <text:p>0.4748</text:p>
              </table:table-cell>
              <table:table-cell office:value-type="float" office:value="0.4748">
                <text:p>0.4748</text:p>
              </table:table-cell>
              <table:table-cell office:value-type="float" office:value="0.4748">
                <text:p>0.4748</text:p>
              </table:table-cell>
              <table:table-cell office:value-type="float" office:value="0.4766">
                <text:p>0.4766</text:p>
              </table:table-cell>
              <table:table-cell office:value-type="float" office:value="0.460431654676259">
                <text:p>0.460431654676259</text:p>
              </table:table-cell>
              <table:table-cell office:value-type="float" office:value="0.460431654676259">
                <text:p>0.460431654676259</text:p>
              </table:table-cell>
              <table:table-cell office:value-type="float" office:value="0.464028776978417">
                <text:p>0.464028776978417</text:p>
              </table:table-cell>
              <table:table-cell office:value-type="float" office:value="0.442446043165468">
                <text:p>0.442446043165468</text:p>
              </table:table-cell>
              <table:table-cell office:value-type="float" office:value="0.442446043165468">
                <text:p>0.442446043165468</text:p>
              </table:table-cell>
              <table:table-cell office:value-type="float" office:value="0.440647482014388">
                <text:p>0.440647482014388</text:p>
              </table:table-cell>
              <table:table-cell office:value-type="float" office:value="0.442446043165468">
                <text:p>0.442446043165468</text:p>
              </table:table-cell>
              <table:table-cell office:value-type="float" office:value="0.442446043165468">
                <text:p>0.442446043165468</text:p>
              </table:table-cell>
              <table:table-cell office:value-type="float" office:value="0.442446043165468">
                <text:p>0.442446043165468</text:p>
              </table:table-cell>
            </table:table-row>
            <table:table-row>
              <table:table-cell office:value-type="string">
                <text:p>feat SpectralFlatness STD</text:p>
                <draw:g>
                  <svg:desc>'order by UPPER filter'.B34:'order by UPPER filter'.B34</svg:desc>
                </draw:g>
              </table:table-cell>
              <table:table-cell office:value-type="float" office:value="0.3183">
                <text:p>0.3183</text:p>
                <draw:g>
                  <svg:desc>'order by UPPER filter'.C34:'order by UPPER filter'.AA34</svg:desc>
                </draw:g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</table:table-row>
            <table:table-row>
              <table:table-cell office:value-type="string">
                <text:p>feat SpectralFlux STD</text:p>
                <draw:g>
                  <svg:desc>'order by UPPER filter'.B35:'order by UPPER filter'.B35</svg:desc>
                </draw:g>
              </table:table-cell>
              <table:table-cell office:value-type="float" office:value="0.5576">
                <text:p>0.5576</text:p>
                <draw:g>
                  <svg:desc>'order by UPPER filter'.C35:'order by UPPER filter'.AA35</svg:desc>
                </draw:g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58">
                <text:p>0.5558</text:p>
              </table:table-cell>
              <table:table-cell office:value-type="float" office:value="0.5576">
                <text:p>0.5576</text:p>
              </table:table-cell>
              <table:table-cell office:value-type="float" office:value="0.5558">
                <text:p>0.5558</text:p>
              </table:table-cell>
              <table:table-cell office:value-type="float" office:value="0.5558">
                <text:p>0.5558</text:p>
              </table:table-cell>
              <table:table-cell office:value-type="float" office:value="0.5558">
                <text:p>0.5558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58">
                <text:p>0.5558</text:p>
              </table:table-cell>
              <table:table-cell office:value-type="float" office:value="0.5558">
                <text:p>0.5558</text:p>
              </table:table-cell>
              <table:table-cell office:value-type="float" office:value="0.5558">
                <text:p>0.5558</text:p>
              </table:table-cell>
              <table:table-cell office:value-type="float" office:value="0.5558">
                <text:p>0.5558</text:p>
              </table:table-cell>
              <table:table-cell office:value-type="float" office:value="0.555755395683453">
                <text:p>0.555755395683453</text:p>
              </table:table-cell>
              <table:table-cell office:value-type="float" office:value="0.555755395683453">
                <text:p>0.555755395683453</text:p>
              </table:table-cell>
              <table:table-cell office:value-type="float" office:value="0.555755395683453">
                <text:p>0.555755395683453</text:p>
              </table:table-cell>
              <table:table-cell office:value-type="float" office:value="0.557553956834532">
                <text:p>0.557553956834532</text:p>
              </table:table-cell>
              <table:table-cell office:value-type="float" office:value="0.557553956834532">
                <text:p>0.557553956834532</text:p>
              </table:table-cell>
              <table:table-cell office:value-type="float" office:value="0.557553956834532">
                <text:p>0.557553956834532</text:p>
              </table:table-cell>
              <table:table-cell office:value-type="float" office:value="0.553956834532374">
                <text:p>0.553956834532374</text:p>
              </table:table-cell>
              <table:table-cell office:value-type="float" office:value="0.553956834532374">
                <text:p>0.553956834532374</text:p>
              </table:table-cell>
              <table:table-cell office:value-type="float" office:value="0.553956834532374">
                <text:p>0.553956834532374</text:p>
              </table:table-cell>
            </table:table-row>
            <table:table-row>
              <table:table-cell office:value-type="string">
                <text:p>feat SpectralRolloff STD</text:p>
                <draw:g>
                  <svg:desc>'order by UPPER filter'.B36:'order by UPPER filter'.B36</svg:desc>
                </draw:g>
              </table:table-cell>
              <table:table-cell office:value-type="float" office:value="0.3219">
                <text:p>0.3219</text:p>
                <draw:g>
                  <svg:desc>'order by UPPER filter'.C36:'order by UPPER filter'.AA36</svg:desc>
                </draw:g>
              </table:table-cell>
              <table:table-cell office:value-type="float" office:value="0.3237">
                <text:p>0.3237</text:p>
              </table:table-cell>
              <table:table-cell office:value-type="float" office:value="0.3219">
                <text:p>0.3219</text:p>
              </table:table-cell>
              <table:table-cell office:value-type="float" office:value="0.3219">
                <text:p>0.3219</text:p>
              </table:table-cell>
              <table:table-cell office:value-type="float" office:value="0.3201">
                <text:p>0.3201</text:p>
              </table:table-cell>
              <table:table-cell office:value-type="float" office:value="0.3201">
                <text:p>0.3201</text:p>
              </table:table-cell>
              <table:table-cell office:value-type="float" office:value="0.3219">
                <text:p>0.3219</text:p>
              </table:table-cell>
              <table:table-cell office:value-type="float" office:value="0.3219">
                <text:p>0.3219</text:p>
              </table:table-cell>
              <table:table-cell office:value-type="float" office:value="0.3201">
                <text:p>0.3201</text:p>
              </table:table-cell>
              <table:table-cell office:value-type="float" office:value="0.3183">
                <text:p>0.3183</text:p>
              </table:table-cell>
              <table:table-cell office:value-type="float" office:value="0.3219">
                <text:p>0.3219</text:p>
              </table:table-cell>
              <table:table-cell office:value-type="float" office:value="0.3183">
                <text:p>0.3183</text:p>
              </table:table-cell>
              <table:table-cell office:value-type="float" office:value="0.3219">
                <text:p>0.3219</text:p>
              </table:table-cell>
              <table:table-cell office:value-type="float" office:value="0.3219">
                <text:p>0.3219</text:p>
              </table:table-cell>
              <table:table-cell office:value-type="float" office:value="0.3219">
                <text:p>0.3219</text:p>
              </table:table-cell>
              <table:table-cell office:value-type="float" office:value="0.3201">
                <text:p>0.3201</text:p>
              </table:table-cell>
              <table:table-cell office:value-type="float" office:value="0.323741007194245">
                <text:p>0.323741007194245</text:p>
              </table:table-cell>
              <table:table-cell office:value-type="float" office:value="0.321942446043165">
                <text:p>0.321942446043165</text:p>
              </table:table-cell>
              <table:table-cell office:value-type="float" office:value="0.323741007194245">
                <text:p>0.323741007194245</text:p>
              </table:table-cell>
              <table:table-cell office:value-type="float" office:value="0.320143884892086">
                <text:p>0.320143884892086</text:p>
              </table:table-cell>
              <table:table-cell office:value-type="float" office:value="0.321942446043165">
                <text:p>0.321942446043165</text:p>
              </table:table-cell>
              <table:table-cell office:value-type="float" office:value="0.320143884892086">
                <text:p>0.320143884892086</text:p>
              </table:table-cell>
              <table:table-cell office:value-type="float" office:value="0.325539568345324">
                <text:p>0.325539568345324</text:p>
              </table:table-cell>
              <table:table-cell office:value-type="float" office:value="0.325539568345324">
                <text:p>0.325539568345324</text:p>
              </table:table-cell>
              <table:table-cell office:value-type="float" office:value="0.329136690647482">
                <text:p>0.329136690647482</text:p>
              </table:table-cell>
            </table:table-row>
            <table:table-row>
              <table:table-cell office:value-type="string">
                <text:p>feat SpectralSpread STD</text:p>
                <draw:g>
                  <svg:desc>'order by UPPER filter'.B37:'order by UPPER filter'.B37</svg:desc>
                </draw:g>
              </table:table-cell>
              <table:table-cell office:value-type="float" office:value="0.4514">
                <text:p>0.4514</text:p>
                <draw:g>
                  <svg:desc>'order by UPPER filter'.C37:'order by UPPER filter'.AA37</svg:desc>
                </draw:g>
              </table:table-cell>
              <table:table-cell office:value-type="float" office:value="0.4532">
                <text:p>0.4532</text:p>
              </table:table-cell>
              <table:table-cell office:value-type="float" office:value="0.4532">
                <text:p>0.4532</text:p>
              </table:table-cell>
              <table:table-cell office:value-type="float" office:value="0.4532">
                <text:p>0.4532</text:p>
              </table:table-cell>
              <table:table-cell office:value-type="float" office:value="0.4532">
                <text:p>0.4532</text:p>
              </table:table-cell>
              <table:table-cell office:value-type="float" office:value="0.455">
                <text:p>0.455</text:p>
              </table:table-cell>
              <table:table-cell office:value-type="float" office:value="0.4514">
                <text:p>0.4514</text:p>
              </table:table-cell>
              <table:table-cell office:value-type="float" office:value="0.4532">
                <text:p>0.4532</text:p>
              </table:table-cell>
              <table:table-cell office:value-type="float" office:value="0.4532">
                <text:p>0.4532</text:p>
              </table:table-cell>
              <table:table-cell office:value-type="float" office:value="0.455">
                <text:p>0.455</text:p>
              </table:table-cell>
              <table:table-cell office:value-type="float" office:value="0.455">
                <text:p>0.455</text:p>
              </table:table-cell>
              <table:table-cell office:value-type="float" office:value="0.455">
                <text:p>0.455</text:p>
              </table:table-cell>
              <table:table-cell office:value-type="float" office:value="0.4532">
                <text:p>0.4532</text:p>
              </table:table-cell>
              <table:table-cell office:value-type="float" office:value="0.455">
                <text:p>0.455</text:p>
              </table:table-cell>
              <table:table-cell office:value-type="float" office:value="0.4568">
                <text:p>0.4568</text:p>
              </table:table-cell>
              <table:table-cell office:value-type="float" office:value="0.4568">
                <text:p>0.4568</text:p>
              </table:table-cell>
              <table:table-cell office:value-type="float" office:value="0.45863309352518">
                <text:p>0.45863309352518</text:p>
              </table:table-cell>
              <table:table-cell office:value-type="float" office:value="0.45863309352518">
                <text:p>0.45863309352518</text:p>
              </table:table-cell>
              <table:table-cell office:value-type="float" office:value="0.45863309352518">
                <text:p>0.45863309352518</text:p>
              </table:table-cell>
              <table:table-cell office:value-type="float" office:value="0.451438848920863">
                <text:p>0.451438848920863</text:p>
              </table:table-cell>
              <table:table-cell office:value-type="float" office:value="0.449640287769784">
                <text:p>0.449640287769784</text:p>
              </table:table-cell>
              <table:table-cell office:value-type="float" office:value="0.453237410071942">
                <text:p>0.453237410071942</text:p>
              </table:table-cell>
              <table:table-cell office:value-type="float" office:value="0.451438848920863">
                <text:p>0.451438848920863</text:p>
              </table:table-cell>
              <table:table-cell office:value-type="float" office:value="0.453237410071942">
                <text:p>0.453237410071942</text:p>
              </table:table-cell>
              <table:table-cell office:value-type="float" office:value="0.453237410071942">
                <text:p>0.453237410071942</text:p>
              </table:table-cell>
            </table:table-row>
            <table:table-row>
              <table:table-cell office:value-type="string">
                <text:p>feat SpectralTonalPowerRatio STD</text:p>
                <draw:g>
                  <svg:desc>'order by UPPER filter'.B38:'order by UPPER filter'.B38</svg:desc>
                </draw:g>
              </table:table-cell>
              <table:table-cell office:value-type="float" office:value="0.5719">
                <text:p>0.5719</text:p>
                <draw:g>
                  <svg:desc>'order by UPPER filter'.C38:'order by UPPER filter'.AA38</svg:desc>
                </draw:g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5539568345324">
                <text:p>0.575539568345324</text:p>
              </table:table-cell>
              <table:table-cell office:value-type="float" office:value="0.575539568345324">
                <text:p>0.575539568345324</text:p>
              </table:table-cell>
              <table:table-cell office:value-type="float" office:value="0.575539568345324">
                <text:p>0.575539568345324</text:p>
              </table:table-cell>
              <table:table-cell office:value-type="float" office:value="0.566546762589928">
                <text:p>0.566546762589928</text:p>
              </table:table-cell>
              <table:table-cell office:value-type="float" office:value="0.566546762589928">
                <text:p>0.566546762589928</text:p>
              </table:table-cell>
              <table:table-cell office:value-type="float" office:value="0.566546762589928">
                <text:p>0.566546762589928</text:p>
              </table:table-cell>
              <table:table-cell office:value-type="float" office:value="0.555755395683453">
                <text:p>0.555755395683453</text:p>
              </table:table-cell>
              <table:table-cell office:value-type="float" office:value="0.555755395683453">
                <text:p>0.555755395683453</text:p>
              </table:table-cell>
              <table:table-cell office:value-type="float" office:value="0.555755395683453">
                <text:p>0.555755395683453</text:p>
              </table:table-cell>
            </table:table-row>
            <table:table-row>
              <table:table-cell office:value-type="string">
                <text:p>feat TimeZeroCrossingRate STD</text:p>
                <draw:g>
                  <svg:desc>'order by UPPER filter'.B39:'order by UPPER filter'.B39</svg:desc>
                </draw:g>
              </table:table-cell>
              <table:table-cell office:value-type="float" office:value="0.3975">
                <text:p>0.3975</text:p>
                <draw:g>
                  <svg:desc>'order by UPPER filter'.C39:'order by UPPER filter'.AA39</svg:desc>
                </draw:g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482014388489">
                <text:p>0.397482014388489</text:p>
              </table:table-cell>
              <table:table-cell office:value-type="float" office:value="0.397482014388489">
                <text:p>0.397482014388489</text:p>
              </table:table-cell>
              <table:table-cell office:value-type="float" office:value="0.397482014388489">
                <text:p>0.397482014388489</text:p>
              </table:table-cell>
              <table:table-cell office:value-type="float" office:value="0.397482014388489">
                <text:p>0.397482014388489</text:p>
              </table:table-cell>
              <table:table-cell office:value-type="float" office:value="0.397482014388489">
                <text:p>0.397482014388489</text:p>
              </table:table-cell>
              <table:table-cell office:value-type="float" office:value="0.397482014388489">
                <text:p>0.397482014388489</text:p>
              </table:table-cell>
              <table:table-cell office:value-type="float" office:value="0.397482014388489">
                <text:p>0.397482014388489</text:p>
              </table:table-cell>
              <table:table-cell office:value-type="float" office:value="0.397482014388489">
                <text:p>0.397482014388489</text:p>
              </table:table-cell>
              <table:table-cell office:value-type="float" office:value="0.397482014388489">
                <text:p>0.397482014388489</text:p>
              </table:table-cell>
            </table:table-row>
            <table:table-row>
              <table:table-cell office:value-type="string">
                <text:p>feat TimeAcfCoeff STD</text:p>
                <draw:g>
                  <svg:desc>'order by UPPER filter'.B40:'order by UPPER filter'.B40</svg:desc>
                </draw:g>
              </table:table-cell>
              <table:table-cell office:value-type="float" office:value="0.5629">
                <text:p>0.5629</text:p>
                <draw:g>
                  <svg:desc>'order by UPPER filter'.C40:'order by UPPER filter'.AA40</svg:desc>
                </draw:g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4964028777">
                <text:p>0.56294964028777</text:p>
              </table:table-cell>
              <table:table-cell office:value-type="float" office:value="0.56294964028777">
                <text:p>0.56294964028777</text:p>
              </table:table-cell>
              <table:table-cell office:value-type="float" office:value="0.56294964028777">
                <text:p>0.56294964028777</text:p>
              </table:table-cell>
              <table:table-cell office:value-type="float" office:value="0.56294964028777">
                <text:p>0.56294964028777</text:p>
              </table:table-cell>
              <table:table-cell office:value-type="float" office:value="0.56294964028777">
                <text:p>0.56294964028777</text:p>
              </table:table-cell>
              <table:table-cell office:value-type="float" office:value="0.56294964028777">
                <text:p>0.56294964028777</text:p>
              </table:table-cell>
              <table:table-cell office:value-type="float" office:value="0.56294964028777">
                <text:p>0.56294964028777</text:p>
              </table:table-cell>
              <table:table-cell office:value-type="float" office:value="0.56294964028777">
                <text:p>0.56294964028777</text:p>
              </table:table-cell>
              <table:table-cell office:value-type="float" office:value="0.56294964028777">
                <text:p>0.56294964028777</text:p>
              </table:table-cell>
            </table:table-row>
            <table:table-row>
              <table:table-cell office:value-type="string">
                <text:p>feat TimeMaxAcf STD</text:p>
                <draw:g>
                  <svg:desc>'order by UPPER filter'.B41:'order by UPPER filter'.B41</svg:desc>
                </draw:g>
              </table:table-cell>
              <table:table-cell office:value-type="float" office:value="0.6439">
                <text:p>0.6439</text:p>
                <draw:g>
                  <svg:desc>'order by UPPER filter'.C41:'order by UPPER filter'.AA41</svg:desc>
                </draw:g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884892086331">
                <text:p>0.643884892086331</text:p>
              </table:table-cell>
              <table:table-cell office:value-type="float" office:value="0.643884892086331">
                <text:p>0.643884892086331</text:p>
              </table:table-cell>
              <table:table-cell office:value-type="float" office:value="0.643884892086331">
                <text:p>0.643884892086331</text:p>
              </table:table-cell>
              <table:table-cell office:value-type="float" office:value="0.643884892086331">
                <text:p>0.643884892086331</text:p>
              </table:table-cell>
              <table:table-cell office:value-type="float" office:value="0.643884892086331">
                <text:p>0.643884892086331</text:p>
              </table:table-cell>
              <table:table-cell office:value-type="float" office:value="0.643884892086331">
                <text:p>0.643884892086331</text:p>
              </table:table-cell>
              <table:table-cell office:value-type="float" office:value="0.643884892086331">
                <text:p>0.643884892086331</text:p>
              </table:table-cell>
              <table:table-cell office:value-type="float" office:value="0.643884892086331">
                <text:p>0.643884892086331</text:p>
              </table:table-cell>
              <table:table-cell office:value-type="float" office:value="0.643884892086331">
                <text:p>0.6438848920863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